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24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72in"/>
    </style:style>
    <style:style style:name="co4" style:family="table-column">
      <style:table-column-properties fo:break-before="auto" style:column-width="1.2583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0.2602in"/>
    </style:style>
    <style:style style:name="co7" style:family="table-column">
      <style:table-column-properties fo:break-before="auto" style:column-width="1.7882in"/>
    </style:style>
    <style:style style:name="co8" style:family="table-column">
      <style:table-column-properties fo:break-before="auto" style:column-width="1.1201in"/>
    </style:style>
    <style:style style:name="co9" style:family="table-column">
      <style:table-column-properties fo:break-before="auto" style:column-width="0.8827in"/>
    </style:style>
    <style:style style:name="co10" style:family="table-column">
      <style:table-column-properties fo:break-before="auto" style:column-width="1.2744in"/>
    </style:style>
    <style:style style:name="co11" style:family="table-column">
      <style:table-column-properties fo:break-before="auto" style:column-width="1.77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1882in" fo:break-before="auto" style:use-optimal-row-height="true"/>
    </style:style>
    <style:style style:name="ro5" style:family="table-row">
      <style:table-row-properties style:row-height="0.24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59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6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fo:font-style="italic" style:font-style-asian="italic" style:font-style-complex="italic"/>
    </style:style>
    <style:style style:name="ce65" style:family="table-cell" style:parent-style-name="Default" style:data-style-name="N3"/>
    <style:style style:name="ce82" style:family="table-cell" style:parent-style-name="Default" style:data-style-name="N152"/>
    <style:style style:name="ce68" style:family="table-cell" style:parent-style-name="Default" style:data-style-name="N2"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154">
      <style:text-properties fo:font-size="13pt" fo:font-weight="bold" style:font-size-asian="13pt" style:font-weight-asian="bold" style:font-size-complex="13pt" style:font-weight-complex="bold"/>
    </style:style>
    <style:style style:name="ce96" style:family="table-cell" style:parent-style-name="Default" style:data-style-name="N152"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 style:data-style-name="N2">
      <style:text-properties fo:font-size="13pt" fo:font-weight="bold" style:font-size-asian="13pt" style:font-weight-asian="bold" style:font-size-complex="13pt" style:font-weight-complex="bold"/>
    </style:style>
    <style:style style:name="ce105" style:family="table-cell" style:parent-style-name="Default" style:data-style-name="N153">
      <style:text-properties fo:font-size="13pt" fo:font-weight="bold" style:font-size-asian="13pt" style:font-weight-asian="bold" style:font-size-complex="13pt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in"/>
      <style:text-properties style:text-line-through-style="solid" style:text-line-through-type="single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9" style:family="table-cell" style:parent-style-name="Default" style:data-style-name="N3">
      <style:text-properties fo:font-style="italic" style:font-style-asian="italic" style:font-style-complex="italic"/>
    </style:style>
    <style:style style:name="ce12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2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ext-properties style:text-line-through-style="solid" style:text-line-through-type="single"/>
    </style:style>
    <style:style style:name="ce123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25" style:family="table-cell" style:parent-style-name="Default" style:data-style-name="N167"/>
    <style:style style:name="ce126" style:family="table-cell" style:parent-style-name="Default" style:data-style-name="N3">
      <style:table-cell-properties fo:background-color="#ccffcc"/>
    </style:style>
    <style:style style:name="ce127" style:family="table-cell" style:parent-style-name="Default" style:data-style-name="N170"/>
    <style:style style:name="ce42" style:family="table-cell" style:parent-style-name="Default" style:data-style-name="N151">
      <style:text-properties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3pt" style:font-size-asian="13pt" style:font-size-complex="13pt"/>
    </style:style>
    <style:style style:name="ce38" style:family="table-cell" style:parent-style-name="Default" style:data-style-name="N169">
      <style:table-cell-properties fo:background-color="#eeeeee" style:text-align-source="fix" style:repeat-content="false"/>
      <style:paragraph-properties fo:text-align="start" fo:margin-left="0in"/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fo:font-style="italic" style:font-size-asian="8pt" style:font-style-asian="italic" style:font-size-complex="8pt" style:font-style-complex="italic"/>
    </style:style>
    <style:style style:name="ce40" style:family="table-cell" style:parent-style-name="Default" style:data-style-name="N151">
      <style:table-cell-properties style:text-align-source="fix" style:repeat-content="false"/>
      <style:paragraph-properties fo:text-align="start" fo:margin-left="0in"/>
      <style:text-properties fo:font-size="13pt" style:font-size-asian="13pt" style:font-size-complex="13pt"/>
    </style:style>
    <style:style style:name="ce41" style:family="table-cell" style:parent-style-name="Default" style:data-style-name="N3">
      <style:table-cell-properties fo:background-color="#eeeeee" style:text-align-source="fix" style:repeat-content="false"/>
      <style:paragraph-properties fo:text-align="start" fo:margin-left="0in"/>
      <style:text-properties fo:font-size="13pt" style:font-size-asian="13pt" style:font-size-complex="13pt"/>
    </style:style>
    <style:style style:name="ce43" style:family="table-cell" style:parent-style-name="Default" style:data-style-name="N167">
      <style:table-cell-properties style:text-align-source="fix" style:repeat-content="false"/>
      <style:paragraph-properties fo:text-align="start" fo:margin-left="0in"/>
      <style:text-properties fo:font-size="8pt" fo:font-style="italic" style:font-size-asian="8pt" style:font-style-asian="italic" style:font-size-complex="8pt" style:font-style-complex="italic"/>
    </style:style>
    <style:style style:name="ce10" style:family="table-cell" style:parent-style-name="Default" style:data-style-name="N3">
      <style:text-properties fo:font-size="13pt" style:font-size-asian="13pt" style:font-size-complex="13pt"/>
    </style:style>
    <style:style style:name="ce49" style:family="table-cell" style:parent-style-name="Default" style:data-style-name="N167">
      <style:text-properties fo:font-size="8pt" fo:font-style="italic" style:font-size-asian="8pt" style:font-style-asian="italic" style:font-size-complex="8pt" style:font-style-complex="italic"/>
    </style:style>
    <style:style style:name="ce51" style:family="table-cell" style:parent-style-name="Default" style:data-style-name="N3">
      <style:table-cell-properties fo:background-color="#eeeeee"/>
      <style:text-properties fo:font-size="13pt" style:font-size-asian="13pt" style:font-size-complex="13pt"/>
    </style:style>
    <style:style style:name="ce16" style:family="table-cell" style:parent-style-name="Default" style:data-style-name="N3">
      <style:text-properties fo:font-size="13pt" fo:font-style="italic" style:font-size-asian="13pt" style:font-style-asian="italic" style:font-size-complex="13pt" style:font-style-complex="italic"/>
    </style:style>
    <style:style style:name="ce74" style:family="table-cell" style:parent-style-name="Default" style:data-style-name="N3">
      <style:text-properties fo:font-size="8pt" fo:font-style="italic" style:font-size-asian="8pt" style:font-style-asian="italic" style:font-size-complex="8pt" style:font-style-complex="italic"/>
    </style:style>
    <style:style style:name="ce71" style:family="table-cell" style:parent-style-name="Default" style:data-style-name="N130"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 style:data-style-name="N154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 style:data-style-name="N3">
      <style:text-properties fo:font-size="13pt" fo:font-weight="bold" style:font-size-asian="13pt" style:font-weight-asian="bold" style:font-size-complex="13pt" style:font-weight-complex="bold"/>
    </style:style>
    <style:style style:name="ce113" style:family="table-cell" style:parent-style-name="Default" style:data-style-name="N130">
      <style:text-properties fo:font-size="13pt" style:font-size-asian="13pt" style:font-size-complex="13pt"/>
    </style:style>
    <style:style style:name="ce114" style:family="table-cell" style:parent-style-name="Default" style:data-style-name="N130">
      <style:text-properties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 style:data-style-name="N165"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 style:data-style-name="N3">
      <style:text-properties fo:font-size="13pt" fo:font-weight="normal" style:font-size-asian="13pt" style:font-weight-asian="normal" style:font-size-complex="13pt" style:font-weight-complex="normal"/>
    </style:style>
    <style:style style:name="ce69" style:family="table-cell" style:parent-style-name="Default" style:data-style-name="N167">
      <style:text-properties fo:font-size="13pt" style:font-size-asian="13pt" style:font-size-complex="13pt"/>
    </style:style>
    <style:style style:name="ce70" style:family="table-cell" style:parent-style-name="Default" style:data-style-name="N167">
      <style:text-properties fo:font-size="13pt" fo:font-style="italic" style:font-size-asian="13pt" style:font-style-asian="italic" style:font-size-complex="13pt" style:font-style-complex="italic"/>
    </style:style>
    <style:style style:name="ce118" style:family="table-cell" style:parent-style-name="Default" style:data-style-name="N130">
      <style:text-properties fo:font-size="13pt" fo:font-style="italic" style:font-size-asian="13pt" style:font-style-asian="italic" style:font-size-complex="13pt" style:font-style-complex="italic"/>
    </style:style>
    <style:style style:name="ce73" style:family="table-cell" style:parent-style-name="Default" style:data-style-name="N165">
      <style:text-properties fo:font-size="13pt" fo:font-style="italic" style:font-size-asian="13pt" style:font-style-asian="italic" style:font-size-complex="13pt" style:font-style-complex="italic"/>
    </style:style>
    <style:style style:name="ce97" style:family="table-cell" style:parent-style-name="Default" style:data-style-name="N172">
      <style:table-cell-properties style:text-align-source="fix" style:repeat-content="false"/>
      <style:paragraph-properties fo:text-align="end" fo:margin-left="0in"/>
    </style:style>
    <style:style style:name="ce98" style:family="table-cell" style:parent-style-name="Default" style:data-style-name="N169">
      <style:table-cell-properties style:text-align-source="fix" style:repeat-content="false"/>
      <style:paragraph-properties fo:text-align="end" fo:margin-left="0in"/>
      <style:text-properties fo:font-size="11pt" style:font-size-asian="11pt" style:font-size-complex="11pt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01" style:family="table-cell" style:parent-style-name="Default" style:data-style-name="N151">
      <style:table-cell-properties style:text-align-source="fix" style:repeat-content="false"/>
      <style:paragraph-properties fo:text-align="end" fo:margin-left="0in"/>
      <style:text-properties fo:font-size="11pt" style:font-size-asian="11pt" style:font-size-complex="11pt"/>
    </style:style>
    <style:style style:name="ce102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ize="11pt" style:font-size-asian="11pt" style:font-size-complex="11pt"/>
    </style:style>
    <style:style style:name="ce103" style:family="table-cell" style:parent-style-name="Default" style:data-style-name="N167">
      <style:table-cell-properties style:text-align-source="fix" style:repeat-content="fals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8" style:family="table-cell" style:parent-style-name="Default" style:data-style-name="N3">
      <style:text-properties fo:font-size="11pt" style:font-size-asian="11pt" style:font-size-complex="11pt"/>
    </style:style>
    <style:style style:name="ce24" style:family="table-cell" style:parent-style-name="Default" style:data-style-name="N3">
      <style:text-properties fo:font-size="11pt" fo:font-style="italic" style:font-size-asian="11pt" style:font-style-asian="italic" style:font-size-complex="11pt" style:font-style-complex="italic"/>
    </style:style>
    <style:style style:name="ce164" style:family="table-cell" style:parent-style-name="Default" style:data-style-name="N130">
      <style:text-properties fo:font-size="11pt" fo:font-weight="normal" style:font-size-asian="11pt" style:font-weight-asian="normal" style:font-size-complex="11pt" style:font-weight-complex="normal"/>
    </style:style>
    <style:style style:name="ce63" style:family="table-cell" style:parent-style-name="Default" style:data-style-name="N3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9" style:family="table-cell" style:parent-style-name="Default" style:data-style-name="N130">
      <style:text-properties fo:font-size="11pt" style:font-size-asian="11pt" style:font-size-complex="11pt"/>
    </style:style>
    <style:style style:name="ce130" style:family="table-cell" style:parent-style-name="Default" style:data-style-name="N130"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165"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3">
      <style:text-properties fo:font-size="11pt" fo:font-weight="normal" style:font-size-asian="11pt" style:font-weight-asian="normal" style:font-size-complex="11pt" style:font-weight-complex="normal"/>
    </style:style>
    <style:style style:name="ce85" style:family="table-cell" style:parent-style-name="Default" style:data-style-name="N167">
      <style:text-properties fo:font-size="11pt" style:font-size-asian="11pt" style:font-size-complex="11pt"/>
    </style:style>
    <style:style style:name="ce86" style:family="table-cell" style:parent-style-name="Default" style:data-style-name="N167">
      <style:text-properties fo:font-size="11pt" fo:font-style="italic" style:font-size-asian="11pt" style:font-style-asian="italic" style:font-size-complex="11pt" style:font-style-complex="italic"/>
    </style:style>
    <style:style style:name="ce136" style:family="table-cell" style:parent-style-name="Default" style:data-style-name="N130">
      <style:text-properties fo:font-size="11pt" fo:font-style="italic" style:font-size-asian="11pt" style:font-style-asian="italic" style:font-size-complex="11pt" style:font-style-complex="italic"/>
    </style:style>
    <style:style style:name="ce89" style:family="table-cell" style:parent-style-name="Default" style:data-style-name="N167">
      <style:text-properties fo:font-style="italic" style:font-style-asian="italic" style:font-style-complex="italic"/>
    </style:style>
    <style:style style:name="ce90" style:family="table-cell" style:parent-style-name="Default" style:data-style-name="N165">
      <style:text-properties fo:font-size="11pt" fo:font-style="italic" style:font-size-asian="11pt" style:font-style-asian="italic" style:font-size-complex="11pt" style:font-style-complex="italic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92" style:family="table-cell" style:parent-style-name="Default" style:data-style-name="N16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31" style:family="table-cell" style:parent-style-name="Default" style:data-style-name="N167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132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149" style:family="table-cell" style:parent-style-name="Default" style:data-style-name="N130"/>
    <style:style style:name="ce64" style:family="table-cell" style:parent-style-name="Default" style:data-style-name="N154">
      <style:text-properties fo:font-size="10pt" fo:font-style="italic" style:font-size-asian="10pt" style:font-style-asian="italic" style:font-size-complex="10pt" style:font-style-complex="italic"/>
    </style:style>
    <style:style style:name="ce163" style:family="table-cell" style:parent-style-name="Default" style:data-style-name="N165">
      <style:text-properties fo:font-size="11pt" style:font-size-asian="11pt" style:font-size-complex="11pt"/>
    </style:style>
    <style:style style:name="ce77" style:family="table-cell" style:parent-style-name="Default" style:data-style-name="N165"/>
    <style:style style:name="ce99" style:family="table-cell" style:parent-style-name="Default" style:data-style-name="N165">
      <style:text-properties fo:font-style="italic" style:font-style-asian="italic" style:font-style-complex="italic"/>
    </style:style>
    <style:style style:name="ce16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style:font-size-asian="11pt" style:font-size-complex="11pt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style:font-size-asian="11pt" style:font-style-asian="italic" style:font-size-complex="11pt" style:font-style-complex="italic"/>
    </style:style>
    <style:style style:name="ce139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1" style:family="table-cell" style:parent-style-name="Default" style:data-style-name="N167">
      <style:table-cell-properties style:text-align-source="fix" style:repeat-content="false"/>
      <style:paragraph-properties fo:text-align="end" fo:margin-left="0in"/>
      <style:text-properties fo:font-size="11pt" fo:font-style="italic" style:font-size-asian="11pt" style:font-style-asian="italic" style:font-size-complex="11pt" style:font-style-complex="italic"/>
    </style:style>
    <style:style style:name="ce172" style:family="table-cell" style:parent-style-name="Default" style:data-style-name="N154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0" style:family="table-cell" style:parent-style-name="Default" style:data-style-name="N3">
      <style:text-properties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2" style:family="table-cell" style:parent-style-name="Untitled1">
      <style:text-properties fo:font-size="11pt" style:font-size-asian="11pt" style:font-size-complex="11pt"/>
    </style:style>
    <style:style style:name="ce80" style:family="table-cell" style:parent-style-name="Default" style:data-style-name="N3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41" style:family="table-cell" style:parent-style-name="Default" style:data-style-name="N3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78" style:family="table-cell" style:parent-style-name="Default" style:data-style-name="N130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22" style:family="table-cell" style:parent-style-name="Default" style:data-style-name="N154">
      <style:text-properties fo:font-size="11pt" style:font-size-asian="11pt" style:font-size-complex="11pt"/>
    </style:style>
    <style:style style:name="ce23" style:family="table-cell" style:parent-style-name="Default" style:data-style-name="N154">
      <style:text-properties fo:font-size="11pt" fo:font-style="italic" style:font-size-asian="11pt" style:font-style-asian="italic" style:font-size-complex="11pt" style:font-style-complex="italic"/>
    </style:style>
    <style:style style:name="ce145" style:family="table-cell" style:parent-style-name="Default" style:data-style-name="N167">
      <style:table-cell-properties fo:border-bottom="none" fo:background-color="#b2b2b2" fo:border-left="0.74pt solid #000000" fo:border-right="none" fo:border-top="0.74pt solid #000000"/>
      <style:text-properties fo:font-size="11pt" fo:font-style="normal" style:font-size-asian="11pt" style:font-style-asian="normal" style:font-size-complex="11pt" style:font-style-complex="normal"/>
    </style:style>
    <style:style style:name="ce146" style:family="table-cell" style:parent-style-name="Default" style:data-style-name="N167">
      <style:table-cell-properties fo:border-bottom="none" fo:background-color="#dddddd" fo:border-left="0.74pt solid #000000" fo:border-right="none" fo:border-top="none"/>
      <style:text-properties fo:font-style="normal" style:font-style-asian="normal" style:font-style-complex="normal"/>
    </style:style>
    <style:style style:name="ce109" style:family="table-cell" style:parent-style-name="Default" style:data-style-name="N167">
      <style:table-cell-properties fo:border-bottom="none" fo:background-color="#b2b2b2" fo:border-left="0.74pt solid #000000" fo:border-right="none" fo:border-top="none"/>
      <style:text-properties fo:font-size="11pt" fo:font-style="normal" style:font-size-asian="11pt" style:font-style-asian="normal" style:font-size-complex="11pt" style:font-style-complex="normal"/>
    </style:style>
    <style:style style:name="ce108" style:family="table-cell" style:parent-style-name="Default" style:data-style-name="N167">
      <style:table-cell-properties fo:border-bottom="none" fo:background-color="#dddddd" fo:border-left="0.74pt solid #000000" fo:border-right="none" fo:border-top="none"/>
      <style:text-properties fo:font-size="11pt" fo:font-style="normal" style:font-size-asian="11pt" style:font-style-asian="normal" style:font-size-complex="11pt" style:font-style-complex="normal"/>
    </style:style>
    <style:style style:name="ce110" style:family="table-cell" style:parent-style-name="Default" style:data-style-name="N167">
      <style:table-cell-properties fo:border-bottom="0.74pt solid #000000" fo:background-color="#dddddd" fo:border-left="0.74pt solid #000000" fo:border-right="none" fo:border-top="none"/>
      <style:text-properties fo:font-size="11pt" fo:font-style="normal" style:font-size-asian="11pt" style:font-style-asian="normal" style:font-size-complex="11pt" style:font-style-complex="normal"/>
    </style:style>
    <style:style style:name="ce150" style:family="table-cell" style:parent-style-name="Default" style:data-style-name="N10">
      <style:table-cell-properties fo:border-bottom="none" fo:background-color="#b2b2b2" fo:border-left="none" fo:border-right="0.74pt solid #000000" fo:border-top="0.74pt solid #000000"/>
      <style:text-properties fo:font-size="11pt" fo:font-style="normal" style:font-size-asian="11pt" style:font-style-asian="normal" style:font-size-complex="11pt" style:font-style-complex="normal"/>
    </style:style>
    <style:style style:name="ce151" style:family="table-cell" style:parent-style-name="Default" style:data-style-name="N10">
      <style:table-cell-properties fo:border-bottom="none" fo:background-color="#dddddd" fo:border-left="none" fo:border-right="0.74pt solid #000000" fo:border-top="none"/>
      <style:text-properties fo:font-style="normal" style:font-style-asian="normal" style:font-style-complex="normal"/>
    </style:style>
    <style:style style:name="ce153" style:family="table-cell" style:parent-style-name="Default" style:data-style-name="N10">
      <style:table-cell-properties fo:border-bottom="none" fo:background-color="#b2b2b2" fo:border-left="none" fo:border-right="0.74pt solid #000000" fo:border-top="none"/>
      <style:text-properties fo:font-size="11pt" fo:font-style="normal" style:font-size-asian="11pt" style:font-style-asian="normal" style:font-size-complex="11pt" style:font-style-complex="normal"/>
    </style:style>
    <style:style style:name="ce154" style:family="table-cell" style:parent-style-name="Default" style:data-style-name="N3">
      <style:table-cell-properties fo:border-bottom="none" fo:background-color="#dddddd" fo:border-left="none" fo:border-right="0.74pt solid #000000" fo:border-top="none"/>
      <style:text-properties fo:font-size="11pt" fo:font-style="normal" style:font-size-asian="11pt" style:font-style-asian="normal" style:font-size-complex="11pt" style:font-style-complex="normal"/>
    </style:style>
    <style:style style:name="ce155" style:family="table-cell" style:parent-style-name="Default" style:data-style-name="N3">
      <style:table-cell-properties fo:border-bottom="none" fo:background-color="#b2b2b2" fo:border-left="none" fo:border-right="0.74pt solid #000000" fo:border-top="non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6" style:family="table-cell" style:parent-style-name="Default" style:data-style-name="N10">
      <style:table-cell-properties fo:border-bottom="0.74pt solid #000000" fo:background-color="#dddddd" fo:border-left="none" fo:border-right="0.74pt solid #000000" fo:border-top="non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36" style:family="table-cell" style:parent-style-name="Default" style:data-style-name="N162"/>
    <style:style style:name="ce23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b4b4b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b4b4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4b4b4b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0" style:family="table-cell" style:parent-style-name="Default" style:data-style-name="N13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4b4b4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1" style:family="table-cell" style:parent-style-name="Default" style:data-style-name="N13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b4b4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gr2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6" style:family="text">
      <style:text-properties style:text-position="super 58%"/>
    </style:style>
    <style:style style:name="T7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column table:style-name="co6" table:default-cell-style-name="Default"/>
        <table:table-column table:style-name="co2" table:default-cell-style-name="Default"/>
        <table:table-column table:style-name="co2" table:number-columns-repeated="16366"/>
        <table:table-row table:style-name="ro1">
          <table:table-cell table:number-columns-repeated="18"/>
          <table:table-cell table:style-name="Default" table:number-columns-repeated="16366"/>
        </table:table-row>
        <table:table-row table:style-name="ro1">
          <table:table-cell table:number-columns-repeated="3"/>
          <table:table-cell office:value-type="string" calcext:value-type="string">
            <text:p>Price</text:p>
          </table:table-cell>
          <table:table-cell table:style-name="ce65" office:value-type="float" office:value="70" calcext:value-type="float">
            <text:p>70</text:p>
          </table:table-cell>
          <table:table-cell table:number-columns-repeated="13"/>
          <table:table-cell table:style-name="Default" table:number-columns-repeated="16366"/>
        </table:table-row>
        <table:table-row table:style-name="ro1">
          <table:table-cell table:number-columns-repeated="3"/>
          <table:table-cell office:value-type="string" calcext:value-type="string">
            <text:p>Share</text:p>
          </table:table-cell>
          <table:table-cell table:style-name="ce65" office:value-type="float" office:value="2124" calcext:value-type="float">
            <text:p>2,124</text:p>
          </table:table-cell>
          <table:table-cell table:number-columns-repeated="13"/>
          <table:table-cell table:style-name="Default" table:number-columns-repeated="16366"/>
        </table:table-row>
        <table:table-row table:style-name="ro1">
          <table:table-cell table:number-columns-repeated="3"/>
          <table:table-cell office:value-type="string" calcext:value-type="string">
            <text:p>MC</text:p>
          </table:table-cell>
          <table:table-cell table:style-name="ce65" table:formula="of:=[.E2]*[.E3]" office:value-type="float" office:value="148680" calcext:value-type="float">
            <text:p>148,680</text:p>
          </table:table-cell>
          <table:table-cell table:number-columns-repeated="13"/>
          <table:table-cell table:style-name="Default" table:number-columns-repeated="16366"/>
        </table:table-row>
        <table:table-row table:style-name="ro1">
          <table:table-cell table:number-columns-repeated="3"/>
          <table:table-cell office:value-type="string" calcext:value-type="string">
            <text:p>Cash</text:p>
          </table:table-cell>
          <table:table-cell table:style-name="ce65" table:formula="of:=+9647+527+3827" office:value-type="float" office:value="14001" calcext:value-type="float">
            <text:p>14,001</text:p>
          </table:table-cell>
          <table:table-cell table:number-columns-repeated="13"/>
          <table:table-cell table:style-name="Default" table:number-columns-repeated="16366"/>
        </table:table-row>
        <table:table-row table:style-name="ro1">
          <table:table-cell table:number-columns-repeated="3"/>
          <table:table-cell office:value-type="string" calcext:value-type="string">
            <text:p>Debt</text:p>
          </table:table-cell>
          <table:table-cell table:style-name="ce65" table:formula="of:=+1559+10521" office:value-type="float" office:value="12080" calcext:value-type="float">
            <text:p>12,080</text:p>
          </table:table-cell>
          <table:table-cell table:number-columns-repeated="13"/>
          <table:table-cell table:style-name="Default" table:number-columns-repeated="16366"/>
        </table:table-row>
        <table:table-row table:style-name="ro1">
          <table:table-cell table:number-columns-repeated="3"/>
          <table:table-cell office:value-type="string" calcext:value-type="string">
            <text:p>EV</text:p>
          </table:table-cell>
          <table:table-cell table:style-name="ce126" table:formula="of:=[.E4]-[.E5]+[.E6]" office:value-type="float" office:value="146759" calcext:value-type="float">
            <text:p>146,759</text:p>
          </table:table-cell>
          <table:table-cell table:number-columns-repeated="13"/>
          <table:table-cell table:style-name="Default" table:number-columns-repeated="16366"/>
        </table:table-row>
        <table:table-row table:style-name="ro2">
          <table:table-cell table:style-name="ce59" office:value-type="string" calcext:value-type="string">
            <text:p>BETA</text:p>
          </table:table-cell>
          <table:table-cell table:style-name="ce68" office:value-type="float" office:value="1.2" calcext:value-type="float">
            <text:p>1.20</text:p>
          </table:table-cell>
          <table:table-cell table:number-columns-repeated="10"/>
          <table:table-cell table:style-name="ce59" table:number-columns-repeated="16372"/>
        </table:table-row>
        <table:table-row table:style-name="ro2">
          <table:table-cell table:number-columns-repeated="3"/>
          <table:table-cell office:value-type="string" calcext:value-type="string">
            <text:p>EV / Rev</text:p>
          </table:table-cell>
          <table:table-cell table:style-name="ce127" table:formula="of:=+[.E7]/(SUM([$Model.J42:.M42]))" office:value-type="float" office:value="26.3717879604672" calcext:value-type="float">
            <text:p>26x</text:p>
          </table:table-cell>
          <table:table-cell table:number-columns-repeated="7"/>
          <table:table-cell table:style-name="ce59" table:number-columns-repeated="16372"/>
        </table:table-row>
        <table:table-row table:style-name="ro2">
          <table:table-cell table:number-columns-repeated="2"/>
          <table:table-cell table:style-name="ce59"/>
          <table:table-cell table:style-name="ce59" office:value-type="string" calcext:value-type="string">
            <text:p>P/E</text:p>
          </table:table-cell>
          <table:table-cell table:style-name="ce42" table:formula="of:=+[.E2]/[$Model.Z51]" office:value-type="float" office:value="14.6891723863523" calcext:value-type="float">
            <text:p>14.7</text:p>
          </table:table-cell>
          <table:table-cell table:style-name="ce59" table:number-columns-repeated="16379"/>
        </table:table-row>
        <table:table-row table:style-name="ro2">
          <table:table-cell table:style-name="ce59"/>
          <table:table-cell table:style-name="ce68"/>
          <table:table-cell table:style-name="ce59" table:number-columns-repeated="10"/>
          <table:table-cell table:number-columns-repeated="6"/>
          <table:table-cell table:style-name="Default" table:number-columns-repeated="16366"/>
        </table:table-row>
        <table:table-row table:style-name="ro3">
          <table:table-cell table:style-name="ce59"/>
          <table:table-cell table:style-name="ce68"/>
          <table:table-cell table:style-name="ce59" table:number-columns-repeated="10"/>
          <table:table-cell table:style-name="ce60" table:number-columns-repeated="16372"/>
        </table:table-row>
        <table:table-row table:style-name="ro3">
          <table:table-cell table:style-name="ce60" office:value-type="string" calcext:value-type="string">
            <text:p>CAPM</text:p>
          </table:table-cell>
          <table:table-cell table:style-name="ce79" table:formula="of:=0.04+[.B8]*(0.1-0.04)" office:value-type="percentage" office:value="0.112" calcext:value-type="percentage">
            <text:p>11.2%</text:p>
          </table:table-cell>
          <table:table-cell table:number-columns-repeated="10"/>
          <table:table-cell table:style-name="ce60" table:number-columns-repeated="16372"/>
        </table:table-row>
        <table:table-row table:style-name="ro3">
          <table:table-cell table:style-name="ce60" office:value-type="string" calcext:value-type="string">
            <text:p>Incremental Margin TTM</text:p>
          </table:table-cell>
          <table:table-cell table:style-name="ce96" table:formula="of:=(([$Model.M42]+[$Model.L42]+[$Model.K42]+[$Model.J42])-([$Model.I42]+[$Model.H42]+[$Model.G42]+[$Model.F42]))/(([$Model.M34]+[$Model.L34]+[$Model.K34]+[$Model.J34])-([$Model.I34]+[$Model.H34]+[$Model.G34]+[$Model.F34]))" office:value-type="percentage" office:value="0.344072645851474" calcext:value-type="percentage">
            <text:p>34%</text:p>
          </table:table-cell>
          <table:table-cell table:style-name="ce60" table:number-columns-repeated="16382"/>
        </table:table-row>
        <table:table-row table:style-name="ro3">
          <table:table-cell table:style-name="ce60" office:value-type="string" calcext:value-type="string">
            <text:p>Leverage</text:p>
          </table:table-cell>
          <table:table-cell table:style-name="ce15" table:formula="of:=([.E6]-[.E5])/[$Model.M65]" office:value-type="float" office:value="-0.772416566143949" calcext:value-type="float">
            <text:p>-0.77</text:p>
          </table:table-cell>
          <table:table-cell table:style-name="ce60" table:number-columns-repeated="16382"/>
        </table:table-row>
        <table:table-row table:style-name="ro3">
          <table:table-cell table:style-name="ce60" office:value-type="string" calcext:value-type="string">
            <text:p>EV/FCF (TTM)</text:p>
          </table:table-cell>
          <table:table-cell table:style-name="ce105" table:formula="of:=[.E7]/([$Model.M120]+[$Model.L120]+[$Model.K120]+[$Model.J120])" office:value-type="float" office:value="15.0877968541174" calcext:value-type="float">
            <text:p>15x</text:p>
          </table:table-cell>
          <table:table-cell table:style-name="ce60" table:number-columns-repeated="10"/>
          <table:table-cell table:number-columns-repeated="6"/>
          <table:table-cell table:style-name="Default" table:number-columns-repeated="16366"/>
        </table:table-row>
        <table:table-row table:style-name="ro3">
          <table:table-cell table:style-name="ce60" office:value-type="string" calcext:value-type="string">
            <text:p>EV/EBITDA</text:p>
          </table:table-cell>
          <table:table-cell table:style-name="ce105" table:formula="of:=[.E7]/(SUM([$Model.J65:.M65]))" office:value-type="float" office:value="16.8108820160367" calcext:value-type="float">
            <text:p>17x</text:p>
          </table:table-cell>
          <table:table-cell table:style-name="ce60" table:number-columns-repeated="10"/>
          <table:table-cell table:number-columns-repeated="6"/>
          <table:table-cell table:style-name="Default" table:number-columns-repeated="16366"/>
        </table:table-row>
        <table:table-row table:style-name="ro3">
          <table:table-cell table:style-name="ce60" office:value-type="string" calcext:value-type="string">
            <text:p>P/E</text:p>
          </table:table-cell>
          <table:table-cell table:style-name="ce105" table:formula="of:=[.E2]/[$Model.Z51]" office:value-type="float" office:value="14.6891723863523" calcext:value-type="float">
            <text:p>15x</text:p>
          </table:table-cell>
          <table:table-cell table:style-name="ce60" table:number-columns-repeated="10"/>
          <table:table-cell table:number-columns-repeated="6"/>
          <table:table-cell table:style-name="Default" table:number-columns-repeated="16366"/>
        </table:table-row>
        <table:table-row table:style-name="ro3">
          <table:table-cell table:style-name="ce60" office:value-type="string" calcext:value-type="string">
            <text:p>P/FCF (TTM)</text:p>
          </table:table-cell>
          <table:table-cell table:style-name="ce105" table:formula="of:=[.E2]/(SUM([$Model.J120:.M120])/[$Model.M53])" office:value-type="float" office:value="15.1557520304308" calcext:value-type="float">
            <text:p>15x</text:p>
          </table:table-cell>
          <table:table-cell table:style-name="ce60" table:number-columns-repeated="10"/>
          <table:table-cell table:number-columns-repeated="6"/>
          <table:table-cell table:style-name="Default" table:number-columns-repeated="16366"/>
        </table:table-row>
        <table:table-row table:style-name="ro3">
          <table:table-cell table:style-name="ce60"/>
          <table:table-cell table:style-name="ce105"/>
          <table:table-cell table:style-name="ce60" table:number-columns-repeated="10"/>
          <table:table-cell table:number-columns-repeated="6"/>
          <table:table-cell table:style-name="Default" table:number-columns-repeated="16366"/>
        </table:table-row>
        <table:table-row table:style-name="ro3">
          <table:table-cell table:style-name="ce60" table:number-columns-repeated="12"/>
          <table:table-cell table:number-columns-repeated="6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  <table:table-row table:style-name="ro1">
          <table:table-cell table:number-columns-repeated="3"/>
          <table:table-cell office:value-type="string" calcext:value-type="string">
            <text:p>Founde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laware</text:p>
          </table:table-cell>
          <table:table-cell table:number-columns-repeated="12"/>
          <table:table-cell table:style-name="Default" table:number-columns-repeated="16366"/>
        </table:table-row>
        <table:table-row table:style-name="ro1">
          <table:table-cell table:number-columns-repeated="3"/>
          <table:table-cell office:value-type="string" calcext:value-type="string">
            <text:p>UBERCAB</text:p>
          </table:table-cell>
          <table:table-cell office:value-type="float" office:value="2010" calcext:value-type="float">
            <text:p>2010</text:p>
          </table:table-cell>
          <table:table-cell table:number-columns-repeated="13"/>
          <table:table-cell table:style-name="Default" table:number-columns-repeated="16366"/>
        </table:table-row>
        <table:table-row table:style-name="ro1">
          <table:table-cell table:number-columns-repeated="3"/>
          <table:table-cell table:style-name="ce120" office:value-type="string" calcext:value-type="string">
            <text:p>UBER</text:p>
          </table:table-cell>
          <table:table-cell office:value-type="float" office:value="2011" calcext:value-type="float">
            <text:p>2011</text:p>
          </table:table-cell>
          <table:table-cell table:number-columns-repeated="13"/>
          <table:table-cell table:style-name="Default" table:number-columns-repeated="16366"/>
        </table:table-row>
        <table:table-row table:style-name="ro1">
          <table:table-cell table:number-columns-repeated="3"/>
          <table:table-cell table:style-name="ce121" office:value-type="string" calcext:value-type="string">
            <text:p>IPO</text:p>
          </table:table-cell>
          <table:table-cell table:style-name="ce121" office:value-type="string" calcext:value-type="string">
            <text:p>May 9<text:span text:style-name="T6">th</text:span> 2019</text:p>
          </table:table-cell>
          <table:table-cell table:number-columns-repeated="13"/>
          <table:table-cell table:style-name="Default"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ector</text:p>
          </table:table-cell>
          <table:table-cell table:style-name="ce62" office:value-type="string" calcext:value-type="string">
            <text:p>Technology Platform</text:p>
          </table:table-cell>
          <table:table-cell table:number-columns-repeated="14"/>
          <table:table-cell table:style-name="Default"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CEO</text:p>
          </table:table-cell>
          <table:table-cell office:value-type="string" calcext:value-type="string">
            <text:p>Dara Khosrowshahi</text:p>
          </table:table-cell>
          <table:table-cell table:number-columns-repeated="14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  <table:table-row table:style-name="ro4">
          <table:table-cell table:style-name="ce61" office:value-type="string" calcext:value-type="string">
            <text:p><text:a xlink:href="mailto:investor@uber.com" xlink:type="simple">investor@uber.com </text:a></text:p>
          </table:table-cell>
          <table:table-cell table:number-columns-repeated="17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  <table:table-row table:style-name="ro1">
          <table:table-cell table:number-columns-repeated="6"/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Prashanth Mahendra-Rajan in US gov?</text:p>
          </table:table-cell>
          <table:table-cell table:number-columns-repeated="10"/>
          <table:table-cell table:style-name="Default" table:number-columns-repeated="16366"/>
        </table:table-row>
        <table:table-row table:style-name="ro1">
          <table:table-cell office:value-type="string" calcext:value-type="string">
            <text:p>Segments</text:p>
          </table:table-cell>
          <table:table-cell table:number-columns-repeated="5"/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Reserve increased Uber’s reliability</text:p>
          </table:table-cell>
          <table:table-cell table:number-columns-repeated="10"/>
          <table:table-cell table:style-name="Default" table:number-columns-repeated="16366"/>
        </table:table-row>
        <table:table-row table:style-name="ro1">
          <table:table-cell office:value-type="string" calcext:value-type="string">
            <text:p><text:s/>Delivery (UberEats)</text:p>
          </table:table-cell>
          <table:table-cell table:number-columns-repeated="5"/>
          <table:table-cell table:style-name="ce106"/>
          <table:table-cell table:number-columns-repeated="11"/>
          <table:table-cell table:style-name="Default" table:number-columns-repeated="16366"/>
        </table:table-row>
        <table:table-row table:style-name="ro1">
          <table:table-cell office:value-type="string" calcext:value-type="string">
            <text:p><text:s/>Mobility (Uber, Lime, carsharing, taxi, …)</text:p>
          </table:table-cell>
          <table:table-cell table:number-columns-repeated="7"/>
          <table:table-cell office:value-type="string" calcext:value-type="string">
            <text:p>Lime ?</text:p>
          </table:table-cell>
          <table:table-cell table:number-columns-repeated="9"/>
          <table:table-cell table:style-name="Default" table:number-columns-repeated="16366"/>
        </table:table-row>
        <table:table-row table:style-name="ro1">
          <table:table-cell office:value-type="string" calcext:value-type="string">
            <text:p><text:s/>Freight (on demand platform to automate logistics transactions) UBER freight</text:p>
          </table:table-cell>
          <table:table-cell table:number-columns-repeated="7"/>
          <table:table-cell office:value-type="string" calcext:value-type="string">
            <text:p>Freight growth ?</text:p>
          </table:table-cell>
          <table:table-cell table:number-columns-repeated="9"/>
          <table:table-cell table:style-name="Default" table:number-columns-repeated="16366"/>
        </table:table-row>
        <table:table-row table:style-name="ro1">
          <table:table-cell office:value-type="string" calcext:value-type="string">
            <text:p><text:s text:c="2"/>Nissan, Kellog, CL, …</text:p>
          </table:table-cell>
          <table:table-cell table:number-columns-repeated="7"/>
          <table:table-cell office:value-type="string" calcext:value-type="string">
            <text:p>Ads data ?</text:p>
          </table:table-cell>
          <table:table-cell table:number-columns-repeated="9"/>
          <table:table-cell table:style-name="Default" table:number-columns-repeated="16366"/>
        </table:table-row>
        <table:table-row table:style-name="ro1" table:number-rows-repeated="2">
          <table:table-cell table:number-columns-repeated="18"/>
          <table:table-cell table:style-name="Default" table:number-columns-repeated="16366"/>
        </table:table-row>
        <table:table-row table:style-name="ro1">
          <table:table-cell office:value-type="string" calcext:value-type="string">
            <text:p>Advertising (opened in 2022) Uber Journey Ads</text:p>
          </table:table-cell>
          <table:table-cell table:number-columns-repeated="17"/>
          <table:table-cell table:style-name="Default" table:number-columns-repeated="16366"/>
        </table:table-row>
        <table:table-row table:style-name="ro1" table:number-rows-repeated="6">
          <table:table-cell table:number-columns-repeated="18"/>
          <table:table-cell table:style-name="Default" table:number-columns-repeated="16366"/>
        </table:table-row>
        <table:table-row table:style-name="ro1">
          <table:table-cell/>
          <table:table-cell table:style-name="ce106"/>
          <table:table-cell table:number-columns-repeated="16"/>
          <table:table-cell table:style-name="Default" table:number-columns-repeated="16366"/>
        </table:table-row>
        <table:table-row table:style-name="ro1" table:number-rows-repeated="3">
          <table:table-cell table:number-columns-repeated="18"/>
          <table:table-cell table:style-name="Default" table:number-columns-repeated="16366"/>
        </table:table-row>
        <table:table-row table:style-name="ro1">
          <table:table-cell office:value-type="string" calcext:value-type="string">
            <text:p>Seasonality</text:p>
          </table:table-cell>
          <table:table-cell office:value-type="string" calcext:value-type="string">
            <text:p><text:span text:style-name="T1">Mobility</text:span> has a higher Gross booking in Q4 and a slower demand in Q1 mainly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due to business demand and Holiday demand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<text:span text:style-name="T1">Delivery</text:span><text:span text:style-name="T2"> has a higher Gropss booking in Q4</text:span></text:p>
          </table:table-cell>
          <table:table-cell table:number-columns-repeated="16"/>
          <table:table-cell table:style-name="Default" table:number-columns-repeated="16366"/>
        </table:table-row>
        <table:table-row table:style-name="ro1" table:number-rows-repeated="2">
          <table:table-cell table:number-columns-repeated="18"/>
          <table:table-cell table:style-name="Default" table:number-columns-repeated="16366"/>
        </table:table-row>
        <table:table-row table:style-name="ro1">
          <table:table-cell table:style-name="ce62" office:value-type="string" calcext:value-type="string">
            <text:p>Aleka Insurance / Raise LLC</text:p>
          </table:table-cell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Ad hoc insurance built by Uber, through Raise LLC (Uber’s arm for insurances) 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/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In 2021 James River made a LPT (JR paid Aleka a premium in order to take Uber’s insurance risk)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/>
          <table:table-cell table:style-name="ce106"/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When a drive crashes, he asks Raise for the money to pay the damages, Raise asks to </text:p>
          </table:table-cell>
          <table:table-cell table:number-columns-repeated="14"/>
          <table:table-cell table:style-name="Default" table:number-columns-repeated="16366"/>
        </table:table-row>
        <table:table-row table:style-name="ro1">
          <table:table-cell/>
          <table:table-cell table:style-name="ce106"/>
          <table:table-cell/>
          <table:table-cell office:value-type="string" calcext:value-type="string">
            <text:p>JR, which asks to Aleka to pay. Aleka is payd by JR to bear the risk.</text:p>
          </table:table-cell>
          <table:table-cell table:number-columns-repeated="14"/>
          <table:table-cell table:style-name="Default" table:number-columns-repeated="16366"/>
        </table:table-row>
        <table:table-row table:style-name="ro1" table:number-rows-repeated="3">
          <table:table-cell table:number-columns-repeated="18"/>
          <table:table-cell table:style-name="Default" table:number-columns-repeated="16366"/>
        </table:table-row>
        <table:table-row table:style-name="ro1">
          <table:table-cell office:value-type="string" calcext:value-type="string">
            <text:p>News</text:p>
          </table:table-cell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Baidu collaboration to deploy AV in Dubai through their subsidiary <text:span text:style-name="T1">Apollo Go</text:span>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This follows a prevoious agreement to serve the Apollo Go’s AV through the Uber App</text:p>
          </table:table-cell>
          <table:table-cell table:number-columns-repeated="14"/>
          <table:table-cell table:style-name="Default" table:number-columns-repeated="16366"/>
        </table:table-row>
        <table:table-row table:style-name="ro1" table:number-rows-repeated="4">
          <table:table-cell table:number-columns-repeated="18"/>
          <table:table-cell table:style-name="Default" table:number-columns-repeated="16366"/>
        </table:table-row>
        <table:table-row table:style-name="ro1">
          <table:table-cell office:value-type="string" calcext:value-type="string">
            <text:p>! REMARK</text:p>
          </table:table-cell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If jurisdictions claim that UBER’s drivers should be considered </text:p>
          </table:table-cell>
          <table:table-cell table:number-columns-repeated="5"/>
          <table:table-cell table:style-name="ce106" office:value-type="string" calcext:value-type="string">
            <text:p>-&gt;</text:p>
          </table:table-cell>
          <table:table-cell table:style-name="ce116" office:value-type="string" calcext:value-type="string">
            <text:p>Many governments are hostile against UBER and LYFT and whant to calssify</text:p>
          </table:table-cell>
          <table:table-cell table:number-columns-repeated="8"/>
          <table:table-cell table:style-name="Default"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as UBER employees and not independent contractors</text:p>
          </table:table-cell>
          <table:table-cell table:number-columns-repeated="6"/>
          <table:table-cell office:value-type="string" calcext:value-type="string">
            <text:p>Drivers as employees (Switzerland). Others rely heavely on taxi drivers (Italy)</text:p>
          </table:table-cell>
          <table:table-cell table:number-columns-repeated="8"/>
          <table:table-cell table:style-name="Default" table:number-columns-repeated="16366"/>
        </table:table-row>
        <table:table-row table:style-name="ro1">
          <table:table-cell/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To remain relevant they can <text:span text:style-name="T3">lower fees</text:span> or increase <text:span text:style-name="T3">Driver</text:span> incentives</text:p>
          </table:table-cell>
          <table:table-cell table:number-columns-repeated="6"/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This is a <text:span text:style-name="T1">huge risk factor. </text:span><text:span text:style-name="T2">With high probability there will be more lawsuits</text:span></text:p>
          </table:table-cell>
          <table:table-cell table:number-columns-repeated="7"/>
          <table:table-cell table:style-name="Default" table:number-columns-repeated="16366"/>
        </table:table-row>
        <table:table-row table:style-name="ro1">
          <table:table-cell/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High part of the stock is a bet in their R&amp;D for AV.</text:p>
          </table:table-cell>
          <table:table-cell table:number-columns-repeated="7"/>
          <table:table-cell office:value-type="string" calcext:value-type="string">
            <text:p>And in more states UBER will have to employ its drivers</text:p>
          </table:table-cell>
          <table:table-cell table:number-columns-repeated="7"/>
          <table:table-cell table:style-name="Default"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They have to create the biggest synergies to speed the AV R&amp;D.</text:p>
          </table:table-cell>
          <table:table-cell table:number-columns-repeated="6"/>
          <table:table-cell table:style-name="ce106" office:value-type="string" calcext:value-type="string">
            <text:p>-&gt;</text:p>
          </table:table-cell>
          <table:table-cell table:style-name="ce116" office:value-type="string" calcext:value-type="string">
            <text:p>https://www.dir.ca.gov/dlse/Lawsuits-Uber-Lyft.html</text:p>
          </table:table-cell>
          <table:table-cell table:number-columns-repeated="7"/>
          <table:table-cell table:style-name="Default" table:number-columns-repeated="16366"/>
        </table:table-row>
        <table:table-row table:style-name="ro1">
          <table:table-cell table:number-columns-repeated="10"/>
          <table:table-cell office:value-type="string" calcext:value-type="string">
            <text:p>The California litigation is mainly about the <text:span text:style-name="T3">Proposition 22 </text:span><text:span text:style-name="T7">which classifies</text:span></text:p>
          </table:table-cell>
          <table:table-cell table:number-columns-repeated="5"/>
          <table:table-cell office:value-type="string" calcext:value-type="string">
            <text:p>-&gt;</text:p>
          </table:table-cell>
          <table:table-cell office:value-type="string" calcext:value-type="string">
            <text:p>Proposition 22 states that drivers should use platforms as UBER for independent work</text:p>
          </table:table-cell>
          <table:table-cell table:style-name="Default" table:number-columns-repeated="16366"/>
        </table:table-row>
        <table:table-row table:style-name="ro1">
          <table:table-cell table:number-columns-repeated="10"/>
          <table:table-cell office:value-type="string" calcext:value-type="string">
            <text:p>drivers as indipendent drivers but they have some benefits as 120% of base wage</text:p>
          </table:table-cell>
          <table:table-cell table:number-columns-repeated="7"/>
          <table:table-cell table:style-name="Default" table:number-columns-repeated="16366"/>
        </table:table-row>
        <table:table-row table:style-name="ro1">
          <table:table-cell/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Some AV companies may need UBER’s help in order to reach the broader audience (<text:span text:style-name="T3">Apollo GO)</text:span></text:p>
          </table:table-cell>
          <table:table-cell table:number-columns-repeated="6"/>
          <table:table-cell table:style-name="ce106" office:value-type="string" calcext:value-type="string">
            <text:p>-&gt;</text:p>
          </table:table-cell>
          <table:table-cell table:style-name="ce116" office:value-type="string" calcext:value-type="string">
            <text:p>Other similar litigations ended with a settlement of a few M$</text:p>
          </table:table-cell>
          <table:table-cell table:number-columns-repeated="7"/>
          <table:table-cell table:style-name="Default"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UBER’s main strength is it’s network effect. The more people use it, the more drivers</text:p>
          </table:table-cell>
          <table:table-cell table:number-columns-repeated="7"/>
          <table:table-cell office:value-type="string" calcext:value-type="string">
            <text:p>(Massacchussets 148 M$, New York 328M$, California 8M$, New Jersey 100M$)</text:p>
          </table:table-cell>
          <table:table-cell table:number-columns-repeated="7"/>
          <table:table-cell table:style-name="Default"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The best is the experience of the service</text:p>
          </table:table-cell>
          <table:table-cell table:number-columns-repeated="7"/>
          <table:table-cell office:value-type="string" calcext:value-type="string">
            <text:p>or get dismissed (Philadelphia)</text:p>
          </table:table-cell>
          <table:table-cell table:number-columns-repeated="7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06" office:value-type="string" calcext:value-type="string">
            <text:p>-&gt;</text:p>
          </table:table-cell>
          <table:table-cell table:style-name="ce116" office:value-type="string" calcext:value-type="string">
            <text:p>Partnership with Nvidia for the AV race</text:p>
          </table:table-cell>
          <table:table-cell table:number-columns-repeated="5"/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Also in France, after many disputes, the drivers were considered as Independent Workers</text:p>
          </table:table-cell>
          <table:table-cell table:number-columns-repeated="7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  <table:table-row table:style-name="ro1">
          <table:table-cell/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They also hold stakes in strategic firms in order to hold a position in the sector even in countries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where UBER is not known or can’t operate.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<text:span text:style-name="T1">Careem</text:span> (Dubai where UBER owns only the ridesharing section. Everything else is owned by <text:span text:style-name="T3">Emirates</text:span>)</text:p>
          </table:table-cell>
          <table:table-cell table:number-columns-repeated="14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<text:span text:style-name="T1">Delivery Hero</text:span> (Taiwan with objective to buy Foodpanda – blocked by antitrust)</text:p>
          </table:table-cell>
          <table:table-cell table:number-columns-repeated="14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07" office:value-type="string" calcext:value-type="string">
            <text:p>-&gt;</text:p>
          </table:table-cell>
          <table:table-cell table:style-name="ce122" office:value-type="string" calcext:value-type="string">
            <text:p><text:span text:style-name="T1">MLU B.V.</text:span> (Russia) → Sold in 2023</text:p>
          </table:table-cell>
          <table:table-cell table:number-columns-repeated="14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<text:span text:style-name="T1">Treydon GO</text:span> (Turkey version for UberEats)</text:p>
          </table:table-cell>
          <table:table-cell table:number-columns-repeated="14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06" office:value-type="string" calcext:value-type="string">
            <text:p>-&gt;</text:p>
          </table:table-cell>
          <table:table-cell table:style-name="ce123" office:value-type="string" calcext:value-type="string">
            <text:p>Getir<text:span text:style-name="T2"> (acquired its delivery division for the turkish market) – </text:span><text:span text:style-name="T4">Mubadala Investment Company (UAE sovreign wealth fund)</text:span></text:p>
          </table:table-cell>
          <table:table-cell table:number-columns-repeated="14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06"/>
          <table:table-cell table:style-name="ce124" office:value-type="string" calcext:value-type="string">
            <text:p>-&gt;</text:p>
          </table:table-cell>
          <table:table-cell office:value-type="string" calcext:value-type="string">
            <text:p>Now Getir customers can use Getir’s “super app” (?) to order and benefit of </text:p>
          </table:table-cell>
          <table:table-cell table:number-columns-repeated="13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06"/>
          <table:table-cell table:style-name="ce123"/>
          <table:table-cell office:value-type="string" calcext:value-type="string">
            <text:p>all the Treydon GO restaurants</text:p>
          </table:table-cell>
          <table:table-cell table:number-columns-repeated="13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06" office:value-type="string" calcext:value-type="string">
            <text:p>-&gt;</text:p>
          </table:table-cell>
          <table:table-cell table:style-name="ce123" office:value-type="string" calcext:value-type="string">
            <text:p>Lime <text:span text:style-name="T2">(</text:span><text:span text:style-name="T4">Neutron Technologies</text:span><text:span text:style-name="T5">) ??</text:span></text:p>
          </table:table-cell>
          <table:table-cell table:number-columns-repeated="14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06"/>
          <table:table-cell table:style-name="ce123"/>
          <table:table-cell table:number-columns-repeated="14"/>
          <table:table-cell table:style-name="Default" table:number-columns-repeated="16366"/>
        </table:table-row>
        <table:table-row table:style-name="ro1">
          <table:table-cell/>
          <table:table-cell table:style-name="ce106" office:value-type="string" calcext:value-type="string">
            <text:p>-&gt;</text:p>
          </table:table-cell>
          <table:table-cell table:style-name="ce116" office:value-type="string" calcext:value-type="string">
            <text:p>Can Issue up to 5 Billion more shares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And up to 10 M preferred shares (currently 0)</text:p>
          </table:table-cell>
          <table:table-cell table:number-columns-repeated="14"/>
          <table:table-cell table:style-name="Default" table:number-columns-repeated="16366"/>
        </table:table-row>
        <table:table-row table:style-name="ro1">
          <table:table-cell/>
          <table:table-cell table:style-name="ce106" office:value-type="string" calcext:value-type="string">
            <text:p>-&gt;</text:p>
          </table:table-cell>
          <table:table-cell table:style-name="ce116" office:value-type="string" calcext:value-type="string">
            <text:p>As of 2024 they still have to repurchase $5.8B in shares. In jan 25 they stareted ASR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16" office:value-type="string" calcext:value-type="string">
            <text:p>Accelerated Share Repurchase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06"/>
          <table:table-cell table:number-columns-repeated="15"/>
          <table:table-cell table:style-name="Default" table:number-columns-repeated="16366"/>
        </table:table-row>
        <table:table-row table:style-name="ro1">
          <table:table-cell/>
          <table:table-cell table:style-name="ce106" office:value-type="string" calcext:value-type="string">
            <text:p>-&gt;</text:p>
          </table:table-cell>
          <table:table-cell table:style-name="ce116" office:value-type="string" calcext:value-type="string">
            <text:p>In Feb26 expires a 213M loan to Moove</text:p>
          </table:table-cell>
          <table:table-cell table:number-columns-repeated="15"/>
          <table:table-cell table:style-name="Default" table:number-columns-repeated="16366"/>
        </table:table-row>
        <table:table-row table:style-name="ro1" table:number-rows-repeated="2">
          <table:table-cell/>
          <table:table-cell table:style-name="ce106"/>
          <table:table-cell table:style-name="ce116"/>
          <table:table-cell table:number-columns-repeated="15"/>
          <table:table-cell table:style-name="Default" table:number-columns-repeated="16366"/>
        </table:table-row>
        <table:table-row table:style-name="ro1">
          <table:table-cell/>
          <table:table-cell table:style-name="ce106" office:value-type="string" calcext:value-type="string">
            <text:p>-&gt;</text:p>
          </table:table-cell>
          <table:table-cell table:style-name="ce116" office:value-type="string" calcext:value-type="string">
            <text:p>Currrently developing UBER AI Solution also to increase driver engagement and retention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16" office:value-type="string" calcext:value-type="string">
            <text:p>and using genAI in order to personalise interactions and the UBER experience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16"/>
          <table:table-cell table:number-columns-repeated="15"/>
          <table:table-cell table:style-name="Default" table:number-columns-repeated="16366"/>
        </table:table-row>
        <table:table-row table:style-name="ro1">
          <table:table-cell/>
          <table:table-cell table:style-name="ce106" office:value-type="string" calcext:value-type="string">
            <text:p>-&gt;</text:p>
          </table:table-cell>
          <table:table-cell table:style-name="ce116" office:value-type="string" calcext:value-type="string">
            <text:p>An AV (data providen in Austin and Atlanta) does 30% more trips per vehicle per day and 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16" office:value-type="string" calcext:value-type="string">
            <text:p>the average ETA is 25% lower.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/>
          <table:table-cell table:style-name="ce106" office:value-type="string" calcext:value-type="string">
            <text:p>-&gt;</text:p>
          </table:table-cell>
          <table:table-cell table:style-name="ce116" office:value-type="string" calcext:value-type="string">
            <text:p>As of Q4 25 in Austin there is a stable demand for AV during the whole week and the Human driver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 table:number-columns-repeated="2"/>
          <table:table-cell table:style-name="ce116" office:value-type="string" calcext:value-type="string">
            <text:p>is usefull to boost the supply to meet the overall demand.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/>
          <table:table-cell table:style-name="ce106" office:value-type="string" calcext:value-type="string">
            <text:p>-&gt;</text:p>
          </table:table-cell>
          <table:table-cell table:style-name="ce116" office:value-type="string" calcext:value-type="string">
            <text:p>Given the FCF increasing, expect a buyback in shares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/>
          <table:table-cell table:style-name="ce106" office:value-type="string" calcext:value-type="string">
            <text:p>-&gt;</text:p>
          </table:table-cell>
          <table:table-cell table:style-name="ce116" office:value-type="string" calcext:value-type="string">
            <text:p>Partenring with Nvidia to create real wolrd data to simulate real world scenario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/>
          <table:table-cell table:style-name="ce106" office:value-type="string" calcext:value-type="string">
            <text:p>-&gt;</text:p>
          </table:table-cell>
          <table:table-cell table:style-name="ce116" office:value-type="string" calcext:value-type="string">
            <text:p>In a few years UBER will start owning vehicles (I guess forecasting AV)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/>
          <table:table-cell table:style-name="ce106" office:value-type="string" calcext:value-type="string">
            <text:p>-&gt;</text:p>
          </table:table-cell>
          <table:table-cell table:style-name="ce116" office:value-type="string" calcext:value-type="string">
            <text:p>To acquire SpotHero parking (?)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/>
          <table:table-cell table:style-name="ce106" office:value-type="string" calcext:value-type="string">
            <text:p>-&gt;</text:p>
          </table:table-cell>
          <table:table-cell table:style-name="ce116" office:value-type="string" calcext:value-type="string">
            <text:p>To launch UBER Air in Dubai through Joby (electric air taxi service) after Joby’s acquisition of Blade’s passenger business</text:p>
          </table:table-cell>
          <table:table-cell table:number-columns-repeated="15"/>
          <table:table-cell table:style-name="ce65" table:number-columns-repeated="16366"/>
        </table:table-row>
        <table:table-row table:style-name="ro1">
          <table:table-cell/>
          <table:table-cell table:style-name="ce106"/>
          <table:table-cell table:style-name="ce116" office:value-type="string" calcext:value-type="string">
            <text:p>Capri UBER Air?</text:p>
          </table:table-cell>
          <table:table-cell table:number-columns-repeated="15"/>
          <table:table-cell table:style-name="ce65" table:number-columns-repeated="16366"/>
        </table:table-row>
        <table:table-row table:style-name="ro1">
          <table:table-cell/>
          <table:table-cell table:style-name="ce106"/>
          <table:table-cell table:style-name="ce116" office:value-type="string" calcext:value-type="string">
            <text:p>Joby has almost obtained the FAA approval for their service</text:p>
          </table:table-cell>
          <table:table-cell table:number-columns-repeated="15"/>
          <table:table-cell table:style-name="ce65" table:number-columns-repeated="16366"/>
        </table:table-row>
        <table:table-row table:style-name="ro1">
          <table:table-cell/>
          <table:table-cell table:style-name="ce106"/>
          <table:table-cell table:style-name="ce116"/>
          <table:table-cell table:number-columns-repeated="9"/>
          <table:table-cell table:style-name="ce65" table:number-columns-repeated="16372"/>
        </table:table-row>
        <table:table-row table:style-name="ro1" table:number-rows-repeated="3">
          <table:table-cell table:number-columns-repeated="2"/>
          <table:table-cell table:style-name="ce106"/>
          <table:table-cell table:number-columns-repeated="9"/>
          <table:table-cell table:style-name="ce65" table:number-columns-repeated="16372"/>
        </table:table-row>
        <table:table-row table:style-name="ro1">
          <table:table-cell office:value-type="string" calcext:value-type="string">
            <text:p>! Goal</text:p>
          </table:table-cell>
          <table:table-cell table:style-name="ce106" office:value-type="string" calcext:value-type="string">
            <text:p>-&gt;</text:p>
          </table:table-cell>
          <table:table-cell table:style-name="ce116" office:value-type="string" calcext:value-type="string">
            <text:p>AV launch by end 2026 in at least 10 cities</text:p>
          </table:table-cell>
          <table:table-cell table:number-columns-repeated="9"/>
          <table:table-cell table:style-name="ce65" table:number-columns-repeated="16372"/>
        </table:table-row>
        <table:table-row table:style-name="ro1">
          <table:table-cell table:number-columns-repeated="2"/>
          <table:table-cell table:style-name="ce116" office:value-type="string" calcext:value-type="string">
            <text:p>2026/2027 many other cities as San Francisco, Abu Dhabi, Riyadh, LA, …</text:p>
          </table:table-cell>
          <table:table-cell table:number-columns-repeated="9"/>
          <table:table-cell table:style-name="ce65" table:number-columns-repeated="16372"/>
        </table:table-row>
        <table:table-row table:style-name="ro1">
          <table:table-cell table:number-columns-repeated="2"/>
          <table:table-cell table:style-name="ce106" office:value-type="string" calcext:value-type="string">
            <text:p>-&gt;</text:p>
          </table:table-cell>
          <table:table-cell office:value-type="string" calcext:value-type="string">
            <text:p>Feb 2026 started deplopyment of at least 1,200 robotaxis in ME</text:p>
          </table:table-cell>
          <table:table-cell table:number-columns-repeated="8"/>
          <table:table-cell table:style-name="ce65" table:number-columns-repeated="6"/>
          <table:table-cell table:style-name="ce82" table:number-columns-repeated="16366"/>
        </table:table-row>
        <table:table-row table:style-name="ro1">
          <table:table-cell table:number-columns-repeated="2"/>
          <table:table-cell table:style-name="ce106"/>
          <table:table-cell office:value-type="string" calcext:value-type="string">
            <text:p>Should be completed in 2027 in collaboration with WeRide</text:p>
          </table:table-cell>
          <table:table-cell table:number-columns-repeated="8"/>
          <table:table-cell table:style-name="ce65" table:number-columns-repeated="6"/>
          <table:table-cell table:style-name="ce82" table:number-columns-repeated="16366"/>
        </table:table-row>
        <table:table-row table:style-name="ro1">
          <table:table-cell table:number-columns-repeated="2"/>
          <table:table-cell table:style-name="ce106"/>
          <table:table-cell table:number-columns-repeated="9"/>
          <table:table-cell table:style-name="ce65" table:number-columns-repeated="6"/>
          <table:table-cell table:style-name="ce82" table:number-columns-repeated="16366"/>
        </table:table-row>
        <table:table-row table:style-name="ro1" table:number-rows-repeated="3">
          <table:table-cell table:number-columns-repeated="2"/>
          <table:table-cell table:style-name="ce106"/>
          <table:table-cell table:number-columns-repeated="9"/>
          <table:table-cell table:style-name="ce82" table:number-columns-repeated="16372"/>
        </table:table-row>
        <table:table-row table:style-name="ro1">
          <table:table-cell table:number-columns-repeated="2"/>
          <table:table-cell table:style-name="ce106"/>
          <table:table-cell table:number-columns-repeated="9"/>
          <table:table-cell table:style-name="ce82" table:number-columns-repeated="6"/>
          <table:table-cell table:style-name="ce62" table:number-columns-repeated="16366"/>
        </table:table-row>
        <table:table-row table:style-name="ro1">
          <table:table-cell table:number-columns-repeated="2"/>
          <table:table-cell table:style-name="ce106"/>
          <table:table-cell table:number-columns-repeated="9"/>
          <table:table-cell table:style-name="ce82" table:number-columns-repeated="6"/>
          <table:table-cell table:style-name="Default" table:number-columns-repeated="16366"/>
        </table:table-row>
        <table:table-row table:style-name="ro1">
          <table:table-cell table:number-columns-repeated="10"/>
          <table:table-cell table:style-name="ce65" table:number-columns-repeated="2"/>
          <table:table-cell table:style-name="ce82" table:number-columns-repeated="6"/>
          <table:table-cell table:style-name="Default" table:number-columns-repeated="16366"/>
        </table:table-row>
        <table:table-row table:style-name="ro1">
          <table:table-cell table:style-name="ce62" table:number-columns-repeated="2"/>
          <table:table-cell table:style-name="ce117" office:value-type="float" office:value="2020" calcext:value-type="float">
            <text:p>2020</text:p>
          </table:table-cell>
          <table:table-cell table:style-name="ce117" table:formula="of:=[.C129]+1" office:value-type="float" office:value="2021" calcext:value-type="float">
            <text:p>2021</text:p>
          </table:table-cell>
          <table:table-cell table:style-name="ce117" table:formula="of:=[.D129]+1" office:value-type="float" office:value="2022" calcext:value-type="float">
            <text:p>2022</text:p>
          </table:table-cell>
          <table:table-cell table:style-name="ce117" table:formula="of:=[.E129]+1" office:value-type="float" office:value="2023" calcext:value-type="float">
            <text:p>2023</text:p>
          </table:table-cell>
          <table:table-cell table:style-name="ce117" table:formula="of:=[.F129]+1" office:value-type="float" office:value="2024" calcext:value-type="float">
            <text:p>2024</text:p>
          </table:table-cell>
          <table:table-cell table:style-name="ce117" table:formula="of:=[.G129]+1" office:value-type="float" office:value="2025" calcext:value-type="float">
            <text:p>2025</text:p>
          </table:table-cell>
          <table:table-cell table:style-name="ce62"/>
          <table:table-cell table:style-name="ce119" table:number-columns-repeated="3"/>
          <table:table-cell table:style-name="ce62" table:number-columns-repeated="6"/>
          <table:table-cell table:style-name="Default" table:number-columns-repeated="16366"/>
        </table:table-row>
        <table:table-row table:style-name="ro1">
          <table:table-cell table:style-name="ce65"/>
          <table:table-cell table:style-name="ce65" office:value-type="string" calcext:value-type="string">
            <text:p>UCAN</text:p>
          </table:table-cell>
          <table:table-cell table:style-name="ce119" office:value-type="float" office:value="6611" calcext:value-type="float">
            <text:p>6,611</text:p>
          </table:table-cell>
          <table:table-cell table:style-name="ce119" office:value-type="float" office:value="10094" calcext:value-type="float">
            <text:p>10,094</text:p>
          </table:table-cell>
          <table:table-cell table:style-name="ce119" office:value-type="float" office:value="19474" calcext:value-type="float">
            <text:p>19,474</text:p>
          </table:table-cell>
          <table:table-cell table:style-name="ce119" office:value-type="float" office:value="20436" calcext:value-type="float">
            <text:p>20,436</text:p>
          </table:table-cell>
          <table:table-cell table:style-name="ce119" office:value-type="float" office:value="23681" calcext:value-type="float">
            <text:p>23,681</text:p>
          </table:table-cell>
          <table:table-cell table:style-name="ce119" office:value-type="float" office:value="26469" calcext:value-type="float">
            <text:p>26,469</text:p>
          </table:table-cell>
          <table:table-cell table:style-name="ce65" table:number-columns-repeated="4"/>
          <table:table-cell table:number-columns-repeated="6"/>
          <table:table-cell table:style-name="Default" table:number-columns-repeated="16366"/>
        </table:table-row>
        <table:table-row table:style-name="ro1">
          <table:table-cell table:style-name="ce65"/>
          <table:table-cell table:style-name="ce65" office:value-type="string" calcext:value-type="string">
            <text:p>LATAM</text:p>
          </table:table-cell>
          <table:table-cell table:style-name="ce119" office:value-type="float" office:value="1295" calcext:value-type="float">
            <text:p>1,295</text:p>
          </table:table-cell>
          <table:table-cell table:style-name="ce119" office:value-type="float" office:value="1417" calcext:value-type="float">
            <text:p>1,417</text:p>
          </table:table-cell>
          <table:table-cell table:style-name="ce119" office:value-type="float" office:value="1978" calcext:value-type="float">
            <text:p>1,978</text:p>
          </table:table-cell>
          <table:table-cell table:style-name="ce119" office:value-type="float" office:value="2512" calcext:value-type="float">
            <text:p>2,512</text:p>
          </table:table-cell>
          <table:table-cell table:style-name="ce119" office:value-type="float" office:value="2795" calcext:value-type="float">
            <text:p>2,795</text:p>
          </table:table-cell>
          <table:table-cell table:style-name="ce119" office:value-type="float" office:value="3327" calcext:value-type="float">
            <text:p>3,327</text:p>
          </table:table-cell>
          <table:table-cell table:style-name="ce65" table:number-columns-repeated="4"/>
          <table:table-cell table:number-columns-repeated="6"/>
          <table:table-cell table:style-name="Default" table:number-columns-repeated="16366"/>
        </table:table-row>
        <table:table-row table:style-name="ro1">
          <table:table-cell table:style-name="ce65"/>
          <table:table-cell table:style-name="ce65" office:value-type="string" calcext:value-type="string">
            <text:p>EMEA</text:p>
          </table:table-cell>
          <table:table-cell table:style-name="ce119" office:value-type="float" office:value="2086" calcext:value-type="float">
            <text:p>2,086</text:p>
          </table:table-cell>
          <table:table-cell table:style-name="ce119" office:value-type="float" office:value="3213" calcext:value-type="float">
            <text:p>3,213</text:p>
          </table:table-cell>
          <table:table-cell table:style-name="ce119" office:value-type="float" office:value="6944" calcext:value-type="float">
            <text:p>6,944</text:p>
          </table:table-cell>
          <table:table-cell table:style-name="ce119" office:value-type="float" office:value="9904" calcext:value-type="float">
            <text:p>9,904</text:p>
          </table:table-cell>
          <table:table-cell table:style-name="ce119" office:value-type="float" office:value="12529" calcext:value-type="float">
            <text:p>12,529</text:p>
          </table:table-cell>
          <table:table-cell table:style-name="ce119" office:value-type="float" office:value="16364" calcext:value-type="float">
            <text:p>16,364</text:p>
          </table:table-cell>
          <table:table-cell table:style-name="ce65" table:number-columns-repeated="2"/>
          <table:table-cell table:style-name="ce82" table:number-columns-repeated="2"/>
          <table:table-cell table:number-columns-repeated="6"/>
          <table:table-cell table:style-name="Default" table:number-columns-repeated="16366"/>
        </table:table-row>
        <table:table-row table:style-name="ro1">
          <table:table-cell table:style-name="ce65"/>
          <table:table-cell table:style-name="ce65" office:value-type="string" calcext:value-type="string">
            <text:p>APAC</text:p>
          </table:table-cell>
          <table:table-cell table:style-name="ce119" office:value-type="float" office:value="1147" calcext:value-type="float">
            <text:p>1,147</text:p>
          </table:table-cell>
          <table:table-cell table:style-name="ce119" office:value-type="float" office:value="2731" calcext:value-type="float">
            <text:p>2,731</text:p>
          </table:table-cell>
          <table:table-cell table:style-name="ce119" office:value-type="float" office:value="3481" calcext:value-type="float">
            <text:p>3,481</text:p>
          </table:table-cell>
          <table:table-cell table:style-name="ce119" office:value-type="float" office:value="4429" calcext:value-type="float">
            <text:p>4,429</text:p>
          </table:table-cell>
          <table:table-cell table:style-name="ce119" office:value-type="float" office:value="5036" calcext:value-type="float">
            <text:p>5,036</text:p>
          </table:table-cell>
          <table:table-cell table:style-name="ce119" office:value-type="float" office:value="5857" calcext:value-type="float">
            <text:p>5,857</text:p>
          </table:table-cell>
          <table:table-cell table:style-name="ce65"/>
          <table:table-cell table:style-name="ce82" table:number-columns-repeated="3"/>
          <table:table-cell table:number-columns-repeated="6"/>
          <table:table-cell table:style-name="Default" table:number-columns-repeated="16366"/>
        </table:table-row>
        <table:table-row table:style-name="ro1">
          <table:table-cell table:style-name="ce82"/>
          <table:table-cell table:style-name="ce82" office:value-type="string" calcext:value-type="string">
            <text:p>UCAN %</text:p>
          </table:table-cell>
          <table:table-cell table:style-name="ce82"/>
          <table:table-cell table:style-name="ce125" table:formula="of:=[.D130]/[.C130]-1" office:value-type="percentage" office:value="0.526849190742702" calcext:value-type="percentage">
            <text:p>52.68%</text:p>
          </table:table-cell>
          <table:table-cell table:style-name="ce125" table:formula="of:=[.E130]/[.D130]-1" office:value-type="percentage" office:value="0.929264909847434" calcext:value-type="percentage">
            <text:p>92.93%</text:p>
          </table:table-cell>
          <table:table-cell table:style-name="ce125" table:formula="of:=[.F130]/[.E130]-1" office:value-type="percentage" office:value="0.0493991989319091" calcext:value-type="percentage">
            <text:p>4.94%</text:p>
          </table:table-cell>
          <table:table-cell table:style-name="ce125" table:formula="of:=[.G130]/[.F130]-1" office:value-type="percentage" office:value="0.158788412605207" calcext:value-type="percentage">
            <text:p>15.88%</text:p>
          </table:table-cell>
          <table:table-cell table:style-name="ce125" table:formula="of:=[.H130]/[.G130]-1" office:value-type="percentage" office:value="0.117731514716439" calcext:value-type="percentage">
            <text:p>11.77%</text:p>
          </table:table-cell>
          <table:table-cell table:style-name="ce82" table:number-columns-repeated="4"/>
          <table:table-cell table:number-columns-repeated="6"/>
          <table:table-cell table:style-name="Default" table:number-columns-repeated="16366"/>
        </table:table-row>
        <table:table-row table:style-name="ro1">
          <table:table-cell table:style-name="ce82"/>
          <table:table-cell table:style-name="ce82" office:value-type="string" calcext:value-type="string">
            <text:p>LATAM %</text:p>
          </table:table-cell>
          <table:table-cell table:style-name="ce82"/>
          <table:table-cell table:style-name="ce125" table:formula="of:=[.D131]/[.C131]-1" office:value-type="percentage" office:value="0.0942084942084942" calcext:value-type="percentage">
            <text:p>9.42%</text:p>
          </table:table-cell>
          <table:table-cell table:style-name="ce125" table:formula="of:=[.E131]/[.D131]-1" office:value-type="percentage" office:value="0.39590684544813" calcext:value-type="percentage">
            <text:p>39.59%</text:p>
          </table:table-cell>
          <table:table-cell table:style-name="ce125" table:formula="of:=[.F131]/[.E131]-1" office:value-type="percentage" office:value="0.269969666329626" calcext:value-type="percentage">
            <text:p>27.00%</text:p>
          </table:table-cell>
          <table:table-cell table:style-name="ce125" table:formula="of:=[.G131]/[.F131]-1" office:value-type="percentage" office:value="0.11265923566879" calcext:value-type="percentage">
            <text:p>11.27%</text:p>
          </table:table-cell>
          <table:table-cell table:style-name="ce125" table:formula="of:=[.H131]/[.G131]-1" office:value-type="percentage" office:value="0.190339892665474" calcext:value-type="percentage">
            <text:p>19.03%</text:p>
          </table:table-cell>
          <table:table-cell table:style-name="ce82" table:number-columns-repeated="4"/>
          <table:table-cell table:number-columns-repeated="6"/>
          <table:table-cell table:style-name="Default" table:number-columns-repeated="16366"/>
        </table:table-row>
        <table:table-row table:style-name="ro1">
          <table:table-cell table:style-name="ce82"/>
          <table:table-cell table:style-name="ce82" office:value-type="string" calcext:value-type="string">
            <text:p>EMEA %</text:p>
          </table:table-cell>
          <table:table-cell table:style-name="ce82"/>
          <table:table-cell table:style-name="ce125" table:formula="of:=[.D132]/[.C132]-1" office:value-type="percentage" office:value="0.540268456375839" calcext:value-type="percentage">
            <text:p>54.03%</text:p>
          </table:table-cell>
          <table:table-cell table:style-name="ce125" table:formula="of:=[.E132]/[.D132]-1" office:value-type="percentage" office:value="1.16122004357299" calcext:value-type="percentage">
            <text:p>116.12%</text:p>
          </table:table-cell>
          <table:table-cell table:style-name="ce125" table:formula="of:=[.F132]/[.E132]-1" office:value-type="percentage" office:value="0.426267281105991" calcext:value-type="percentage">
            <text:p>42.63%</text:p>
          </table:table-cell>
          <table:table-cell table:style-name="ce125" table:formula="of:=[.G132]/[.F132]-1" office:value-type="percentage" office:value="0.265044426494346" calcext:value-type="percentage">
            <text:p>26.50%</text:p>
          </table:table-cell>
          <table:table-cell table:style-name="ce125" table:formula="of:=[.H132]/[.G132]-1" office:value-type="percentage" office:value="0.306089871498124" calcext:value-type="percentage">
            <text:p>30.61%</text:p>
          </table:table-cell>
          <table:table-cell table:style-name="ce82" table:number-columns-repeated="2"/>
          <table:table-cell table:number-columns-repeated="8"/>
          <table:table-cell table:style-name="Default" table:number-columns-repeated="16366"/>
        </table:table-row>
        <table:table-row table:style-name="ro1">
          <table:table-cell table:style-name="ce82"/>
          <table:table-cell table:style-name="ce82" office:value-type="string" calcext:value-type="string">
            <text:p>APAC %</text:p>
          </table:table-cell>
          <table:table-cell table:style-name="ce82"/>
          <table:table-cell table:style-name="ce125" table:formula="of:=[.D133]/[.C133]-1" office:value-type="percentage" office:value="1.38099389712293" calcext:value-type="percentage">
            <text:p>138.10%</text:p>
          </table:table-cell>
          <table:table-cell table:style-name="ce125" table:formula="of:=[.E133]/[.D133]-1" office:value-type="percentage" office:value="0.27462467960454" calcext:value-type="percentage">
            <text:p>27.46%</text:p>
          </table:table-cell>
          <table:table-cell table:style-name="ce125" table:formula="of:=[.F133]/[.E133]-1" office:value-type="percentage" office:value="0.272335535765585" calcext:value-type="percentage">
            <text:p>27.23%</text:p>
          </table:table-cell>
          <table:table-cell table:style-name="ce125" table:formula="of:=[.G133]/[.F133]-1" office:value-type="percentage" office:value="0.137051253104538" calcext:value-type="percentage">
            <text:p>13.71%</text:p>
          </table:table-cell>
          <table:table-cell table:style-name="ce125" table:formula="of:=[.H133]/[.G133]-1" office:value-type="percentage" office:value="0.163026211278793" calcext:value-type="percentage">
            <text:p>16.30%</text:p>
          </table:table-cell>
          <table:table-cell table:style-name="ce82"/>
          <table:table-cell table:number-columns-repeated="9"/>
          <table:table-cell table:style-name="Default" table:number-columns-repeated="16366"/>
        </table:table-row>
      </table:table>
      <table:table table:name="Model" table:style-name="ta1">
        <office:forms form:automatic-focus="false" form:apply-design-mode="false"/>
        <table:table-column table:style-name="co7" table:default-cell-style-name="ce8"/>
        <table:table-column table:style-name="co2" table:number-columns-repeated="12" table:default-cell-style-name="ce26"/>
        <table:table-column table:style-name="co2" table:number-columns-repeated="7" table:default-cell-style-name="Default"/>
        <table:table-column table:style-name="co2" table:number-columns-repeated="7" table:default-cell-style-name="ce26"/>
        <table:table-column table:style-name="co2" table:number-columns-repeated="3" table:default-cell-style-name="Default"/>
        <table:table-column table:style-name="co2" table:number-columns-repeated="8" table:default-cell-style-name="ce26"/>
        <table:table-column table:style-name="co8" table:default-cell-style-name="ce26"/>
        <table:table-column table:style-name="co2" table:number-columns-repeated="3" table:default-cell-style-name="ce26"/>
        <table:table-column table:style-name="co9" table:number-columns-repeated="2" table:default-cell-style-name="ce26"/>
        <table:table-column table:style-name="co2" table:number-columns-repeated="102" table:default-cell-style-name="ce26"/>
        <table:table-column table:style-name="co2" table:number-columns-repeated="16238"/>
        <table:table-row table:style-name="ro3">
          <table:table-cell office:value-type="string" calcext:value-type="string">
            <text:p><text:a xlink:href="../Uber.ods#Main" xlink:type="simple">Main</text:a></text:p>
          </table:table-cell>
          <table:table-cell table:style-name="ce97" office:value-type="string" calcext:value-type="string">
            <text:p>03/23</text:p>
          </table:table-cell>
          <table:table-cell table:style-name="ce97" office:value-type="string" calcext:value-type="string">
            <text:p>06/23</text:p>
          </table:table-cell>
          <table:table-cell table:style-name="ce97" office:value-type="string" calcext:value-type="string">
            <text:p>09/23</text:p>
          </table:table-cell>
          <table:table-cell table:style-name="ce97" office:value-type="string" calcext:value-type="string">
            <text:p>12/23</text:p>
          </table:table-cell>
          <table:table-cell table:style-name="ce97" office:value-type="string" calcext:value-type="string">
            <text:p>03/24</text:p>
          </table:table-cell>
          <table:table-cell table:style-name="ce97" office:value-type="string" calcext:value-type="string">
            <text:p>06/24</text:p>
          </table:table-cell>
          <table:table-cell table:style-name="ce97" office:value-type="string" calcext:value-type="string">
            <text:p>09/24</text:p>
          </table:table-cell>
          <table:table-cell table:style-name="ce97" office:value-type="string" calcext:value-type="string">
            <text:p>12/24</text:p>
          </table:table-cell>
          <table:table-cell table:style-name="ce97" office:value-type="string" calcext:value-type="string">
            <text:p>03/25</text:p>
          </table:table-cell>
          <table:table-cell table:style-name="ce97" office:value-type="string" calcext:value-type="string">
            <text:p>06/25</text:p>
          </table:table-cell>
          <table:table-cell table:style-name="ce97" office:value-type="string" calcext:value-type="string">
            <text:p>09/25</text:p>
          </table:table-cell>
          <table:table-cell table:style-name="ce97" office:value-type="string" calcext:value-type="string">
            <text:p>12/25</text:p>
          </table:table-cell>
          <table:table-cell table:style-name="ce97" office:value-type="string" calcext:value-type="string">
            <text:p>03/26</text:p>
            <draw:line draw:z-index="0" draw:name="Line 1" draw:style-name="gr1" draw:text-style-name="P1" svg:x1="0.1709in" svg:y1="0.2031in" svg:x2="0.1709in" svg:y2="19.3437in">
              <text:p/>
            </draw:line>
          </table:table-cell>
          <table:table-cell table:style-name="ce97" office:value-type="string" calcext:value-type="string">
            <text:p>06/26</text:p>
          </table:table-cell>
          <table:table-cell table:style-name="ce97" office:value-type="string" calcext:value-type="string">
            <text:p>09/26</text:p>
          </table:table-cell>
          <table:table-cell table:style-name="ce97" office:value-type="string" calcext:value-type="string">
            <text:p>12/26</text:p>
          </table:table-cell>
          <table:table-cell table:style-name="ce8" table:number-columns-repeated="3"/>
          <table:table-cell table:style-name="ce97" office:value-type="string" calcext:value-type="string">
            <text:p>12/20</text:p>
          </table:table-cell>
          <table:table-cell table:style-name="ce97" office:value-type="string" calcext:value-type="string">
            <text:p>12/21</text:p>
          </table:table-cell>
          <table:table-cell table:style-name="ce97" office:value-type="string" calcext:value-type="string">
            <text:p>12/22</text:p>
          </table:table-cell>
          <table:table-cell table:style-name="ce97" office:value-type="string" calcext:value-type="string">
            <text:p>12/23</text:p>
          </table:table-cell>
          <table:table-cell table:style-name="ce97" office:value-type="string" calcext:value-type="string">
            <text:p>12/24</text:p>
          </table:table-cell>
          <table:table-cell table:style-name="ce97" office:value-type="string" calcext:value-type="string">
            <text:p>12/25</text:p>
          </table:table-cell>
          <table:table-cell table:style-name="ce97" office:value-type="string" calcext:value-type="string">
            <text:p>12/26</text:p>
            <draw:line draw:z-index="1" draw:name="Vertical line 1" draw:style-name="gr1" draw:text-style-name="P1" svg:x1="0.152in" svg:y1="0.2193in" svg:x2="0.1606in" svg:y2="22.711in">
              <text:p/>
            </draw:line>
            <draw:line draw:z-index="10" draw:name="Vertical line 2" draw:style-name="gr1" draw:text-style-name="P1" svg:x1="0.0961in" svg:y1="0.2008in" svg:x2="0.0961in" svg:y2="13.9827in">
              <text:p/>
            </draw:line>
            <draw:line draw:z-index="11" draw:name="Vertical line 3" draw:style-name="gr1" draw:text-style-name="P1" svg:x1="0.0945in" svg:y1="0.2126in" svg:x2="0.0945in" svg:y2="12.5445in">
              <text:p/>
            </draw:line>
          </table:table-cell>
          <table:table-cell table:style-name="ce97" office:value-type="string" calcext:value-type="string">
            <text:p>12/27</text:p>
          </table:table-cell>
          <table:table-cell table:style-name="ce97" office:value-type="string" calcext:value-type="string">
            <text:p>12/28</text:p>
          </table:table-cell>
          <table:table-cell table:style-name="ce97" office:value-type="string" calcext:value-type="string">
            <text:p>12/29</text:p>
          </table:table-cell>
          <table:table-cell table:style-name="ce97" office:value-type="string" calcext:value-type="string">
            <text:p>12/30</text:p>
          </table:table-cell>
          <table:table-cell table:style-name="ce97" office:value-type="string" calcext:value-type="string">
            <text:p>12/31</text:p>
          </table:table-cell>
          <table:table-cell table:style-name="ce97" office:value-type="string" calcext:value-type="string">
            <text:p>12/32</text:p>
          </table:table-cell>
          <table:table-cell table:style-name="ce97" office:value-type="string" calcext:value-type="string">
            <text:p>12/33</text:p>
          </table:table-cell>
          <table:table-cell table:style-name="ce97" office:value-type="string" calcext:value-type="string">
            <text:p>12/34</text:p>
          </table:table-cell>
          <table:table-cell table:style-name="ce97" office:value-type="string" calcext:value-type="string">
            <text:p>12/35</text:p>
          </table:table-cell>
          <table:table-cell table:style-name="ce97"/>
          <table:table-cell table:style-name="ce8" table:number-columns-repeated="16347"/>
        </table:table-row>
        <table:table-row table:style-name="ro3">
          <table:table-cell table:style-name="ce9"/>
          <table:table-cell table:style-name="ce9" office:value-type="string" calcext:value-type="string">
            <text:p>Q123</text:p>
          </table:table-cell>
          <table:table-cell table:style-name="ce9" office:value-type="string" calcext:value-type="string">
            <text:p>Q223</text:p>
          </table:table-cell>
          <table:table-cell table:style-name="ce9" office:value-type="string" calcext:value-type="string">
            <text:p>Q323</text:p>
          </table:table-cell>
          <table:table-cell table:style-name="ce9" office:value-type="string" calcext:value-type="string">
            <text:p>Q423</text:p>
          </table:table-cell>
          <table:table-cell table:style-name="ce9" office:value-type="string" calcext:value-type="string">
            <text:p>Q124</text:p>
          </table:table-cell>
          <table:table-cell table:style-name="ce9" office:value-type="string" calcext:value-type="string">
            <text:p>Q224</text:p>
          </table:table-cell>
          <table:table-cell table:style-name="ce9" office:value-type="string" calcext:value-type="string">
            <text:p>Q324</text:p>
          </table:table-cell>
          <table:table-cell table:style-name="ce9" office:value-type="string" calcext:value-type="string">
            <text:p>Q424</text:p>
          </table:table-cell>
          <table:table-cell table:style-name="ce9" office:value-type="string" calcext:value-type="string">
            <text:p>Q125</text:p>
          </table:table-cell>
          <table:table-cell table:style-name="ce9" office:value-type="string" calcext:value-type="string">
            <text:p>Q225</text:p>
          </table:table-cell>
          <table:table-cell table:style-name="ce9" office:value-type="string" calcext:value-type="string">
            <text:p>Q325</text:p>
          </table:table-cell>
          <table:table-cell table:style-name="ce9" office:value-type="string" calcext:value-type="string">
            <text:p>Q425</text:p>
          </table:table-cell>
          <table:table-cell table:style-name="ce9" office:value-type="string" calcext:value-type="string">
            <text:p>Q126</text:p>
          </table:table-cell>
          <table:table-cell table:style-name="ce9" office:value-type="string" calcext:value-type="string">
            <text:p>Q226</text:p>
          </table:table-cell>
          <table:table-cell table:style-name="ce9" office:value-type="string" calcext:value-type="string">
            <text:p>Q326</text:p>
          </table:table-cell>
          <table:table-cell table:style-name="ce9" office:value-type="string" calcext:value-type="string">
            <text:p>Q426</text:p>
          </table:table-cell>
          <table:table-cell table:style-name="ce9" table:number-columns-repeated="3"/>
          <table:table-cell table:style-name="ce167" office:value-type="float" office:value="2020" calcext:value-type="float">
            <text:p>2020</text:p>
          </table:table-cell>
          <table:table-cell table:style-name="ce9" table:formula="of:=[.U2]+1" office:value-type="float" office:value="2021" calcext:value-type="float">
            <text:p>2021</text:p>
          </table:table-cell>
          <table:table-cell table:style-name="ce9" table:formula="of:=[.V2]+1" office:value-type="float" office:value="2022" calcext:value-type="float">
            <text:p>2022</text:p>
          </table:table-cell>
          <table:table-cell table:style-name="ce9" table:formula="of:=[.W2]+1" office:value-type="float" office:value="2023" calcext:value-type="float">
            <text:p>2023</text:p>
          </table:table-cell>
          <table:table-cell table:style-name="ce9" table:formula="of:=[.X2]+1" office:value-type="float" office:value="2024" calcext:value-type="float">
            <text:p>2024</text:p>
          </table:table-cell>
          <table:table-cell table:style-name="ce9" table:formula="of:=[.Y2]+1" office:value-type="float" office:value="2025" calcext:value-type="float">
            <text:p>2025</text:p>
          </table:table-cell>
          <table:table-cell table:style-name="ce9" table:formula="of:=[.Z2]+1" office:value-type="float" office:value="2026" calcext:value-type="float">
            <office:annotation draw:style-name="gr2" svg:width="1.1413in" svg:height="0.7083in" svg:x="25.1354in" svg:y="0in" draw:caption-point-x="-0.2402in" draw:caption-point-y="0.2283in">
              <dc:creator>Unknown Author</dc:creator>
              <dc:date>2026-03-03T11:24:17</dc:date>
              <text:p>03/03 58.367</text:p>
            </office:annotation>
            <text:p>2026</text:p>
          </table:table-cell>
          <table:table-cell table:style-name="ce9" table:formula="of:=[.AA2]+1" office:value-type="float" office:value="2027" calcext:value-type="float">
            <office:annotation draw:style-name="gr2" svg:width="1.1413in" svg:height="0.7083in" svg:x="26.0244in" svg:y="0in" draw:caption-point-x="-0.2402in" draw:caption-point-y="0.2283in">
              <dc:creator>Unknown Author</dc:creator>
              <dc:date>2026-03-03T11:24:37</dc:date>
              <text:p>03/03 66.895</text:p>
            </office:annotation>
            <text:p>2027</text:p>
          </table:table-cell>
          <table:table-cell table:style-name="ce9" table:formula="of:=[.AB2]+1" office:value-type="float" office:value="2028" calcext:value-type="float">
            <office:annotation draw:style-name="gr2" svg:width="1.1413in" svg:height="0.7083in" svg:x="26.9134in" svg:y="0in" draw:caption-point-x="-0.2402in" draw:caption-point-y="0.2283in">
              <dc:creator>Unknown Author</dc:creator>
              <dc:date>2026-03-03T11:24:52</dc:date>
              <text:p>03/03 75.302</text:p>
            </office:annotation>
            <text:p>2028</text:p>
          </table:table-cell>
          <table:table-cell table:style-name="ce9" table:formula="of:=[.AC2]+1" office:value-type="float" office:value="2029" calcext:value-type="float">
            <text:p>2029</text:p>
          </table:table-cell>
          <table:table-cell table:style-name="ce9" table:formula="of:=[.AD2]+1" office:value-type="float" office:value="2030" calcext:value-type="float">
            <text:p>2030</text:p>
          </table:table-cell>
          <table:table-cell table:style-name="ce9" table:formula="of:=[.AE2]+1" office:value-type="float" office:value="2031" calcext:value-type="float">
            <text:p>2031</text:p>
          </table:table-cell>
          <table:table-cell table:style-name="ce9" table:formula="of:=[.AF2]+1" office:value-type="float" office:value="2032" calcext:value-type="float">
            <text:p>2032</text:p>
          </table:table-cell>
          <table:table-cell table:style-name="ce9" table:formula="of:=[.AG2]+1" office:value-type="float" office:value="2033" calcext:value-type="float">
            <text:p>2033</text:p>
          </table:table-cell>
          <table:table-cell table:style-name="ce9" table:formula="of:=[.AH2]+1" office:value-type="float" office:value="2034" calcext:value-type="float">
            <text:p>2034</text:p>
          </table:table-cell>
          <table:table-cell table:style-name="ce9" table:formula="of:=[.AI2]+1" office:value-type="float" office:value="2035" calcext:value-type="float">
            <text:p>2035</text:p>
          </table:table-cell>
          <table:table-cell table:style-name="ce9" table:number-columns-repeated="16348"/>
        </table:table-row>
        <table:table-row table:style-name="ro3">
          <table:table-cell table:style-name="ce46" office:value-type="string" calcext:value-type="string">
            <text:p>DASH Orders</text:p>
          </table:table-cell>
          <table:table-cell table:style-name="ce9" table:number-columns-repeated="19"/>
          <table:table-cell table:style-name="ce167"/>
          <table:table-cell table:style-name="ce9" table:number-columns-repeated="16363"/>
        </table:table-row>
        <table:table-row table:style-name="ro3">
          <table:table-cell table:style-name="ce46" office:value-type="string" calcext:value-type="string">
            <text:p>%</text:p>
          </table:table-cell>
          <table:table-cell table:style-name="ce9" table:number-columns-repeated="19"/>
          <table:table-cell table:style-name="ce167"/>
          <table:table-cell table:style-name="ce9" table:number-columns-repeated="16363"/>
        </table:table-row>
        <table:table-row table:style-name="ro3" table:number-rows-repeated="4">
          <table:table-cell table:style-name="ce46"/>
          <table:table-cell table:style-name="ce9" table:number-columns-repeated="19"/>
          <table:table-cell table:style-name="ce167"/>
          <table:table-cell table:style-name="ce9" table:number-columns-repeated="16363"/>
        </table:table-row>
        <table:table-row table:style-name="ro3">
          <table:table-cell table:style-name="ce38" office:value-type="string" calcext:value-type="string">
            <text:p>LYFT Trips</text:p>
          </table:table-cell>
          <table:table-cell table:style-name="ce98" office:value-type="float" office:value="153" calcext:value-type="float">
            <text:p>153.0</text:p>
          </table:table-cell>
          <table:table-cell table:style-name="ce98" office:value-type="float" office:value="177.9" calcext:value-type="float">
            <text:p>177.9</text:p>
          </table:table-cell>
          <table:table-cell table:style-name="ce98" office:value-type="float" office:value="187.4" calcext:value-type="float">
            <text:p>187.4</text:p>
          </table:table-cell>
          <table:table-cell table:style-name="ce98" office:value-type="float" office:value="190.8" calcext:value-type="float">
            <text:p>190.8</text:p>
          </table:table-cell>
          <table:table-cell table:style-name="ce98" office:value-type="float" office:value="187.7" calcext:value-type="float">
            <text:p>187.7</text:p>
          </table:table-cell>
          <table:table-cell table:style-name="ce98" office:value-type="float" office:value="205.3" calcext:value-type="float">
            <text:p>205.3</text:p>
          </table:table-cell>
          <table:table-cell table:style-name="ce98" office:value-type="float" office:value="216.7" calcext:value-type="float">
            <text:p>216.7</text:p>
          </table:table-cell>
          <table:table-cell table:style-name="ce98" office:value-type="float" office:value="218.5" calcext:value-type="float">
            <text:p>218.5</text:p>
          </table:table-cell>
          <table:table-cell table:style-name="ce98" office:value-type="float" office:value="218.4" calcext:value-type="float">
            <text:p>218.4</text:p>
          </table:table-cell>
          <table:table-cell table:style-name="ce98" office:value-type="float" office:value="234.8" calcext:value-type="float">
            <text:p>234.8</text:p>
          </table:table-cell>
          <table:table-cell table:style-name="ce98" office:value-type="float" office:value="248.8" calcext:value-type="float">
            <text:p>248.8</text:p>
          </table:table-cell>
          <table:table-cell table:style-name="ce98" office:value-type="float" office:value="243.5" calcext:value-type="float">
            <text:p>243.5</text:p>
          </table:table-cell>
          <table:table-cell table:style-name="ce98" table:number-columns-repeated="7"/>
          <table:table-cell table:style-name="ce168" office:value-type="string" calcext:value-type="string">
            <text:p>-</text:p>
          </table:table-cell>
          <table:table-cell table:style-name="ce138" office:value-type="string" calcext:value-type="string">
            <text:p>-</text:p>
          </table:table-cell>
          <table:table-cell office:value-type="float" office:value="598.5" calcext:value-type="float">
            <text:p>598.5</text:p>
          </table:table-cell>
          <table:table-cell table:style-name="ce98" table:formula="of:=SUM([.B9:.E9])" office:value-type="float" office:value="709.1" calcext:value-type="float">
            <text:p>709.1</text:p>
          </table:table-cell>
          <table:table-cell table:style-name="ce98" table:formula="of:=SUM([.F9:.I9])" office:value-type="float" office:value="828.2" calcext:value-type="float">
            <text:p>828.2</text:p>
          </table:table-cell>
          <table:table-cell table:style-name="ce98" table:formula="of:=SUM([.J9:.M9])" office:value-type="float" office:value="945.5" calcext:value-type="float">
            <text:p>945.5</text:p>
          </table:table-cell>
          <table:table-cell table:style-name="ce98" table:number-columns-repeated="11"/>
          <table:table-cell table:style-name="ce98" office:value-type="float" office:value="139.5" calcext:value-type="float">
            <text:p>139.5</text:p>
          </table:table-cell>
          <table:table-cell table:style-name="ce98" office:value-type="float" office:value="152.1" calcext:value-type="float">
            <text:p>152.1</text:p>
          </table:table-cell>
          <table:table-cell table:style-name="ce98" office:value-type="float" office:value="155.8" calcext:value-type="float">
            <text:p>155.8</text:p>
          </table:table-cell>
          <table:table-cell table:style-name="ce98" office:value-type="float" office:value="151.1" calcext:value-type="float">
            <text:p>151.1</text:p>
          </table:table-cell>
          <table:table-cell table:style-name="ce98" table:number-columns-repeated="16343"/>
        </table:table-row>
        <table:table-row table:style-name="ro2">
          <table:table-cell table:style-name="ce39" office:value-type="string" calcext:value-type="string">
            <text:p>%</text:p>
          </table:table-cell>
          <table:table-cell table:style-name="ce100" table:number-columns-repeated="4"/>
          <table:table-cell table:style-name="ce103" table:formula="of:=[.F9]/[.B9]-1" office:value-type="percentage" office:value="0.226797385620915" calcext:value-type="percentage">
            <text:p>22.68%</text:p>
          </table:table-cell>
          <table:table-cell table:style-name="ce103" table:formula="of:=[.G9]/[.C9]-1" office:value-type="percentage" office:value="0.154019111860596" calcext:value-type="percentage">
            <text:p>15.40%</text:p>
          </table:table-cell>
          <table:table-cell table:style-name="ce103" table:formula="of:=[.H9]/[.D9]-1" office:value-type="percentage" office:value="0.156350053361793" calcext:value-type="percentage">
            <text:p>15.64%</text:p>
          </table:table-cell>
          <table:table-cell table:style-name="ce103" table:formula="of:=[.I9]/[.E9]-1" office:value-type="percentage" office:value="0.145178197064989" calcext:value-type="percentage">
            <text:p>14.52%</text:p>
          </table:table-cell>
          <table:table-cell table:style-name="ce103" table:formula="of:=[.J9]/[.F9]-1" office:value-type="percentage" office:value="0.163558870538093" calcext:value-type="percentage">
            <text:p>16.36%</text:p>
          </table:table-cell>
          <table:table-cell table:style-name="ce103" table:formula="of:=[.K9]/[.G9]-1" office:value-type="percentage" office:value="0.143692157817828" calcext:value-type="percentage">
            <text:p>14.37%</text:p>
          </table:table-cell>
          <table:table-cell table:style-name="ce103" table:formula="of:=[.L9]/[.H9]-1" office:value-type="percentage" office:value="0.148131056760499" calcext:value-type="percentage">
            <text:p>14.81%</text:p>
          </table:table-cell>
          <table:table-cell table:style-name="ce103" table:formula="of:=[.M9]/[.I9]-1" office:value-type="percentage" office:value="0.11441647597254" calcext:value-type="percentage">
            <text:p>11.44%</text:p>
          </table:table-cell>
          <table:table-cell table:style-name="ce100" table:number-columns-repeated="7"/>
          <table:table-cell table:style-name="ce169"/>
          <table:table-cell table:style-name="ce100" table:number-columns-repeated="2"/>
          <table:table-cell table:style-name="ce103" table:formula="of:=[.X9]/[.W9]-1" office:value-type="percentage" office:value="0.184795321637427" calcext:value-type="percentage">
            <text:p>18.48%</text:p>
          </table:table-cell>
          <table:table-cell table:style-name="ce103" table:formula="of:=[.Y9]/[.X9]-1" office:value-type="percentage" office:value="0.167959385136088" calcext:value-type="percentage">
            <text:p>16.80%</text:p>
          </table:table-cell>
          <table:table-cell table:style-name="ce103" table:formula="of:=[.Z9]/[.Y9]-1" office:value-type="percentage" office:value="0.14163245592852" calcext:value-type="percentage">
            <text:p>14.16%</text:p>
          </table:table-cell>
          <table:table-cell table:style-name="ce100" table:number-columns-repeated="16358"/>
        </table:table-row>
        <table:table-row table:style-name="ro3">
          <table:table-cell table:style-name="ce40" office:value-type="string" calcext:value-type="string">
            <text:p>LYFT Raiders</text:p>
          </table:table-cell>
          <table:table-cell table:style-name="ce101" office:value-type="float" office:value="19.6" calcext:value-type="float">
            <text:p>19.6</text:p>
          </table:table-cell>
          <table:table-cell table:style-name="ce101" office:value-type="float" office:value="21.5" calcext:value-type="float">
            <text:p>21.5</text:p>
          </table:table-cell>
          <table:table-cell table:number-columns-repeated="2" table:style-name="ce101" office:value-type="float" office:value="22.4" calcext:value-type="float">
            <text:p>22.4</text:p>
          </table:table-cell>
          <table:table-cell table:style-name="ce101" office:value-type="float" office:value="21.9" calcext:value-type="float">
            <text:p>21.9</text:p>
          </table:table-cell>
          <table:table-cell table:style-name="ce101" office:value-type="float" office:value="23.7" calcext:value-type="float">
            <text:p>23.7</text:p>
          </table:table-cell>
          <table:table-cell table:style-name="ce101" office:value-type="float" office:value="24.4" calcext:value-type="float">
            <text:p>24.4</text:p>
          </table:table-cell>
          <table:table-cell table:style-name="ce101" office:value-type="float" office:value="24.7" calcext:value-type="float">
            <text:p>24.7</text:p>
          </table:table-cell>
          <table:table-cell table:style-name="ce101" office:value-type="float" office:value="24.2" calcext:value-type="float">
            <text:p>24.2</text:p>
          </table:table-cell>
          <table:table-cell table:style-name="ce101" office:value-type="float" office:value="26.1" calcext:value-type="float">
            <text:p>26.1</text:p>
          </table:table-cell>
          <table:table-cell table:style-name="ce101" office:value-type="float" office:value="28.7" calcext:value-type="float">
            <text:p>28.7</text:p>
          </table:table-cell>
          <table:table-cell table:style-name="ce101" office:value-type="float" office:value="29.2" calcext:value-type="float">
            <text:p>29.2</text:p>
          </table:table-cell>
          <table:table-cell table:style-name="ce101" table:number-columns-repeated="7"/>
          <table:table-cell table:style-name="ce98" office:value-type="float" office:value="55" calcext:value-type="float">
            <text:p>55.0</text:p>
          </table:table-cell>
          <table:table-cell table:style-name="ce98" office:value-type="float" office:value="68.2" calcext:value-type="float">
            <text:p>68.2</text:p>
          </table:table-cell>
          <table:table-cell table:style-name="ce98" office:value-type="float" office:value="78.4" calcext:value-type="float">
            <text:p>78.4</text:p>
          </table:table-cell>
          <table:table-cell table:style-name="ce98" table:formula="of:=SUM([.B11:.E11])" office:value-type="float" office:value="85.9" calcext:value-type="float">
            <text:p>85.9</text:p>
          </table:table-cell>
          <table:table-cell table:style-name="ce98" table:formula="of:=SUM([.F11:.I11])" office:value-type="float" office:value="94.7" calcext:value-type="float">
            <text:p>94.7</text:p>
          </table:table-cell>
          <table:table-cell table:style-name="ce98" table:formula="of:=SUM([.J11:.M11])" office:value-type="float" office:value="108.2" calcext:value-type="float">
            <text:p>108.2</text:p>
          </table:table-cell>
          <table:table-cell table:style-name="ce101" table:number-columns-repeated="16358"/>
        </table:table-row>
        <table:table-row table:style-name="ro2">
          <table:table-cell table:style-name="ce39" office:value-type="string" calcext:value-type="string">
            <text:p>%</text:p>
          </table:table-cell>
          <table:table-cell table:style-name="ce100" table:number-columns-repeated="4"/>
          <table:table-cell table:style-name="ce103" table:formula="of:=[.F11]/[.B11]-1" office:value-type="percentage" office:value="0.11734693877551" calcext:value-type="percentage">
            <text:p>11.73%</text:p>
          </table:table-cell>
          <table:table-cell table:style-name="ce103" table:formula="of:=[.G11]/[.C11]-1" office:value-type="percentage" office:value="0.102325581395349" calcext:value-type="percentage">
            <text:p>10.23%</text:p>
          </table:table-cell>
          <table:table-cell table:style-name="ce103" table:formula="of:=[.H11]/[.D11]-1" office:value-type="percentage" office:value="0.0892857142857142" calcext:value-type="percentage">
            <text:p>8.93%</text:p>
          </table:table-cell>
          <table:table-cell table:style-name="ce103" table:formula="of:=[.I11]/[.E11]-1" office:value-type="percentage" office:value="0.102678571428571" calcext:value-type="percentage">
            <text:p>10.27%</text:p>
          </table:table-cell>
          <table:table-cell table:style-name="ce103" table:formula="of:=[.J11]/[.F11]-1" office:value-type="percentage" office:value="0.105022831050228" calcext:value-type="percentage">
            <text:p>10.50%</text:p>
          </table:table-cell>
          <table:table-cell table:style-name="ce103" table:formula="of:=[.K11]/[.G11]-1" office:value-type="percentage" office:value="0.10126582278481" calcext:value-type="percentage">
            <text:p>10.13%</text:p>
          </table:table-cell>
          <table:table-cell table:style-name="ce103" table:formula="of:=[.L11]/[.H11]-1" office:value-type="percentage" office:value="0.176229508196721" calcext:value-type="percentage">
            <text:p>17.62%</text:p>
          </table:table-cell>
          <table:table-cell table:style-name="ce103" table:formula="of:=[.M11]/[.I11]-1" office:value-type="percentage" office:value="0.182186234817814" calcext:value-type="percentage">
            <text:p>18.22%</text:p>
          </table:table-cell>
          <table:table-cell table:style-name="ce100" table:number-columns-repeated="7"/>
          <table:table-cell table:style-name="ce169"/>
          <table:table-cell table:style-name="ce100" table:number-columns-repeated="2"/>
          <table:table-cell table:style-name="ce103" table:formula="of:=[.X11]/[.W11]-1" office:value-type="percentage" office:value="0.0956632653061225" calcext:value-type="percentage">
            <text:p>9.57%</text:p>
          </table:table-cell>
          <table:table-cell table:style-name="ce103" table:formula="of:=[.Y11]/[.X11]-1" office:value-type="percentage" office:value="0.10244470314319" calcext:value-type="percentage">
            <text:p>10.24%</text:p>
          </table:table-cell>
          <table:table-cell table:style-name="ce103" table:formula="of:=[.Z11]/[.Y11]-1" office:value-type="percentage" office:value="0.142555438225977" calcext:value-type="percentage">
            <text:p>14.26%</text:p>
          </table:table-cell>
          <table:table-cell table:style-name="ce100" table:number-columns-repeated="16358"/>
        </table:table-row>
        <table:table-row table:style-name="ro3">
          <table:table-cell table:style-name="ce41" office:value-type="string" calcext:value-type="string">
            <text:p>LYFt Gross Book</text:p>
          </table:table-cell>
          <table:table-cell table:style-name="ce102" office:value-type="float" office:value="3051" calcext:value-type="float">
            <text:p>3,051</text:p>
          </table:table-cell>
          <table:table-cell table:style-name="ce102" office:value-type="float" office:value="3446" calcext:value-type="float">
            <text:p>3,446</text:p>
          </table:table-cell>
          <table:table-cell table:style-name="ce102" office:value-type="float" office:value="3554" calcext:value-type="float">
            <text:p>3,554</text:p>
          </table:table-cell>
          <table:table-cell table:style-name="ce102" office:value-type="float" office:value="3724" calcext:value-type="float">
            <text:p>3,724</text:p>
          </table:table-cell>
          <table:table-cell table:style-name="ce102" office:value-type="float" office:value="3693" calcext:value-type="float">
            <text:p>3,693</text:p>
          </table:table-cell>
          <table:table-cell table:style-name="ce102" office:value-type="float" office:value="4019" calcext:value-type="float">
            <text:p>4,019</text:p>
          </table:table-cell>
          <table:table-cell table:style-name="ce102" office:value-type="float" office:value="4108" calcext:value-type="float">
            <text:p>4,108</text:p>
          </table:table-cell>
          <table:table-cell table:style-name="ce102" office:value-type="float" office:value="4279" calcext:value-type="float">
            <text:p>4,279</text:p>
          </table:table-cell>
          <table:table-cell table:style-name="ce102" office:value-type="float" office:value="4162" calcext:value-type="float">
            <text:p>4,162</text:p>
          </table:table-cell>
          <table:table-cell table:style-name="ce102" office:value-type="float" office:value="4490" calcext:value-type="float">
            <text:p>4,490</text:p>
          </table:table-cell>
          <table:table-cell table:style-name="ce102" office:value-type="float" office:value="4780" calcext:value-type="float">
            <text:p>4,780</text:p>
          </table:table-cell>
          <table:table-cell table:style-name="ce102" office:value-type="float" office:value="5074" calcext:value-type="float">
            <text:p>5,074</text:p>
          </table:table-cell>
          <table:table-cell table:style-name="ce102" table:formula="of:=[.J13]*1.17" office:value-type="float" office:value="4869.54" calcext:value-type="float">
            <text:p>4,870</text:p>
          </table:table-cell>
          <table:table-cell table:style-name="ce102" table:number-columns-repeated="6"/>
          <table:table-cell table:number-columns-repeated="2" table:style-name="ce139" office:value-type="string" calcext:value-type="string">
            <text:p>-</text:p>
          </table:table-cell>
          <table:table-cell table:style-name="ce102" office:value-type="float" office:value="12057" calcext:value-type="float">
            <text:p>12,057</text:p>
          </table:table-cell>
          <table:table-cell table:style-name="ce98" table:formula="of:=SUM([.B13:.E13])" office:value-type="float" office:value="13775" calcext:value-type="float">
            <text:p>13,775.0</text:p>
          </table:table-cell>
          <table:table-cell table:style-name="ce98" table:formula="of:=SUM([.F13:.I13])" office:value-type="float" office:value="16099" calcext:value-type="float">
            <text:p>16,099.0</text:p>
          </table:table-cell>
          <table:table-cell table:style-name="ce98" table:formula="of:=SUM([.J13:.M13])" office:value-type="float" office:value="18506" calcext:value-type="float">
            <text:p>18,506.0</text:p>
          </table:table-cell>
          <table:table-cell table:style-name="ce102" table:number-columns-repeated="16358"/>
        </table:table-row>
        <table:table-row table:style-name="ro2">
          <table:table-cell table:style-name="ce43" office:value-type="string" calcext:value-type="string">
            <text:p>%</text:p>
          </table:table-cell>
          <table:table-cell table:style-name="ce103" table:number-columns-repeated="4"/>
          <table:table-cell table:style-name="ce103" table:formula="of:=[.F13]/[.B13]-1" office:value-type="percentage" office:value="0.210422812192724" calcext:value-type="percentage">
            <text:p>21.04%</text:p>
          </table:table-cell>
          <table:table-cell table:style-name="ce103" table:formula="of:=[.G13]/[.C13]-1" office:value-type="percentage" office:value="0.166279744631457" calcext:value-type="percentage">
            <text:p>16.63%</text:p>
          </table:table-cell>
          <table:table-cell table:style-name="ce103" table:formula="of:=[.H13]/[.D13]-1" office:value-type="percentage" office:value="0.15588069780529" calcext:value-type="percentage">
            <text:p>15.59%</text:p>
          </table:table-cell>
          <table:table-cell table:style-name="ce103" table:formula="of:=[.I13]/[.E13]-1" office:value-type="percentage" office:value="0.149033297529538" calcext:value-type="percentage">
            <text:p>14.90%</text:p>
          </table:table-cell>
          <table:table-cell table:style-name="ce103" table:formula="of:=[.J13]/[.F13]-1" office:value-type="percentage" office:value="0.126997021391822" calcext:value-type="percentage">
            <text:p>12.70%</text:p>
          </table:table-cell>
          <table:table-cell table:style-name="ce103" table:formula="of:=[.K13]/[.G13]-1" office:value-type="percentage" office:value="0.117193331674546" calcext:value-type="percentage">
            <text:p>11.72%</text:p>
          </table:table-cell>
          <table:table-cell table:style-name="ce103" table:formula="of:=[.L13]/[.H13]-1" office:value-type="percentage" office:value="0.163583252190847" calcext:value-type="percentage">
            <text:p>16.36%</text:p>
          </table:table-cell>
          <table:table-cell table:style-name="ce103" table:formula="of:=[.M13]/[.I13]-1" office:value-type="percentage" office:value="0.185791072680533" calcext:value-type="percentage">
            <text:p>18.58%</text:p>
          </table:table-cell>
          <table:table-cell table:style-name="ce103" table:number-columns-repeated="7"/>
          <table:table-cell table:style-name="ce171"/>
          <table:table-cell table:style-name="ce103" table:number-columns-repeated="2"/>
          <table:table-cell table:style-name="ce103" table:formula="of:=[.X13]/[.W13]-1" office:value-type="percentage" office:value="0.142489839927013" calcext:value-type="percentage">
            <text:p>14.25%</text:p>
          </table:table-cell>
          <table:table-cell table:style-name="ce103" table:formula="of:=[.Y13]/[.X13]-1" office:value-type="percentage" office:value="0.168711433756806" calcext:value-type="percentage">
            <text:p>16.87%</text:p>
          </table:table-cell>
          <table:table-cell table:style-name="ce103" table:formula="of:=[.Z13]/[.Y13]-1" office:value-type="percentage" office:value="0.149512392074042" calcext:value-type="percentage">
            <text:p>14.95%</text:p>
          </table:table-cell>
          <table:table-cell table:style-name="ce103" table:number-columns-repeated="16358"/>
        </table:table-row>
        <table:table-row table:style-name="ro3" table:number-rows-repeated="2">
          <table:table-cell table:style-name="ce46"/>
          <table:table-cell table:style-name="ce9" table:number-columns-repeated="7"/>
          <table:table-cell table:style-name="ce131" table:number-columns-repeated="5"/>
          <table:table-cell table:style-name="ce9" table:number-columns-repeated="7"/>
          <table:table-cell table:style-name="ce167"/>
          <table:table-cell table:style-name="ce9" table:number-columns-repeated="16363"/>
        </table:table-row>
        <table:table-row table:style-name="ro3">
          <table:table-cell table:style-name="ce10" office:value-type="string" calcext:value-type="string">
            <office:annotation draw:style-name="gr2" svg:width="1.1413in" svg:height="0.7083in" svg:x="2.0244in" svg:y="2.9004in" draw:caption-point-x="-0.2402in" draw:caption-point-y="0.5945in">
              <dc:creator>Unknown Author</dc:creator>
              <dc:date>2026-02-18T22:34:09</dc:date>
              <text:p>Monthly Active Platform Consumers</text:p>
              <text:p/>
            </office:annotation>
            <text:p>MAPC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137" calcext:value-type="float">
            <text:p>137</text:p>
          </table:table-cell>
          <table:table-cell table:style-name="ce18" office:value-type="float" office:value="142" calcext:value-type="float">
            <text:p>142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149" calcext:value-type="float">
            <text:p>149</text:p>
          </table:table-cell>
          <table:table-cell table:style-name="ce18" office:value-type="float" office:value="156" calcext:value-type="float">
            <text:p>156</text:p>
          </table:table-cell>
          <table:table-cell table:style-name="ce18" office:value-type="float" office:value="161" calcext:value-type="float">
            <text:p>161</text:p>
          </table:table-cell>
          <table:table-cell table:style-name="ce18" office:value-type="float" office:value="171" calcext:value-type="float">
            <text:p>171</text:p>
          </table:table-cell>
          <table:table-cell table:style-name="ce18" office:value-type="float" office:value="170" calcext:value-type="float">
            <text:p>170</text:p>
          </table:table-cell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189" calcext:value-type="float">
            <text:p>189</text:p>
          </table:table-cell>
          <table:table-cell table:style-name="ce18" office:value-type="float" office:value="202" calcext:value-type="float">
            <text:p>202</text:p>
          </table:table-cell>
          <table:table-cell table:number-columns-repeated="7"/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131" calcext:value-type="float">
            <text:p>131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171" calcext:value-type="float">
            <text:p>171</text:p>
          </table:table-cell>
          <table:table-cell table:style-name="ce18" office:value-type="float" office:value="202" calcext:value-type="float">
            <text:p>202</text:p>
          </table:table-cell>
          <table:table-cell table:style-name="ce18"/>
          <table:table-cell table:number-columns-repeated="3"/>
          <table:table-cell table:style-name="ce18" table:number-columns-repeated="16354"/>
        </table:table-row>
        <table:table-row table:style-name="ro2">
          <table:table-cell table:style-name="ce49" office:value-type="string" calcext:value-type="string">
            <text:p>%</text:p>
          </table:table-cell>
          <table:table-cell table:style-name="ce49" table:number-columns-repeated="4"/>
          <table:table-cell table:style-name="ce103" table:formula="of:=[.F17]/[.B17]-1" office:value-type="percentage" office:value="0.146153846153846" calcext:value-type="percentage">
            <text:p>14.62%</text:p>
          </table:table-cell>
          <table:table-cell table:style-name="ce103" table:formula="of:=[.G17]/[.C17]-1" office:value-type="percentage" office:value="0.138686131386861" calcext:value-type="percentage">
            <text:p>13.87%</text:p>
          </table:table-cell>
          <table:table-cell table:style-name="ce103" table:formula="of:=[.H17]/[.D17]-1" office:value-type="percentage" office:value="0.133802816901409" calcext:value-type="percentage">
            <text:p>13.38%</text:p>
          </table:table-cell>
          <table:table-cell table:style-name="ce103" table:formula="of:=[.I17]/[.E17]-1" office:value-type="percentage" office:value="0.14" calcext:value-type="percentage">
            <text:p>14.00%</text:p>
          </table:table-cell>
          <table:table-cell table:style-name="ce103" table:formula="of:=[.J17]/[.F17]-1" office:value-type="percentage" office:value="0.140939597315436" calcext:value-type="percentage">
            <text:p>14.09%</text:p>
          </table:table-cell>
          <table:table-cell table:style-name="ce103" table:formula="of:=[.K17]/[.G17]-1" office:value-type="percentage" office:value="0.153846153846154" calcext:value-type="percentage">
            <text:p>15.38%</text:p>
          </table:table-cell>
          <table:table-cell table:style-name="ce103" table:formula="of:=[.L17]/[.H17]-1" office:value-type="percentage" office:value="0.173913043478261" calcext:value-type="percentage">
            <text:p>17.39%</text:p>
          </table:table-cell>
          <table:table-cell table:style-name="ce103" table:formula="of:=[.M17]/[.I17]-1" office:value-type="percentage" office:value="0.181286549707602" calcext:value-type="percentage">
            <text:p>18.13%</text:p>
          </table:table-cell>
          <table:table-cell table:style-name="ce49" table:number-columns-repeated="7"/>
          <table:table-cell table:style-name="ce86"/>
          <table:table-cell table:style-name="ce103" table:formula="of:=[.V17]/[.U17]-1" office:value-type="percentage" office:value="0.268817204301075" calcext:value-type="percentage">
            <text:p>26.88%</text:p>
          </table:table-cell>
          <table:table-cell table:style-name="ce103" table:formula="of:=[.W17]/[.V17]-1" office:value-type="percentage" office:value="0.110169491525424" calcext:value-type="percentage">
            <text:p>11.02%</text:p>
          </table:table-cell>
          <table:table-cell table:style-name="ce103" table:formula="of:=[.X17]/[.W17]-1" office:value-type="percentage" office:value="0.145038167938931" calcext:value-type="percentage">
            <text:p>14.50%</text:p>
          </table:table-cell>
          <table:table-cell table:style-name="ce103" table:formula="of:=[.Y17]/[.X17]-1" office:value-type="percentage" office:value="0.14" calcext:value-type="percentage">
            <text:p>14.00%</text:p>
          </table:table-cell>
          <table:table-cell table:style-name="ce103" table:formula="of:=[.Z17]/[.Y17]-1" office:value-type="percentage" office:value="0.181286549707602" calcext:value-type="percentage">
            <text:p>18.13%</text:p>
          </table:table-cell>
          <table:table-cell table:style-name="ce49" table:number-columns-repeated="16358"/>
        </table:table-row>
        <table:table-row table:style-name="ro3">
          <table:table-cell table:style-name="ce51" office:value-type="string" calcext:value-type="string">
            <text:p>Trips</text:p>
          </table:table-cell>
          <table:table-cell table:style-name="ce18" office:value-type="float" office:value="2124" calcext:value-type="float">
            <text:p>2,124</text:p>
          </table:table-cell>
          <table:table-cell table:style-name="ce18" office:value-type="float" office:value="2282" calcext:value-type="float">
            <text:p>2,282</text:p>
          </table:table-cell>
          <table:table-cell table:style-name="ce18" office:value-type="float" office:value="2441" calcext:value-type="float">
            <text:p>2,441</text:p>
          </table:table-cell>
          <table:table-cell table:style-name="ce18" office:value-type="float" office:value="2601" calcext:value-type="float">
            <text:p>2,601</text:p>
          </table:table-cell>
          <table:table-cell table:style-name="ce18" office:value-type="float" office:value="2572" calcext:value-type="float">
            <text:p>2,572</text:p>
          </table:table-cell>
          <table:table-cell table:style-name="ce18" office:value-type="float" office:value="2765" calcext:value-type="float">
            <text:p>2,765</text:p>
          </table:table-cell>
          <table:table-cell table:style-name="ce18" office:value-type="float" office:value="2868" calcext:value-type="float">
            <text:p>2,868</text:p>
          </table:table-cell>
          <table:table-cell table:style-name="ce18" office:value-type="float" office:value="3068" calcext:value-type="float">
            <text:p>3,068</text:p>
          </table:table-cell>
          <table:table-cell table:style-name="ce18" office:value-type="float" office:value="3036" calcext:value-type="float">
            <text:p>3,036</text:p>
          </table:table-cell>
          <table:table-cell table:style-name="ce18" office:value-type="float" office:value="3268" calcext:value-type="float">
            <text:p>3,268</text:p>
          </table:table-cell>
          <table:table-cell table:style-name="ce18" office:value-type="float" office:value="3512" calcext:value-type="float">
            <text:p>3,512</text:p>
          </table:table-cell>
          <table:table-cell table:style-name="ce18" office:value-type="float" office:value="3751" calcext:value-type="float">
            <text:p>3,751</text:p>
          </table:table-cell>
          <table:table-cell table:number-columns-repeated="7"/>
          <table:table-cell table:style-name="ce18" office:value-type="float" office:value="5025" calcext:value-type="float">
            <text:p>5,025</text:p>
          </table:table-cell>
          <table:table-cell table:style-name="ce18" office:value-type="float" office:value="6368" calcext:value-type="float">
            <text:p>6,368</text:p>
          </table:table-cell>
          <table:table-cell table:style-name="ce18" office:value-type="float" office:value="7642" calcext:value-type="float">
            <text:p>7,642</text:p>
          </table:table-cell>
          <table:table-cell table:style-name="ce18" table:formula="of:=SUM([.B19:.E19])" office:value-type="float" office:value="9448" calcext:value-type="float">
            <text:p>9,448</text:p>
          </table:table-cell>
          <table:table-cell table:style-name="ce18" table:formula="of:=SUM([.F19:.I19])" office:value-type="float" office:value="11273" calcext:value-type="float">
            <text:p>11,273</text:p>
          </table:table-cell>
          <table:table-cell table:style-name="ce19" table:formula="of:=SUM([.J19:.M19])" office:value-type="float" office:value="13567" calcext:value-type="float">
            <text:p>13,567</text:p>
          </table:table-cell>
          <table:table-cell table:style-name="ce18"/>
          <table:table-cell table:number-columns-repeated="3"/>
          <table:table-cell table:style-name="ce18" table:number-columns-repeated="16354"/>
        </table:table-row>
        <table:table-row table:style-name="ro2">
          <table:table-cell table:style-name="ce49" office:value-type="string" calcext:value-type="string">
            <text:p>%</text:p>
          </table:table-cell>
          <table:table-cell table:style-name="ce49" table:number-columns-repeated="4"/>
          <table:table-cell table:style-name="ce103" table:formula="of:=[.F19]/[.B19]-1" office:value-type="percentage" office:value="0.210922787193974" calcext:value-type="percentage">
            <text:p>21.09%</text:p>
          </table:table-cell>
          <table:table-cell table:style-name="ce103" table:formula="of:=[.G19]/[.C19]-1" office:value-type="percentage" office:value="0.211656441717792" calcext:value-type="percentage">
            <text:p>21.17%</text:p>
          </table:table-cell>
          <table:table-cell table:style-name="ce103" table:formula="of:=[.H19]/[.D19]-1" office:value-type="percentage" office:value="0.174928308070463" calcext:value-type="percentage">
            <text:p>17.49%</text:p>
          </table:table-cell>
          <table:table-cell table:style-name="ce103" table:formula="of:=[.I19]/[.E19]-1" office:value-type="percentage" office:value="0.179546328335256" calcext:value-type="percentage">
            <text:p>17.95%</text:p>
          </table:table-cell>
          <table:table-cell table:style-name="ce103" table:formula="of:=[.J19]/[.F19]-1" office:value-type="percentage" office:value="0.180404354587869" calcext:value-type="percentage">
            <text:p>18.04%</text:p>
          </table:table-cell>
          <table:table-cell table:style-name="ce103" table:formula="of:=[.K19]/[.G19]-1" office:value-type="percentage" office:value="0.181916817359855" calcext:value-type="percentage">
            <text:p>18.19%</text:p>
          </table:table-cell>
          <table:table-cell table:style-name="ce103" table:formula="of:=[.L19]/[.H19]-1" office:value-type="percentage" office:value="0.224546722454672" calcext:value-type="percentage">
            <text:p>22.45%</text:p>
          </table:table-cell>
          <table:table-cell table:style-name="ce103" table:formula="of:=[.M19]/[.I19]-1" office:value-type="percentage" office:value="0.222620599739244" calcext:value-type="percentage">
            <text:p>22.26%</text:p>
          </table:table-cell>
          <table:table-cell table:style-name="ce49" table:number-columns-repeated="7"/>
          <table:table-cell table:style-name="ce86"/>
          <table:table-cell table:style-name="ce103" table:formula="of:=[.V19]/[.U19]-1" office:value-type="percentage" office:value="0.26726368159204" calcext:value-type="percentage">
            <text:p>26.73%</text:p>
          </table:table-cell>
          <table:table-cell table:style-name="ce103" table:formula="of:=[.W19]/[.V19]-1" office:value-type="percentage" office:value="0.200062814070352" calcext:value-type="percentage">
            <text:p>20.01%</text:p>
          </table:table-cell>
          <table:table-cell table:style-name="ce103" table:formula="of:=[.X19]/[.W19]-1" office:value-type="percentage" office:value="0.236325569222717" calcext:value-type="percentage">
            <text:p>23.63%</text:p>
          </table:table-cell>
          <table:table-cell table:style-name="ce103" table:formula="of:=[.Y19]/[.X19]-1" office:value-type="percentage" office:value="0.193162574089754" calcext:value-type="percentage">
            <text:p>19.32%</text:p>
          </table:table-cell>
          <table:table-cell table:style-name="ce103" table:formula="of:=[.Z19]/[.Y19]-1" office:value-type="percentage" office:value="0.203495076732015" calcext:value-type="percentage">
            <text:p>20.35%</text:p>
          </table:table-cell>
          <table:table-cell table:style-name="ce49" table:number-columns-repeated="16358"/>
        </table:table-row>
        <table:table-row table:style-name="ro3">
          <table:table-cell table:style-name="ce51" office:value-type="string" calcext:value-type="string">
            <text:p>Gross Booking</text:p>
          </table:table-cell>
          <table:table-cell table:style-name="ce18" office:value-type="float" office:value="31408" calcext:value-type="float">
            <text:p>31,408</text:p>
          </table:table-cell>
          <table:table-cell table:style-name="ce18" office:value-type="float" office:value="33601" calcext:value-type="float">
            <text:p>33,601</text:p>
          </table:table-cell>
          <table:table-cell table:style-name="ce18" office:value-type="float" office:value="35281" calcext:value-type="float">
            <text:p>35,281</text:p>
          </table:table-cell>
          <table:table-cell table:style-name="ce18" office:value-type="float" office:value="37575" calcext:value-type="float">
            <text:p>37,575</text:p>
          </table:table-cell>
          <table:table-cell table:style-name="ce18" office:value-type="float" office:value="37651" calcext:value-type="float">
            <text:p>37,651</text:p>
          </table:table-cell>
          <table:table-cell table:style-name="ce18" office:value-type="float" office:value="39952" calcext:value-type="float">
            <text:p>39,952</text:p>
          </table:table-cell>
          <table:table-cell table:style-name="ce18" office:value-type="float" office:value="40973" calcext:value-type="float">
            <text:p>40,973</text:p>
          </table:table-cell>
          <table:table-cell table:style-name="ce18" office:value-type="float" office:value="44197" calcext:value-type="float">
            <text:p>44,197</text:p>
          </table:table-cell>
          <table:table-cell table:style-name="ce18" office:value-type="float" office:value="42818" calcext:value-type="float">
            <text:p>42,818</text:p>
          </table:table-cell>
          <table:table-cell table:style-name="ce18" office:value-type="float" office:value="46756" calcext:value-type="float">
            <text:p>46,756</text:p>
          </table:table-cell>
          <table:table-cell table:style-name="ce18" office:value-type="float" office:value="49740" calcext:value-type="float">
            <text:p>49,740</text:p>
          </table:table-cell>
          <table:table-cell table:style-name="ce18" office:value-type="float" office:value="54140" calcext:value-type="float">
            <text:p>54,140</text:p>
          </table:table-cell>
          <table:table-cell table:number-columns-repeated="7"/>
          <table:table-cell table:style-name="ce18" office:value-type="float" office:value="57897" calcext:value-type="float">
            <text:p>57,897</text:p>
          </table:table-cell>
          <table:table-cell table:style-name="ce18" office:value-type="float" office:value="90415" calcext:value-type="float">
            <text:p>90,415</text:p>
          </table:table-cell>
          <table:table-cell table:style-name="ce18" office:value-type="float" office:value="115395" calcext:value-type="float">
            <text:p>115,395</text:p>
          </table:table-cell>
          <table:table-cell table:style-name="ce18" table:formula="of:=SUM([.B21:.E21])" office:value-type="float" office:value="137865" calcext:value-type="float">
            <text:p>137,865</text:p>
          </table:table-cell>
          <table:table-cell table:style-name="ce18" table:formula="of:=SUM([.F21:.I21])" office:value-type="float" office:value="162773" calcext:value-type="float">
            <text:p>162,773</text:p>
          </table:table-cell>
          <table:table-cell table:style-name="ce19" table:formula="of:=SUM([.J21:.M21])" office:value-type="float" office:value="193454" calcext:value-type="float">
            <text:p>193,454</text:p>
          </table:table-cell>
          <table:table-cell table:style-name="ce18"/>
          <table:table-cell table:number-columns-repeated="3"/>
          <table:table-cell table:style-name="ce18" table:number-columns-repeated="16354"/>
        </table:table-row>
        <table:table-row table:style-name="ro2">
          <table:table-cell table:style-name="ce49" office:value-type="string" calcext:value-type="string">
            <text:p>%</text:p>
          </table:table-cell>
          <table:table-cell table:style-name="ce49" table:number-columns-repeated="4"/>
          <table:table-cell table:style-name="ce103" table:formula="of:=[.F21]/[.B21]-1" office:value-type="percentage" office:value="0.198771013754457" calcext:value-type="percentage">
            <text:p>19.88%</text:p>
          </table:table-cell>
          <table:table-cell table:style-name="ce103" table:formula="of:=[.G21]/[.C21]-1" office:value-type="percentage" office:value="0.189012231778816" calcext:value-type="percentage">
            <text:p>18.90%</text:p>
          </table:table-cell>
          <table:table-cell table:style-name="ce103" table:formula="of:=[.H21]/[.D21]-1" office:value-type="percentage" office:value="0.16133329554151" calcext:value-type="percentage">
            <text:p>16.13%</text:p>
          </table:table-cell>
          <table:table-cell table:style-name="ce103" table:formula="of:=[.I21]/[.E21]-1" office:value-type="percentage" office:value="0.176234198270126" calcext:value-type="percentage">
            <text:p>17.62%</text:p>
          </table:table-cell>
          <table:table-cell table:style-name="ce103" table:formula="of:=[.J21]/[.F21]-1" office:value-type="percentage" office:value="0.137234070808212" calcext:value-type="percentage">
            <text:p>13.72%</text:p>
          </table:table-cell>
          <table:table-cell table:style-name="ce103" table:formula="of:=[.K21]/[.G21]-1" office:value-type="percentage" office:value="0.170304365238286" calcext:value-type="percentage">
            <text:p>17.03%</text:p>
          </table:table-cell>
          <table:table-cell table:style-name="ce103" table:formula="of:=[.L21]/[.H21]-1" office:value-type="percentage" office:value="0.213970175481415" calcext:value-type="percentage">
            <text:p>21.40%</text:p>
          </table:table-cell>
          <table:table-cell table:style-name="ce103" table:formula="of:=[.M21]/[.I21]-1" office:value-type="percentage" office:value="0.224970020589633" calcext:value-type="percentage">
            <text:p>22.50%</text:p>
          </table:table-cell>
          <table:table-cell table:style-name="ce49" table:number-columns-repeated="7"/>
          <table:table-cell table:style-name="ce86"/>
          <table:table-cell table:style-name="ce103" table:formula="of:=[.V21]/[.U21]-1" office:value-type="percentage" office:value="0.561652589944211" calcext:value-type="percentage">
            <text:p>56.17%</text:p>
          </table:table-cell>
          <table:table-cell table:style-name="ce103" table:formula="of:=[.W21]/[.V21]-1" office:value-type="percentage" office:value="0.276281590444063" calcext:value-type="percentage">
            <text:p>27.63%</text:p>
          </table:table-cell>
          <table:table-cell table:style-name="ce103" table:formula="of:=[.X21]/[.W21]-1" office:value-type="percentage" office:value="0.194722474977252" calcext:value-type="percentage">
            <text:p>19.47%</text:p>
          </table:table-cell>
          <table:table-cell table:style-name="ce103" table:formula="of:=[.Y21]/[.X21]-1" office:value-type="percentage" office:value="0.180669495520981" calcext:value-type="percentage">
            <text:p>18.07%</text:p>
          </table:table-cell>
          <table:table-cell table:style-name="ce103" table:formula="of:=[.Z21]/[.Y21]-1" office:value-type="percentage" office:value="0.188489491500433" calcext:value-type="percentage">
            <text:p>18.85%</text:p>
          </table:table-cell>
          <table:table-cell table:style-name="ce49" table:number-columns-repeated="16358"/>
        </table:table-row>
        <table:table-row table:style-name="ro3">
          <table:table-cell table:style-name="ce16" office:value-type="string" calcext:value-type="string">
            <text:p>Employees</text:p>
          </table:table-cell>
          <table:table-cell table:style-name="ce24" table:number-columns-repeated="12"/>
          <table:table-cell table:style-name="ce62" table:number-columns-repeated="7"/>
          <table:table-cell table:style-name="ce24"/>
          <table:table-cell table:style-name="ce24" office:value-type="float" office:value="29300" calcext:value-type="float">
            <text:p>29,300</text:p>
          </table:table-cell>
          <table:table-cell table:style-name="ce24" office:value-type="float" office:value="32800" calcext:value-type="float">
            <text:p>32,800</text:p>
          </table:table-cell>
          <table:table-cell table:style-name="ce24" office:value-type="float" office:value="30400" calcext:value-type="float">
            <text:p>30,400</text:p>
          </table:table-cell>
          <table:table-cell table:style-name="ce24" office:value-type="float" office:value="31300" calcext:value-type="float">
            <text:p>31,300</text:p>
          </table:table-cell>
          <table:table-cell table:style-name="ce80" office:value-type="float" office:value="34000" calcext:value-type="float">
            <text:p>34,000</text:p>
          </table:table-cell>
          <table:table-cell table:style-name="ce24"/>
          <table:table-cell table:style-name="ce62" table:number-columns-repeated="3"/>
          <table:table-cell table:style-name="ce18" table:number-columns-repeated="16354"/>
        </table:table-row>
        <table:table-row table:style-name="ro3">
          <table:table-cell table:style-name="ce10" office:value-type="string" calcext:value-type="string">
            <text:p>Uber One</text:p>
          </table:table-cell>
          <table:table-cell table:style-name="ce18" table:number-columns-repeated="12"/>
          <table:table-cell table:number-columns-repeated="7"/>
          <table:table-cell table:style-name="ce18" table:number-columns-repeated="3"/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46" calcext:value-type="float">
            <text:p>46</text:p>
          </table:table-cell>
          <table:table-cell table:style-name="ce18"/>
          <table:table-cell table:number-columns-repeated="3"/>
          <table:table-cell table:style-name="ce19" table:number-columns-repeated="16354"/>
        </table:table-row>
        <table:table-row table:style-name="ro2">
          <table:table-cell table:style-name="ce74" office:value-type="string" calcext:value-type="string">
            <text:p>%</text:p>
          </table:table-cell>
          <table:table-cell table:style-name="ce74" table:number-columns-repeated="12"/>
          <table:table-cell table:style-name="ce132" table:number-columns-repeated="7"/>
          <table:table-cell table:style-name="ce24"/>
          <table:table-cell table:style-name="ce74" table:number-columns-repeated="3"/>
          <table:table-cell table:style-name="ce103" table:formula="of:=[.Y24]/[.X24]-1" office:value-type="percentage" office:value="0.578947368421053" calcext:value-type="percentage">
            <text:p>57.89%</text:p>
          </table:table-cell>
          <table:table-cell table:style-name="ce103" table:formula="of:=[.Z24]/[.Y24]-1" office:value-type="percentage" office:value="0.533333333333333" calcext:value-type="percentage">
            <text:p>53.33%</text:p>
          </table:table-cell>
          <table:table-cell table:style-name="ce74"/>
          <table:table-cell table:style-name="ce132" table:number-columns-repeated="3"/>
          <table:table-cell table:style-name="ce141" table:number-columns-repeated="16354"/>
        </table:table-row>
        <table:table-row table:style-name="ro3">
          <table:table-cell table:style-name="ce10"/>
          <table:table-cell table:style-name="ce18" table:number-columns-repeated="12"/>
          <table:table-cell table:number-columns-repeated="7"/>
          <table:table-cell table:style-name="ce18" table:number-columns-repeated="4"/>
          <table:table-cell table:style-name="ce103" table:number-columns-repeated="2"/>
          <table:table-cell table:style-name="ce18"/>
          <table:table-cell table:number-columns-repeated="3"/>
          <table:table-cell table:style-name="ce19" table:number-columns-repeated="16354"/>
        </table:table-row>
        <table:table-row table:style-name="ro3">
          <table:table-cell table:style-name="ce71" office:value-type="string" calcext:value-type="string">
            <text:p>Mobility</text:p>
          </table:table-cell>
          <table:table-cell table:style-name="ce164" office:value-type="float" office:value="4330" calcext:value-type="float">
            <text:p>4,330</text:p>
          </table:table-cell>
          <table:table-cell table:style-name="ce164" office:value-type="float" office:value="4894" calcext:value-type="float">
            <text:p>4,894</text:p>
          </table:table-cell>
          <table:table-cell table:style-name="ce164" office:value-type="float" office:value="5071" calcext:value-type="float">
            <text:p>5,071</text:p>
          </table:table-cell>
          <table:table-cell table:style-name="ce164" office:value-type="float" office:value="5537" calcext:value-type="float">
            <text:p>5,537</text:p>
          </table:table-cell>
          <table:table-cell table:style-name="ce164" office:value-type="float" office:value="5633" calcext:value-type="float">
            <text:p>5,633</text:p>
          </table:table-cell>
          <table:table-cell table:style-name="ce164" office:value-type="float" office:value="6134" calcext:value-type="float">
            <text:p>6,134</text:p>
          </table:table-cell>
          <table:table-cell table:style-name="ce164" office:value-type="float" office:value="6409" calcext:value-type="float">
            <text:p>6,409</text:p>
          </table:table-cell>
          <table:table-cell table:style-name="ce164" office:value-type="float" office:value="6911" calcext:value-type="float">
            <text:p>6,911</text:p>
          </table:table-cell>
          <table:table-cell table:style-name="ce164" office:value-type="float" office:value="6496" calcext:value-type="float">
            <text:p>6,496</text:p>
          </table:table-cell>
          <table:table-cell table:style-name="ce164" office:value-type="float" office:value="7288" calcext:value-type="float">
            <text:p>7,288</text:p>
          </table:table-cell>
          <table:table-cell table:style-name="ce164" office:value-type="float" office:value="7682" calcext:value-type="float">
            <text:p>7,682</text:p>
          </table:table-cell>
          <table:table-cell table:style-name="ce164" office:value-type="float" office:value="8204" calcext:value-type="float">
            <text:p>8,204</text:p>
          </table:table-cell>
          <table:table-cell table:style-name="ce149" table:number-columns-repeated="7"/>
          <table:table-cell table:style-name="ce129" office:value-type="float" office:value="6089" calcext:value-type="float">
            <text:p>6,089</text:p>
          </table:table-cell>
          <table:table-cell table:style-name="ce164" office:value-type="float" office:value="6953" calcext:value-type="float">
            <text:p>6,953</text:p>
          </table:table-cell>
          <table:table-cell table:style-name="ce164" office:value-type="float" office:value="14029" calcext:value-type="float">
            <text:p>14,029</text:p>
          </table:table-cell>
          <table:table-cell table:style-name="ce164" office:value-type="float" office:value="19832" calcext:value-type="float">
            <text:p>19,832</text:p>
          </table:table-cell>
          <table:table-cell table:style-name="ce164" office:value-type="float" office:value="25087" calcext:value-type="float">
            <text:p>25,087</text:p>
          </table:table-cell>
          <table:table-cell table:style-name="ce164" table:formula="of:=SUM([.J27:.M27])" office:value-type="float" office:value="29670" calcext:value-type="float">
            <text:p>29,670</text:p>
          </table:table-cell>
          <table:table-cell table:style-name="ce164"/>
          <table:table-cell table:style-name="ce149" table:number-columns-repeated="3"/>
          <table:table-cell table:style-name="ce164" table:number-columns-repeated="16354"/>
        </table:table-row>
        <table:table-row table:style-name="ro3">
          <table:table-cell table:style-name="ce71" office:value-type="string" calcext:value-type="string">
            <text:p>Delivery</text:p>
          </table:table-cell>
          <table:table-cell table:style-name="ce164" office:value-type="float" office:value="3093" calcext:value-type="float">
            <text:p>3,093</text:p>
          </table:table-cell>
          <table:table-cell table:style-name="ce164" office:value-type="float" office:value="3057" calcext:value-type="float">
            <text:p>3,057</text:p>
          </table:table-cell>
          <table:table-cell table:style-name="ce164" office:value-type="float" office:value="2935" calcext:value-type="float">
            <text:p>2,935</text:p>
          </table:table-cell>
          <table:table-cell table:style-name="ce164" office:value-type="float" office:value="3119" calcext:value-type="float">
            <text:p>3,119</text:p>
          </table:table-cell>
          <table:table-cell table:style-name="ce164" office:value-type="float" office:value="3214" calcext:value-type="float">
            <text:p>3,214</text:p>
          </table:table-cell>
          <table:table-cell table:style-name="ce164" office:value-type="float" office:value="3293" calcext:value-type="float">
            <text:p>3,293</text:p>
          </table:table-cell>
          <table:table-cell table:style-name="ce164" office:value-type="float" office:value="3470" calcext:value-type="float">
            <text:p>3,470</text:p>
          </table:table-cell>
          <table:table-cell table:style-name="ce164" office:value-type="float" office:value="3773" calcext:value-type="float">
            <text:p>3,773</text:p>
          </table:table-cell>
          <table:table-cell table:style-name="ce164" office:value-type="float" office:value="3777" calcext:value-type="float">
            <text:p>3,777</text:p>
          </table:table-cell>
          <table:table-cell table:style-name="ce164" office:value-type="float" office:value="4102" calcext:value-type="float">
            <text:p>4,102</text:p>
          </table:table-cell>
          <table:table-cell table:style-name="ce164" office:value-type="float" office:value="4477" calcext:value-type="float">
            <text:p>4,477</text:p>
          </table:table-cell>
          <table:table-cell table:style-name="ce164" office:value-type="float" office:value="4892" calcext:value-type="float">
            <text:p>4,892</text:p>
          </table:table-cell>
          <table:table-cell table:style-name="ce149" table:number-columns-repeated="7"/>
          <table:table-cell table:style-name="ce129" office:value-type="float" office:value="3904" calcext:value-type="float">
            <text:p>3,904</text:p>
          </table:table-cell>
          <table:table-cell table:style-name="ce164" office:value-type="float" office:value="8362" calcext:value-type="float">
            <text:p>8,362</text:p>
          </table:table-cell>
          <table:table-cell table:style-name="ce164" office:value-type="float" office:value="10901" calcext:value-type="float">
            <text:p>10,901</text:p>
          </table:table-cell>
          <table:table-cell table:style-name="ce164" office:value-type="float" office:value="12204" calcext:value-type="float">
            <text:p>12,204</text:p>
          </table:table-cell>
          <table:table-cell table:style-name="ce164" office:value-type="float" office:value="13750" calcext:value-type="float">
            <text:p>13,750</text:p>
          </table:table-cell>
          <table:table-cell table:style-name="ce164" table:formula="of:=SUM([.J28:.M28])" office:value-type="float" office:value="17248" calcext:value-type="float">
            <text:p>17,248</text:p>
          </table:table-cell>
          <table:table-cell table:style-name="ce164"/>
          <table:table-cell table:style-name="ce149" table:number-columns-repeated="3"/>
          <table:table-cell table:style-name="ce178" table:number-columns-repeated="16354"/>
        </table:table-row>
        <table:table-row table:style-name="ro3">
          <table:table-cell table:style-name="ce71" office:value-type="string" calcext:value-type="string">
            <text:p>Freight</text:p>
          </table:table-cell>
          <table:table-cell table:style-name="ce164" office:value-type="float" office:value="1400" calcext:value-type="float">
            <text:p>1,400</text:p>
          </table:table-cell>
          <table:table-cell table:style-name="ce164" office:value-type="float" office:value="1279" calcext:value-type="float">
            <text:p>1,279</text:p>
          </table:table-cell>
          <table:table-cell table:style-name="ce164" office:value-type="float" office:value="1286" calcext:value-type="float">
            <text:p>1,286</text:p>
          </table:table-cell>
          <table:table-cell table:style-name="ce164" office:value-type="float" office:value="1280" calcext:value-type="float">
            <text:p>1,280</text:p>
          </table:table-cell>
          <table:table-cell table:style-name="ce164" office:value-type="float" office:value="1284" calcext:value-type="float">
            <text:p>1,284</text:p>
          </table:table-cell>
          <table:table-cell table:style-name="ce164" office:value-type="float" office:value="1273" calcext:value-type="float">
            <text:p>1,273</text:p>
          </table:table-cell>
          <table:table-cell table:style-name="ce164" office:value-type="float" office:value="1309" calcext:value-type="float">
            <text:p>1,309</text:p>
          </table:table-cell>
          <table:table-cell table:style-name="ce164" office:value-type="float" office:value="1275" calcext:value-type="float">
            <text:p>1,275</text:p>
          </table:table-cell>
          <table:table-cell table:style-name="ce164" office:value-type="float" office:value="1260" calcext:value-type="float">
            <text:p>1,260</text:p>
          </table:table-cell>
          <table:table-cell table:style-name="ce164" office:value-type="float" office:value="1261" calcext:value-type="float">
            <text:p>1,261</text:p>
          </table:table-cell>
          <table:table-cell table:style-name="ce164" office:value-type="float" office:value="1308" calcext:value-type="float">
            <text:p>1,308</text:p>
          </table:table-cell>
          <table:table-cell table:style-name="ce164" office:value-type="float" office:value="1270" calcext:value-type="float">
            <text:p>1,270</text:p>
          </table:table-cell>
          <table:table-cell table:style-name="ce149" table:number-columns-repeated="7"/>
          <table:table-cell table:style-name="ce129" office:value-type="float" office:value="1011" calcext:value-type="float">
            <text:p>1,011</text:p>
          </table:table-cell>
          <table:table-cell table:style-name="ce164" office:value-type="float" office:value="2132" calcext:value-type="float">
            <text:p>2,132</text:p>
          </table:table-cell>
          <table:table-cell table:style-name="ce164" office:value-type="float" office:value="6947" calcext:value-type="float">
            <text:p>6,947</text:p>
          </table:table-cell>
          <table:table-cell table:style-name="ce164" office:value-type="float" office:value="5245" calcext:value-type="float">
            <text:p>5,245</text:p>
          </table:table-cell>
          <table:table-cell table:style-name="ce164" office:value-type="float" office:value="5141" calcext:value-type="float">
            <text:p>5,141</text:p>
          </table:table-cell>
          <table:table-cell table:style-name="ce164" table:formula="of:=SUM([.J29:.M29])" office:value-type="float" office:value="5099" calcext:value-type="float">
            <text:p>5,099</text:p>
          </table:table-cell>
          <table:table-cell table:style-name="ce164"/>
          <table:table-cell table:style-name="ce149" table:number-columns-repeated="3"/>
          <table:table-cell table:style-name="ce178" table:number-columns-repeated="16354"/>
        </table:table-row>
        <table:table-row table:style-name="ro3">
          <table:table-cell table:style-name="ce71" office:value-type="string" calcext:value-type="string">
            <text:p>Other</text:p>
          </table:table-cell>
          <table:table-cell table:number-columns-repeated="12" table:style-name="ce164" office:value-type="float" office:value="0" calcext:value-type="float">
            <text:p>-</text:p>
          </table:table-cell>
          <table:table-cell table:style-name="ce149" table:number-columns-repeated="7"/>
          <table:table-cell table:style-name="ce129" office:value-type="float" office:value="135" calcext:value-type="float">
            <text:p>135</text:p>
          </table:table-cell>
          <table:table-cell table:style-name="ce164" office:value-type="float" office:value="8" calcext:value-type="float">
            <text:p>8</text:p>
          </table:table-cell>
          <table:table-cell table:number-columns-repeated="3" table:style-name="ce164" office:value-type="float" office:value="0" calcext:value-type="float">
            <text:p>-</text:p>
          </table:table-cell>
          <table:table-cell table:style-name="ce164" table:formula="of:=SUM([.J30:.M30])" office:value-type="float" office:value="0" calcext:value-type="float">
            <text:p>-</text:p>
          </table:table-cell>
          <table:table-cell table:style-name="ce164"/>
          <table:table-cell table:style-name="ce149" table:number-columns-repeated="3"/>
          <table:table-cell table:style-name="ce178" table:number-columns-repeated="16354"/>
        </table:table-row>
        <table:table-row table:style-name="ro2">
          <table:table-cell table:style-name="ce45" office:value-type="string" calcext:value-type="string">
            <text:p>Mobility % prof</text:p>
          </table:table-cell>
          <table:table-cell table:style-name="ce45" table:formula="of:=[.B27]/[.B$34]" office:value-type="percentage" office:value="0.490762779100079" calcext:value-type="percentage">
            <text:p>49.1%</text:p>
          </table:table-cell>
          <table:table-cell table:style-name="ce45" table:formula="of:=[.C27]/[.C$34]" office:value-type="percentage" office:value="0.530227518959913" calcext:value-type="percentage">
            <text:p>53.0%</text:p>
          </table:table-cell>
          <table:table-cell table:style-name="ce45" table:formula="of:=[.D27]/[.D$34]" office:value-type="percentage" office:value="0.545738269479122" calcext:value-type="percentage">
            <text:p>54.6%</text:p>
          </table:table-cell>
          <table:table-cell table:style-name="ce45" table:formula="of:=[.E27]/[.E$34]" office:value-type="percentage" office:value="0.557266505636071" calcext:value-type="percentage">
            <text:p>55.7%</text:p>
          </table:table-cell>
          <table:table-cell table:style-name="ce45" table:formula="of:=[.F27]/[.F$34]" office:value-type="percentage" office:value="0.556016187938012" calcext:value-type="percentage">
            <text:p>55.6%</text:p>
          </table:table-cell>
          <table:table-cell table:style-name="ce45" table:formula="of:=[.G27]/[.G$34]" office:value-type="percentage" office:value="0.573271028037383" calcext:value-type="percentage">
            <text:p>57.3%</text:p>
          </table:table-cell>
          <table:table-cell table:style-name="ce45" table:formula="of:=[.H27]/[.H$34]" office:value-type="percentage" office:value="0.572845906328209" calcext:value-type="percentage">
            <text:p>57.3%</text:p>
          </table:table-cell>
          <table:table-cell table:style-name="ce45" table:formula="of:=[.I27]/[.I$34]" office:value-type="percentage" office:value="0.577891128020738" calcext:value-type="percentage">
            <text:p>57.8%</text:p>
          </table:table-cell>
          <table:table-cell table:style-name="ce45" table:formula="of:=[.J27]/[.J$34]" office:value-type="percentage" office:value="0.563253273215989" calcext:value-type="percentage">
            <text:p>56.3%</text:p>
          </table:table-cell>
          <table:table-cell table:style-name="ce45" table:formula="of:=[.K27]/[.K$34]" office:value-type="percentage" office:value="0.576080942218006" calcext:value-type="percentage">
            <text:p>57.6%</text:p>
          </table:table-cell>
          <table:table-cell table:style-name="ce45" table:formula="of:=[.L27]/[.L$34]" office:value-type="percentage" office:value="0.570431424964729" calcext:value-type="percentage">
            <text:p>57.0%</text:p>
          </table:table-cell>
          <table:table-cell table:style-name="ce45" table:formula="of:=[.M27]/[.M$34]" office:value-type="percentage" office:value="0.571070583321732" calcext:value-type="percentage">
            <text:p>57.1%</text:p>
          </table:table-cell>
          <table:table-cell table:style-name="ce64" table:number-columns-repeated="7"/>
          <table:table-cell table:style-name="ce172" table:formula="of:=[.U27]/[.U$34]" office:value-type="percentage" office:value="0.546637938773678" calcext:value-type="percentage">
            <text:p>54.7%</text:p>
          </table:table-cell>
          <table:table-cell table:style-name="ce45" table:formula="of:=[.V27]/[.V$34]" office:value-type="percentage" office:value="0.398338584932684" calcext:value-type="percentage">
            <text:p>39.8%</text:p>
          </table:table-cell>
          <table:table-cell table:style-name="ce45" table:formula="of:=[.W27]/[.W$34]" office:value-type="percentage" office:value="0.440097876211689" calcext:value-type="percentage">
            <text:p>44.0%</text:p>
          </table:table-cell>
          <table:table-cell table:style-name="ce45" table:formula="of:=[.X27]/[.X$34]" office:value-type="percentage" office:value="0.531959979614281" calcext:value-type="percentage">
            <text:p>53.2%</text:p>
          </table:table-cell>
          <table:table-cell table:style-name="ce45" table:formula="of:=[.Y27]/[.Y$34]" office:value-type="percentage" office:value="0.570444313065624" calcext:value-type="percentage">
            <text:p>57.0%</text:p>
          </table:table-cell>
          <table:table-cell table:style-name="ce45" table:formula="of:=[.Z27]/[.Z$34]" office:value-type="percentage" office:value="0.570390449276198" calcext:value-type="percentage">
            <text:p>57.0%</text:p>
          </table:table-cell>
          <table:table-cell table:style-name="ce45"/>
          <table:table-cell table:number-columns-repeated="3"/>
          <table:table-cell table:style-name="ce20" table:number-columns-repeated="16354"/>
        </table:table-row>
        <table:table-row table:style-name="ro2">
          <table:table-cell table:style-name="ce45" office:value-type="string" calcext:value-type="string">
            <text:p>Delivery % prof</text:p>
          </table:table-cell>
          <table:table-cell table:style-name="ce45" table:formula="of:=[.B28]/[.B$34]" office:value-type="percentage" office:value="0.35056103366202" calcext:value-type="percentage">
            <text:p>35.1%</text:p>
          </table:table-cell>
          <table:table-cell table:style-name="ce45" table:formula="of:=[.C28]/[.C$34]" office:value-type="percentage" office:value="0.331202600216685" calcext:value-type="percentage">
            <text:p>33.1%</text:p>
          </table:table-cell>
          <table:table-cell table:style-name="ce45" table:formula="of:=[.D28]/[.D$34]" office:value-type="percentage" office:value="0.315863108049935" calcext:value-type="percentage">
            <text:p>31.6%</text:p>
          </table:table-cell>
          <table:table-cell table:style-name="ce45" table:formula="of:=[.E28]/[.E$34]" office:value-type="percentage" office:value="0.313909017713366" calcext:value-type="percentage">
            <text:p>31.4%</text:p>
          </table:table-cell>
          <table:table-cell table:style-name="ce45" table:formula="of:=[.F28]/[.F$34]" office:value-type="percentage" office:value="0.317244102260389" calcext:value-type="percentage">
            <text:p>31.7%</text:p>
          </table:table-cell>
          <table:table-cell table:style-name="ce45" table:formula="of:=[.G28]/[.G$34]" office:value-type="percentage" office:value="0.307757009345794" calcext:value-type="percentage">
            <text:p>30.8%</text:p>
          </table:table-cell>
          <table:table-cell table:style-name="ce45" table:formula="of:=[.H28]/[.H$34]" office:value-type="percentage" office:value="0.310153736145871" calcext:value-type="percentage">
            <text:p>31.0%</text:p>
          </table:table-cell>
          <table:table-cell table:style-name="ce45" table:formula="of:=[.I28]/[.I$34]" office:value-type="percentage" office:value="0.315494606572456" calcext:value-type="percentage">
            <text:p>31.5%</text:p>
          </table:table-cell>
          <table:table-cell table:style-name="ce45" table:formula="of:=[.J28]/[.J$34]" office:value-type="percentage" office:value="0.327495014306772" calcext:value-type="percentage">
            <text:p>32.7%</text:p>
          </table:table-cell>
          <table:table-cell table:style-name="ce45" table:formula="of:=[.K28]/[.K$34]" office:value-type="percentage" office:value="0.324243142834559" calcext:value-type="percentage">
            <text:p>32.4%</text:p>
          </table:table-cell>
          <table:table-cell table:style-name="ce45" table:formula="of:=[.L28]/[.L$34]" office:value-type="percentage" office:value="0.332442266280538" calcext:value-type="percentage">
            <text:p>33.2%</text:p>
          </table:table-cell>
          <table:table-cell table:style-name="ce45" table:formula="of:=[.M28]/[.M$34]" office:value-type="percentage" office:value="0.340526242517054" calcext:value-type="percentage">
            <text:p>34.1%</text:p>
          </table:table-cell>
          <table:table-cell table:style-name="ce64" table:number-columns-repeated="7"/>
          <table:table-cell table:style-name="ce172" table:formula="of:=[.U28]/[.U$34]" office:value-type="percentage" office:value="0.350480294460903" calcext:value-type="percentage">
            <text:p>35.0%</text:p>
          </table:table-cell>
          <table:table-cell table:style-name="ce45" table:formula="of:=[.V28]/[.V$34]" office:value-type="percentage" office:value="0.479060441134346" calcext:value-type="percentage">
            <text:p>47.9%</text:p>
          </table:table-cell>
          <table:table-cell table:style-name="ce45" table:formula="of:=[.W28]/[.W$34]" office:value-type="percentage" office:value="0.341970699877655" calcext:value-type="percentage">
            <text:p>34.2%</text:p>
          </table:table-cell>
          <table:table-cell table:style-name="ce45" table:formula="of:=[.X28]/[.X$34]" office:value-type="percentage" office:value="0.327351734127303" calcext:value-type="percentage">
            <text:p>32.7%</text:p>
          </table:table-cell>
          <table:table-cell table:style-name="ce45" table:formula="of:=[.Y28]/[.Y$34]" office:value-type="percentage" office:value="0.312656328164082" calcext:value-type="percentage">
            <text:p>31.3%</text:p>
          </table:table-cell>
          <table:table-cell table:style-name="ce45" table:formula="of:=[.Z28]/[.Z$34]" office:value-type="percentage" office:value="0.331583905261741" calcext:value-type="percentage">
            <text:p>33.2%</text:p>
          </table:table-cell>
          <table:table-cell table:style-name="ce45"/>
          <table:table-cell table:number-columns-repeated="3"/>
          <table:table-cell table:style-name="ce18" table:number-columns-repeated="16354"/>
        </table:table-row>
        <table:table-row table:style-name="ro2">
          <table:table-cell table:style-name="ce45" office:value-type="string" calcext:value-type="string">
            <text:p>Freight % prof</text:p>
          </table:table-cell>
          <table:table-cell table:style-name="ce45" table:formula="of:=[.B29]/[.B$34]" office:value-type="percentage" office:value="0.158676187237901" calcext:value-type="percentage">
            <text:p>15.9%</text:p>
          </table:table-cell>
          <table:table-cell table:style-name="ce45" table:formula="of:=[.C29]/[.C$34]" office:value-type="percentage" office:value="0.138569880823402" calcext:value-type="percentage">
            <text:p>13.9%</text:p>
          </table:table-cell>
          <table:table-cell table:style-name="ce45" table:formula="of:=[.D29]/[.D$34]" office:value-type="percentage" office:value="0.138398622470943" calcext:value-type="percentage">
            <text:p>13.8%</text:p>
          </table:table-cell>
          <table:table-cell table:style-name="ce45" table:formula="of:=[.E29]/[.E$34]" office:value-type="percentage" office:value="0.128824476650564" calcext:value-type="percentage">
            <text:p>12.9%</text:p>
          </table:table-cell>
          <table:table-cell table:style-name="ce45" table:formula="of:=[.F29]/[.F$34]" office:value-type="percentage" office:value="0.126739709801599" calcext:value-type="percentage">
            <text:p>12.7%</text:p>
          </table:table-cell>
          <table:table-cell table:style-name="ce45" table:formula="of:=[.G29]/[.G$34]" office:value-type="percentage" office:value="0.118971962616822" calcext:value-type="percentage">
            <text:p>11.9%</text:p>
          </table:table-cell>
          <table:table-cell table:style-name="ce45" table:formula="of:=[.H29]/[.H$34]" office:value-type="percentage" office:value="0.117000357525921" calcext:value-type="percentage">
            <text:p>11.7%</text:p>
          </table:table-cell>
          <table:table-cell table:style-name="ce45" table:formula="of:=[.I29]/[.I$34]" office:value-type="percentage" office:value="0.106614265406807" calcext:value-type="percentage">
            <text:p>10.7%</text:p>
          </table:table-cell>
          <table:table-cell table:style-name="ce45" table:formula="of:=[.J29]/[.J$34]" office:value-type="percentage" office:value="0.109251712477239" calcext:value-type="percentage">
            <text:p>10.9%</text:p>
          </table:table-cell>
          <table:table-cell table:style-name="ce45" table:formula="of:=[.K29]/[.K$34]" office:value-type="percentage" office:value="0.099675914947435" calcext:value-type="percentage">
            <text:p>10.0%</text:p>
          </table:table-cell>
          <table:table-cell table:style-name="ce45" table:formula="of:=[.L29]/[.L$34]" office:value-type="percentage" office:value="0.0971263087547338" calcext:value-type="percentage">
            <text:p>9.7%</text:p>
          </table:table-cell>
          <table:table-cell table:style-name="ce45" table:formula="of:=[.M29]/[.M$34]" office:value-type="percentage" office:value="0.088403174161214" calcext:value-type="percentage">
            <text:p>8.8%</text:p>
          </table:table-cell>
          <table:table-cell table:style-name="ce64" table:number-columns-repeated="7"/>
          <table:table-cell table:style-name="ce172" table:formula="of:=[.U29]/[.U$34]" office:value-type="percentage" office:value="0.0907621869108538" calcext:value-type="percentage">
            <text:p>9.1%</text:p>
          </table:table-cell>
          <table:table-cell table:style-name="ce45" table:formula="of:=[.V29]/[.V$34]" office:value-type="percentage" office:value="0.12214265253509" calcext:value-type="percentage">
            <text:p>12.2%</text:p>
          </table:table-cell>
          <table:table-cell table:style-name="ce45" table:formula="of:=[.W29]/[.W$34]" office:value-type="percentage" office:value="0.217931423910657" calcext:value-type="percentage">
            <text:p>21.8%</text:p>
          </table:table-cell>
          <table:table-cell table:style-name="ce45" table:formula="of:=[.X29]/[.X$34]" office:value-type="percentage" office:value="0.140688286258416" calcext:value-type="percentage">
            <text:p>14.1%</text:p>
          </table:table-cell>
          <table:table-cell table:style-name="ce45" table:formula="of:=[.Y29]/[.Y$34]" office:value-type="percentage" office:value="0.116899358770294" calcext:value-type="percentage">
            <text:p>11.7%</text:p>
          </table:table-cell>
          <table:table-cell table:style-name="ce45" table:formula="of:=[.Z29]/[.Z$34]" office:value-type="percentage" office:value="0.0980256454620605" calcext:value-type="percentage">
            <text:p>9.8%</text:p>
          </table:table-cell>
          <table:table-cell table:style-name="ce45"/>
          <table:table-cell table:number-columns-repeated="3"/>
          <table:table-cell table:style-name="ce18" table:number-columns-repeated="16354"/>
        </table:table-row>
        <table:table-row table:style-name="ro3">
          <table:table-cell table:style-name="ce12" office:value-type="string" calcext:value-type="string">
            <text:p>Revenue</text:p>
          </table:table-cell>
          <table:table-cell table:style-name="ce63" table:formula="of:=SUM([.B27:.B29])" office:value-type="float" office:value="8823" calcext:value-type="float">
            <text:p>8,823</text:p>
          </table:table-cell>
          <table:table-cell table:style-name="ce63" table:formula="of:=SUM([.C27:.C29])" office:value-type="float" office:value="9230" calcext:value-type="float">
            <text:p>9,230</text:p>
          </table:table-cell>
          <table:table-cell table:style-name="ce63" table:formula="of:=SUM([.D27:.D29])" office:value-type="float" office:value="9292" calcext:value-type="float">
            <text:p>9,292</text:p>
          </table:table-cell>
          <table:table-cell table:style-name="ce63" table:formula="of:=SUM([.E27:.E29])" office:value-type="float" office:value="9936" calcext:value-type="float">
            <text:p>9,936</text:p>
          </table:table-cell>
          <table:table-cell table:style-name="ce63" table:formula="of:=SUM([.F27:.F29])" office:value-type="float" office:value="10131" calcext:value-type="float">
            <text:p>10,131</text:p>
          </table:table-cell>
          <table:table-cell table:style-name="ce63" table:formula="of:=SUM([.G27:.G29])" office:value-type="float" office:value="10700" calcext:value-type="float">
            <text:p>10,700</text:p>
          </table:table-cell>
          <table:table-cell table:style-name="ce63" table:formula="of:=SUM([.H27:.H29])" office:value-type="float" office:value="11188" calcext:value-type="float">
            <text:p>11,188</text:p>
          </table:table-cell>
          <table:table-cell table:style-name="ce63" table:formula="of:=SUM([.I27:.I29])" office:value-type="float" office:value="11959" calcext:value-type="float">
            <text:p>11,959</text:p>
          </table:table-cell>
          <table:table-cell table:style-name="ce63" table:formula="of:=SUM([.J27:.J29])" office:value-type="float" office:value="11533" calcext:value-type="float">
            <text:p>11,533</text:p>
          </table:table-cell>
          <table:table-cell table:style-name="ce63" table:formula="of:=SUM([.K27:.K29])" office:value-type="float" office:value="12651" calcext:value-type="float">
            <text:p>12,651</text:p>
          </table:table-cell>
          <table:table-cell table:style-name="ce63" table:formula="of:=SUM([.L27:.L29])" office:value-type="float" office:value="13467" calcext:value-type="float">
            <text:p>13,467</text:p>
          </table:table-cell>
          <table:table-cell table:style-name="ce63" table:formula="of:=SUM([.M27:.M29])" office:value-type="float" office:value="14366" calcext:value-type="float">
            <text:p>14,366</text:p>
          </table:table-cell>
          <table:table-cell table:style-name="ce63" table:formula="of:=+[.J34]*1.15" office:value-type="float" office:value="13262.95" calcext:value-type="float">
            <office:annotation draw:style-name="gr2" svg:width="1.1413in" svg:height="0.7083in" svg:x="13.5799in" svg:y="6.485in" draw:caption-point-x="-0.2402in" draw:caption-point-y="0.5945in">
              <dc:creator>Unknown Author</dc:creator>
              <dc:date>2026-03-03T11:29:15</dc:date>
              <text:p>03/03 13.328</text:p>
            </office:annotation>
            <text:p>13,263</text:p>
          </table:table-cell>
          <table:table-cell table:style-name="ce63" table:formula="of:=+[.K34]*1.16" office:value-type="float" office:value="14675.16" calcext:value-type="float">
            <office:annotation draw:style-name="gr2" svg:width="1.1413in" svg:height="0.7083in" svg:x="14.4689in" svg:y="6.485in" draw:caption-point-x="-0.2402in" draw:caption-point-y="0.5945in">
              <dc:creator>Unknown Author</dc:creator>
              <dc:date>2026-03-03T11:29:27</dc:date>
              <text:p>03/03 14.253</text:p>
            </office:annotation>
            <text:p>14,675</text:p>
          </table:table-cell>
          <table:table-cell table:style-name="ce63" table:formula="of:=+[.L34]*1.17" office:value-type="float" office:value="15756.39" calcext:value-type="float">
            <office:annotation draw:style-name="gr2" svg:width="1.1413in" svg:height="0.7083in" svg:x="15.3579in" svg:y="6.485in" draw:caption-point-x="-0.2402in" draw:caption-point-y="0.5945in">
              <dc:creator>Unknown Author</dc:creator>
              <dc:date>2026-03-03T11:29:37</dc:date>
              <text:p>03/03 14.866</text:p>
            </office:annotation>
            <text:p>15,756</text:p>
          </table:table-cell>
          <table:table-cell table:style-name="ce63" table:formula="of:=+[.M34]*1.2" office:value-type="float" office:value="17239.2" calcext:value-type="float">
            <text:p>17,239</text:p>
          </table:table-cell>
          <table:table-cell table:number-columns-repeated="3"/>
          <table:table-cell table:style-name="ce20" table:formula="of:=SUM([.U27:.U30])" office:value-type="float" office:value="11139" calcext:value-type="float">
            <text:p>11,139</text:p>
          </table:table-cell>
          <table:table-cell table:style-name="ce20" table:formula="of:=SUM([.V27:.V30])" office:value-type="float" office:value="17455" calcext:value-type="float">
            <text:p>17,455</text:p>
          </table:table-cell>
          <table:table-cell table:style-name="ce20" table:formula="of:=SUM([.W27:.W30])" office:value-type="float" office:value="31877" calcext:value-type="float">
            <text:p>31,877</text:p>
          </table:table-cell>
          <table:table-cell table:style-name="ce20" table:formula="of:=SUM([.X27:.X30])" office:value-type="float" office:value="37281" calcext:value-type="float">
            <text:p>37,281</text:p>
          </table:table-cell>
          <table:table-cell table:style-name="ce20" table:formula="of:=SUM([.Y27:.Y30])" office:value-type="float" office:value="43978" calcext:value-type="float">
            <text:p>43,978</text:p>
          </table:table-cell>
          <table:table-cell table:style-name="ce20" table:formula="of:=SUM([.Z27:.Z30])" office:value-type="float" office:value="52017" calcext:value-type="float">
            <text:p>52,017</text:p>
          </table:table-cell>
          <table:table-cell table:style-name="ce20" table:formula="of:=[.Z34]*1.15" office:value-type="float" office:value="59819.55" calcext:value-type="float">
            <text:p>59,820</text:p>
          </table:table-cell>
          <table:table-cell table:style-name="ce20" table:formula="of:=[.AA34]*1.15" office:value-type="float" office:value="68792.4825" calcext:value-type="float">
            <text:p>68,792</text:p>
          </table:table-cell>
          <table:table-cell table:style-name="ce20" table:formula="of:=[.AB34]*1.15" office:value-type="float" office:value="79111.354875" calcext:value-type="float">
            <text:p>79,111</text:p>
          </table:table-cell>
          <table:table-cell table:style-name="ce20" table:formula="of:=[.AC34]*1.15" office:value-type="float" office:value="90978.05810625" calcext:value-type="float">
            <text:p>90,978</text:p>
          </table:table-cell>
          <table:table-cell table:style-name="ce20" table:formula="of:=[.AD34]*1.15" office:value-type="float" office:value="104624.766822187" calcext:value-type="float">
            <text:p>104,625</text:p>
          </table:table-cell>
          <table:table-cell table:style-name="ce20" table:formula="of:=[.AE34]*1.15" office:value-type="float" office:value="120318.481845516" calcext:value-type="float">
            <text:p>120,318</text:p>
          </table:table-cell>
          <table:table-cell table:style-name="ce20" table:formula="of:=[.AF34]*1.15" office:value-type="float" office:value="138366.254122343" calcext:value-type="float">
            <text:p>138,366</text:p>
          </table:table-cell>
          <table:table-cell table:style-name="ce20" table:formula="of:=[.AG34]*1.15" office:value-type="float" office:value="159121.192240694" calcext:value-type="float">
            <text:p>159,121</text:p>
          </table:table-cell>
          <table:table-cell table:style-name="ce20" table:formula="of:=[.AH34]*1.15" office:value-type="float" office:value="182989.371076798" calcext:value-type="float">
            <text:p>182,989</text:p>
          </table:table-cell>
          <table:table-cell table:style-name="ce20" table:formula="of:=[.AI34]*1.15" office:value-type="float" office:value="210437.776738318" calcext:value-type="float">
            <text:p>210,438</text:p>
          </table:table-cell>
          <table:table-cell table:style-name="ce18" table:number-columns-repeated="16348"/>
        </table:table-row>
        <table:table-row table:style-name="ro3">
          <table:table-cell table:style-name="ce113" office:value-type="string" calcext:value-type="string">
            <text:p>COGS</text:p>
          </table:table-cell>
          <table:table-cell table:style-name="ce129" table:formula="of:=+207+5259" office:value-type="float" office:value="5466" calcext:value-type="float">
            <text:p>5,466</text:p>
          </table:table-cell>
          <table:table-cell table:style-name="ce129" table:formula="of:=+208+5515" office:value-type="float" office:value="5723" calcext:value-type="float">
            <text:p>5,723</text:p>
          </table:table-cell>
          <table:table-cell table:style-name="ce129" table:formula="of:=+205+5626" office:value-type="float" office:value="5831" calcext:value-type="float">
            <text:p>5,831</text:p>
          </table:table-cell>
          <table:table-cell table:style-name="ce129" table:formula="of:=+203+6057" office:value-type="float" office:value="6260" calcext:value-type="float">
            <text:p>6,260</text:p>
          </table:table-cell>
          <table:table-cell table:style-name="ce129" table:formula="of:=+190+6168" office:value-type="float" office:value="6358" calcext:value-type="float">
            <text:p>6,358</text:p>
          </table:table-cell>
          <table:table-cell table:style-name="ce129" table:formula="of:=+173+6488" office:value-type="float" office:value="6661" calcext:value-type="float">
            <text:p>6,661</text:p>
          </table:table-cell>
          <table:table-cell table:style-name="ce129" table:formula="of:=+179+6761" office:value-type="float" office:value="6940" calcext:value-type="float">
            <text:p>6,940</text:p>
          </table:table-cell>
          <table:table-cell table:style-name="ce129" table:formula="of:=+169+7234" office:value-type="float" office:value="7403" calcext:value-type="float">
            <text:p>7,403</text:p>
          </table:table-cell>
          <table:table-cell table:style-name="ce129" table:formula="of:=+171+6937" office:value-type="float" office:value="7108" calcext:value-type="float">
            <text:p>7,108</text:p>
          </table:table-cell>
          <table:table-cell table:style-name="ce129" table:formula="of:=+175+7611" office:value-type="float" office:value="7786" calcext:value-type="float">
            <text:p>7,786</text:p>
          </table:table-cell>
          <table:table-cell table:style-name="ce129" table:formula="of:=+188+8109" office:value-type="float" office:value="8297" calcext:value-type="float">
            <text:p>8,297</text:p>
          </table:table-cell>
          <table:table-cell table:style-name="ce129" table:formula="of:=+185+8681" office:value-type="float" office:value="8866" calcext:value-type="float">
            <text:p>8,866</text:p>
          </table:table-cell>
          <table:table-cell table:style-name="ce129" table:formula="of:=+[.N34]-[.N36]" office:value-type="float" office:value="7957.77" calcext:value-type="float">
            <text:p>7,958</text:p>
          </table:table-cell>
          <table:table-cell table:style-name="ce129" table:formula="of:=+[.O34]-[.O36]" office:value-type="float" office:value="8805.096" calcext:value-type="float">
            <text:p>8,805</text:p>
          </table:table-cell>
          <table:table-cell table:style-name="ce129" table:formula="of:=+[.P34]-[.P36]" office:value-type="float" office:value="9453.834" calcext:value-type="float">
            <text:p>9,454</text:p>
          </table:table-cell>
          <table:table-cell table:style-name="ce129" table:formula="of:=+[.Q34]-[.Q36]" office:value-type="float" office:value="10343.52" calcext:value-type="float">
            <text:p>10,344</text:p>
          </table:table-cell>
          <table:table-cell table:style-name="ce149" table:number-columns-repeated="3"/>
          <table:table-cell table:style-name="ce129" table:formula="of:=+575+5154" office:value-type="float" office:value="5729" calcext:value-type="float">
            <text:p>5,729</text:p>
          </table:table-cell>
          <table:table-cell table:style-name="ce129" table:formula="of:=+902+9351" office:value-type="float" office:value="10253" calcext:value-type="float">
            <text:p>10,253</text:p>
          </table:table-cell>
          <table:table-cell table:style-name="ce129" table:formula="of:=+947+19659" office:value-type="float" office:value="20606" calcext:value-type="float">
            <text:p>20,606</text:p>
          </table:table-cell>
          <table:table-cell table:style-name="ce129" table:formula="of:=+823+22457" office:value-type="float" office:value="23280" calcext:value-type="float">
            <text:p>23,280</text:p>
          </table:table-cell>
          <table:table-cell table:style-name="ce129" table:formula="of:=+711+26651" office:value-type="float" office:value="27362" calcext:value-type="float">
            <office:annotation draw:style-name="gr2" svg:width="1.1413in" svg:height="0.7083in" svg:x="23.3579in" svg:y="6.7094in" draw:caption-point-x="-0.2402in" draw:caption-point-y="0.5945in">
              <dc:creator>Unknown Author</dc:creator>
              <dc:date>2026-02-01T00:27:38</dc:date>
              <text:p>Increase in rate per mile insurance</text:p>
            </office:annotation>
            <text:p>27,362</text:p>
          </table:table-cell>
          <table:table-cell table:style-name="ce164" table:formula="of:=SUM([.J35:.M35])" office:value-type="float" office:value="32057" calcext:value-type="float">
            <text:p>32,057</text:p>
          </table:table-cell>
          <table:table-cell table:style-name="ce129" table:formula="of:=[.AA34]-[.AA36]" office:value-type="float" office:value="35891.73" calcext:value-type="float">
            <text:p>35,892</text:p>
          </table:table-cell>
          <table:table-cell table:style-name="ce129" table:formula="of:=[.AB34]-[.AB36]" office:value-type="float" office:value="41275.4895" calcext:value-type="float">
            <text:p>41,275</text:p>
          </table:table-cell>
          <table:table-cell table:style-name="ce129" table:formula="of:=[.AC34]-[.AC36]" office:value-type="float" office:value="47466.812925" calcext:value-type="float">
            <text:p>47,467</text:p>
          </table:table-cell>
          <table:table-cell table:style-name="ce129" table:formula="of:=[.AD34]-[.AD36]" office:value-type="float" office:value="54586.83486375" calcext:value-type="float">
            <text:p>54,587</text:p>
          </table:table-cell>
          <table:table-cell table:style-name="ce129" table:formula="of:=[.AE34]-[.AE36]" office:value-type="float" office:value="62774.8600933125" calcext:value-type="float">
            <text:p>62,775</text:p>
          </table:table-cell>
          <table:table-cell table:style-name="ce129" table:formula="of:=[.AF34]-[.AF36]" office:value-type="float" office:value="72191.0891073094" calcext:value-type="float">
            <text:p>72,191</text:p>
          </table:table-cell>
          <table:table-cell table:style-name="ce129" table:formula="of:=[.AG34]-[.AG36]" office:value-type="float" office:value="83019.7524734057" calcext:value-type="float">
            <text:p>83,020</text:p>
          </table:table-cell>
          <table:table-cell table:style-name="ce129" table:formula="of:=[.AH34]-[.AH36]" office:value-type="float" office:value="95472.7153444166" calcext:value-type="float">
            <text:p>95,473</text:p>
          </table:table-cell>
          <table:table-cell table:style-name="ce129" table:formula="of:=[.AI34]-[.AI36]" office:value-type="float" office:value="109793.622646079" calcext:value-type="float">
            <text:p>109,794</text:p>
          </table:table-cell>
          <table:table-cell table:style-name="ce129" table:formula="of:=[.AJ34]-[.AJ36]" office:value-type="float" office:value="126262.666042991" calcext:value-type="float">
            <text:p>126,263</text:p>
          </table:table-cell>
          <table:table-cell table:style-name="ce129" table:number-columns-repeated="16348"/>
        </table:table-row>
        <table:table-row table:style-name="ro3">
          <table:table-cell table:style-name="ce113" office:value-type="string" calcext:value-type="string">
            <text:p>Gross Profit</text:p>
          </table:table-cell>
          <table:table-cell table:style-name="ce129" table:formula="of:=[.B34]-[.B35]" office:value-type="float" office:value="3357" calcext:value-type="float">
            <text:p>3,357</text:p>
          </table:table-cell>
          <table:table-cell table:style-name="ce129" table:formula="of:=[.C34]-[.C35]" office:value-type="float" office:value="3507" calcext:value-type="float">
            <text:p>3,507</text:p>
          </table:table-cell>
          <table:table-cell table:style-name="ce129" table:formula="of:=[.D34]-[.D35]" office:value-type="float" office:value="3461" calcext:value-type="float">
            <text:p>3,461</text:p>
          </table:table-cell>
          <table:table-cell table:style-name="ce129" table:formula="of:=[.E34]-[.E35]" office:value-type="float" office:value="3676" calcext:value-type="float">
            <text:p>3,676</text:p>
          </table:table-cell>
          <table:table-cell table:style-name="ce129" table:formula="of:=[.F34]-[.F35]" office:value-type="float" office:value="3773" calcext:value-type="float">
            <text:p>3,773</text:p>
          </table:table-cell>
          <table:table-cell table:style-name="ce129" table:formula="of:=[.G34]-[.G35]" office:value-type="float" office:value="4039" calcext:value-type="float">
            <text:p>4,039</text:p>
          </table:table-cell>
          <table:table-cell table:style-name="ce129" table:formula="of:=[.H34]-[.H35]" office:value-type="float" office:value="4248" calcext:value-type="float">
            <text:p>4,248</text:p>
          </table:table-cell>
          <table:table-cell table:style-name="ce129" table:formula="of:=[.I34]-[.I35]" office:value-type="float" office:value="4556" calcext:value-type="float">
            <text:p>4,556</text:p>
          </table:table-cell>
          <table:table-cell table:style-name="ce129" table:formula="of:=[.J34]-[.J35]" office:value-type="float" office:value="4425" calcext:value-type="float">
            <text:p>4,425</text:p>
          </table:table-cell>
          <table:table-cell table:style-name="ce129" table:formula="of:=[.K34]-[.K35]" office:value-type="float" office:value="4865" calcext:value-type="float">
            <text:p>4,865</text:p>
          </table:table-cell>
          <table:table-cell table:style-name="ce129" table:formula="of:=[.L34]-[.L35]" office:value-type="float" office:value="5170" calcext:value-type="float">
            <text:p>5,170</text:p>
          </table:table-cell>
          <table:table-cell table:style-name="ce129" table:formula="of:=[.M34]-[.M35]" office:value-type="float" office:value="5500" calcext:value-type="float">
            <text:p>5,500</text:p>
          </table:table-cell>
          <table:table-cell table:style-name="ce129" table:formula="of:=+[.N34]*0.4" office:value-type="float" office:value="5305.18" calcext:value-type="float">
            <text:p>5,305</text:p>
          </table:table-cell>
          <table:table-cell table:style-name="ce129" table:formula="of:=+[.O34]*0.4" office:value-type="float" office:value="5870.064" calcext:value-type="float">
            <text:p>5,870</text:p>
          </table:table-cell>
          <table:table-cell table:style-name="ce129" table:formula="of:=+[.P34]*0.4" office:value-type="float" office:value="6302.556" calcext:value-type="float">
            <text:p>6,303</text:p>
          </table:table-cell>
          <table:table-cell table:style-name="ce129" table:formula="of:=+[.Q34]*0.4" office:value-type="float" office:value="6895.68" calcext:value-type="float">
            <text:p>6,896</text:p>
          </table:table-cell>
          <table:table-cell table:style-name="ce149" table:number-columns-repeated="3"/>
          <table:table-cell table:style-name="ce129" table:formula="of:=[.U34]-[.U35]" office:value-type="float" office:value="5410" calcext:value-type="float">
            <text:p>5,410</text:p>
          </table:table-cell>
          <table:table-cell table:style-name="ce129" table:formula="of:=[.V34]-[.V35]" office:value-type="float" office:value="7202" calcext:value-type="float">
            <text:p>7,202</text:p>
          </table:table-cell>
          <table:table-cell table:style-name="ce129" table:formula="of:=[.W34]-[.W35]" office:value-type="float" office:value="11271" calcext:value-type="float">
            <text:p>11,271</text:p>
          </table:table-cell>
          <table:table-cell table:style-name="ce129" table:formula="of:=[.X34]-[.X35]" office:value-type="float" office:value="14001" calcext:value-type="float">
            <text:p>14,001</text:p>
          </table:table-cell>
          <table:table-cell table:style-name="ce129" table:formula="of:=[.Y34]-[.Y35]" office:value-type="float" office:value="16616" calcext:value-type="float">
            <text:p>16,616</text:p>
          </table:table-cell>
          <table:table-cell table:style-name="ce129" table:formula="of:=[.Z34]-[.Z35]" office:value-type="float" office:value="19960" calcext:value-type="float">
            <text:p>19,960</text:p>
          </table:table-cell>
          <table:table-cell table:style-name="ce129" table:formula="of:=+[.AA34]*0.4" office:value-type="float" office:value="23927.82" calcext:value-type="float">
            <text:p>23,928</text:p>
          </table:table-cell>
          <table:table-cell table:style-name="ce129" table:formula="of:=+[.AB34]*0.4" office:value-type="float" office:value="27516.993" calcext:value-type="float">
            <text:p>27,517</text:p>
          </table:table-cell>
          <table:table-cell table:style-name="ce129" table:formula="of:=+[.AC34]*0.4" office:value-type="float" office:value="31644.54195" calcext:value-type="float">
            <text:p>31,645</text:p>
          </table:table-cell>
          <table:table-cell table:style-name="ce129" table:formula="of:=+[.AD34]*0.4" office:value-type="float" office:value="36391.2232425" calcext:value-type="float">
            <text:p>36,391</text:p>
          </table:table-cell>
          <table:table-cell table:style-name="ce129" table:formula="of:=+[.AE34]*0.4" office:value-type="float" office:value="41849.906728875" calcext:value-type="float">
            <text:p>41,850</text:p>
          </table:table-cell>
          <table:table-cell table:style-name="ce129" table:formula="of:=+[.AF34]*0.4" office:value-type="float" office:value="48127.3927382062" calcext:value-type="float">
            <text:p>48,127</text:p>
          </table:table-cell>
          <table:table-cell table:style-name="ce129" table:formula="of:=+[.AG34]*0.4" office:value-type="float" office:value="55346.5016489372" calcext:value-type="float">
            <text:p>55,347</text:p>
          </table:table-cell>
          <table:table-cell table:style-name="ce129" table:formula="of:=+[.AH34]*0.4" office:value-type="float" office:value="63648.4768962777" calcext:value-type="float">
            <text:p>63,648</text:p>
          </table:table-cell>
          <table:table-cell table:style-name="ce129" table:formula="of:=+[.AI34]*0.4" office:value-type="float" office:value="73195.7484307194" calcext:value-type="float">
            <text:p>73,196</text:p>
          </table:table-cell>
          <table:table-cell table:style-name="ce129" table:formula="of:=+[.AJ34]*0.4" office:value-type="float" office:value="84175.1106953273" calcext:value-type="float">
            <text:p>84,175</text:p>
          </table:table-cell>
          <table:table-cell table:style-name="ce129" table:number-columns-repeated="16348"/>
        </table:table-row>
        <table:table-row table:style-name="ro3">
          <table:table-cell table:style-name="ce113" office:value-type="string" calcext:value-type="string">
            <text:p>O&amp;S</text:p>
          </table:table-cell>
          <table:table-cell table:style-name="ce129" office:value-type="float" office:value="640" calcext:value-type="float">
            <text:p>640</text:p>
          </table:table-cell>
          <table:table-cell table:style-name="ce129" office:value-type="float" office:value="664" calcext:value-type="float">
            <text:p>664</text:p>
          </table:table-cell>
          <table:table-cell table:style-name="ce129" office:value-type="float" office:value="683" calcext:value-type="float">
            <text:p>683</text:p>
          </table:table-cell>
          <table:table-cell table:style-name="ce129" office:value-type="float" office:value="702" calcext:value-type="float">
            <text:p>702</text:p>
          </table:table-cell>
          <table:table-cell table:style-name="ce129" office:value-type="float" office:value="685" calcext:value-type="float">
            <text:p>685</text:p>
          </table:table-cell>
          <table:table-cell table:style-name="ce129" office:value-type="float" office:value="682" calcext:value-type="float">
            <text:p>682</text:p>
          </table:table-cell>
          <table:table-cell table:style-name="ce129" office:value-type="float" office:value="687" calcext:value-type="float">
            <text:p>687</text:p>
          </table:table-cell>
          <table:table-cell table:style-name="ce129" office:value-type="float" office:value="678" calcext:value-type="float">
            <text:p>678</text:p>
          </table:table-cell>
          <table:table-cell table:style-name="ce129" office:value-type="float" office:value="668" calcext:value-type="float">
            <text:p>668</text:p>
          </table:table-cell>
          <table:table-cell table:style-name="ce129" office:value-type="float" office:value="696" calcext:value-type="float">
            <text:p>696</text:p>
          </table:table-cell>
          <table:table-cell table:style-name="ce129" office:value-type="float" office:value="735" calcext:value-type="float">
            <text:p>735</text:p>
          </table:table-cell>
          <table:table-cell table:style-name="ce129" office:value-type="float" office:value="755" calcext:value-type="float">
            <text:p>755</text:p>
          </table:table-cell>
          <table:table-cell table:style-name="ce129" table:formula="of:=+[.M37]*1.1" office:value-type="float" office:value="830.5" calcext:value-type="float">
            <text:p>831</text:p>
          </table:table-cell>
          <table:table-cell table:style-name="ce129" table:formula="of:=+[.N37]*1.1" office:value-type="float" office:value="913.55" calcext:value-type="float">
            <text:p>914</text:p>
          </table:table-cell>
          <table:table-cell table:style-name="ce129" table:formula="of:=+[.O37]*1.1" office:value-type="float" office:value="1004.905" calcext:value-type="float">
            <text:p>1,005</text:p>
          </table:table-cell>
          <table:table-cell table:style-name="ce129" table:formula="of:=+[.P37]*1.1" office:value-type="float" office:value="1105.3955" calcext:value-type="float">
            <text:p>1,105</text:p>
          </table:table-cell>
          <table:table-cell table:style-name="ce149" table:number-columns-repeated="3"/>
          <table:table-cell table:style-name="ce129" office:value-type="float" office:value="1819" calcext:value-type="float">
            <text:p>1,819</text:p>
          </table:table-cell>
          <table:table-cell table:style-name="ce129" office:value-type="float" office:value="1877" calcext:value-type="float">
            <text:p>1,877</text:p>
          </table:table-cell>
          <table:table-cell table:style-name="ce129" office:value-type="float" office:value="2413" calcext:value-type="float">
            <text:p>2,413</text:p>
          </table:table-cell>
          <table:table-cell table:style-name="ce129" office:value-type="float" office:value="2689" calcext:value-type="float">
            <text:p>2,689</text:p>
          </table:table-cell>
          <table:table-cell table:style-name="ce129" office:value-type="float" office:value="2732" calcext:value-type="float">
            <text:p>2,732</text:p>
          </table:table-cell>
          <table:table-cell table:style-name="ce164" table:formula="of:=SUM([.J37:.M37])" office:value-type="float" office:value="2854" calcext:value-type="float">
            <text:p>2,854</text:p>
          </table:table-cell>
          <table:table-cell table:style-name="ce129" table:formula="of:=[.Z37]*1.15" office:value-type="float" office:value="3282.1" calcext:value-type="float">
            <text:p>3,282</text:p>
          </table:table-cell>
          <table:table-cell table:style-name="ce129" table:formula="of:=[.AA37]*1.15" office:value-type="float" office:value="3774.415" calcext:value-type="float">
            <text:p>3,774</text:p>
          </table:table-cell>
          <table:table-cell table:style-name="ce129" table:formula="of:=[.AB37]*1.15" office:value-type="float" office:value="4340.57725" calcext:value-type="float">
            <text:p>4,341</text:p>
          </table:table-cell>
          <table:table-cell table:style-name="ce129" table:formula="of:=[.AC37]*1.15" office:value-type="float" office:value="4991.6638375" calcext:value-type="float">
            <text:p>4,992</text:p>
          </table:table-cell>
          <table:table-cell table:style-name="ce129" table:formula="of:=[.AD37]*1.15" office:value-type="float" office:value="5740.413413125" calcext:value-type="float">
            <text:p>5,740</text:p>
          </table:table-cell>
          <table:table-cell table:style-name="ce129" table:formula="of:=[.AE37]*1.15" office:value-type="float" office:value="6601.47542509375" calcext:value-type="float">
            <text:p>6,601</text:p>
          </table:table-cell>
          <table:table-cell table:style-name="ce129" table:formula="of:=[.AF37]*1.15" office:value-type="float" office:value="7591.69673885781" calcext:value-type="float">
            <text:p>7,592</text:p>
          </table:table-cell>
          <table:table-cell table:style-name="ce129" table:formula="of:=[.AG37]*1.15" office:value-type="float" office:value="8730.45124968648" calcext:value-type="float">
            <text:p>8,730</text:p>
          </table:table-cell>
          <table:table-cell table:style-name="ce129" table:formula="of:=[.AH37]*1.15" office:value-type="float" office:value="10040.0189371395" calcext:value-type="float">
            <text:p>10,040</text:p>
          </table:table-cell>
          <table:table-cell table:style-name="ce129" table:formula="of:=[.AI37]*1.15" office:value-type="float" office:value="11546.0217777104" calcext:value-type="float">
            <text:p>11,546</text:p>
          </table:table-cell>
          <table:table-cell table:style-name="ce129" table:number-columns-repeated="16348"/>
        </table:table-row>
        <table:table-row table:style-name="ro3">
          <table:table-cell table:style-name="ce113" office:value-type="string" calcext:value-type="string">
            <text:p>S&amp;M</text:p>
          </table:table-cell>
          <table:table-cell table:style-name="ce129" office:value-type="float" office:value="1262" calcext:value-type="float">
            <text:p>1,262</text:p>
          </table:table-cell>
          <table:table-cell table:style-name="ce129" office:value-type="float" office:value="1218" calcext:value-type="float">
            <text:p>1,218</text:p>
          </table:table-cell>
          <table:table-cell table:style-name="ce129" office:value-type="float" office:value="941" calcext:value-type="float">
            <text:p>941</text:p>
          </table:table-cell>
          <table:table-cell table:style-name="ce129" office:value-type="float" office:value="935" calcext:value-type="float">
            <text:p>935</text:p>
          </table:table-cell>
          <table:table-cell table:style-name="ce129" office:value-type="float" office:value="917" calcext:value-type="float">
            <text:p>917</text:p>
          </table:table-cell>
          <table:table-cell table:style-name="ce129" office:value-type="float" office:value="1115" calcext:value-type="float">
            <text:p>1,115</text:p>
          </table:table-cell>
          <table:table-cell table:style-name="ce129" office:value-type="float" office:value="1096" calcext:value-type="float">
            <text:p>1,096</text:p>
          </table:table-cell>
          <table:table-cell table:style-name="ce129" office:value-type="float" office:value="1209" calcext:value-type="float">
            <text:p>1,209</text:p>
          </table:table-cell>
          <table:table-cell table:style-name="ce129" office:value-type="float" office:value="1057" calcext:value-type="float">
            <text:p>1,057</text:p>
          </table:table-cell>
          <table:table-cell table:style-name="ce129" office:value-type="float" office:value="1210" calcext:value-type="float">
            <text:p>1,210</text:p>
          </table:table-cell>
          <table:table-cell table:style-name="ce129" office:value-type="float" office:value="1277" calcext:value-type="float">
            <text:p>1,277</text:p>
          </table:table-cell>
          <table:table-cell table:style-name="ce129" office:value-type="float" office:value="1354" calcext:value-type="float">
            <text:p>1,354</text:p>
          </table:table-cell>
          <table:table-cell table:style-name="ce129" table:formula="of:=+[.M38]*1.1" office:value-type="float" office:value="1489.4" calcext:value-type="float">
            <text:p>1,489</text:p>
          </table:table-cell>
          <table:table-cell table:style-name="ce129" table:formula="of:=+[.N38]*1.1" office:value-type="float" office:value="1638.34" calcext:value-type="float">
            <text:p>1,638</text:p>
          </table:table-cell>
          <table:table-cell table:style-name="ce129" table:formula="of:=+[.O38]*1.1" office:value-type="float" office:value="1802.174" calcext:value-type="float">
            <text:p>1,802</text:p>
          </table:table-cell>
          <table:table-cell table:style-name="ce129" table:formula="of:=+[.P38]*1.1" office:value-type="float" office:value="1982.3914" calcext:value-type="float">
            <text:p>1,982</text:p>
          </table:table-cell>
          <table:table-cell table:style-name="ce149" table:number-columns-repeated="3"/>
          <table:table-cell table:style-name="ce129" office:value-type="float" office:value="3583" calcext:value-type="float">
            <text:p>3,583</text:p>
          </table:table-cell>
          <table:table-cell table:style-name="ce129" office:value-type="float" office:value="4789" calcext:value-type="float">
            <text:p>4,789</text:p>
          </table:table-cell>
          <table:table-cell table:style-name="ce129" office:value-type="float" office:value="4756" calcext:value-type="float">
            <text:p>4,756</text:p>
          </table:table-cell>
          <table:table-cell table:style-name="ce129" office:value-type="float" office:value="4356" calcext:value-type="float">
            <text:p>4,356</text:p>
          </table:table-cell>
          <table:table-cell table:style-name="ce129" office:value-type="float" office:value="4337" calcext:value-type="float">
            <text:p>4,337</text:p>
          </table:table-cell>
          <table:table-cell table:style-name="ce164" table:formula="of:=SUM([.J38:.M38])" office:value-type="float" office:value="4898" calcext:value-type="float">
            <text:p>4,898</text:p>
          </table:table-cell>
          <table:table-cell table:style-name="ce129" table:formula="of:=[.Z38]*1.15" office:value-type="float" office:value="5632.7" calcext:value-type="float">
            <text:p>5,633</text:p>
          </table:table-cell>
          <table:table-cell table:style-name="ce129" table:formula="of:=[.AA38]*1.15" office:value-type="float" office:value="6477.605" calcext:value-type="float">
            <text:p>6,478</text:p>
          </table:table-cell>
          <table:table-cell table:style-name="ce129" table:formula="of:=[.AB38]*1.15" office:value-type="float" office:value="7449.24575" calcext:value-type="float">
            <text:p>7,449</text:p>
          </table:table-cell>
          <table:table-cell table:style-name="ce129" table:formula="of:=[.AC38]*1.15" office:value-type="float" office:value="8566.6326125" calcext:value-type="float">
            <text:p>8,567</text:p>
          </table:table-cell>
          <table:table-cell table:style-name="ce129" table:formula="of:=[.AD38]*1.15" office:value-type="float" office:value="9851.627504375" calcext:value-type="float">
            <text:p>9,852</text:p>
          </table:table-cell>
          <table:table-cell table:style-name="ce129" table:formula="of:=[.AE38]*1.15" office:value-type="float" office:value="11329.3716300312" calcext:value-type="float">
            <text:p>11,329</text:p>
          </table:table-cell>
          <table:table-cell table:style-name="ce129" table:formula="of:=[.AF38]*1.15" office:value-type="float" office:value="13028.7773745359" calcext:value-type="float">
            <text:p>13,029</text:p>
          </table:table-cell>
          <table:table-cell table:style-name="ce129" table:formula="of:=[.AG38]*1.15" office:value-type="float" office:value="14983.0939807163" calcext:value-type="float">
            <text:p>14,983</text:p>
          </table:table-cell>
          <table:table-cell table:style-name="ce129" table:formula="of:=[.AH38]*1.15" office:value-type="float" office:value="17230.5580778238" calcext:value-type="float">
            <text:p>17,231</text:p>
          </table:table-cell>
          <table:table-cell table:style-name="ce129" table:formula="of:=[.AI38]*1.15" office:value-type="float" office:value="19815.1417894973" calcext:value-type="float">
            <text:p>19,815</text:p>
          </table:table-cell>
          <table:table-cell table:style-name="ce129" table:number-columns-repeated="16348"/>
        </table:table-row>
        <table:table-row table:style-name="ro3">
          <table:table-cell table:style-name="ce113" office:value-type="string" calcext:value-type="string">
            <text:p>R&amp;D</text:p>
          </table:table-cell>
          <table:table-cell table:style-name="ce129" office:value-type="float" office:value="775" calcext:value-type="float">
            <text:p>775</text:p>
          </table:table-cell>
          <table:table-cell table:style-name="ce129" office:value-type="float" office:value="808" calcext:value-type="float">
            <text:p>808</text:p>
          </table:table-cell>
          <table:table-cell table:style-name="ce129" office:value-type="float" office:value="797" calcext:value-type="float">
            <text:p>797</text:p>
          </table:table-cell>
          <table:table-cell table:style-name="ce129" office:value-type="float" office:value="784" calcext:value-type="float">
            <text:p>784</text:p>
          </table:table-cell>
          <table:table-cell table:style-name="ce129" office:value-type="float" office:value="790" calcext:value-type="float">
            <text:p>790</text:p>
          </table:table-cell>
          <table:table-cell table:style-name="ce129" office:value-type="float" office:value="760" calcext:value-type="float">
            <text:p>760</text:p>
          </table:table-cell>
          <table:table-cell table:style-name="ce129" office:value-type="float" office:value="774" calcext:value-type="float">
            <text:p>774</text:p>
          </table:table-cell>
          <table:table-cell table:style-name="ce129" office:value-type="float" office:value="785" calcext:value-type="float">
            <text:p>785</text:p>
          </table:table-cell>
          <table:table-cell table:style-name="ce129" office:value-type="float" office:value="815" calcext:value-type="float">
            <text:p>815</text:p>
          </table:table-cell>
          <table:table-cell table:style-name="ce129" office:value-type="float" office:value="840" calcext:value-type="float">
            <text:p>840</text:p>
          </table:table-cell>
          <table:table-cell table:style-name="ce129" office:value-type="float" office:value="862" calcext:value-type="float">
            <text:p>862</text:p>
          </table:table-cell>
          <table:table-cell table:style-name="ce129" office:value-type="float" office:value="885" calcext:value-type="float">
            <text:p>885</text:p>
          </table:table-cell>
          <table:table-cell table:style-name="ce129" table:formula="of:=+[.M39]*1.1" office:value-type="float" office:value="973.5" calcext:value-type="float">
            <text:p>974</text:p>
          </table:table-cell>
          <table:table-cell table:style-name="ce129" table:formula="of:=+[.N39]*1.1" office:value-type="float" office:value="1070.85" calcext:value-type="float">
            <text:p>1,071</text:p>
          </table:table-cell>
          <table:table-cell table:style-name="ce129" table:formula="of:=+[.O39]*1.1" office:value-type="float" office:value="1177.935" calcext:value-type="float">
            <text:p>1,178</text:p>
          </table:table-cell>
          <table:table-cell table:style-name="ce129" table:formula="of:=+[.P39]*1.1" office:value-type="float" office:value="1295.7285" calcext:value-type="float">
            <text:p>1,296</text:p>
          </table:table-cell>
          <table:table-cell table:style-name="ce149" table:number-columns-repeated="3"/>
          <table:table-cell table:style-name="ce129" office:value-type="float" office:value="2205" calcext:value-type="float">
            <text:p>2,205</text:p>
          </table:table-cell>
          <table:table-cell table:style-name="ce129" office:value-type="float" office:value="2054" calcext:value-type="float">
            <text:p>2,054</text:p>
          </table:table-cell>
          <table:table-cell table:style-name="ce129" office:value-type="float" office:value="2798" calcext:value-type="float">
            <text:p>2,798</text:p>
          </table:table-cell>
          <table:table-cell table:style-name="ce129" office:value-type="float" office:value="3164" calcext:value-type="float">
            <text:p>3,164</text:p>
          </table:table-cell>
          <table:table-cell table:style-name="ce129" office:value-type="float" office:value="3109" calcext:value-type="float">
            <text:p>3,109</text:p>
          </table:table-cell>
          <table:table-cell table:style-name="ce164" table:formula="of:=SUM([.J39:.M39])" office:value-type="float" office:value="3402" calcext:value-type="float">
            <text:p>3,402</text:p>
          </table:table-cell>
          <table:table-cell table:style-name="ce129" table:formula="of:=[.Z39]*1.15" office:value-type="float" office:value="3912.3" calcext:value-type="float">
            <text:p>3,912</text:p>
          </table:table-cell>
          <table:table-cell table:style-name="ce129" table:formula="of:=[.AA39]*1.15" office:value-type="float" office:value="4499.145" calcext:value-type="float">
            <text:p>4,499</text:p>
          </table:table-cell>
          <table:table-cell table:style-name="ce129" table:formula="of:=[.AB39]*1.15" office:value-type="float" office:value="5174.01675" calcext:value-type="float">
            <text:p>5,174</text:p>
          </table:table-cell>
          <table:table-cell table:style-name="ce129" table:formula="of:=[.AC39]*1.15" office:value-type="float" office:value="5950.1192625" calcext:value-type="float">
            <text:p>5,950</text:p>
          </table:table-cell>
          <table:table-cell table:style-name="ce129" table:formula="of:=[.AD39]*1.15" office:value-type="float" office:value="6842.637151875" calcext:value-type="float">
            <text:p>6,843</text:p>
          </table:table-cell>
          <table:table-cell table:style-name="ce129" table:formula="of:=[.AE39]*1.15" office:value-type="float" office:value="7869.03272465625" calcext:value-type="float">
            <text:p>7,869</text:p>
          </table:table-cell>
          <table:table-cell table:style-name="ce129" table:formula="of:=[.AF39]*1.15" office:value-type="float" office:value="9049.38763335468" calcext:value-type="float">
            <text:p>9,049</text:p>
          </table:table-cell>
          <table:table-cell table:style-name="ce129" table:formula="of:=[.AG39]*1.15" office:value-type="float" office:value="10406.7957783579" calcext:value-type="float">
            <text:p>10,407</text:p>
          </table:table-cell>
          <table:table-cell table:style-name="ce129" table:formula="of:=[.AH39]*1.15" office:value-type="float" office:value="11967.8151451116" calcext:value-type="float">
            <text:p>11,968</text:p>
          </table:table-cell>
          <table:table-cell table:style-name="ce129" table:formula="of:=[.AI39]*1.15" office:value-type="float" office:value="13762.9874168783" calcext:value-type="float">
            <text:p>13,763</text:p>
          </table:table-cell>
          <table:table-cell table:style-name="ce129" table:number-columns-repeated="16348"/>
        </table:table-row>
        <table:table-row table:style-name="ro3">
          <table:table-cell table:style-name="ce113" office:value-type="string" calcext:value-type="string">
            <text:p>G&amp;A</text:p>
          </table:table-cell>
          <table:table-cell table:style-name="ce129" office:value-type="float" office:value="942" calcext:value-type="float">
            <text:p>942</text:p>
          </table:table-cell>
          <table:table-cell table:style-name="ce129" office:value-type="float" office:value="491" calcext:value-type="float">
            <text:p>491</text:p>
          </table:table-cell>
          <table:table-cell table:style-name="ce129" office:value-type="float" office:value="646" calcext:value-type="float">
            <text:p>646</text:p>
          </table:table-cell>
          <table:table-cell table:style-name="ce129" office:value-type="float" office:value="603" calcext:value-type="float">
            <text:p>603</text:p>
          </table:table-cell>
          <table:table-cell table:style-name="ce129" office:value-type="float" office:value="1209" calcext:value-type="float">
            <text:p>1,209</text:p>
          </table:table-cell>
          <table:table-cell table:style-name="ce129" office:value-type="float" office:value="686" calcext:value-type="float">
            <text:p>686</text:p>
          </table:table-cell>
          <table:table-cell table:style-name="ce129" office:value-type="float" office:value="630" calcext:value-type="float">
            <text:p>630</text:p>
          </table:table-cell>
          <table:table-cell table:style-name="ce129" office:value-type="float" office:value="1114" calcext:value-type="float">
            <text:p>1,114</text:p>
          </table:table-cell>
          <table:table-cell table:style-name="ce129" office:value-type="float" office:value="657" calcext:value-type="float">
            <text:p>657</text:p>
          </table:table-cell>
          <table:table-cell table:style-name="ce129" office:value-type="float" office:value="669" calcext:value-type="float">
            <text:p>669</text:p>
          </table:table-cell>
          <table:table-cell table:style-name="ce129" office:value-type="float" office:value="1183" calcext:value-type="float">
            <text:p>1,183</text:p>
          </table:table-cell>
          <table:table-cell table:style-name="ce129" office:value-type="float" office:value="732" calcext:value-type="float">
            <text:p>732</text:p>
          </table:table-cell>
          <table:table-cell table:style-name="ce129" table:formula="of:=+[.M40]*1.1" office:value-type="float" office:value="805.2" calcext:value-type="float">
            <text:p>805</text:p>
          </table:table-cell>
          <table:table-cell table:style-name="ce129" table:formula="of:=+[.N40]*1.1" office:value-type="float" office:value="885.72" calcext:value-type="float">
            <text:p>886</text:p>
          </table:table-cell>
          <table:table-cell table:style-name="ce129" table:formula="of:=+[.O40]*1.1" office:value-type="float" office:value="974.292" calcext:value-type="float">
            <text:p>974</text:p>
          </table:table-cell>
          <table:table-cell table:style-name="ce129" table:formula="of:=+[.P40]*1.1" office:value-type="float" office:value="1071.7212" calcext:value-type="float">
            <text:p>1,072</text:p>
          </table:table-cell>
          <table:table-cell table:style-name="ce149" table:number-columns-repeated="3"/>
          <table:table-cell table:style-name="ce129" office:value-type="float" office:value="2666" calcext:value-type="float">
            <text:p>2,666</text:p>
          </table:table-cell>
          <table:table-cell table:style-name="ce129" office:value-type="float" office:value="2316" calcext:value-type="float">
            <text:p>2,316</text:p>
          </table:table-cell>
          <table:table-cell table:style-name="ce129" office:value-type="float" office:value="3136" calcext:value-type="float">
            <text:p>3,136</text:p>
          </table:table-cell>
          <table:table-cell table:style-name="ce129" office:value-type="float" office:value="2682" calcext:value-type="float">
            <text:p>2,682</text:p>
          </table:table-cell>
          <table:table-cell table:style-name="ce129" office:value-type="float" office:value="3639" calcext:value-type="float">
            <text:p>3,639</text:p>
          </table:table-cell>
          <table:table-cell table:style-name="ce164" table:formula="of:=SUM([.J40:.M40])" office:value-type="float" office:value="3241" calcext:value-type="float">
            <text:p>3,241</text:p>
          </table:table-cell>
          <table:table-cell table:style-name="ce129" table:formula="of:=[.Z40]*1.15" office:value-type="float" office:value="3727.15" calcext:value-type="float">
            <text:p>3,727</text:p>
          </table:table-cell>
          <table:table-cell table:style-name="ce129" table:formula="of:=[.AA40]*1.15" office:value-type="float" office:value="4286.2225" calcext:value-type="float">
            <text:p>4,286</text:p>
          </table:table-cell>
          <table:table-cell table:style-name="ce129" table:formula="of:=[.AB40]*1.15" office:value-type="float" office:value="4929.155875" calcext:value-type="float">
            <text:p>4,929</text:p>
          </table:table-cell>
          <table:table-cell table:style-name="ce129" table:formula="of:=[.AC40]*1.15" office:value-type="float" office:value="5668.52925625" calcext:value-type="float">
            <text:p>5,669</text:p>
          </table:table-cell>
          <table:table-cell table:style-name="ce129" table:formula="of:=[.AD40]*1.15" office:value-type="float" office:value="6518.8086446875" calcext:value-type="float">
            <text:p>6,519</text:p>
          </table:table-cell>
          <table:table-cell table:style-name="ce129" table:formula="of:=[.AE40]*1.15" office:value-type="float" office:value="7496.62994139062" calcext:value-type="float">
            <text:p>7,497</text:p>
          </table:table-cell>
          <table:table-cell table:style-name="ce129" table:formula="of:=[.AF40]*1.15" office:value-type="float" office:value="8621.12443259921" calcext:value-type="float">
            <text:p>8,621</text:p>
          </table:table-cell>
          <table:table-cell table:style-name="ce129" table:formula="of:=[.AG40]*1.15" office:value-type="float" office:value="9914.2930974891" calcext:value-type="float">
            <text:p>9,914</text:p>
          </table:table-cell>
          <table:table-cell table:style-name="ce129" table:formula="of:=[.AH40]*1.15" office:value-type="float" office:value="11401.4370621125" calcext:value-type="float">
            <text:p>11,401</text:p>
          </table:table-cell>
          <table:table-cell table:style-name="ce129" table:formula="of:=[.AI40]*1.15" office:value-type="float" office:value="13111.6526214293" calcext:value-type="float">
            <text:p>13,112</text:p>
          </table:table-cell>
          <table:table-cell table:style-name="ce130" table:number-columns-repeated="16348"/>
        </table:table-row>
        <table:table-row table:style-name="ro3">
          <table:table-cell table:style-name="ce113" office:value-type="string" calcext:value-type="string">
            <text:p>OpEx</text:p>
          </table:table-cell>
          <table:table-cell table:style-name="ce129" table:formula="of:=SUM([.B37:.B40])" office:value-type="float" office:value="3619" calcext:value-type="float">
            <text:p>3,619</text:p>
          </table:table-cell>
          <table:table-cell table:style-name="ce129" table:formula="of:=SUM([.C37:.C40])" office:value-type="float" office:value="3181" calcext:value-type="float">
            <text:p>3,181</text:p>
          </table:table-cell>
          <table:table-cell table:style-name="ce129" table:formula="of:=SUM([.D37:.D40])" office:value-type="float" office:value="3067" calcext:value-type="float">
            <text:p>3,067</text:p>
          </table:table-cell>
          <table:table-cell table:style-name="ce129" table:formula="of:=SUM([.E37:.E40])" office:value-type="float" office:value="3024" calcext:value-type="float">
            <text:p>3,024</text:p>
          </table:table-cell>
          <table:table-cell table:style-name="ce129" table:formula="of:=SUM([.F37:.F40])" office:value-type="float" office:value="3601" calcext:value-type="float">
            <text:p>3,601</text:p>
          </table:table-cell>
          <table:table-cell table:style-name="ce129" table:formula="of:=SUM([.G37:.G40])" office:value-type="float" office:value="3243" calcext:value-type="float">
            <text:p>3,243</text:p>
          </table:table-cell>
          <table:table-cell table:style-name="ce129" table:formula="of:=SUM([.H37:.H40])" office:value-type="float" office:value="3187" calcext:value-type="float">
            <text:p>3,187</text:p>
          </table:table-cell>
          <table:table-cell table:style-name="ce129" table:formula="of:=SUM([.$I$37:.$I$40])" office:value-type="float" office:value="3786" calcext:value-type="float">
            <text:p>3,786</text:p>
          </table:table-cell>
          <table:table-cell table:style-name="ce129" table:formula="of:=SUM([.J37:.J40])" office:value-type="float" office:value="3197" calcext:value-type="float">
            <text:p>3,197</text:p>
          </table:table-cell>
          <table:table-cell table:style-name="ce129" table:formula="of:=SUM([.K37:.K40])" office:value-type="float" office:value="3415" calcext:value-type="float">
            <text:p>3,415</text:p>
          </table:table-cell>
          <table:table-cell table:style-name="ce129" table:formula="of:=SUM([.L37:.L40])" office:value-type="float" office:value="4057" calcext:value-type="float">
            <text:p>4,057</text:p>
          </table:table-cell>
          <table:table-cell table:style-name="ce129" table:formula="of:=SUM([.M37:.M40])" office:value-type="float" office:value="3726" calcext:value-type="float">
            <text:p>3,726</text:p>
          </table:table-cell>
          <table:table-cell table:style-name="ce129" table:formula="of:=SUM([.N37:.N40])" office:value-type="float" office:value="4098.6" calcext:value-type="float">
            <text:p>4,099</text:p>
          </table:table-cell>
          <table:table-cell table:style-name="ce129" table:formula="of:=SUM([.O37:.O40])" office:value-type="float" office:value="4508.46" calcext:value-type="float">
            <text:p>4,508</text:p>
          </table:table-cell>
          <table:table-cell table:style-name="ce129" table:formula="of:=SUM([.P37:.P40])" office:value-type="float" office:value="4959.306" calcext:value-type="float">
            <text:p>4,959</text:p>
          </table:table-cell>
          <table:table-cell table:style-name="ce129" table:formula="of:=SUM([.Q37:.Q40])" office:value-type="float" office:value="5455.2366" calcext:value-type="float">
            <text:p>5,455</text:p>
          </table:table-cell>
          <table:table-cell table:style-name="ce149" table:number-columns-repeated="3"/>
          <table:table-cell table:style-name="ce129" table:formula="of:=SUM([.U37:.U40])" office:value-type="float" office:value="10273" calcext:value-type="float">
            <text:p>10,273</text:p>
          </table:table-cell>
          <table:table-cell table:style-name="ce129" table:formula="of:=SUM([.V37:.V40])" office:value-type="float" office:value="11036" calcext:value-type="float">
            <text:p>11,036</text:p>
          </table:table-cell>
          <table:table-cell table:style-name="ce129" table:formula="of:=SUM([.W37:.W40])" office:value-type="float" office:value="13103" calcext:value-type="float">
            <text:p>13,103</text:p>
          </table:table-cell>
          <table:table-cell table:style-name="ce129" table:formula="of:=SUM([.X37:.X40])" office:value-type="float" office:value="12891" calcext:value-type="float">
            <text:p>12,891</text:p>
          </table:table-cell>
          <table:table-cell table:style-name="ce129" table:formula="of:=SUM([.Y37:.Y40])" office:value-type="float" office:value="13817" calcext:value-type="float">
            <text:p>13,817</text:p>
          </table:table-cell>
          <table:table-cell table:style-name="ce129" table:formula="of:=SUM([.Z37:.Z40])" office:value-type="float" office:value="14395" calcext:value-type="float">
            <text:p>14,395</text:p>
          </table:table-cell>
          <table:table-cell table:style-name="ce129" table:formula="of:=SUM([.AA37:.AA40])" office:value-type="float" office:value="16554.25" calcext:value-type="float">
            <text:p>16,554</text:p>
          </table:table-cell>
          <table:table-cell table:style-name="ce129" table:formula="of:=SUM([.AB37:.AB40])" office:value-type="float" office:value="19037.3875" calcext:value-type="float">
            <text:p>19,037</text:p>
          </table:table-cell>
          <table:table-cell table:style-name="ce129" table:formula="of:=SUM([.AC37:.AC40])" office:value-type="float" office:value="21892.995625" calcext:value-type="float">
            <text:p>21,893</text:p>
          </table:table-cell>
          <table:table-cell table:style-name="ce129" table:formula="of:=SUM([.AD37:.AD40])" office:value-type="float" office:value="25176.94496875" calcext:value-type="float">
            <text:p>25,177</text:p>
          </table:table-cell>
          <table:table-cell table:style-name="ce129" table:formula="of:=SUM([.AE37:.AE40])" office:value-type="float" office:value="28953.4867140625" calcext:value-type="float">
            <text:p>28,953</text:p>
          </table:table-cell>
          <table:table-cell table:style-name="ce129" table:formula="of:=SUM([.AF37:.AF40])" office:value-type="float" office:value="33296.5097211718" calcext:value-type="float">
            <text:p>33,297</text:p>
          </table:table-cell>
          <table:table-cell table:style-name="ce129" table:formula="of:=SUM([.AG37:.AG40])" office:value-type="float" office:value="38290.9861793476" calcext:value-type="float">
            <text:p>38,291</text:p>
          </table:table-cell>
          <table:table-cell table:style-name="ce129" table:formula="of:=SUM([.AH37:.AH40])" office:value-type="float" office:value="44034.6341062498" calcext:value-type="float">
            <text:p>44,035</text:p>
          </table:table-cell>
          <table:table-cell table:style-name="ce129" table:formula="of:=SUM([.AI37:.AI40])" office:value-type="float" office:value="50639.8292221874" calcext:value-type="float">
            <text:p>50,640</text:p>
          </table:table-cell>
          <table:table-cell table:style-name="ce129" table:formula="of:=SUM([.AJ37:.AJ40])" office:value-type="float" office:value="58235.8036055153" calcext:value-type="float">
            <text:p>58,236</text:p>
          </table:table-cell>
          <table:table-cell table:style-name="ce129" table:number-columns-repeated="16348"/>
        </table:table-row>
        <table:table-row table:style-name="ro3">
          <table:table-cell table:style-name="ce114" office:value-type="string" calcext:value-type="string">
            <text:p>OpInc / EBIT</text:p>
          </table:table-cell>
          <table:table-cell table:style-name="ce130" table:formula="of:=[.B36]-[.B41]" office:value-type="float" office:value="-262" calcext:value-type="float">
            <text:p>(262)</text:p>
          </table:table-cell>
          <table:table-cell table:style-name="ce130" table:formula="of:=[.C36]-[.C41]" office:value-type="float" office:value="326" calcext:value-type="float">
            <text:p>326</text:p>
          </table:table-cell>
          <table:table-cell table:style-name="ce130" table:formula="of:=[.D36]-[.D41]" office:value-type="float" office:value="394" calcext:value-type="float">
            <text:p>394</text:p>
          </table:table-cell>
          <table:table-cell table:style-name="ce130" table:formula="of:=[.E36]-[.E41]" office:value-type="float" office:value="652" calcext:value-type="float">
            <text:p>652</text:p>
          </table:table-cell>
          <table:table-cell table:style-name="ce130" table:formula="of:=[.F36]-[.F41]" office:value-type="float" office:value="172" calcext:value-type="float">
            <text:p>172</text:p>
          </table:table-cell>
          <table:table-cell table:style-name="ce130" table:formula="of:=[.G36]-[.G41]" office:value-type="float" office:value="796" calcext:value-type="float">
            <text:p>796</text:p>
          </table:table-cell>
          <table:table-cell table:style-name="ce130" table:formula="of:=[.H36]-[.H41]" office:value-type="float" office:value="1061" calcext:value-type="float">
            <text:p>1,061</text:p>
          </table:table-cell>
          <table:table-cell table:style-name="ce130" table:formula="of:=[.I36]-[.I41]" office:value-type="float" office:value="770" calcext:value-type="float">
            <text:p>770</text:p>
          </table:table-cell>
          <table:table-cell table:style-name="ce130" table:formula="of:=[.J36]-[.J41]" office:value-type="float" office:value="1228" calcext:value-type="float">
            <text:p>1,228</text:p>
          </table:table-cell>
          <table:table-cell table:style-name="ce130" table:formula="of:=[.K36]-[.K41]" office:value-type="float" office:value="1450" calcext:value-type="float">
            <text:p>1,450</text:p>
          </table:table-cell>
          <table:table-cell table:style-name="ce130" table:formula="of:=[.L36]-[.L41]" office:value-type="float" office:value="1113" calcext:value-type="float">
            <text:p>1,113</text:p>
          </table:table-cell>
          <table:table-cell table:style-name="ce130" table:formula="of:=[.M36]-[.M41]" office:value-type="float" office:value="1774" calcext:value-type="float">
            <text:p>1,774</text:p>
          </table:table-cell>
          <table:table-cell table:style-name="ce130" table:formula="of:=[.N36]-[.N41]" office:value-type="float" office:value="1206.58" calcext:value-type="float">
            <text:p>1,207</text:p>
          </table:table-cell>
          <table:table-cell table:style-name="ce130" table:formula="of:=[.O36]-[.O41]" office:value-type="float" office:value="1361.604" calcext:value-type="float">
            <text:p>1,362</text:p>
          </table:table-cell>
          <table:table-cell table:style-name="ce130" table:formula="of:=[.P36]-[.P41]" office:value-type="float" office:value="1343.25" calcext:value-type="float">
            <text:p>1,343</text:p>
          </table:table-cell>
          <table:table-cell table:style-name="ce130" table:formula="of:=[.Q36]-[.Q41]" office:value-type="float" office:value="1440.4434" calcext:value-type="float">
            <text:p>1,440</text:p>
          </table:table-cell>
          <table:table-cell table:style-name="ce149" table:number-columns-repeated="3"/>
          <table:table-cell table:style-name="ce130" table:formula="of:=[.U36]-[.U41]" office:value-type="float" office:value="-4863" calcext:value-type="float">
            <text:p>(4,863)</text:p>
          </table:table-cell>
          <table:table-cell table:style-name="ce130" table:formula="of:=[.V36]-[.V41]" office:value-type="float" office:value="-3834" calcext:value-type="float">
            <text:p>(3,834)</text:p>
          </table:table-cell>
          <table:table-cell table:style-name="ce130" table:formula="of:=[.W36]-[.W41]" office:value-type="float" office:value="-1832" calcext:value-type="float">
            <text:p>(1,832)</text:p>
          </table:table-cell>
          <table:table-cell table:style-name="ce130" table:formula="of:=[.X36]-[.X41]" office:value-type="float" office:value="1110" calcext:value-type="float">
            <text:p>1,110</text:p>
          </table:table-cell>
          <table:table-cell table:style-name="ce130" table:formula="of:=[.Y36]-[.Y41]" office:value-type="float" office:value="2799" calcext:value-type="float">
            <text:p>2,799</text:p>
          </table:table-cell>
          <table:table-cell table:style-name="ce130" table:formula="of:=[.Z36]-[.Z41]" office:value-type="float" office:value="5565" calcext:value-type="float">
            <text:p>5,565</text:p>
          </table:table-cell>
          <table:table-cell table:style-name="ce130" table:formula="of:=[.AA36]-[.AA41]" office:value-type="float" office:value="7373.57" calcext:value-type="float">
            <text:p>7,374</text:p>
          </table:table-cell>
          <table:table-cell table:style-name="ce130" table:formula="of:=[.AB36]-[.AB41]" office:value-type="float" office:value="8479.60549999999" calcext:value-type="float">
            <text:p>8,480</text:p>
          </table:table-cell>
          <table:table-cell table:style-name="ce130" table:formula="of:=[.AC36]-[.AC41]" office:value-type="float" office:value="9751.54632499999" calcext:value-type="float">
            <text:p>9,752</text:p>
          </table:table-cell>
          <table:table-cell table:style-name="ce130" table:formula="of:=[.AD36]-[.AD41]" office:value-type="float" office:value="11214.27827375" calcext:value-type="float">
            <text:p>11,214</text:p>
          </table:table-cell>
          <table:table-cell table:style-name="ce130" table:formula="of:=[.AE36]-[.AE41]" office:value-type="float" office:value="12896.4200148125" calcext:value-type="float">
            <text:p>12,896</text:p>
          </table:table-cell>
          <table:table-cell table:style-name="ce130" table:formula="of:=[.AF36]-[.AF41]" office:value-type="float" office:value="14830.8830170344" calcext:value-type="float">
            <text:p>14,831</text:p>
          </table:table-cell>
          <table:table-cell table:style-name="ce130" table:formula="of:=[.AG36]-[.AG41]" office:value-type="float" office:value="17055.5154695896" calcext:value-type="float">
            <text:p>17,056</text:p>
          </table:table-cell>
          <table:table-cell table:style-name="ce130" table:formula="of:=[.AH36]-[.AH41]" office:value-type="float" office:value="19613.842790028" calcext:value-type="float">
            <text:p>19,614</text:p>
          </table:table-cell>
          <table:table-cell table:style-name="ce130" table:formula="of:=[.AI36]-[.AI41]" office:value-type="float" office:value="22555.919208532" calcext:value-type="float">
            <text:p>22,556</text:p>
          </table:table-cell>
          <table:table-cell table:style-name="ce130" table:formula="of:=[.AJ36]-[.AJ41]" office:value-type="float" office:value="25939.307089812" calcext:value-type="float">
            <text:p>25,939</text:p>
          </table:table-cell>
          <table:table-cell table:style-name="ce129" table:number-columns-repeated="16348"/>
        </table:table-row>
        <table:table-row table:style-name="ro3">
          <table:table-cell table:style-name="ce113" office:value-type="string" calcext:value-type="string">
            <text:p>Interest Exp</text:p>
          </table:table-cell>
          <table:table-cell table:style-name="ce129" office:value-type="float" office:value="-168" calcext:value-type="float">
            <text:p>(168)</text:p>
          </table:table-cell>
          <table:table-cell table:style-name="ce129" office:value-type="float" office:value="-144" calcext:value-type="float">
            <text:p>(144)</text:p>
          </table:table-cell>
          <table:table-cell table:style-name="ce129" office:value-type="float" office:value="-166" calcext:value-type="float">
            <text:p>(166)</text:p>
          </table:table-cell>
          <table:table-cell table:style-name="ce129" office:value-type="float" office:value="-155" calcext:value-type="float">
            <text:p>(155)</text:p>
          </table:table-cell>
          <table:table-cell table:style-name="ce129" office:value-type="float" office:value="-124" calcext:value-type="float">
            <text:p>(124)</text:p>
          </table:table-cell>
          <table:table-cell table:style-name="ce129" office:value-type="float" office:value="-139" calcext:value-type="float">
            <text:p>(139)</text:p>
          </table:table-cell>
          <table:table-cell table:style-name="ce129" office:value-type="float" office:value="-143" calcext:value-type="float">
            <text:p>(143)</text:p>
          </table:table-cell>
          <table:table-cell table:style-name="ce129" office:value-type="float" office:value="-117" calcext:value-type="float">
            <text:p>(117)</text:p>
          </table:table-cell>
          <table:table-cell table:style-name="ce129" office:value-type="float" office:value="-105" calcext:value-type="float">
            <text:p>(105)</text:p>
          </table:table-cell>
          <table:table-cell table:style-name="ce129" office:value-type="float" office:value="-108" calcext:value-type="float">
            <text:p>(108)</text:p>
          </table:table-cell>
          <table:table-cell table:style-name="ce129" office:value-type="float" office:value="-112" calcext:value-type="float">
            <text:p>(112)</text:p>
          </table:table-cell>
          <table:table-cell table:style-name="ce129" office:value-type="float" office:value="-115" calcext:value-type="float">
            <text:p>(115)</text:p>
          </table:table-cell>
          <table:table-cell table:number-columns-repeated="4" table:style-name="ce129" office:value-type="float" office:value="-100" calcext:value-type="float">
            <text:p>(100)</text:p>
          </table:table-cell>
          <table:table-cell table:style-name="ce149" table:number-columns-repeated="3"/>
          <table:table-cell table:style-name="ce129" office:value-type="float" office:value="-458" calcext:value-type="float">
            <text:p>(458)</text:p>
          </table:table-cell>
          <table:table-cell table:style-name="ce129" office:value-type="float" office:value="-483" calcext:value-type="float">
            <text:p>(483)</text:p>
          </table:table-cell>
          <table:table-cell table:style-name="ce129" office:value-type="float" office:value="-565" calcext:value-type="float">
            <text:p>(565)</text:p>
          </table:table-cell>
          <table:table-cell table:style-name="ce129" office:value-type="float" office:value="-633" calcext:value-type="float">
            <text:p>(633)</text:p>
          </table:table-cell>
          <table:table-cell table:style-name="ce129" office:value-type="float" office:value="-523" calcext:value-type="float">
            <text:p>(523)</text:p>
          </table:table-cell>
          <table:table-cell table:style-name="ce164" table:formula="of:=SUM([.J43:.M43])" office:value-type="float" office:value="-440" calcext:value-type="float">
            <text:p>(440)</text:p>
          </table:table-cell>
          <table:table-cell table:style-name="ce129" table:formula="of:=[.Z72]*[.$AM$57]" office:value-type="float" office:value="-26.22" calcext:value-type="float">
            <text:p>(26)</text:p>
          </table:table-cell>
          <table:table-cell table:style-name="ce129" table:formula="of:=[.AA72]*[.$AM$57]" office:value-type="float" office:value="350.91075" calcext:value-type="float">
            <text:p>351</text:p>
          </table:table-cell>
          <table:table-cell table:style-name="ce129" table:formula="of:=[.AB72]*[.$AM$57]" office:value-type="float" office:value="588.34314" calcext:value-type="float">
            <text:p>588</text:p>
          </table:table-cell>
          <table:table-cell table:style-name="ce129" table:formula="of:=[.AC72]*[.$AM$57]" office:value-type="float" office:value="862.00048716" calcext:value-type="float">
            <text:p>862</text:p>
          </table:table-cell>
          <table:table-cell table:style-name="ce129" table:formula="of:=[.AD72]*[.$AM$57]" office:value-type="float" office:value="1177.33117742184" calcext:value-type="float">
            <text:p>1,177</text:p>
          </table:table-cell>
          <table:table-cell table:style-name="ce129" table:formula="of:=[.AE72]*[.$AM$57]" office:value-type="float" office:value="1540.60120603546" calcext:value-type="float">
            <text:p>1,541</text:p>
          </table:table-cell>
          <table:table-cell table:style-name="ce129" table:formula="of:=[.AF72]*[.$AM$57]" office:value-type="float" office:value="1959.01682738914" calcext:value-type="float">
            <text:p>1,959</text:p>
          </table:table-cell>
          <table:table-cell table:style-name="ce129" table:formula="of:=[.AG72]*[.$AM$57]" office:value-type="float" office:value="2440.86560251663" calcext:value-type="float">
            <text:p>2,441</text:p>
          </table:table-cell>
          <table:table-cell table:style-name="ce129" table:formula="of:=[.AH72]*[.$AM$57]" office:value-type="float" office:value="2995.6786039377" calcext:value-type="float">
            <text:p>2,996</text:p>
          </table:table-cell>
          <table:table-cell table:style-name="ce129" table:formula="of:=[.AI72]*[.$AM$57]" office:value-type="float" office:value="3634.41695143697" calcext:value-type="float">
            <text:p>3,634</text:p>
          </table:table-cell>
          <table:table-cell table:style-name="ce129" table:number-columns-repeated="16348"/>
        </table:table-row>
        <table:table-row table:style-name="ro3">
          <table:table-cell table:style-name="ce113" office:value-type="string" calcext:value-type="string">
            <text:p>Other</text:p>
          </table:table-cell>
          <table:table-cell table:style-name="ce129" office:value-type="float" office:value="292" calcext:value-type="float">
            <text:p>292</text:p>
          </table:table-cell>
          <table:table-cell table:style-name="ce129" office:value-type="float" office:value="273" calcext:value-type="float">
            <text:p>273</text:p>
          </table:table-cell>
          <table:table-cell table:style-name="ce129" office:value-type="float" office:value="-52" calcext:value-type="float">
            <text:p>(52)</text:p>
          </table:table-cell>
          <table:table-cell table:style-name="ce129" office:value-type="float" office:value="1331" calcext:value-type="float">
            <text:p>1,331</text:p>
          </table:table-cell>
          <table:table-cell table:style-name="ce129" office:value-type="float" office:value="-678" calcext:value-type="float">
            <text:p>(678)</text:p>
          </table:table-cell>
          <table:table-cell table:style-name="ce129" office:value-type="float" office:value="420" calcext:value-type="float">
            <text:p>420</text:p>
          </table:table-cell>
          <table:table-cell table:style-name="ce129" office:value-type="float" office:value="1851" calcext:value-type="float">
            <text:p>1,851</text:p>
          </table:table-cell>
          <table:table-cell table:style-name="ce129" office:value-type="float" office:value="256" calcext:value-type="float">
            <text:p>256</text:p>
          </table:table-cell>
          <table:table-cell table:style-name="ce129" office:value-type="float" office:value="262" calcext:value-type="float">
            <text:p>262</text:p>
          </table:table-cell>
          <table:table-cell table:style-name="ce129" office:value-type="float" office:value="162" calcext:value-type="float">
            <text:p>162</text:p>
          </table:table-cell>
          <table:table-cell table:style-name="ce129" office:value-type="float" office:value="1619" calcext:value-type="float">
            <text:p>1,619</text:p>
          </table:table-cell>
          <table:table-cell table:style-name="ce129" office:value-type="float" office:value="-1368" calcext:value-type="float">
            <text:p>(1,368)</text:p>
          </table:table-cell>
          <table:table-cell table:number-columns-repeated="4" table:style-name="ce129" office:value-type="float" office:value="1000" calcext:value-type="float">
            <text:p>1,000</text:p>
          </table:table-cell>
          <table:table-cell table:style-name="ce149" table:number-columns-repeated="3"/>
          <table:table-cell table:style-name="ce129" office:value-type="float" office:value="-1625" calcext:value-type="float">
            <text:p>(1,625)</text:p>
          </table:table-cell>
          <table:table-cell table:style-name="ce129" office:value-type="float" office:value="3292" calcext:value-type="float">
            <text:p>3,292</text:p>
          </table:table-cell>
          <table:table-cell table:style-name="ce129" office:value-type="float" office:value="-7029" calcext:value-type="float">
            <text:p>(7,029)</text:p>
          </table:table-cell>
          <table:table-cell table:style-name="ce129" office:value-type="float" office:value="1844" calcext:value-type="float">
            <text:p>1,844</text:p>
          </table:table-cell>
          <table:table-cell table:style-name="ce129" office:value-type="float" office:value="1849" calcext:value-type="float">
            <text:p>1,849</text:p>
          </table:table-cell>
          <table:table-cell table:style-name="ce164" table:formula="of:=SUM([.J44:.M44])" office:value-type="float" office:value="675" calcext:value-type="float">
            <text:p>675</text:p>
          </table:table-cell>
          <table:table-cell table:number-columns-repeated="10" table:style-name="ce129" office:value-type="float" office:value="1000" calcext:value-type="float">
            <text:p>1,000</text:p>
          </table:table-cell>
          <table:table-cell table:style-name="ce129" table:number-columns-repeated="16348"/>
        </table:table-row>
        <table:table-row table:style-name="ro3">
          <table:table-cell table:style-name="ce113" office:value-type="string" calcext:value-type="string">
            <text:p>Pretax</text:p>
          </table:table-cell>
          <table:table-cell table:style-name="ce129" table:formula="of:=SUM([.B42:.B44])" office:value-type="float" office:value="-138" calcext:value-type="float">
            <text:p>(138)</text:p>
          </table:table-cell>
          <table:table-cell table:style-name="ce129" table:formula="of:=SUM([.C42:.C44])" office:value-type="float" office:value="455" calcext:value-type="float">
            <text:p>455</text:p>
          </table:table-cell>
          <table:table-cell table:style-name="ce129" table:formula="of:=SUM([.D42:.D44])" office:value-type="float" office:value="176" calcext:value-type="float">
            <text:p>176</text:p>
          </table:table-cell>
          <table:table-cell table:style-name="ce129" table:formula="of:=SUM([.E42:.E44])" office:value-type="float" office:value="1828" calcext:value-type="float">
            <text:p>1,828</text:p>
          </table:table-cell>
          <table:table-cell table:style-name="ce129" table:formula="of:=SUM([.F42:.F44])" office:value-type="float" office:value="-630" calcext:value-type="float">
            <text:p>(630)</text:p>
          </table:table-cell>
          <table:table-cell table:style-name="ce129" table:formula="of:=SUM([.G42:.G44])" office:value-type="float" office:value="1077" calcext:value-type="float">
            <text:p>1,077</text:p>
          </table:table-cell>
          <table:table-cell table:style-name="ce129" table:formula="of:=SUM([.H42:.H44])" office:value-type="float" office:value="2769" calcext:value-type="float">
            <text:p>2,769</text:p>
          </table:table-cell>
          <table:table-cell table:style-name="ce129" table:formula="of:=SUM([.I42:.I44])" office:value-type="float" office:value="909" calcext:value-type="float">
            <text:p>909</text:p>
          </table:table-cell>
          <table:table-cell table:style-name="ce129" table:formula="of:=SUM([.J42:.J44])" office:value-type="float" office:value="1385" calcext:value-type="float">
            <text:p>1,385</text:p>
          </table:table-cell>
          <table:table-cell table:style-name="ce129" table:formula="of:=SUM([.K42:.K44])" office:value-type="float" office:value="1504" calcext:value-type="float">
            <text:p>1,504</text:p>
          </table:table-cell>
          <table:table-cell table:style-name="ce129" table:formula="of:=SUM([.L42:.L44])" office:value-type="float" office:value="2620" calcext:value-type="float">
            <text:p>2,620</text:p>
          </table:table-cell>
          <table:table-cell table:style-name="ce129" table:formula="of:=SUM([.M42:.M44])" office:value-type="float" office:value="291" calcext:value-type="float">
            <text:p>291</text:p>
          </table:table-cell>
          <table:table-cell table:style-name="ce129" table:formula="of:=SUM([.N42:.N44])" office:value-type="float" office:value="2106.58" calcext:value-type="float">
            <text:p>2,107</text:p>
          </table:table-cell>
          <table:table-cell table:style-name="ce129" table:formula="of:=SUM([.O42:.O44])" office:value-type="float" office:value="2261.604" calcext:value-type="float">
            <text:p>2,262</text:p>
          </table:table-cell>
          <table:table-cell table:style-name="ce129" table:formula="of:=SUM([.P42:.P44])" office:value-type="float" office:value="2243.25" calcext:value-type="float">
            <text:p>2,243</text:p>
          </table:table-cell>
          <table:table-cell table:style-name="ce129" table:formula="of:=SUM([.Q42:.Q44])" office:value-type="float" office:value="2340.4434" calcext:value-type="float">
            <text:p>2,340</text:p>
          </table:table-cell>
          <table:table-cell table:style-name="ce149" table:number-columns-repeated="3"/>
          <table:table-cell table:style-name="ce129" table:formula="of:=SUM([.U42:.U44])" office:value-type="float" office:value="-6946" calcext:value-type="float">
            <text:p>(6,946)</text:p>
          </table:table-cell>
          <table:table-cell table:style-name="ce129" table:formula="of:=SUM([.V42:.V44])" office:value-type="float" office:value="-1025" calcext:value-type="float">
            <text:p>(1,025)</text:p>
          </table:table-cell>
          <table:table-cell table:style-name="ce129" table:formula="of:=SUM([.W42:.W44])" office:value-type="float" office:value="-9426" calcext:value-type="float">
            <text:p>(9,426)</text:p>
          </table:table-cell>
          <table:table-cell table:style-name="ce129" table:formula="of:=SUM([.X42:.X44])" office:value-type="float" office:value="2321" calcext:value-type="float">
            <text:p>2,321</text:p>
          </table:table-cell>
          <table:table-cell table:style-name="ce129" table:formula="of:=SUM([.Y42:.Y44])" office:value-type="float" office:value="4125" calcext:value-type="float">
            <text:p>4,125</text:p>
          </table:table-cell>
          <table:table-cell table:style-name="ce129" table:formula="of:=SUM([.Z42:.Z44])" office:value-type="float" office:value="5800" calcext:value-type="float">
            <text:p>5,800</text:p>
          </table:table-cell>
          <table:table-cell table:style-name="ce129" table:formula="of:=SUM([.AA42:.AA44])" office:value-type="float" office:value="8347.35" calcext:value-type="float">
            <text:p>8,347</text:p>
          </table:table-cell>
          <table:table-cell table:style-name="ce129" table:formula="of:=SUM([.AB42:.AB44])" office:value-type="float" office:value="9830.51624999999" calcext:value-type="float">
            <text:p>9,831</text:p>
          </table:table-cell>
          <table:table-cell table:style-name="ce129" table:formula="of:=SUM([.AC42:.AC44])" office:value-type="float" office:value="11339.889465" calcext:value-type="float">
            <text:p>11,340</text:p>
          </table:table-cell>
          <table:table-cell table:style-name="ce129" table:formula="of:=SUM([.AD42:.AD44])" office:value-type="float" office:value="13076.27876091" calcext:value-type="float">
            <text:p>13,076</text:p>
          </table:table-cell>
          <table:table-cell table:style-name="ce129" table:formula="of:=SUM([.AE42:.AE44])" office:value-type="float" office:value="15073.7511922343" calcext:value-type="float">
            <text:p>15,074</text:p>
          </table:table-cell>
          <table:table-cell table:style-name="ce129" table:formula="of:=SUM([.AF42:.AF44])" office:value-type="float" office:value="17371.4842230699" calcext:value-type="float">
            <text:p>17,371</text:p>
          </table:table-cell>
          <table:table-cell table:style-name="ce129" table:formula="of:=SUM([.AG42:.AG44])" office:value-type="float" office:value="20014.5322969787" calcext:value-type="float">
            <text:p>20,015</text:p>
          </table:table-cell>
          <table:table-cell table:style-name="ce129" table:formula="of:=SUM([.AH42:.AH44])" office:value-type="float" office:value="23054.7083925446" calcext:value-type="float">
            <text:p>23,055</text:p>
          </table:table-cell>
          <table:table-cell table:style-name="ce129" table:formula="of:=SUM([.AI42:.AI44])" office:value-type="float" office:value="26551.5978124697" calcext:value-type="float">
            <text:p>26,552</text:p>
          </table:table-cell>
          <table:table-cell table:style-name="ce129" table:formula="of:=SUM([.AJ42:.AJ44])" office:value-type="float" office:value="30573.724041249" calcext:value-type="float">
            <text:p>30,574</text:p>
          </table:table-cell>
          <table:table-cell table:style-name="ce129" table:number-columns-repeated="16348"/>
        </table:table-row>
        <table:table-row table:style-name="ro3">
          <table:table-cell table:style-name="ce113" office:value-type="string" calcext:value-type="string">
            <text:p>Taxes</text:p>
          </table:table-cell>
          <table:table-cell table:style-name="ce129" office:value-type="float" office:value="55" calcext:value-type="float">
            <text:p>55</text:p>
          </table:table-cell>
          <table:table-cell table:style-name="ce129" office:value-type="float" office:value="65" calcext:value-type="float">
            <text:p>65</text:p>
          </table:table-cell>
          <table:table-cell table:style-name="ce129" office:value-type="float" office:value="-40" calcext:value-type="float">
            <text:p>(40)</text:p>
          </table:table-cell>
          <table:table-cell table:style-name="ce129" office:value-type="float" office:value="133" calcext:value-type="float">
            <text:p>133</text:p>
          </table:table-cell>
          <table:table-cell table:style-name="ce129" office:value-type="float" office:value="29" calcext:value-type="float">
            <text:p>29</text:p>
          </table:table-cell>
          <table:table-cell table:style-name="ce129" office:value-type="float" office:value="57" calcext:value-type="float">
            <text:p>57</text:p>
          </table:table-cell>
          <table:table-cell table:style-name="ce129" office:value-type="float" office:value="158" calcext:value-type="float">
            <text:p>158</text:p>
          </table:table-cell>
          <table:table-cell table:style-name="ce129" office:value-type="float" office:value="-6002" calcext:value-type="float">
            <text:p>(6,002)</text:p>
          </table:table-cell>
          <table:table-cell table:style-name="ce129" office:value-type="float" office:value="-402" calcext:value-type="float">
            <text:p>(402)</text:p>
          </table:table-cell>
          <table:table-cell table:style-name="ce129" office:value-type="float" office:value="142" calcext:value-type="float">
            <text:p>142</text:p>
          </table:table-cell>
          <table:table-cell table:style-name="ce129" office:value-type="float" office:value="-4046" calcext:value-type="float">
            <text:p>(4,046)</text:p>
          </table:table-cell>
          <table:table-cell table:style-name="ce129" office:value-type="float" office:value="-40" calcext:value-type="float">
            <text:p>(40)</text:p>
          </table:table-cell>
          <table:table-cell table:style-name="ce129" table:formula="of:=+[.N45]*(-0.1)" office:value-type="float" office:value="-210.658" calcext:value-type="float">
            <text:p>(211)</text:p>
          </table:table-cell>
          <table:table-cell table:style-name="ce129" table:formula="of:=+[.O45]*(-0.1)" office:value-type="float" office:value="-226.1604" calcext:value-type="float">
            <text:p>(226)</text:p>
          </table:table-cell>
          <table:table-cell table:style-name="ce129" table:formula="of:=+[.P45]*(-0.1)" office:value-type="float" office:value="-224.325" calcext:value-type="float">
            <text:p>(224)</text:p>
          </table:table-cell>
          <table:table-cell table:style-name="ce129" table:formula="of:=+[.Q45]*(-0.1)" office:value-type="float" office:value="-234.04434" calcext:value-type="float">
            <text:p>(234)</text:p>
          </table:table-cell>
          <table:table-cell table:style-name="ce149" table:number-columns-repeated="3"/>
          <table:table-cell table:style-name="ce129" office:value-type="float" office:value="-192" calcext:value-type="float">
            <text:p>(192)</text:p>
          </table:table-cell>
          <table:table-cell table:style-name="ce129" office:value-type="float" office:value="-492" calcext:value-type="float">
            <text:p>(492)</text:p>
          </table:table-cell>
          <table:table-cell table:style-name="ce129" office:value-type="float" office:value="-181" calcext:value-type="float">
            <text:p>(181)</text:p>
          </table:table-cell>
          <table:table-cell table:style-name="ce129" office:value-type="float" office:value="213" calcext:value-type="float">
            <text:p>213</text:p>
          </table:table-cell>
          <table:table-cell table:style-name="ce129" office:value-type="float" office:value="-5758" calcext:value-type="float">
            <text:p>(5,758)</text:p>
          </table:table-cell>
          <table:table-cell table:style-name="ce164" table:formula="of:=SUM([.J46:.M46])" office:value-type="float" office:value="-4346" calcext:value-type="float">
            <text:p>(4,346)</text:p>
          </table:table-cell>
          <table:table-cell table:style-name="ce129" table:formula="of:=[.AA45]*-0.5" office:value-type="float" office:value="-4173.675" calcext:value-type="float">
            <text:p>(4,174)</text:p>
          </table:table-cell>
          <table:table-cell table:style-name="ce129" table:formula="of:=[.AB45]*0.2" office:value-type="float" office:value="1966.10325" calcext:value-type="float">
            <text:p>1,966</text:p>
          </table:table-cell>
          <table:table-cell table:style-name="ce129" table:formula="of:=[.AC45]*0.2" office:value-type="float" office:value="2267.977893" calcext:value-type="float">
            <text:p>2,268</text:p>
          </table:table-cell>
          <table:table-cell table:style-name="ce129" table:formula="of:=[.AD45]*0.2" office:value-type="float" office:value="2615.255752182" calcext:value-type="float">
            <text:p>2,615</text:p>
          </table:table-cell>
          <table:table-cell table:style-name="ce129" table:formula="of:=[.AE45]*0.2" office:value-type="float" office:value="3014.75023844687" calcext:value-type="float">
            <text:p>3,015</text:p>
          </table:table-cell>
          <table:table-cell table:style-name="ce129" table:formula="of:=[.AF45]*0.2" office:value-type="float" office:value="3474.29684461397" calcext:value-type="float">
            <text:p>3,474</text:p>
          </table:table-cell>
          <table:table-cell table:style-name="ce129" table:formula="of:=[.AG45]*0.2" office:value-type="float" office:value="4002.90645939574" calcext:value-type="float">
            <text:p>4,003</text:p>
          </table:table-cell>
          <table:table-cell table:style-name="ce129" table:formula="of:=[.AH45]*0.2" office:value-type="float" office:value="4610.94167850892" calcext:value-type="float">
            <text:p>4,611</text:p>
          </table:table-cell>
          <table:table-cell table:style-name="ce129" table:formula="of:=[.AI45]*0.2" office:value-type="float" office:value="5310.31956249394" calcext:value-type="float">
            <text:p>5,310</text:p>
          </table:table-cell>
          <table:table-cell table:style-name="ce129" table:formula="of:=[.AJ45]*0.2" office:value-type="float" office:value="6114.74480824979" calcext:value-type="float">
            <text:p>6,115</text:p>
          </table:table-cell>
          <table:table-cell table:style-name="ce129" table:number-columns-repeated="16348"/>
        </table:table-row>
        <table:table-row table:style-name="ro3">
          <table:table-cell table:style-name="ce113" office:value-type="string" calcext:value-type="string">
            <text:p>Loss from invest</text:p>
          </table:table-cell>
          <table:table-cell table:style-name="ce129" office:value-type="float" office:value="36" calcext:value-type="float">
            <text:p>36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-4" calcext:value-type="float">
            <text:p>(4)</text:p>
          </table:table-cell>
          <table:table-cell table:number-columns-repeated="2" table:style-name="ce129" office:value-type="float" office:value="-12" calcext:value-type="float">
            <text:p>(12)</text:p>
          </table:table-cell>
          <table:table-cell table:style-name="ce129" office:value-type="float" office:value="-10" calcext:value-type="float">
            <text:p>(10)</text:p>
          </table:table-cell>
          <table:table-cell table:style-name="ce129" office:value-type="float" office:value="-13" calcext:value-type="float">
            <text:p>(13)</text:p>
          </table:table-cell>
          <table:table-cell table:style-name="ce129" office:value-type="float" office:value="-12" calcext:value-type="float">
            <text:p>(12)</text:p>
          </table:table-cell>
          <table:table-cell table:number-columns-repeated="2" table:style-name="ce129" office:value-type="float" office:value="-14" calcext:value-type="float">
            <text:p>(14)</text:p>
          </table:table-cell>
          <table:table-cell table:number-columns-repeated="4" table:style-name="ce129" office:value-type="float" office:value="-10" calcext:value-type="float">
            <text:p>(10)</text:p>
          </table:table-cell>
          <table:table-cell table:style-name="ce149" table:number-columns-repeated="3"/>
          <table:table-cell table:style-name="ce129" office:value-type="float" office:value="-34" calcext:value-type="float">
            <text:p>(34)</text:p>
          </table:table-cell>
          <table:table-cell table:style-name="ce129" office:value-type="float" office:value="-37" calcext:value-type="float">
            <text:p>(37)</text:p>
          </table:table-cell>
          <table:table-cell table:style-name="ce129" office:value-type="float" office:value="107" calcext:value-type="float">
            <text:p>107</text:p>
          </table:table-cell>
          <table:table-cell table:style-name="ce129" office:value-type="float" office:value="48" calcext:value-type="float">
            <text:p>48</text:p>
          </table:table-cell>
          <table:table-cell table:style-name="ce129" office:value-type="float" office:value="-38" calcext:value-type="float">
            <text:p>(38)</text:p>
          </table:table-cell>
          <table:table-cell table:style-name="ce164" table:formula="of:=SUM([.J47:.M47])" office:value-type="float" office:value="-53" calcext:value-type="float">
            <text:p>(53)</text:p>
          </table:table-cell>
          <table:table-cell table:number-columns-repeated="10" table:style-name="ce129" office:value-type="float" office:value="100" calcext:value-type="float">
            <text:p>100</text:p>
          </table:table-cell>
          <table:table-cell table:style-name="ce130" table:number-columns-repeated="16348"/>
        </table:table-row>
        <table:table-row table:style-name="ro3">
          <table:table-cell table:style-name="ce113" office:value-type="string" calcext:value-type="string">
            <text:p>Pre NCI</text:p>
          </table:table-cell>
          <table:table-cell table:style-name="ce129" table:formula="of:=[.B45]-[.B46]+[.B47]" office:value-type="float" office:value="-157" calcext:value-type="float">
            <text:p>(157)</text:p>
          </table:table-cell>
          <table:table-cell table:style-name="ce129" table:formula="of:=[.C45]-[.C46]+[.C47]" office:value-type="float" office:value="394" calcext:value-type="float">
            <text:p>394</text:p>
          </table:table-cell>
          <table:table-cell table:style-name="ce129" table:formula="of:=[.D45]-[.D46]+[.D47]" office:value-type="float" office:value="219" calcext:value-type="float">
            <text:p>219</text:p>
          </table:table-cell>
          <table:table-cell table:style-name="ce129" table:formula="of:=[.E45]-[.E46]+[.E47]" office:value-type="float" office:value="1700" calcext:value-type="float">
            <text:p>1,700</text:p>
          </table:table-cell>
          <table:table-cell table:style-name="ce129" table:formula="of:=[.F45]-[.F46]+[.F47]" office:value-type="float" office:value="-663" calcext:value-type="float">
            <text:p>(663)</text:p>
          </table:table-cell>
          <table:table-cell table:style-name="ce129" table:formula="of:=[.G45]-[.G46]+[.G47]" office:value-type="float" office:value="1008" calcext:value-type="float">
            <text:p>1,008</text:p>
          </table:table-cell>
          <table:table-cell table:style-name="ce129" table:formula="of:=[.H45]-[.H46]+[.H47]" office:value-type="float" office:value="2599" calcext:value-type="float">
            <text:p>2,599</text:p>
          </table:table-cell>
          <table:table-cell table:style-name="ce129" table:formula="of:=[.I45]-[.I46]+[.I47]" office:value-type="float" office:value="6901" calcext:value-type="float">
            <text:p>6,901</text:p>
          </table:table-cell>
          <table:table-cell table:style-name="ce129" table:formula="of:=[.J45]-[.J46]+[.J47]" office:value-type="float" office:value="1774" calcext:value-type="float">
            <text:p>1,774</text:p>
          </table:table-cell>
          <table:table-cell table:style-name="ce129" table:formula="of:=[.K45]-[.K46]+[.K47]" office:value-type="float" office:value="1350" calcext:value-type="float">
            <text:p>1,350</text:p>
          </table:table-cell>
          <table:table-cell table:style-name="ce129" table:formula="of:=[.L45]-[.L46]+[.L47]" office:value-type="float" office:value="6652" calcext:value-type="float">
            <text:p>6,652</text:p>
          </table:table-cell>
          <table:table-cell table:style-name="ce129" table:formula="of:=[.M45]-[.M46]+[.M47]" office:value-type="float" office:value="317" calcext:value-type="float">
            <text:p>317</text:p>
          </table:table-cell>
          <table:table-cell table:style-name="ce129" table:formula="of:=[.N45]-[.N46]+[.N47]" office:value-type="float" office:value="2307.238" calcext:value-type="float">
            <text:p>2,307</text:p>
          </table:table-cell>
          <table:table-cell table:style-name="ce129" table:formula="of:=[.O45]-[.O46]+[.O47]" office:value-type="float" office:value="2477.7644" calcext:value-type="float">
            <text:p>2,478</text:p>
          </table:table-cell>
          <table:table-cell table:style-name="ce129" table:formula="of:=[.P45]-[.P46]+[.P47]" office:value-type="float" office:value="2457.575" calcext:value-type="float">
            <text:p>2,458</text:p>
          </table:table-cell>
          <table:table-cell table:style-name="ce129" table:formula="of:=[.Q45]-[.Q46]+[.Q47]" office:value-type="float" office:value="2564.48774" calcext:value-type="float">
            <text:p>2,564</text:p>
          </table:table-cell>
          <table:table-cell table:style-name="ce149" table:number-columns-repeated="3"/>
          <table:table-cell table:style-name="ce129" table:formula="of:=[.U45]-[.U46]+[.U47]" office:value-type="float" office:value="-6788" calcext:value-type="float">
            <text:p>(6,788)</text:p>
          </table:table-cell>
          <table:table-cell table:style-name="ce129" table:formula="of:=[.V45]-[.V46]+[.V47]" office:value-type="float" office:value="-570" calcext:value-type="float">
            <text:p>(570)</text:p>
          </table:table-cell>
          <table:table-cell table:style-name="ce129" table:formula="of:=[.W45]-[.W46]+[.W47]" office:value-type="float" office:value="-9138" calcext:value-type="float">
            <text:p>(9,138)</text:p>
          </table:table-cell>
          <table:table-cell table:style-name="ce129" table:formula="of:=[.X45]-[.X46]+[.X47]" office:value-type="float" office:value="2156" calcext:value-type="float">
            <text:p>2,156</text:p>
          </table:table-cell>
          <table:table-cell table:style-name="ce129" table:formula="of:=[.Y45]-[.Y46]+[.Y47]" office:value-type="float" office:value="9845" calcext:value-type="float">
            <text:p>9,845</text:p>
          </table:table-cell>
          <table:table-cell table:style-name="ce129" table:formula="of:=[.Z45]-[.Z46]+[.Z47]" office:value-type="float" office:value="10093" calcext:value-type="float">
            <text:p>10,093</text:p>
          </table:table-cell>
          <table:table-cell table:style-name="ce129" table:formula="of:=[.AA45]-[.AA46]+[.AA47]" office:value-type="float" office:value="12621.025" calcext:value-type="float">
            <text:p>12,621</text:p>
          </table:table-cell>
          <table:table-cell table:style-name="ce129" table:formula="of:=[.AB45]-[.AB46]+[.AB47]" office:value-type="float" office:value="7964.413" calcext:value-type="float">
            <text:p>7,964</text:p>
          </table:table-cell>
          <table:table-cell table:style-name="ce129" table:formula="of:=[.AC45]-[.AC46]+[.AC47]" office:value-type="float" office:value="9171.91157199999" calcext:value-type="float">
            <text:p>9,172</text:p>
          </table:table-cell>
          <table:table-cell table:style-name="ce129" table:formula="of:=[.AD45]-[.AD46]+[.AD47]" office:value-type="float" office:value="10561.023008728" calcext:value-type="float">
            <text:p>10,561</text:p>
          </table:table-cell>
          <table:table-cell table:style-name="ce129" table:formula="of:=[.AE45]-[.AE46]+[.AE47]" office:value-type="float" office:value="12159.0009537875" calcext:value-type="float">
            <text:p>12,159</text:p>
          </table:table-cell>
          <table:table-cell table:style-name="ce129" table:formula="of:=[.AF45]-[.AF46]+[.AF47]" office:value-type="float" office:value="13997.1873784559" calcext:value-type="float">
            <text:p>13,997</text:p>
          </table:table-cell>
          <table:table-cell table:style-name="ce129" table:formula="of:=[.AG45]-[.AG46]+[.AG47]" office:value-type="float" office:value="16111.625837583" calcext:value-type="float">
            <text:p>16,112</text:p>
          </table:table-cell>
          <table:table-cell table:style-name="ce129" table:formula="of:=[.AH45]-[.AH46]+[.AH47]" office:value-type="float" office:value="18543.7667140357" calcext:value-type="float">
            <text:p>18,544</text:p>
          </table:table-cell>
          <table:table-cell table:style-name="ce129" table:formula="of:=[.AI45]-[.AI46]+[.AI47]" office:value-type="float" office:value="21341.2782499758" calcext:value-type="float">
            <text:p>21,341</text:p>
          </table:table-cell>
          <table:table-cell table:style-name="ce129" table:formula="of:=[.AJ45]-[.AJ46]+[.AJ47]" office:value-type="float" office:value="24558.9792329992" calcext:value-type="float">
            <text:p>24,559</text:p>
          </table:table-cell>
          <table:table-cell table:style-name="ce130" table:number-columns-repeated="16348"/>
        </table:table-row>
        <table:table-row table:style-name="ro3">
          <table:table-cell table:style-name="ce113" office:value-type="string" calcext:value-type="string">
            <text:p>NCI</text:p>
          </table:table-cell>
          <table:table-cell table:number-columns-repeated="2" table:style-name="ce129" office:value-type="float" office:value="0" calcext:value-type="float">
            <text:p>-</text:p>
          </table:table-cell>
          <table:table-cell table:style-name="ce129" office:value-type="float" office:value="-2" calcext:value-type="float">
            <text:p>(2)</text:p>
          </table:table-cell>
          <table:table-cell table:style-name="ce129" office:value-type="float" office:value="271" calcext:value-type="float">
            <text:p>271</text:p>
          </table:table-cell>
          <table:table-cell table:style-name="ce129" office:value-type="float" office:value="-9" calcext:value-type="float">
            <text:p>(9)</text:p>
          </table:table-cell>
          <table:table-cell table:style-name="ce129" office:value-type="float" office:value="-7" calcext:value-type="float">
            <text:p>(7)</text:p>
          </table:table-cell>
          <table:table-cell table:style-name="ce129" office:value-type="float" office:value="-13" calcext:value-type="float">
            <text:p>(13)</text:p>
          </table:table-cell>
          <table:table-cell table:style-name="ce129" office:value-type="float" office:value="18" calcext:value-type="float">
            <text:p>18</text:p>
          </table:table-cell>
          <table:table-cell table:style-name="ce129" office:value-type="float" office:value="-2" calcext:value-type="float">
            <text:p>(2)</text:p>
          </table:table-cell>
          <table:table-cell table:style-name="ce129" office:value-type="float" office:value="-5" calcext:value-type="float">
            <text:p>(5)</text:p>
          </table:table-cell>
          <table:table-cell table:style-name="ce129" office:value-type="float" office:value="26" calcext:value-type="float">
            <text:p>26</text:p>
          </table:table-cell>
          <table:table-cell table:style-name="ce129" office:value-type="float" office:value="21" calcext:value-type="float">
            <text:p>21</text:p>
          </table:table-cell>
          <table:table-cell table:number-columns-repeated="4" table:style-name="ce129" office:value-type="float" office:value="30" calcext:value-type="float">
            <text:p>30</text:p>
          </table:table-cell>
          <table:table-cell table:style-name="ce149" table:number-columns-repeated="3"/>
          <table:table-cell table:style-name="ce129" office:value-type="float" office:value="-20" calcext:value-type="float">
            <text:p>(20)</text:p>
          </table:table-cell>
          <table:table-cell table:style-name="ce129" office:value-type="float" office:value="-74" calcext:value-type="float">
            <text:p>(74)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269" calcext:value-type="float">
            <text:p>269</text:p>
          </table:table-cell>
          <table:table-cell table:style-name="ce129" office:value-type="float" office:value="-11" calcext:value-type="float">
            <text:p>(11)</text:p>
          </table:table-cell>
          <table:table-cell table:style-name="ce164" table:formula="of:=SUM([.J49:.M49])" office:value-type="float" office:value="40" calcext:value-type="float">
            <text:p>40</text:p>
          </table:table-cell>
          <table:table-cell table:number-columns-repeated="10" table:style-name="ce129" office:value-type="float" office:value="50" calcext:value-type="float">
            <text:p>50</text:p>
          </table:table-cell>
          <table:table-cell table:style-name="ce130" table:number-columns-repeated="16348"/>
        </table:table-row>
        <table:table-row table:style-name="ro3">
          <table:table-cell table:style-name="ce114" office:value-type="string" calcext:value-type="string">
            <text:p>Net Inc</text:p>
          </table:table-cell>
          <table:table-cell table:style-name="ce130" table:formula="of:=[.B48]-[.B49]" office:value-type="float" office:value="-157" calcext:value-type="float">
            <text:p>(157)</text:p>
          </table:table-cell>
          <table:table-cell table:style-name="ce130" table:formula="of:=[.C48]-[.C49]" office:value-type="float" office:value="394" calcext:value-type="float">
            <text:p>394</text:p>
          </table:table-cell>
          <table:table-cell table:style-name="ce130" table:formula="of:=[.D48]-[.D49]" office:value-type="float" office:value="221" calcext:value-type="float">
            <text:p>221</text:p>
          </table:table-cell>
          <table:table-cell table:style-name="ce130" table:formula="of:=[.E48]-[.E49]" office:value-type="float" office:value="1429" calcext:value-type="float">
            <text:p>1,429</text:p>
          </table:table-cell>
          <table:table-cell table:style-name="ce130" table:formula="of:=[.F48]-[.F49]" office:value-type="float" office:value="-654" calcext:value-type="float">
            <text:p>(654)</text:p>
          </table:table-cell>
          <table:table-cell table:style-name="ce130" table:formula="of:=[.G48]-[.G49]" office:value-type="float" office:value="1015" calcext:value-type="float">
            <text:p>1,015</text:p>
          </table:table-cell>
          <table:table-cell table:style-name="ce130" table:formula="of:=[.H48]-[.H49]" office:value-type="float" office:value="2612" calcext:value-type="float">
            <text:p>2,612</text:p>
          </table:table-cell>
          <table:table-cell table:style-name="ce130" table:formula="of:=[.I48]-[.I49]" office:value-type="float" office:value="6883" calcext:value-type="float">
            <text:p>6,883</text:p>
          </table:table-cell>
          <table:table-cell table:style-name="ce130" table:formula="of:=[.J48]-[.J49]" office:value-type="float" office:value="1776" calcext:value-type="float">
            <text:p>1,776</text:p>
          </table:table-cell>
          <table:table-cell table:style-name="ce130" table:formula="of:=[.K48]-[.K49]" office:value-type="float" office:value="1355" calcext:value-type="float">
            <text:p>1,355</text:p>
          </table:table-cell>
          <table:table-cell table:style-name="ce130" table:formula="of:=[.L48]-[.L49]" office:value-type="float" office:value="6626" calcext:value-type="float">
            <text:p>6,626</text:p>
          </table:table-cell>
          <table:table-cell table:style-name="ce130" table:formula="of:=[.M48]-[.M49]" office:value-type="float" office:value="296" calcext:value-type="float">
            <text:p>296</text:p>
          </table:table-cell>
          <table:table-cell table:style-name="ce130" table:formula="of:=[.N48]-[.N49]" office:value-type="float" office:value="2277.238" calcext:value-type="float">
            <text:p>2,277</text:p>
          </table:table-cell>
          <table:table-cell table:style-name="ce130" table:formula="of:=[.O48]-[.O49]" office:value-type="float" office:value="2447.7644" calcext:value-type="float">
            <text:p>2,448</text:p>
          </table:table-cell>
          <table:table-cell table:style-name="ce130" table:formula="of:=[.P48]-[.P49]" office:value-type="float" office:value="2427.575" calcext:value-type="float">
            <text:p>2,428</text:p>
          </table:table-cell>
          <table:table-cell table:style-name="ce130" table:formula="of:=[.Q48]-[.Q49]" office:value-type="float" office:value="2534.48774" calcext:value-type="float">
            <text:p>2,534</text:p>
          </table:table-cell>
          <table:table-cell table:style-name="ce149" table:number-columns-repeated="3"/>
          <table:table-cell table:style-name="ce130" table:formula="of:=[.U48]-[.U49]" office:value-type="float" office:value="-6768" calcext:value-type="float">
            <text:p>(6,768)</text:p>
          </table:table-cell>
          <table:table-cell table:style-name="ce130" table:formula="of:=[.V48]-[.V49]" office:value-type="float" office:value="-496" calcext:value-type="float">
            <text:p>(496)</text:p>
          </table:table-cell>
          <table:table-cell table:style-name="ce130" table:formula="of:=[.W48]-[.W49]" office:value-type="float" office:value="-9141" calcext:value-type="float">
            <text:p>(9,141)</text:p>
          </table:table-cell>
          <table:table-cell table:style-name="ce130" table:formula="of:=[.X48]-[.X49]" office:value-type="float" office:value="1887" calcext:value-type="float">
            <text:p>1,887</text:p>
          </table:table-cell>
          <table:table-cell table:style-name="ce130" table:formula="of:=[.Y48]-[.Y49]" office:value-type="float" office:value="9856" calcext:value-type="float">
            <text:p>9,856</text:p>
          </table:table-cell>
          <table:table-cell table:style-name="ce130" table:formula="of:=[.Z48]-[.Z49]" office:value-type="float" office:value="10053" calcext:value-type="float">
            <text:p>10,053</text:p>
          </table:table-cell>
          <table:table-cell table:style-name="ce130" table:formula="of:=[.AA48]-[.AA49]" office:value-type="float" office:value="12571.025" calcext:value-type="float">
            <text:p>12,571</text:p>
          </table:table-cell>
          <table:table-cell table:style-name="ce130" table:formula="of:=[.AB48]-[.AB49]" office:value-type="float" office:value="7914.413" calcext:value-type="float">
            <text:p>7,914</text:p>
          </table:table-cell>
          <table:table-cell table:style-name="ce130" table:formula="of:=[.AC48]-[.AC49]" office:value-type="float" office:value="9121.91157199999" calcext:value-type="float">
            <text:p>9,122</text:p>
          </table:table-cell>
          <table:table-cell table:style-name="ce130" table:formula="of:=[.AD48]-[.AD49]" office:value-type="float" office:value="10511.023008728" calcext:value-type="float">
            <text:p>10,511</text:p>
          </table:table-cell>
          <table:table-cell table:style-name="ce130" table:formula="of:=[.AE48]-[.AE49]" office:value-type="float" office:value="12109.0009537875" calcext:value-type="float">
            <text:p>12,109</text:p>
          </table:table-cell>
          <table:table-cell table:style-name="ce130" table:formula="of:=[.AF48]-[.AF49]" office:value-type="float" office:value="13947.1873784559" calcext:value-type="float">
            <text:p>13,947</text:p>
          </table:table-cell>
          <table:table-cell table:style-name="ce130" table:formula="of:=[.AG48]-[.AG49]" office:value-type="float" office:value="16061.625837583" calcext:value-type="float">
            <text:p>16,062</text:p>
          </table:table-cell>
          <table:table-cell table:style-name="ce130" table:formula="of:=[.AH48]-[.AH49]" office:value-type="float" office:value="18493.7667140357" calcext:value-type="float">
            <text:p>18,494</text:p>
          </table:table-cell>
          <table:table-cell table:style-name="ce130" table:formula="of:=[.AI48]-[.AI49]" office:value-type="float" office:value="21291.2782499758" calcext:value-type="float">
            <text:p>21,291</text:p>
          </table:table-cell>
          <table:table-cell table:style-name="ce130" table:formula="of:=[.AJ48]-[.AJ49]" office:value-type="float" office:value="24508.9792329992" calcext:value-type="float">
            <text:p>24,509</text:p>
          </table:table-cell>
          <table:table-cell table:style-name="ce164" table:formula="of:=[.AJ50]*(1+[.$AM$55])" office:value-type="float" office:value="24999.1588176592" calcext:value-type="float">
            <text:p>24,999</text:p>
          </table:table-cell>
          <table:table-cell table:style-name="ce164" table:formula="of:=[.AK50]*(1+[.$AM$55])" office:value-type="float" office:value="25499.1419940123" calcext:value-type="float">
            <text:p>25,499</text:p>
          </table:table-cell>
          <table:table-cell table:style-name="ce164" table:formula="of:=[.AL50]*(1+[.$AM$55])" office:value-type="float" office:value="26009.1248338926" calcext:value-type="float">
            <text:p>26,009</text:p>
          </table:table-cell>
          <table:table-cell table:style-name="ce164" table:formula="of:=[.AM50]*(1+[.$AM$55])" office:value-type="float" office:value="26529.3073305704" calcext:value-type="float">
            <text:p>26,529</text:p>
          </table:table-cell>
          <table:table-cell table:style-name="ce164" table:formula="of:=[.AN50]*(1+[.$AM$55])" office:value-type="float" office:value="27059.8934771819" calcext:value-type="float">
            <text:p>27,060</text:p>
          </table:table-cell>
          <table:table-cell table:style-name="ce164" table:formula="of:=[.AO50]*(1+[.$AM$55])" office:value-type="float" office:value="27601.0913467255" calcext:value-type="float">
            <text:p>27,601</text:p>
          </table:table-cell>
          <table:table-cell table:style-name="ce164" table:formula="of:=[.AP50]*(1+[.$AM$55])" office:value-type="float" office:value="28153.11317366" calcext:value-type="float">
            <text:p>28,153</text:p>
          </table:table-cell>
          <table:table-cell table:style-name="ce164" table:formula="of:=[.AQ50]*(1+[.$AM$55])" office:value-type="float" office:value="28716.1754371332" calcext:value-type="float">
            <text:p>28,716</text:p>
          </table:table-cell>
          <table:table-cell table:style-name="ce164" table:formula="of:=[.AR50]*(1+[.$AM$55])" office:value-type="float" office:value="29290.4989458759" calcext:value-type="float">
            <text:p>29,290</text:p>
          </table:table-cell>
          <table:table-cell table:style-name="ce164" table:formula="of:=[.AS50]*(1+[.$AM$55])" office:value-type="float" office:value="29876.3089247934" calcext:value-type="float">
            <text:p>29,876</text:p>
          </table:table-cell>
          <table:table-cell table:style-name="ce164" table:formula="of:=[.AT50]*(1+[.$AM$55])" office:value-type="float" office:value="30473.8351032893" calcext:value-type="float">
            <text:p>30,474</text:p>
          </table:table-cell>
          <table:table-cell table:style-name="ce164" table:formula="of:=[.AU50]*(1+[.$AM$55])" office:value-type="float" office:value="31083.311805355" calcext:value-type="float">
            <text:p>31,083</text:p>
          </table:table-cell>
          <table:table-cell table:style-name="ce164" table:formula="of:=[.AV50]*(1+[.$AM$55])" office:value-type="float" office:value="31704.9780414621" calcext:value-type="float">
            <text:p>31,705</text:p>
          </table:table-cell>
          <table:table-cell table:style-name="ce164" table:formula="of:=[.AW50]*(1+[.$AM$55])" office:value-type="float" office:value="32339.0776022914" calcext:value-type="float">
            <text:p>32,339</text:p>
          </table:table-cell>
          <table:table-cell table:style-name="ce164" table:formula="of:=[.AX50]*(1+[.$AM$55])" office:value-type="float" office:value="32985.8591543372" calcext:value-type="float">
            <text:p>32,986</text:p>
          </table:table-cell>
          <table:table-cell table:style-name="ce164" table:formula="of:=[.AY50]*(1+[.$AM$55])" office:value-type="float" office:value="33645.576337424" calcext:value-type="float">
            <text:p>33,646</text:p>
          </table:table-cell>
          <table:table-cell table:style-name="ce164" table:formula="of:=[.AZ50]*(1+[.$AM$55])" office:value-type="float" office:value="34318.4878641724" calcext:value-type="float">
            <text:p>34,318</text:p>
          </table:table-cell>
          <table:table-cell table:style-name="ce164" table:formula="of:=[.BA50]*(1+[.$AM$55])" office:value-type="float" office:value="35004.8576214559" calcext:value-type="float">
            <text:p>35,005</text:p>
          </table:table-cell>
          <table:table-cell table:style-name="ce164" table:formula="of:=[.BB50]*(1+[.$AM$55])" office:value-type="float" office:value="35704.954773885" calcext:value-type="float">
            <text:p>35,705</text:p>
          </table:table-cell>
          <table:table-cell table:style-name="ce164" table:formula="of:=[.BC50]*(1+[.$AM$55])" office:value-type="float" office:value="36419.0538693627" calcext:value-type="float">
            <text:p>36,419</text:p>
          </table:table-cell>
          <table:table-cell table:style-name="ce164" table:formula="of:=[.BD50]*(1+[.$AM$55])" office:value-type="float" office:value="37147.43494675" calcext:value-type="float">
            <text:p>37,147</text:p>
          </table:table-cell>
          <table:table-cell table:style-name="ce164" table:formula="of:=[.BE50]*(1+[.$AM$55])" office:value-type="float" office:value="37890.383645685" calcext:value-type="float">
            <text:p>37,890</text:p>
          </table:table-cell>
          <table:table-cell table:style-name="ce164" table:formula="of:=[.BF50]*(1+[.$AM$55])" office:value-type="float" office:value="38648.1913185987" calcext:value-type="float">
            <text:p>38,648</text:p>
          </table:table-cell>
          <table:table-cell table:style-name="ce164" table:formula="of:=[.BG50]*(1+[.$AM$55])" office:value-type="float" office:value="39421.1551449706" calcext:value-type="float">
            <text:p>39,421</text:p>
          </table:table-cell>
          <table:table-cell table:style-name="ce164" table:formula="of:=[.BH50]*(1+[.$AM$55])" office:value-type="float" office:value="40209.57824787" calcext:value-type="float">
            <text:p>40,210</text:p>
          </table:table-cell>
          <table:table-cell table:style-name="ce164" table:formula="of:=[.BI50]*(1+[.$AM$55])" office:value-type="float" office:value="41013.7698128274" calcext:value-type="float">
            <text:p>41,014</text:p>
          </table:table-cell>
          <table:table-cell table:style-name="ce164" table:formula="of:=[.BJ50]*(1+[.$AM$55])" office:value-type="float" office:value="41834.045209084" calcext:value-type="float">
            <text:p>41,834</text:p>
          </table:table-cell>
          <table:table-cell table:style-name="ce164" table:formula="of:=[.BK50]*(1+[.$AM$55])" office:value-type="float" office:value="42670.7261132657" calcext:value-type="float">
            <text:p>42,671</text:p>
          </table:table-cell>
          <table:table-cell table:style-name="ce164" table:formula="of:=[.BL50]*(1+[.$AM$55])" office:value-type="float" office:value="43524.140635531" calcext:value-type="float">
            <text:p>43,524</text:p>
          </table:table-cell>
          <table:table-cell table:style-name="ce164" table:formula="of:=[.BM50]*(1+[.$AM$55])" office:value-type="float" office:value="44394.6234482416" calcext:value-type="float">
            <text:p>44,395</text:p>
          </table:table-cell>
          <table:table-cell table:style-name="ce164" table:formula="of:=[.BN50]*(1+[.$AM$55])" office:value-type="float" office:value="45282.5159172064" calcext:value-type="float">
            <text:p>45,283</text:p>
          </table:table-cell>
          <table:table-cell table:style-name="ce164" table:formula="of:=[.BO50]*(1+[.$AM$55])" office:value-type="float" office:value="46188.1662355506" calcext:value-type="float">
            <text:p>46,188</text:p>
          </table:table-cell>
          <table:table-cell table:style-name="ce164" table:formula="of:=[.BP50]*(1+[.$AM$55])" office:value-type="float" office:value="47111.9295602616" calcext:value-type="float">
            <text:p>47,112</text:p>
          </table:table-cell>
          <table:table-cell table:style-name="ce164" table:formula="of:=[.BQ50]*(1+[.$AM$55])" office:value-type="float" office:value="48054.1681514668" calcext:value-type="float">
            <text:p>48,054</text:p>
          </table:table-cell>
          <table:table-cell table:style-name="ce164" table:formula="of:=[.BR50]*(1+[.$AM$55])" office:value-type="float" office:value="49015.2515144962" calcext:value-type="float">
            <text:p>49,015</text:p>
          </table:table-cell>
          <table:table-cell table:style-name="ce164" table:formula="of:=[.BS50]*(1+[.$AM$55])" office:value-type="float" office:value="49995.5565447861" calcext:value-type="float">
            <text:p>49,996</text:p>
          </table:table-cell>
          <table:table-cell table:style-name="ce164" table:formula="of:=[.BT50]*(1+[.$AM$55])" office:value-type="float" office:value="50995.4676756818" calcext:value-type="float">
            <text:p>50,995</text:p>
          </table:table-cell>
          <table:table-cell table:style-name="ce164" table:formula="of:=[.BU50]*(1+[.$AM$55])" office:value-type="float" office:value="52015.3770291954" calcext:value-type="float">
            <text:p>52,015</text:p>
          </table:table-cell>
          <table:table-cell table:style-name="ce164" table:formula="of:=[.BV50]*(1+[.$AM$55])" office:value-type="float" office:value="53055.6845697794" calcext:value-type="float">
            <text:p>53,056</text:p>
          </table:table-cell>
          <table:table-cell table:style-name="ce164" table:formula="of:=[.BW50]*(1+[.$AM$55])" office:value-type="float" office:value="54116.7982611749" calcext:value-type="float">
            <text:p>54,117</text:p>
          </table:table-cell>
          <table:table-cell table:style-name="ce164" table:formula="of:=[.BX50]*(1+[.$AM$55])" office:value-type="float" office:value="55199.1342263984" calcext:value-type="float">
            <text:p>55,199</text:p>
          </table:table-cell>
          <table:table-cell table:style-name="ce164" table:formula="of:=[.BY50]*(1+[.$AM$55])" office:value-type="float" office:value="56303.1169109264" calcext:value-type="float">
            <text:p>56,303</text:p>
          </table:table-cell>
          <table:table-cell table:style-name="ce164" table:formula="of:=[.BZ50]*(1+[.$AM$55])" office:value-type="float" office:value="57429.1792491449" calcext:value-type="float">
            <text:p>57,429</text:p>
          </table:table-cell>
          <table:table-cell table:style-name="ce164" table:formula="of:=[.CA50]*(1+[.$AM$55])" office:value-type="float" office:value="58577.7628341278" calcext:value-type="float">
            <text:p>58,578</text:p>
          </table:table-cell>
          <table:table-cell table:style-name="ce164" table:formula="of:=[.CB50]*(1+[.$AM$55])" office:value-type="float" office:value="59749.3180908104" calcext:value-type="float">
            <text:p>59,749</text:p>
          </table:table-cell>
          <table:table-cell table:style-name="ce164" table:formula="of:=[.CC50]*(1+[.$AM$55])" office:value-type="float" office:value="60944.3044526266" calcext:value-type="float">
            <text:p>60,944</text:p>
          </table:table-cell>
          <table:table-cell table:style-name="ce164" table:formula="of:=[.CD50]*(1+[.$AM$55])" office:value-type="float" office:value="62163.1905416791" calcext:value-type="float">
            <text:p>62,163</text:p>
          </table:table-cell>
          <table:table-cell table:style-name="ce164" table:formula="of:=[.CE50]*(1+[.$AM$55])" office:value-type="float" office:value="63406.4543525127" calcext:value-type="float">
            <text:p>63,406</text:p>
          </table:table-cell>
          <table:table-cell table:style-name="ce164" table:formula="of:=[.CF50]*(1+[.$AM$55])" office:value-type="float" office:value="64674.583439563" calcext:value-type="float">
            <text:p>64,675</text:p>
          </table:table-cell>
          <table:table-cell table:style-name="ce164" table:formula="of:=[.CG50]*(1+[.$AM$55])" office:value-type="float" office:value="65968.0751083542" calcext:value-type="float">
            <text:p>65,968</text:p>
          </table:table-cell>
          <table:table-cell table:style-name="ce164" table:formula="of:=[.CH50]*(1+[.$AM$55])" office:value-type="float" office:value="67287.4366105213" calcext:value-type="float">
            <text:p>67,287</text:p>
          </table:table-cell>
          <table:table-cell table:style-name="ce164" table:formula="of:=[.CI50]*(1+[.$AM$55])" office:value-type="float" office:value="68633.1853427317" calcext:value-type="float">
            <text:p>68,633</text:p>
          </table:table-cell>
          <table:table-cell table:style-name="ce164" table:formula="of:=[.CJ50]*(1+[.$AM$55])" office:value-type="float" office:value="70005.8490495864" calcext:value-type="float">
            <text:p>70,006</text:p>
          </table:table-cell>
          <table:table-cell table:style-name="ce164" table:formula="of:=[.CK50]*(1+[.$AM$55])" office:value-type="float" office:value="71405.9660305781" calcext:value-type="float">
            <text:p>71,406</text:p>
          </table:table-cell>
          <table:table-cell table:style-name="ce164" table:formula="of:=[.CL50]*(1+[.$AM$55])" office:value-type="float" office:value="72834.0853511897" calcext:value-type="float">
            <text:p>72,834</text:p>
          </table:table-cell>
          <table:table-cell table:style-name="ce164" table:formula="of:=[.CM50]*(1+[.$AM$55])" office:value-type="float" office:value="74290.7670582135" calcext:value-type="float">
            <text:p>74,291</text:p>
          </table:table-cell>
          <table:table-cell table:style-name="ce164" table:formula="of:=[.CN50]*(1+[.$AM$55])" office:value-type="float" office:value="75776.5823993777" calcext:value-type="float">
            <text:p>75,777</text:p>
          </table:table-cell>
          <table:table-cell table:style-name="ce164" table:formula="of:=[.CO50]*(1+[.$AM$55])" office:value-type="float" office:value="77292.1140473653" calcext:value-type="float">
            <text:p>77,292</text:p>
          </table:table-cell>
          <table:table-cell table:style-name="ce164" table:formula="of:=[.CP50]*(1+[.$AM$55])" office:value-type="float" office:value="78837.9563283126" calcext:value-type="float">
            <text:p>78,838</text:p>
          </table:table-cell>
          <table:table-cell table:style-name="ce164" table:formula="of:=[.CQ50]*(1+[.$AM$55])" office:value-type="float" office:value="80414.7154548789" calcext:value-type="float">
            <text:p>80,415</text:p>
          </table:table-cell>
          <table:table-cell table:style-name="ce164" table:formula="of:=[.CR50]*(1+[.$AM$55])" office:value-type="float" office:value="82023.0097639764" calcext:value-type="float">
            <text:p>82,023</text:p>
          </table:table-cell>
          <table:table-cell table:style-name="ce164" table:formula="of:=[.CS50]*(1+[.$AM$55])" office:value-type="float" office:value="83663.469959256" calcext:value-type="float">
            <text:p>83,663</text:p>
          </table:table-cell>
          <table:table-cell table:style-name="ce164" table:formula="of:=[.CT50]*(1+[.$AM$55])" office:value-type="float" office:value="85336.7393584411" calcext:value-type="float">
            <text:p>85,337</text:p>
          </table:table-cell>
          <table:table-cell table:style-name="ce164" table:formula="of:=[.CU50]*(1+[.$AM$55])" office:value-type="float" office:value="87043.4741456099" calcext:value-type="float">
            <text:p>87,043</text:p>
          </table:table-cell>
          <table:table-cell table:style-name="ce164" table:formula="of:=[.CV50]*(1+[.$AM$55])" office:value-type="float" office:value="88784.3436285221" calcext:value-type="float">
            <text:p>88,784</text:p>
          </table:table-cell>
          <table:table-cell table:style-name="ce164" table:formula="of:=[.CW50]*(1+[.$AM$55])" office:value-type="float" office:value="90560.0305010926" calcext:value-type="float">
            <text:p>90,560</text:p>
          </table:table-cell>
          <table:table-cell table:style-name="ce164" table:formula="of:=[.CX50]*(1+[.$AM$55])" office:value-type="float" office:value="92371.2311111144" calcext:value-type="float">
            <text:p>92,371</text:p>
          </table:table-cell>
          <table:table-cell table:style-name="ce164" table:formula="of:=[.CY50]*(1+[.$AM$55])" office:value-type="float" office:value="94218.6557333367" calcext:value-type="float">
            <text:p>94,219</text:p>
          </table:table-cell>
          <table:table-cell table:style-name="ce164" table:formula="of:=[.CZ50]*(1+[.$AM$55])" office:value-type="float" office:value="96103.0288480034" calcext:value-type="float">
            <text:p>96,103</text:p>
          </table:table-cell>
          <table:table-cell table:style-name="ce164" table:formula="of:=[.DA50]*(1+[.$AM$55])" office:value-type="float" office:value="98025.0894249635" calcext:value-type="float">
            <text:p>98,025</text:p>
          </table:table-cell>
          <table:table-cell table:style-name="ce164" table:formula="of:=[.DB50]*(1+[.$AM$55])" office:value-type="float" office:value="99985.5912134628" calcext:value-type="float">
            <text:p>99,986</text:p>
          </table:table-cell>
          <table:table-cell table:style-name="ce164" table:formula="of:=[.DC50]*(1+[.$AM$55])" office:value-type="float" office:value="101985.303037732" calcext:value-type="float">
            <text:p>101,985</text:p>
          </table:table-cell>
          <table:table-cell table:style-name="ce164" table:formula="of:=[.DD50]*(1+[.$AM$55])" office:value-type="float" office:value="104025.009098487" calcext:value-type="float">
            <text:p>104,025</text:p>
          </table:table-cell>
          <table:table-cell table:style-name="ce164" table:formula="of:=[.DE50]*(1+[.$AM$55])" office:value-type="float" office:value="106105.509280456" calcext:value-type="float">
            <text:p>106,106</text:p>
          </table:table-cell>
          <table:table-cell table:style-name="ce164" table:formula="of:=[.DF50]*(1+[.$AM$55])" office:value-type="float" office:value="108227.619466066" calcext:value-type="float">
            <text:p>108,228</text:p>
          </table:table-cell>
          <table:table-cell table:style-name="ce164" table:formula="of:=[.DG50]*(1+[.$AM$55])" office:value-type="float" office:value="110392.171855387" calcext:value-type="float">
            <text:p>110,392</text:p>
          </table:table-cell>
          <table:table-cell table:style-name="ce164" table:formula="of:=[.DH50]*(1+[.$AM$55])" office:value-type="float" office:value="112600.015292495" calcext:value-type="float">
            <text:p>112,600</text:p>
          </table:table-cell>
          <table:table-cell table:style-name="ce164" table:formula="of:=[.DI50]*(1+[.$AM$55])" office:value-type="float" office:value="114852.015598344" calcext:value-type="float">
            <text:p>114,852</text:p>
          </table:table-cell>
          <table:table-cell table:style-name="ce164" table:formula="of:=[.DJ50]*(1+[.$AM$55])" office:value-type="float" office:value="117149.055910311" calcext:value-type="float">
            <text:p>117,149</text:p>
          </table:table-cell>
          <table:table-cell table:style-name="ce164" table:formula="of:=[.DK50]*(1+[.$AM$55])" office:value-type="float" office:value="119492.037028518" calcext:value-type="float">
            <text:p>119,492</text:p>
          </table:table-cell>
          <table:table-cell table:style-name="ce164" table:formula="of:=[.DL50]*(1+[.$AM$55])" office:value-type="float" office:value="121881.877769088" calcext:value-type="float">
            <text:p>121,882</text:p>
          </table:table-cell>
          <table:table-cell table:style-name="ce164" table:formula="of:=[.DM50]*(1+[.$AM$55])" office:value-type="float" office:value="124319.51532447" calcext:value-type="float">
            <text:p>124,320</text:p>
          </table:table-cell>
          <table:table-cell table:style-name="ce164" table:formula="of:=[.DN50]*(1+[.$AM$55])" office:value-type="float" office:value="126805.905630959" calcext:value-type="float">
            <text:p>126,806</text:p>
          </table:table-cell>
          <table:table-cell table:style-name="ce164" table:formula="of:=[.DO50]*(1+[.$AM$55])" office:value-type="float" office:value="129342.023743578" calcext:value-type="float">
            <text:p>129,342</text:p>
          </table:table-cell>
          <table:table-cell table:style-name="ce164" table:formula="of:=[.DP50]*(1+[.$AM$55])" office:value-type="float" office:value="131928.86421845" calcext:value-type="float">
            <text:p>131,929</text:p>
          </table:table-cell>
          <table:table-cell table:style-name="ce164" table:formula="of:=[.DQ50]*(1+[.$AM$55])" office:value-type="float" office:value="134567.441502819" calcext:value-type="float">
            <text:p>134,567</text:p>
          </table:table-cell>
          <table:table-cell table:style-name="ce164" table:formula="of:=[.DR50]*(1+[.$AM$55])" office:value-type="float" office:value="137258.790332875" calcext:value-type="float">
            <text:p>137,259</text:p>
          </table:table-cell>
          <table:table-cell table:style-name="ce164" table:formula="of:=[.DS50]*(1+[.$AM$55])" office:value-type="float" office:value="140003.966139533" calcext:value-type="float">
            <text:p>140,004</text:p>
          </table:table-cell>
          <table:table-cell table:style-name="ce164" table:formula="of:=[.DT50]*(1+[.$AM$55])" office:value-type="float" office:value="142804.045462323" calcext:value-type="float">
            <text:p>142,804</text:p>
          </table:table-cell>
          <table:table-cell table:style-name="ce164" table:formula="of:=[.DU50]*(1+[.$AM$55])" office:value-type="float" office:value="145660.12637157" calcext:value-type="float">
            <text:p>145,660</text:p>
          </table:table-cell>
          <table:table-cell table:style-name="ce164" table:formula="of:=[.DV50]*(1+[.$AM$55])" office:value-type="float" office:value="148573.328899001" calcext:value-type="float">
            <text:p>148,573</text:p>
          </table:table-cell>
          <table:table-cell table:style-name="ce164" table:formula="of:=[.DW50]*(1+[.$AM$55])" office:value-type="float" office:value="151544.795476981" calcext:value-type="float">
            <text:p>151,545</text:p>
          </table:table-cell>
          <table:table-cell table:style-name="ce164" table:formula="of:=[.DX50]*(1+[.$AM$55])" office:value-type="float" office:value="154575.691386521" calcext:value-type="float">
            <text:p>154,576</text:p>
          </table:table-cell>
          <table:table-cell table:style-name="ce164" table:formula="of:=[.DY50]*(1+[.$AM$55])" office:value-type="float" office:value="157667.205214251" calcext:value-type="float">
            <text:p>157,667</text:p>
          </table:table-cell>
          <table:table-cell table:style-name="ce164" table:formula="of:=[.DZ50]*(1+[.$AM$55])" office:value-type="float" office:value="160820.549318536" calcext:value-type="float">
            <text:p>160,821</text:p>
          </table:table-cell>
          <table:table-cell table:style-name="ce164" table:formula="of:=[.EA50]*(1+[.$AM$55])" office:value-type="float" office:value="164036.960304907" calcext:value-type="float">
            <text:p>164,037</text:p>
          </table:table-cell>
          <table:table-cell table:style-name="ce164" table:formula="of:=[.EB50]*(1+[.$AM$55])" office:value-type="float" office:value="167317.699511005" calcext:value-type="float">
            <text:p>167,318</text:p>
          </table:table-cell>
          <table:table-cell table:style-name="ce164" table:formula="of:=[.EC50]*(1+[.$AM$55])" office:value-type="float" office:value="170664.053501225" calcext:value-type="float">
            <text:p>170,664</text:p>
          </table:table-cell>
          <table:table-cell table:style-name="ce164" table:formula="of:=[.ED50]*(1+[.$AM$55])" office:value-type="float" office:value="174077.33457125" calcext:value-type="float">
            <text:p>174,077</text:p>
          </table:table-cell>
          <table:table-cell table:style-name="ce164" table:formula="of:=[.EE50]*(1+[.$AM$55])" office:value-type="float" office:value="177558.881262675" calcext:value-type="float">
            <text:p>177,559</text:p>
          </table:table-cell>
          <table:table-cell table:style-name="ce164" table:formula="of:=[.EF50]*(1+[.$AM$55])" office:value-type="float" office:value="181110.058887928" calcext:value-type="float">
            <text:p>181,110</text:p>
          </table:table-cell>
          <table:table-cell table:style-name="ce164" table:formula="of:=[.EG50]*(1+[.$AM$55])" office:value-type="float" office:value="184732.260065687" calcext:value-type="float">
            <text:p>184,732</text:p>
          </table:table-cell>
          <table:table-cell table:style-name="ce164" table:formula="of:=[.EH50]*(1+[.$AM$55])" office:value-type="float" office:value="188426.905267001" calcext:value-type="float">
            <text:p>188,427</text:p>
          </table:table-cell>
          <table:table-cell table:style-name="ce164" table:formula="of:=[.EI50]*(1+[.$AM$55])" office:value-type="float" office:value="192195.443372341" calcext:value-type="float">
            <text:p>192,195</text:p>
          </table:table-cell>
          <table:table-cell table:style-name="ce164" table:formula="of:=[.EJ50]*(1+[.$AM$55])" office:value-type="float" office:value="196039.352239788" calcext:value-type="float">
            <text:p>196,039</text:p>
          </table:table-cell>
          <table:table-cell table:style-name="ce164" table:formula="of:=[.EK50]*(1+[.$AM$55])" office:value-type="float" office:value="199960.139284583" calcext:value-type="float">
            <text:p>199,960</text:p>
          </table:table-cell>
          <table:table-cell table:style-name="ce164" table:formula="of:=[.EL50]*(1+[.$AM$55])" office:value-type="float" office:value="203959.342070275" calcext:value-type="float">
            <text:p>203,959</text:p>
          </table:table-cell>
          <table:table-cell table:style-name="ce164" table:formula="of:=[.EM50]*(1+[.$AM$55])" office:value-type="float" office:value="208038.52891168" calcext:value-type="float">
            <text:p>208,039</text:p>
          </table:table-cell>
          <table:table-cell table:style-name="ce164" table:formula="of:=[.EN50]*(1+[.$AM$55])" office:value-type="float" office:value="212199.299489914" calcext:value-type="float">
            <text:p>212,199</text:p>
          </table:table-cell>
          <table:table-cell table:style-name="ce164" table:formula="of:=[.EO50]*(1+[.$AM$55])" office:value-type="float" office:value="216443.285479712" calcext:value-type="float">
            <text:p>216,443</text:p>
          </table:table-cell>
          <table:table-cell table:style-name="ce164" table:number-columns-repeated="16238"/>
        </table:table-row>
        <table:table-row table:style-name="ro3">
          <table:table-cell table:style-name="ce55" office:value-type="string" calcext:value-type="string">
            <text:p>EPS</text:p>
          </table:table-cell>
          <table:table-cell table:style-name="ce67" table:formula="of:=[.B50]/[.B53]" office:value-type="float" office:value="-0.0781288877830306" calcext:value-type="float">
            <text:p>(0.08)</text:p>
          </table:table-cell>
          <table:table-cell table:style-name="ce67" table:formula="of:=[.C50]/[.C53]" office:value-type="float" office:value="0.189495959984609" calcext:value-type="float">
            <text:p>0.19</text:p>
          </table:table-cell>
          <table:table-cell table:style-name="ce67" table:formula="of:=[.D50]/[.D53]" office:value-type="float" office:value="0.104818819958262" calcext:value-type="float">
            <text:p>0.10</text:p>
          </table:table-cell>
          <table:table-cell table:style-name="ce67" table:formula="of:=[.E50]/[.E53]" office:value-type="float" office:value="0.673453037372166" calcext:value-type="float">
            <text:p>0.67</text:p>
          </table:table-cell>
          <table:table-cell table:style-name="ce67" table:formula="of:=[.F50]/[.F53]" office:value-type="float" office:value="-0.314407961155714" calcext:value-type="float">
            <text:p>(0.31)</text:p>
          </table:table-cell>
          <table:table-cell table:style-name="ce67" table:formula="of:=[.G50]/[.G53]" office:value-type="float" office:value="0.472093023255814" calcext:value-type="float">
            <text:p>0.47</text:p>
          </table:table-cell>
          <table:table-cell table:style-name="ce67" table:formula="of:=[.H50]/[.H53]" office:value-type="float" office:value="1.21236876061751" calcext:value-type="float">
            <text:p>1.21</text:p>
          </table:table-cell>
          <table:table-cell table:style-name="ce67" table:formula="of:=[.I50]/[.I53]" office:value-type="float" office:value="3.21425235827029" calcext:value-type="float">
            <text:p>3.21</text:p>
          </table:table-cell>
          <table:table-cell table:style-name="ce67" table:formula="of:=[.J50]/[.J53]" office:value-type="float" office:value="0.836709695656271" calcext:value-type="float">
            <text:p>0.84</text:p>
          </table:table-cell>
          <table:table-cell table:style-name="ce67" table:formula="of:=[.K50]/[.K53]" office:value-type="float" office:value="0.64975544260094" calcext:value-type="float">
            <text:p>0.65</text:p>
          </table:table-cell>
          <table:table-cell table:style-name="ce67" table:formula="of:=[.L50]/[.L53]" office:value-type="float" office:value="3.11914513016052" calcext:value-type="float">
            <text:p>3.12</text:p>
          </table:table-cell>
          <table:table-cell table:style-name="ce67" table:formula="of:=[.M50]/[.M53]" office:value-type="float" office:value="0.140550807217474" calcext:value-type="float">
            <text:p>0.14</text:p>
          </table:table-cell>
          <table:table-cell table:style-name="ce67" table:formula="of:=[.N50]/[.N53]" office:value-type="string" office:string-value="" calcext:value-type="error">
            <text:p>#DIV/0!</text:p>
          </table:table-cell>
          <table:table-cell table:style-name="ce67" table:formula="of:=[.O50]/[.O53]" office:value-type="string" office:string-value="" calcext:value-type="error">
            <text:p>#DIV/0!</text:p>
          </table:table-cell>
          <table:table-cell table:style-name="ce67" table:formula="of:=[.P50]/[.P53]" office:value-type="string" office:string-value="" calcext:value-type="error">
            <text:p>#DIV/0!</text:p>
          </table:table-cell>
          <table:table-cell table:style-name="ce67" table:formula="of:=[.Q50]/[.Q53]" office:value-type="string" office:string-value="" calcext:value-type="error">
            <text:p>#DIV/0!</text:p>
          </table:table-cell>
          <table:table-cell table:style-name="ce77" table:number-columns-repeated="3"/>
          <table:table-cell table:style-name="ce67" table:formula="of:=[.U50]/[.U53]" office:value-type="float" office:value="-3.86103029265788" calcext:value-type="float">
            <text:p>(3.86)</text:p>
          </table:table-cell>
          <table:table-cell table:style-name="ce67" table:formula="of:=[.V50]/[.V53]" office:value-type="float" office:value="-0.261672381957267" calcext:value-type="float">
            <text:p>(0.26)</text:p>
          </table:table-cell>
          <table:table-cell table:style-name="ce67" table:formula="of:=[.W50]/[.W53]" office:value-type="float" office:value="-4.62858878930579" calcext:value-type="float">
            <text:p>(4.63)</text:p>
          </table:table-cell>
          <table:table-cell table:style-name="ce67" table:formula="of:=[.X50]/[.X53]" office:value-type="float" office:value="0.902137017736769" calcext:value-type="float">
            <text:p>0.90</text:p>
          </table:table-cell>
          <table:table-cell table:style-name="ce67" table:formula="of:=[.Y50]/[.Y53]" office:value-type="float" office:value="4.58312020460358" calcext:value-type="float">
            <text:p>4.58</text:p>
          </table:table-cell>
          <table:table-cell table:style-name="ce67" table:formula="of:=[.Z50]/[.Z53]" office:value-type="float" office:value="4.7654148347416" calcext:value-type="float">
            <text:p>4.77</text:p>
          </table:table-cell>
          <table:table-cell table:style-name="ce67" table:formula="of:=[.AA50]/[.AA53]" office:value-type="float" office:value="5.96914767331434" calcext:value-type="float">
            <text:p>5.97</text:p>
          </table:table-cell>
          <table:table-cell table:style-name="ce67" table:formula="of:=[.AB50]/[.AB53]" office:value-type="float" office:value="3.75803086419753" calcext:value-type="float">
            <text:p>3.76</text:p>
          </table:table-cell>
          <table:table-cell table:style-name="ce67" table:formula="of:=[.AC50]/[.AC53]" office:value-type="float" office:value="4.33139200949667" calcext:value-type="float">
            <text:p>4.33</text:p>
          </table:table-cell>
          <table:table-cell table:style-name="ce67" table:formula="of:=[.AD50]/[.AD53]" office:value-type="float" office:value="4.99098908296676" calcext:value-type="float">
            <text:p>4.99</text:p>
          </table:table-cell>
          <table:table-cell table:style-name="ce67" table:formula="of:=[.AE50]/[.AE53]" office:value-type="float" office:value="5.74976303598645" calcext:value-type="float">
            <text:p>5.75</text:p>
          </table:table-cell>
          <table:table-cell table:style-name="ce67" table:formula="of:=[.AF50]/[.AF53]" office:value-type="float" office:value="6.6225960961329" calcext:value-type="float">
            <text:p>6.62</text:p>
          </table:table-cell>
          <table:table-cell table:style-name="ce67" table:formula="of:=[.AG50]/[.AG53]" office:value-type="float" office:value="7.62660296181528" calcext:value-type="float">
            <text:p>7.63</text:p>
          </table:table-cell>
          <table:table-cell table:style-name="ce67" table:formula="of:=[.AH50]/[.AH53]" office:value-type="float" office:value="8.78146567618028" calcext:value-type="float">
            <text:p>8.78</text:p>
          </table:table-cell>
          <table:table-cell table:style-name="ce67" table:formula="of:=[.AI50]/[.AI53]" office:value-type="float" office:value="10.1098187321822" calcext:value-type="float">
            <text:p>10.11</text:p>
          </table:table-cell>
          <table:table-cell table:style-name="ce67" table:formula="of:=[.AJ50]/[.AJ53]" office:value-type="float" office:value="11.6376919434944" calcext:value-type="float">
            <text:p>11.64</text:p>
          </table:table-cell>
          <table:table-cell table:style-name="ce18" table:number-columns-repeated="16348"/>
        </table:table-row>
        <table:table-row table:style-name="ro3">
          <table:table-cell table:style-name="ce55" office:value-type="string" calcext:value-type="string">
            <text:p>Adj. EPS</text:p>
          </table:table-cell>
          <table:table-cell table:style-name="ce67" table:number-columns-repeated="8"/>
          <table:table-cell table:style-name="ce67" office:value-type="float" office:value="0.5" calcext:value-type="float">
            <text:p>0.50</text:p>
          </table:table-cell>
          <table:table-cell table:style-name="ce67" office:value-type="float" office:value="0.6" calcext:value-type="float">
            <text:p>0.60</text:p>
          </table:table-cell>
          <table:table-cell table:style-name="ce67" office:value-type="float" office:value="0.65" calcext:value-type="float">
            <text:p>0.65</text:p>
          </table:table-cell>
          <table:table-cell table:style-name="ce67" office:value-type="float" office:value="0.71" calcext:value-type="float">
            <text:p>0.71</text:p>
          </table:table-cell>
          <table:table-cell table:style-name="ce163" table:number-columns-repeated="4"/>
          <table:table-cell table:style-name="ce77" table:number-columns-repeated="3"/>
          <table:table-cell table:style-name="ce67" table:number-columns-repeated="7"/>
          <table:table-cell table:style-name="ce77" table:number-columns-repeated="3"/>
          <table:table-cell table:style-name="ce22" table:number-columns-repeated="16354"/>
        </table:table-row>
        <table:table-row table:style-name="ro3">
          <table:table-cell table:style-name="ce11" office:value-type="string" calcext:value-type="string">
            <text:p>Shares</text:p>
          </table:table-cell>
          <table:table-cell table:style-name="ce19" office:value-type="float" office:value="2009.5" calcext:value-type="float">
            <text:p>2,010</text:p>
          </table:table-cell>
          <table:table-cell table:style-name="ce19" office:value-type="float" office:value="2079.2" calcext:value-type="float">
            <text:p>2,079</text:p>
          </table:table-cell>
          <table:table-cell table:style-name="ce19" office:value-type="float" office:value="2108.4" calcext:value-type="float">
            <text:p>2,108</text:p>
          </table:table-cell>
          <table:table-cell table:style-name="ce19" office:value-type="float" office:value="2121.9" calcext:value-type="float">
            <text:p>2,122</text:p>
          </table:table-cell>
          <table:table-cell table:style-name="ce19" office:value-type="float" office:value="2080.1" calcext:value-type="float">
            <text:p>2,080</text:p>
          </table:table-cell>
          <table:table-cell table:style-name="ce19" office:value-type="float" office:value="2150" calcext:value-type="float">
            <text:p>2,150</text:p>
          </table:table-cell>
          <table:table-cell table:style-name="ce19" office:value-type="float" office:value="2154.46" calcext:value-type="float">
            <text:p>2,154</text:p>
          </table:table-cell>
          <table:table-cell table:style-name="ce19" office:value-type="float" office:value="2141.4" calcext:value-type="float">
            <text:p>2,141</text:p>
          </table:table-cell>
          <table:table-cell table:style-name="ce19" office:value-type="float" office:value="2122.6" calcext:value-type="float">
            <text:p>2,123</text:p>
          </table:table-cell>
          <table:table-cell table:style-name="ce19" office:value-type="float" office:value="2085.4" calcext:value-type="float">
            <text:p>2,085</text:p>
          </table:table-cell>
          <table:table-cell table:style-name="ce19" office:value-type="float" office:value="2124.3" calcext:value-type="float">
            <text:p>2,124</text:p>
          </table:table-cell>
          <table:table-cell table:style-name="ce19" office:value-type="float" office:value="2106" calcext:value-type="float">
            <text:p>2,106</text:p>
          </table:table-cell>
          <table:table-cell table:style-name="ce18" table:number-columns-repeated="4"/>
          <table:table-cell table:style-name="ce65" table:number-columns-repeated="3"/>
          <table:table-cell table:style-name="ce18" office:value-type="float" office:value="1752.9" calcext:value-type="float">
            <text:p>1,753</text:p>
          </table:table-cell>
          <table:table-cell table:style-name="ce19" office:value-type="float" office:value="1895.5" calcext:value-type="float">
            <text:p>1,896</text:p>
          </table:table-cell>
          <table:table-cell table:style-name="ce19" office:value-type="float" office:value="1974.9" calcext:value-type="float">
            <text:p>1,975</text:p>
          </table:table-cell>
          <table:table-cell table:style-name="ce19" office:value-type="float" office:value="2091.7" calcext:value-type="float">
            <text:p>2,092</text:p>
          </table:table-cell>
          <table:table-cell table:style-name="ce19" office:value-type="float" office:value="2150.5" calcext:value-type="float">
            <text:p>2,151</text:p>
          </table:table-cell>
          <table:table-cell table:style-name="ce19" table:formula="of:=AVERAGE([.J53:.M53])" office:value-type="float" office:value="2109.575" calcext:value-type="float">
            <text:p>2,110</text:p>
          </table:table-cell>
          <table:table-cell table:number-columns-repeated="10" table:style-name="ce19" office:value-type="float" office:value="2106" calcext:value-type="float">
            <text:p>2,106</text:p>
          </table:table-cell>
          <table:table-cell table:style-name="ce22" table:number-columns-repeated="16348"/>
        </table:table-row>
        <table:table-row table:style-name="ro3">
          <table:table-cell table:style-name="ce10"/>
          <table:table-cell table:style-name="ce18" table:number-columns-repeated="16"/>
          <table:table-cell table:style-name="ce65" table:number-columns-repeated="3"/>
          <table:table-cell table:style-name="ce18" table:number-columns-repeated="7"/>
          <table:table-cell table:number-columns-repeated="3"/>
          <table:table-cell table:style-name="ce22" table:number-columns-repeated="16354"/>
        </table:table-row>
        <table:table-row table:style-name="ro3">
          <table:table-cell table:style-name="ce69" office:value-type="string" calcext:value-type="string">
            <text:p>Revenue %</text:p>
          </table:table-cell>
          <table:table-cell table:style-name="ce85" table:number-columns-repeated="4"/>
          <table:table-cell table:style-name="ce85" table:formula="of:=[.F34]/[.B34]-1" office:value-type="percentage" office:value="0.148248894933696" calcext:value-type="percentage">
            <text:p>14.82%</text:p>
          </table:table-cell>
          <table:table-cell table:style-name="ce85" table:formula="of:=[.G34]/[.C34]-1" office:value-type="percentage" office:value="0.159263271939328" calcext:value-type="percentage">
            <text:p>15.93%</text:p>
          </table:table-cell>
          <table:table-cell table:style-name="ce85" table:formula="of:=[.H34]/[.D34]-1" office:value-type="percentage" office:value="0.204046491605682" calcext:value-type="percentage">
            <text:p>20.40%</text:p>
          </table:table-cell>
          <table:table-cell table:style-name="ce85" table:formula="of:=[.I34]/[.E34]-1" office:value-type="percentage" office:value="0.203603059581321" calcext:value-type="percentage">
            <text:p>20.36%</text:p>
          </table:table-cell>
          <table:table-cell table:style-name="ce85" table:formula="of:=[.J34]/[.F34]-1" office:value-type="percentage" office:value="0.138387128615142" calcext:value-type="percentage">
            <text:p>13.84%</text:p>
          </table:table-cell>
          <table:table-cell table:style-name="ce85" table:formula="of:=[.K34]/[.G34]-1" office:value-type="percentage" office:value="0.182336448598131" calcext:value-type="percentage">
            <text:p>18.23%</text:p>
          </table:table-cell>
          <table:table-cell table:style-name="ce85" table:formula="of:=[.L34]/[.H34]-1" office:value-type="percentage" office:value="0.203700393278513" calcext:value-type="percentage">
            <text:p>20.37%</text:p>
          </table:table-cell>
          <table:table-cell table:style-name="ce85" table:formula="of:=[.M34]/[.I34]-1" office:value-type="percentage" office:value="0.201271009281713" calcext:value-type="percentage">
            <text:p>20.13%</text:p>
          </table:table-cell>
          <table:table-cell table:style-name="ce85" table:number-columns-repeated="4"/>
          <table:table-cell table:style-name="ce125" table:number-columns-repeated="3"/>
          <table:table-cell table:style-name="ce85"/>
          <table:table-cell table:style-name="ce85" table:formula="of:=[.V34]/[.U34]-1" office:value-type="percentage" office:value="0.567016787862465" calcext:value-type="percentage">
            <text:p>56.70%</text:p>
          </table:table-cell>
          <table:table-cell table:style-name="ce85" table:formula="of:=[.W34]/[.V34]-1" office:value-type="percentage" office:value="0.826238900028645" calcext:value-type="percentage">
            <text:p>82.62%</text:p>
          </table:table-cell>
          <table:table-cell table:style-name="ce85" table:formula="of:=[.X34]/[.W34]-1" office:value-type="percentage" office:value="0.169526617937698" calcext:value-type="percentage">
            <text:p>16.95%</text:p>
          </table:table-cell>
          <table:table-cell table:style-name="ce85" table:formula="of:=[.Y34]/[.X34]-1" office:value-type="percentage" office:value="0.179635739384673" calcext:value-type="percentage">
            <text:p>17.96%</text:p>
          </table:table-cell>
          <table:table-cell table:style-name="ce85" table:formula="of:=[.Z34]/[.Y34]-1" office:value-type="percentage" office:value="0.182795943426259" calcext:value-type="percentage">
            <text:p>18.28%</text:p>
          </table:table-cell>
          <table:table-cell table:style-name="ce85" table:formula="of:=[.AA34]/[.Z34]-1" office:value-type="percentage" office:value="0.15" calcext:value-type="percentage">
            <text:p>15.00%</text:p>
          </table:table-cell>
          <table:table-cell table:style-name="ce85" table:formula="of:=[.AB34]/[.AA34]-1" office:value-type="percentage" office:value="0.15" calcext:value-type="percentage">
            <text:p>15.00%</text:p>
          </table:table-cell>
          <table:table-cell table:style-name="ce85" table:formula="of:=[.AC34]/[.AB34]-1" office:value-type="percentage" office:value="0.15" calcext:value-type="percentage">
            <text:p>15.00%</text:p>
          </table:table-cell>
          <table:table-cell table:style-name="ce85" table:formula="of:=[.AD34]/[.AC34]-1" office:value-type="percentage" office:value="0.15" calcext:value-type="percentage">
            <text:p>15.00%</text:p>
          </table:table-cell>
          <table:table-cell table:style-name="ce85" table:formula="of:=[.AE34]/[.AD34]-1" office:value-type="percentage" office:value="0.15" calcext:value-type="percentage">
            <text:p>15.00%</text:p>
          </table:table-cell>
          <table:table-cell table:style-name="ce85" table:formula="of:=[.AF34]/[.AE34]-1" office:value-type="percentage" office:value="0.15" calcext:value-type="percentage">
            <text:p>15.00%</text:p>
          </table:table-cell>
          <table:table-cell table:style-name="ce85" table:formula="of:=[.AG34]/[.AF34]-1" office:value-type="percentage" office:value="0.15" calcext:value-type="percentage">
            <text:p>15.00%</text:p>
          </table:table-cell>
          <table:table-cell table:style-name="ce85" table:formula="of:=[.AH34]/[.AG34]-1" office:value-type="percentage" office:value="0.15" calcext:value-type="percentage">
            <text:p>15.00%</text:p>
          </table:table-cell>
          <table:table-cell table:style-name="ce85" table:formula="of:=[.AI34]/[.AH34]-1" office:value-type="percentage" office:value="0.15" calcext:value-type="percentage">
            <text:p>15.00%</text:p>
          </table:table-cell>
          <table:table-cell table:style-name="ce85" table:formula="of:=[.AJ34]/[.AI34]-1" office:value-type="percentage" office:value="0.15" calcext:value-type="percentage">
            <text:p>15.00%</text:p>
          </table:table-cell>
          <table:table-cell table:style-name="ce85"/>
          <table:table-cell table:style-name="ce145" office:value-type="string" calcext:value-type="string">
            <text:p>Terminal</text:p>
          </table:table-cell>
          <table:table-cell table:style-name="ce150" office:value-type="percentage" office:value="0.02" calcext:value-type="percentage">
            <text:p>2%</text:p>
          </table:table-cell>
          <table:table-cell table:style-name="ce85" table:number-columns-repeated="2"/>
          <table:table-cell table:style-name="ce85" office:value-type="string" calcext:value-type="string">
            <text:p>EV</text:p>
          </table:table-cell>
          <table:table-cell table:style-name="ce18" table:formula="of:=[$Main.E7]" office:value-type="float" office:value="146759" calcext:value-type="float">
            <text:p>146,759</text:p>
          </table:table-cell>
          <table:table-cell table:style-name="ce85" table:number-columns-repeated="16341"/>
        </table:table-row>
        <table:table-row table:style-name="ro3">
          <table:table-cell table:style-name="ce69" office:value-type="string" calcext:value-type="string">
            <text:p>Gross Margin</text:p>
          </table:table-cell>
          <table:table-cell table:style-name="ce85" table:formula="of:=[.B36]/[.B34]" office:value-type="percentage" office:value="0.380482828969738" calcext:value-type="percentage">
            <text:p>38.05%</text:p>
          </table:table-cell>
          <table:table-cell table:style-name="ce85" table:formula="of:=[.C36]/[.C34]" office:value-type="percentage" office:value="0.379956663055255" calcext:value-type="percentage">
            <text:p>38.00%</text:p>
          </table:table-cell>
          <table:table-cell table:style-name="ce85" table:formula="of:=[.D36]/[.D34]" office:value-type="percentage" office:value="0.372470942746449" calcext:value-type="percentage">
            <text:p>37.25%</text:p>
          </table:table-cell>
          <table:table-cell table:style-name="ce85" table:formula="of:=[.E36]/[.E34]" office:value-type="percentage" office:value="0.369967793880837" calcext:value-type="percentage">
            <text:p>37.00%</text:p>
          </table:table-cell>
          <table:table-cell table:style-name="ce85" table:formula="of:=[.F36]/[.F34]" office:value-type="percentage" office:value="0.37242128121607" calcext:value-type="percentage">
            <text:p>37.24%</text:p>
          </table:table-cell>
          <table:table-cell table:style-name="ce85" table:formula="of:=[.G36]/[.G34]" office:value-type="percentage" office:value="0.377476635514019" calcext:value-type="percentage">
            <text:p>37.75%</text:p>
          </table:table-cell>
          <table:table-cell table:style-name="ce85" table:formula="of:=[.H36]/[.H34]" office:value-type="percentage" office:value="0.379692527708259" calcext:value-type="percentage">
            <text:p>37.97%</text:p>
          </table:table-cell>
          <table:table-cell table:style-name="ce85" table:formula="of:=[.I36]/[.I34]" office:value-type="percentage" office:value="0.380968308386989" calcext:value-type="percentage">
            <text:p>38.10%</text:p>
          </table:table-cell>
          <table:table-cell table:style-name="ce85" table:formula="of:=[.J36]/[.J34]" office:value-type="percentage" office:value="0.383681609295066" calcext:value-type="percentage">
            <text:p>38.37%</text:p>
          </table:table-cell>
          <table:table-cell table:style-name="ce85" table:formula="of:=[.K36]/[.K34]" office:value-type="percentage" office:value="0.38455458066556" calcext:value-type="percentage">
            <text:p>38.46%</text:p>
          </table:table-cell>
          <table:table-cell table:style-name="ce85" table:formula="of:=[.L36]/[.L34]" office:value-type="percentage" office:value="0.383901388579491" calcext:value-type="percentage">
            <text:p>38.39%</text:p>
          </table:table-cell>
          <table:table-cell table:style-name="ce85" table:formula="of:=[.M36]/[.M34]" office:value-type="percentage" office:value="0.382848392036753" calcext:value-type="percentage">
            <text:p>38.28%</text:p>
          </table:table-cell>
          <table:table-cell table:style-name="ce85" table:number-columns-repeated="4"/>
          <table:table-cell table:style-name="ce125" table:number-columns-repeated="3"/>
          <table:table-cell table:style-name="ce85" table:formula="of:=[.U36]/[.U34]" office:value-type="percentage" office:value="0.485680940838495" calcext:value-type="percentage">
            <text:p>48.57%</text:p>
          </table:table-cell>
          <table:table-cell table:style-name="ce85" table:formula="of:=[.V36]/[.V34]" office:value-type="percentage" office:value="0.412603838441707" calcext:value-type="percentage">
            <text:p>41.26%</text:p>
          </table:table-cell>
          <table:table-cell table:style-name="ce85" table:formula="of:=[.W36]/[.W34]" office:value-type="percentage" office:value="0.353577814725351" calcext:value-type="percentage">
            <text:p>35.36%</text:p>
          </table:table-cell>
          <table:table-cell table:style-name="ce85" table:formula="of:=[.X36]/[.X34]" office:value-type="percentage" office:value="0.375553230868271" calcext:value-type="percentage">
            <text:p>37.56%</text:p>
          </table:table-cell>
          <table:table-cell table:style-name="ce85" table:formula="of:=[.Y36]/[.Y34]" office:value-type="percentage" office:value="0.377825276274501" calcext:value-type="percentage">
            <text:p>37.78%</text:p>
          </table:table-cell>
          <table:table-cell table:style-name="ce85" table:formula="of:=[.Z36]/[.Z34]" office:value-type="percentage" office:value="0.383720706692043" calcext:value-type="percentage">
            <text:p>38.37%</text:p>
          </table:table-cell>
          <table:table-cell table:style-name="ce85" table:formula="of:=[.AA36]/[.AA34]" office:value-type="percentage" office:value="0.4" calcext:value-type="percentage">
            <text:p>40.00%</text:p>
          </table:table-cell>
          <table:table-cell table:style-name="ce85" table:formula="of:=[.AB36]/[.AB34]" office:value-type="percentage" office:value="0.4" calcext:value-type="percentage">
            <text:p>40.00%</text:p>
          </table:table-cell>
          <table:table-cell table:style-name="ce85" table:formula="of:=[.AC36]/[.AC34]" office:value-type="percentage" office:value="0.4" calcext:value-type="percentage">
            <text:p>40.00%</text:p>
          </table:table-cell>
          <table:table-cell table:style-name="ce85" table:formula="of:=[.AD36]/[.AD34]" office:value-type="percentage" office:value="0.4" calcext:value-type="percentage">
            <text:p>40.00%</text:p>
          </table:table-cell>
          <table:table-cell table:style-name="ce85" table:formula="of:=[.AE36]/[.AE34]" office:value-type="percentage" office:value="0.4" calcext:value-type="percentage">
            <text:p>40.00%</text:p>
          </table:table-cell>
          <table:table-cell table:style-name="ce85" table:formula="of:=[.AF36]/[.AF34]" office:value-type="percentage" office:value="0.4" calcext:value-type="percentage">
            <text:p>40.00%</text:p>
          </table:table-cell>
          <table:table-cell table:style-name="ce85" table:formula="of:=[.AG36]/[.AG34]" office:value-type="percentage" office:value="0.4" calcext:value-type="percentage">
            <text:p>40.00%</text:p>
          </table:table-cell>
          <table:table-cell table:style-name="ce85" table:formula="of:=[.AH36]/[.AH34]" office:value-type="percentage" office:value="0.4" calcext:value-type="percentage">
            <text:p>40.00%</text:p>
          </table:table-cell>
          <table:table-cell table:style-name="ce85" table:formula="of:=[.AI36]/[.AI34]" office:value-type="percentage" office:value="0.4" calcext:value-type="percentage">
            <text:p>40.00%</text:p>
          </table:table-cell>
          <table:table-cell table:style-name="ce85" table:formula="of:=[.AJ36]/[.AJ34]" office:value-type="percentage" office:value="0.4" calcext:value-type="percentage">
            <text:p>40.00%</text:p>
          </table:table-cell>
          <table:table-cell table:style-name="ce125"/>
          <table:table-cell table:style-name="ce146" office:value-type="string" calcext:value-type="string">
            <text:p>Discount</text:p>
          </table:table-cell>
          <table:table-cell table:style-name="ce151" office:value-type="percentage" office:value="0.08" calcext:value-type="percentage">
            <text:p>8%</text:p>
          </table:table-cell>
          <table:table-cell table:style-name="ce125" table:number-columns-repeated="2"/>
          <table:table-cell table:style-name="ce125" office:value-type="string" calcext:value-type="string">
            <text:p>E</text:p>
          </table:table-cell>
          <table:table-cell table:style-name="ce65" table:formula="of:=[.AA34]" office:value-type="float" office:value="59819.55" calcext:value-type="float">
            <text:p>59,820</text:p>
          </table:table-cell>
          <table:table-cell table:style-name="ce125" table:number-columns-repeated="16341"/>
        </table:table-row>
        <table:table-row table:style-name="ro3">
          <table:table-cell table:style-name="ce69" office:value-type="string" calcext:value-type="string">
            <text:p>Op Margin</text:p>
          </table:table-cell>
          <table:table-cell table:style-name="ce85" table:formula="of:=[.B42]/[.B34]" office:value-type="percentage" office:value="-0.0296951150402357" calcext:value-type="percentage">
            <text:p>(2.97%)</text:p>
          </table:table-cell>
          <table:table-cell table:style-name="ce85" table:formula="of:=[.C42]/[.C34]" office:value-type="percentage" office:value="0.0353196099674973" calcext:value-type="percentage">
            <text:p>3.53%</text:p>
          </table:table-cell>
          <table:table-cell table:style-name="ce85" table:formula="of:=[.D42]/[.D34]" office:value-type="percentage" office:value="0.0424020662935859" calcext:value-type="percentage">
            <text:p>4.24%</text:p>
          </table:table-cell>
          <table:table-cell table:style-name="ce85" table:formula="of:=[.E42]/[.E34]" office:value-type="percentage" office:value="0.0656199677938808" calcext:value-type="percentage">
            <text:p>6.56%</text:p>
          </table:table-cell>
          <table:table-cell table:style-name="ce85" table:formula="of:=[.F42]/[.F34]" office:value-type="percentage" office:value="0.0169775935248248" calcext:value-type="percentage">
            <text:p>1.70%</text:p>
          </table:table-cell>
          <table:table-cell table:style-name="ce85" table:formula="of:=[.G42]/[.G34]" office:value-type="percentage" office:value="0.074392523364486" calcext:value-type="percentage">
            <text:p>7.44%</text:p>
          </table:table-cell>
          <table:table-cell table:style-name="ce85" table:formula="of:=[.H42]/[.H34]" office:value-type="percentage" office:value="0.0948337504469074" calcext:value-type="percentage">
            <text:p>9.48%</text:p>
          </table:table-cell>
          <table:table-cell table:style-name="ce85" table:formula="of:=[.I42]/[.I34]" office:value-type="percentage" office:value="0.064386654402542" calcext:value-type="percentage">
            <text:p>6.44%</text:p>
          </table:table-cell>
          <table:table-cell table:style-name="ce85" table:formula="of:=[.J42]/[.J34]" office:value-type="percentage" office:value="0.106477065811151" calcext:value-type="percentage">
            <text:p>10.65%</text:p>
          </table:table-cell>
          <table:table-cell table:style-name="ce85" table:formula="of:=[.K42]/[.K34]" office:value-type="percentage" office:value="0.114615445419334" calcext:value-type="percentage">
            <text:p>11.46%</text:p>
          </table:table-cell>
          <table:table-cell table:style-name="ce85" table:formula="of:=[.L42]/[.L34]" office:value-type="percentage" office:value="0.0826464691468033" calcext:value-type="percentage">
            <text:p>8.26%</text:p>
          </table:table-cell>
          <table:table-cell table:style-name="ce85" table:formula="of:=[.M42]/[.M34]" office:value-type="percentage" office:value="0.123486008631491" calcext:value-type="percentage">
            <text:p>12.35%</text:p>
          </table:table-cell>
          <table:table-cell table:style-name="ce85" table:number-columns-repeated="4"/>
          <table:table-cell table:style-name="ce125" table:number-columns-repeated="3"/>
          <table:table-cell table:style-name="ce85" table:formula="of:=[.U42]/[.U34]" office:value-type="percentage" office:value="-0.43657419876111" calcext:value-type="percentage">
            <text:p>(43.66%)</text:p>
          </table:table-cell>
          <table:table-cell table:style-name="ce85" table:formula="of:=[.V42]/[.V34]" office:value-type="percentage" office:value="-0.219650529934116" calcext:value-type="percentage">
            <text:p>(21.97%)</text:p>
          </table:table-cell>
          <table:table-cell table:style-name="ce85" table:formula="of:=[.W42]/[.W34]" office:value-type="percentage" office:value="-0.0574709037864291" calcext:value-type="percentage">
            <text:p>(5.75%)</text:p>
          </table:table-cell>
          <table:table-cell table:style-name="ce85" table:formula="of:=[.X42]/[.X34]" office:value-type="percentage" office:value="0.0297738794560232" calcext:value-type="percentage">
            <text:p>2.98%</text:p>
          </table:table-cell>
          <table:table-cell table:style-name="ce85" table:formula="of:=[.Y42]/[.Y34]" office:value-type="percentage" office:value="0.063645459093183" calcext:value-type="percentage">
            <text:p>6.36%</text:p>
          </table:table-cell>
          <table:table-cell table:style-name="ce85" table:formula="of:=[.Z42]/[.Z34]" office:value-type="percentage" office:value="0.106984255147356" calcext:value-type="percentage">
            <text:p>10.70%</text:p>
          </table:table-cell>
          <table:table-cell table:style-name="ce85" table:formula="of:=[.AA42]/[.AA34]" office:value-type="percentage" office:value="0.123263548455313" calcext:value-type="percentage">
            <text:p>12.33%</text:p>
          </table:table-cell>
          <table:table-cell table:style-name="ce85" table:formula="of:=[.AB42]/[.AB34]" office:value-type="percentage" office:value="0.123263548455313" calcext:value-type="percentage">
            <text:p>12.33%</text:p>
          </table:table-cell>
          <table:table-cell table:style-name="ce85" table:formula="of:=[.AC42]/[.AC34]" office:value-type="percentage" office:value="0.123263548455313" calcext:value-type="percentage">
            <text:p>12.33%</text:p>
          </table:table-cell>
          <table:table-cell table:style-name="ce85" table:formula="of:=[.AD42]/[.AD34]" office:value-type="percentage" office:value="0.123263548455313" calcext:value-type="percentage">
            <text:p>12.33%</text:p>
          </table:table-cell>
          <table:table-cell table:style-name="ce85" table:formula="of:=[.AE42]/[.AE34]" office:value-type="percentage" office:value="0.123263548455313" calcext:value-type="percentage">
            <text:p>12.33%</text:p>
          </table:table-cell>
          <table:table-cell table:style-name="ce85" table:formula="of:=[.AF42]/[.AF34]" office:value-type="percentage" office:value="0.123263548455313" calcext:value-type="percentage">
            <text:p>12.33%</text:p>
          </table:table-cell>
          <table:table-cell table:style-name="ce85" table:formula="of:=[.AG42]/[.AG34]" office:value-type="percentage" office:value="0.123263548455313" calcext:value-type="percentage">
            <text:p>12.33%</text:p>
          </table:table-cell>
          <table:table-cell table:style-name="ce85" table:formula="of:=[.AH42]/[.AH34]" office:value-type="percentage" office:value="0.123263548455313" calcext:value-type="percentage">
            <text:p>12.33%</text:p>
          </table:table-cell>
          <table:table-cell table:style-name="ce85" table:formula="of:=[.AI42]/[.AI34]" office:value-type="percentage" office:value="0.123263548455312" calcext:value-type="percentage">
            <text:p>12.33%</text:p>
          </table:table-cell>
          <table:table-cell table:style-name="ce85" table:formula="of:=[.AJ42]/[.AJ34]" office:value-type="percentage" office:value="0.123263548455313" calcext:value-type="percentage">
            <text:p>12.33%</text:p>
          </table:table-cell>
          <table:table-cell table:style-name="ce85"/>
          <table:table-cell table:style-name="ce109" office:value-type="string" calcext:value-type="string">
            <text:p>ROIC</text:p>
          </table:table-cell>
          <table:table-cell table:style-name="ce153" office:value-type="percentage" office:value="0.03" calcext:value-type="percentage">
            <text:p>3%</text:p>
          </table:table-cell>
          <table:table-cell table:style-name="ce85" table:number-columns-repeated="2"/>
          <table:table-cell table:style-name="ce85" office:value-type="string" calcext:value-type="string">
            <text:p>EV/E</text:p>
          </table:table-cell>
          <table:table-cell table:style-name="ce18" table:formula="of:=[.AQ55]/[.AQ56]" office:value-type="float" office:value="2.45336181900399" calcext:value-type="float">
            <text:p>2</text:p>
          </table:table-cell>
          <table:table-cell table:style-name="ce85" table:number-columns-repeated="16341"/>
        </table:table-row>
        <table:table-row table:style-name="ro3">
          <table:table-cell table:style-name="ce69" office:value-type="string" calcext:value-type="string">
            <text:p>NI Margin</text:p>
          </table:table-cell>
          <table:table-cell table:style-name="ce85" table:formula="of:=+[.B50]/[.B34]" office:value-type="percentage" office:value="-0.0177944009973932" calcext:value-type="percentage">
            <text:p>(1.78%)</text:p>
          </table:table-cell>
          <table:table-cell table:style-name="ce85" table:formula="of:=+[.C50]/[.C34]" office:value-type="percentage" office:value="0.0426868905742145" calcext:value-type="percentage">
            <text:p>4.27%</text:p>
          </table:table-cell>
          <table:table-cell table:style-name="ce85" table:formula="of:=+[.D50]/[.D34]" office:value-type="percentage" office:value="0.0237839001291434" calcext:value-type="percentage">
            <text:p>2.38%</text:p>
          </table:table-cell>
          <table:table-cell table:style-name="ce85" table:formula="of:=+[.E50]/[.E34]" office:value-type="percentage" office:value="0.143820450885668" calcext:value-type="percentage">
            <text:p>14.38%</text:p>
          </table:table-cell>
          <table:table-cell table:style-name="ce85" table:formula="of:=+[.F50]/[.F34]" office:value-type="percentage" office:value="-0.0645543381699733" calcext:value-type="percentage">
            <text:p>(6.46%)</text:p>
          </table:table-cell>
          <table:table-cell table:style-name="ce85" table:formula="of:=+[.G50]/[.G34]" office:value-type="percentage" office:value="0.0948598130841122" calcext:value-type="percentage">
            <text:p>9.49%</text:p>
          </table:table-cell>
          <table:table-cell table:style-name="ce85" table:formula="of:=+[.H50]/[.H34]" office:value-type="percentage" office:value="0.233464426170897" calcext:value-type="percentage">
            <text:p>23.35%</text:p>
          </table:table-cell>
          <table:table-cell table:style-name="ce85" table:formula="of:=+[.I50]/[.I34]" office:value-type="percentage" office:value="0.575549795133372" calcext:value-type="percentage">
            <text:p>57.55%</text:p>
          </table:table-cell>
          <table:table-cell table:style-name="ce85" table:formula="of:=+[.J50]/[.J34]" office:value-type="percentage" office:value="0.153992889967918" calcext:value-type="percentage">
            <text:p>15.40%</text:p>
          </table:table-cell>
          <table:table-cell table:style-name="ce85" table:formula="of:=+[.K50]/[.K34]" office:value-type="percentage" office:value="0.107106157615999" calcext:value-type="percentage">
            <text:p>10.71%</text:p>
          </table:table-cell>
          <table:table-cell table:style-name="ce85" table:formula="of:=+[.L50]/[.L34]" office:value-type="percentage" office:value="0.492017524318705" calcext:value-type="percentage">
            <text:p>49.20%</text:p>
          </table:table-cell>
          <table:table-cell table:style-name="ce85" table:formula="of:=+[.M50]/[.M34]" office:value-type="percentage" office:value="0.0206042043714326" calcext:value-type="percentage">
            <text:p>2.06%</text:p>
          </table:table-cell>
          <table:table-cell table:style-name="ce85" table:number-columns-repeated="4"/>
          <table:table-cell table:style-name="ce125" table:number-columns-repeated="3"/>
          <table:table-cell table:style-name="ce85" table:formula="of:=+[.U50]/[.U34]" office:value-type="percentage" office:value="-0.607594936708861" calcext:value-type="percentage">
            <text:p>(60.76%)</text:p>
          </table:table-cell>
          <table:table-cell table:style-name="ce85" table:formula="of:=+[.V50]/[.V34]" office:value-type="percentage" office:value="-0.0284159266685763" calcext:value-type="percentage">
            <text:p>(2.84%)</text:p>
          </table:table-cell>
          <table:table-cell table:style-name="ce85" table:formula="of:=+[.W50]/[.W34]" office:value-type="percentage" office:value="-0.286758477899426" calcext:value-type="percentage">
            <text:p>(28.68%)</text:p>
          </table:table-cell>
          <table:table-cell table:style-name="ce85" table:formula="of:=+[.X50]/[.X34]" office:value-type="percentage" office:value="0.0506155950752394" calcext:value-type="percentage">
            <text:p>5.06%</text:p>
          </table:table-cell>
          <table:table-cell table:style-name="ce85" table:formula="of:=+[.Y50]/[.Y34]" office:value-type="percentage" office:value="0.224112056028014" calcext:value-type="percentage">
            <text:p>22.41%</text:p>
          </table:table-cell>
          <table:table-cell table:style-name="ce85" table:formula="of:=+[.Z50]/[.Z34]" office:value-type="percentage" office:value="0.193263740700156" calcext:value-type="percentage">
            <text:p>19.33%</text:p>
          </table:table-cell>
          <table:table-cell table:style-name="ce85" table:formula="of:=+[.AA50]/[.AA34]" office:value-type="percentage" office:value="0.21014910677195" calcext:value-type="percentage">
            <text:p>21.01%</text:p>
          </table:table-cell>
          <table:table-cell table:style-name="ce85" table:formula="of:=+[.AB50]/[.AB34]" office:value-type="percentage" office:value="0.115047643468892" calcext:value-type="percentage">
            <text:p>11.50%</text:p>
          </table:table-cell>
          <table:table-cell table:style-name="ce85" table:formula="of:=+[.AC50]/[.AC34]" office:value-type="percentage" office:value="0.115304706718942" calcext:value-type="percentage">
            <text:p>11.53%</text:p>
          </table:table-cell>
          <table:table-cell table:style-name="ce85" table:formula="of:=+[.AD50]/[.AD34]" office:value-type="percentage" office:value="0.115533604778116" calcext:value-type="percentage">
            <text:p>11.55%</text:p>
          </table:table-cell>
          <table:table-cell table:style-name="ce85" table:formula="of:=+[.AE50]/[.AE34]" office:value-type="percentage" office:value="0.115737423571678" calcext:value-type="percentage">
            <text:p>11.57%</text:p>
          </table:table-cell>
          <table:table-cell table:style-name="ce85" table:formula="of:=+[.AF50]/[.AF34]" office:value-type="percentage" office:value="0.115918910914813" calcext:value-type="percentage">
            <text:p>11.59%</text:p>
          </table:table-cell>
          <table:table-cell table:style-name="ce85" table:formula="of:=+[.AG50]/[.AG34]" office:value-type="percentage" office:value="0.116080513557745" calcext:value-type="percentage">
            <text:p>11.61%</text:p>
          </table:table-cell>
          <table:table-cell table:style-name="ce85" table:formula="of:=+[.AH50]/[.AH34]" office:value-type="percentage" office:value="0.116224410171972" calcext:value-type="percentage">
            <text:p>11.62%</text:p>
          </table:table-cell>
          <table:table-cell table:style-name="ce85" table:formula="of:=+[.AI50]/[.AI34]" office:value-type="percentage" office:value="0.11635254072238" calcext:value-type="percentage">
            <text:p>11.64%</text:p>
          </table:table-cell>
          <table:table-cell table:style-name="ce85" table:formula="of:=+[.AJ50]/[.AJ34]" office:value-type="percentage" office:value="0.116466632621178" calcext:value-type="percentage">
            <text:p>11.65%</text:p>
          </table:table-cell>
          <table:table-cell table:style-name="ce86"/>
          <table:table-cell table:style-name="ce108" office:value-type="string" calcext:value-type="string">
            <text:p>NPV</text:p>
          </table:table-cell>
          <table:table-cell table:style-name="ce154" table:formula="of:=NPV([.AM56];[.AA50:.EP50])+[$Main.E5]-[$Main.E6]" office:value-type="float" office:value="286342.300318943" calcext:value-type="float">
            <text:p>286,342</text:p>
          </table:table-cell>
          <table:table-cell table:style-name="ce86" table:number-columns-repeated="107"/>
          <table:table-cell table:style-name="ce85" table:number-columns-repeated="16238"/>
        </table:table-row>
        <table:table-row table:style-name="ro3">
          <table:table-cell table:style-name="ce69" office:value-type="string" calcext:value-type="string">
            <text:p>Tax Rate</text:p>
          </table:table-cell>
          <table:table-cell table:style-name="ce85" table:formula="of:=[.B46]/[.B45]" office:value-type="percentage" office:value="-0.398550724637681" calcext:value-type="percentage">
            <text:p>(39.86%)</text:p>
          </table:table-cell>
          <table:table-cell table:style-name="ce85" table:formula="of:=[.C46]/[.C45]" office:value-type="percentage" office:value="0.142857142857143" calcext:value-type="percentage">
            <text:p>14.29%</text:p>
          </table:table-cell>
          <table:table-cell table:style-name="ce85" table:formula="of:=[.D46]/[.D45]" office:value-type="percentage" office:value="-0.227272727272727" calcext:value-type="percentage">
            <text:p>(22.73%)</text:p>
          </table:table-cell>
          <table:table-cell table:style-name="ce85" table:formula="of:=[.E46]/[.E45]" office:value-type="percentage" office:value="0.0727571115973742" calcext:value-type="percentage">
            <text:p>7.28%</text:p>
          </table:table-cell>
          <table:table-cell table:style-name="ce85" table:formula="of:=[.F46]/[.F45]" office:value-type="percentage" office:value="-0.046031746031746" calcext:value-type="percentage">
            <text:p>(4.60%)</text:p>
          </table:table-cell>
          <table:table-cell table:style-name="ce85" table:formula="of:=[.G46]/[.G45]" office:value-type="percentage" office:value="0.052924791086351" calcext:value-type="percentage">
            <text:p>5.29%</text:p>
          </table:table-cell>
          <table:table-cell table:style-name="ce85" table:formula="of:=[.H46]/[.H45]" office:value-type="percentage" office:value="0.0570603105814373" calcext:value-type="percentage">
            <text:p>5.71%</text:p>
          </table:table-cell>
          <table:table-cell table:style-name="ce85" table:formula="of:=[.I46]/[.I45]" office:value-type="percentage" office:value="-6.6028602860286" calcext:value-type="percentage">
            <text:p>(660.29%)</text:p>
          </table:table-cell>
          <table:table-cell table:style-name="ce85" table:formula="of:=[.J46]/[.J45]" office:value-type="percentage" office:value="-0.290252707581227" calcext:value-type="percentage">
            <text:p>(29.03%)</text:p>
          </table:table-cell>
          <table:table-cell table:style-name="ce85" table:formula="of:=[.K46]/[.K45]" office:value-type="percentage" office:value="0.0944148936170213" calcext:value-type="percentage">
            <text:p>9.44%</text:p>
          </table:table-cell>
          <table:table-cell table:style-name="ce85" table:formula="of:=[.L46]/[.L45]" office:value-type="percentage" office:value="-1.54427480916031" calcext:value-type="percentage">
            <text:p>(154.43%)</text:p>
          </table:table-cell>
          <table:table-cell table:style-name="ce85" table:formula="of:=[.M46]/[.M45]" office:value-type="percentage" office:value="-0.13745704467354" calcext:value-type="percentage">
            <text:p>(13.75%)</text:p>
          </table:table-cell>
          <table:table-cell table:style-name="ce85" table:number-columns-repeated="4"/>
          <table:table-cell table:style-name="ce125" table:number-columns-repeated="3"/>
          <table:table-cell table:style-name="ce85" table:formula="of:=[.U46]/[.U45]" office:value-type="percentage" office:value="0.0276418082349554" calcext:value-type="percentage">
            <text:p>2.76%</text:p>
          </table:table-cell>
          <table:table-cell table:style-name="ce85" table:formula="of:=[.V46]/[.V45]" office:value-type="percentage" office:value="0.48" calcext:value-type="percentage">
            <text:p>48.00%</text:p>
          </table:table-cell>
          <table:table-cell table:style-name="ce85" table:formula="of:=[.W46]/[.W45]" office:value-type="percentage" office:value="0.0192022066624231" calcext:value-type="percentage">
            <text:p>1.92%</text:p>
          </table:table-cell>
          <table:table-cell table:style-name="ce85" table:formula="of:=[.X46]/[.X45]" office:value-type="percentage" office:value="0.0917707884532529" calcext:value-type="percentage">
            <text:p>9.18%</text:p>
          </table:table-cell>
          <table:table-cell table:style-name="ce85" table:formula="of:=[.Y46]/[.Y45]" office:value-type="percentage" office:value="-1.39587878787879" calcext:value-type="percentage">
            <text:p>(139.59%)</text:p>
          </table:table-cell>
          <table:table-cell table:style-name="ce85" table:formula="of:=[.Z46]/[.Z45]" office:value-type="percentage" office:value="-0.749310344827586" calcext:value-type="percentage">
            <text:p>(74.93%)</text:p>
          </table:table-cell>
          <table:table-cell table:style-name="ce85" table:formula="of:=[.AA46]/[.AA45]" office:value-type="percentage" office:value="-0.5" calcext:value-type="percentage">
            <text:p>(50.00%)</text:p>
          </table:table-cell>
          <table:table-cell table:style-name="ce85" table:formula="of:=[.AB46]/[.AB45]" office:value-type="percentage" office:value="0.2" calcext:value-type="percentage">
            <text:p>20.00%</text:p>
          </table:table-cell>
          <table:table-cell table:style-name="ce85" table:formula="of:=[.AC46]/[.AC45]" office:value-type="percentage" office:value="0.2" calcext:value-type="percentage">
            <text:p>20.00%</text:p>
          </table:table-cell>
          <table:table-cell table:style-name="ce85" table:formula="of:=[.AD46]/[.AD45]" office:value-type="percentage" office:value="0.2" calcext:value-type="percentage">
            <text:p>20.00%</text:p>
          </table:table-cell>
          <table:table-cell table:style-name="ce85" table:formula="of:=[.AE46]/[.AE45]" office:value-type="percentage" office:value="0.2" calcext:value-type="percentage">
            <text:p>20.00%</text:p>
          </table:table-cell>
          <table:table-cell table:style-name="ce85" table:formula="of:=[.AF46]/[.AF45]" office:value-type="percentage" office:value="0.2" calcext:value-type="percentage">
            <text:p>20.00%</text:p>
          </table:table-cell>
          <table:table-cell table:style-name="ce85" table:formula="of:=[.AG46]/[.AG45]" office:value-type="percentage" office:value="0.2" calcext:value-type="percentage">
            <text:p>20.00%</text:p>
          </table:table-cell>
          <table:table-cell table:style-name="ce85" table:formula="of:=[.AH46]/[.AH45]" office:value-type="percentage" office:value="0.2" calcext:value-type="percentage">
            <text:p>20.00%</text:p>
          </table:table-cell>
          <table:table-cell table:style-name="ce85" table:formula="of:=[.AI46]/[.AI45]" office:value-type="percentage" office:value="0.2" calcext:value-type="percentage">
            <text:p>20.00%</text:p>
          </table:table-cell>
          <table:table-cell table:style-name="ce85" table:formula="of:=[.AJ46]/[.AJ45]" office:value-type="percentage" office:value="0.2" calcext:value-type="percentage">
            <text:p>20.00%</text:p>
          </table:table-cell>
          <table:table-cell table:style-name="ce86"/>
          <table:table-cell table:style-name="ce109" office:value-type="string" calcext:value-type="string">
            <text:p>Price</text:p>
          </table:table-cell>
          <table:table-cell table:style-name="ce155" table:formula="of:=[.AM58]/[$Main.E3]" office:value-type="float" office:value="134.812759095547" calcext:value-type="float">
            <text:p>135</text:p>
          </table:table-cell>
          <table:table-cell table:style-name="ce86" table:number-columns-repeated="16345"/>
        </table:table-row>
        <table:table-row table:style-name="ro3">
          <table:table-cell table:style-name="ce70" office:value-type="string" calcext:value-type="string">
            <text:p>Share Repurchase</text:p>
          </table:table-cell>
          <table:table-cell table:style-name="ce86" table:number-columns-repeated="4"/>
          <table:table-cell table:style-name="ce86" table:formula="of:=[.B53]/[.F53]-1" office:value-type="percentage" office:value="-0.0339406759290418" calcext:value-type="percentage">
            <text:p>(3.39%)</text:p>
          </table:table-cell>
          <table:table-cell table:style-name="ce86" table:formula="of:=[.C53]/[.G53]-1" office:value-type="percentage" office:value="-0.0329302325581397" calcext:value-type="percentage">
            <text:p>(3.29%)</text:p>
          </table:table-cell>
          <table:table-cell table:style-name="ce86" table:formula="of:=[.D53]/[.H53]-1" office:value-type="percentage" office:value="-0.0213789070115017" calcext:value-type="percentage">
            <text:p>(2.14%)</text:p>
          </table:table-cell>
          <table:table-cell table:style-name="ce86" table:formula="of:=[.E53]/[.I53]-1" office:value-type="percentage" office:value="-0.0091061922107033" calcext:value-type="percentage">
            <text:p>(0.91%)</text:p>
          </table:table-cell>
          <table:table-cell table:style-name="ce86" table:formula="of:=[.F53]/[.J53]-1" office:value-type="percentage" office:value="-0.0200226137755583" calcext:value-type="percentage">
            <text:p>(2.00%)</text:p>
          </table:table-cell>
          <table:table-cell table:style-name="ce86" table:formula="of:=[.G53]/[.K53]-1" office:value-type="percentage" office:value="0.0309772705476168" calcext:value-type="percentage">
            <text:p>3.10%</text:p>
          </table:table-cell>
          <table:table-cell table:style-name="ce86" table:formula="of:=[.H53]/[.L53]-1" office:value-type="percentage" office:value="0.0141976180388834" calcext:value-type="percentage">
            <text:p>1.42%</text:p>
          </table:table-cell>
          <table:table-cell table:style-name="ce86" table:formula="of:=[.I53]/[.M53]-1" office:value-type="percentage" office:value="0.0168091168091169" calcext:value-type="percentage">
            <text:p>1.68%</text:p>
          </table:table-cell>
          <table:table-cell table:style-name="ce86" table:number-columns-repeated="4"/>
          <table:table-cell table:style-name="ce89" table:number-columns-repeated="3"/>
          <table:table-cell table:style-name="ce86"/>
          <table:table-cell table:style-name="ce86" table:formula="of:=[.U53]/[.V53]-1" office:value-type="percentage" office:value="-0.0752308098127142" calcext:value-type="percentage">
            <text:p>(7.52%)</text:p>
          </table:table-cell>
          <table:table-cell table:style-name="ce86" table:formula="of:=[.V53]/[.W53]-1" office:value-type="percentage" office:value="-0.0402045673198643" calcext:value-type="percentage">
            <text:p>(4.02%)</text:p>
          </table:table-cell>
          <table:table-cell table:style-name="ce86" table:formula="of:=[.W53]/[.X53]-1" office:value-type="percentage" office:value="-0.0558397475737438" calcext:value-type="percentage">
            <text:p>(5.58%)</text:p>
          </table:table-cell>
          <table:table-cell table:style-name="ce86" table:formula="of:=[.X53]/[.Y53]-1" office:value-type="percentage" office:value="-0.0273424784933737" calcext:value-type="percentage">
            <text:p>(2.73%)</text:p>
          </table:table-cell>
          <table:table-cell table:style-name="ce86" table:formula="of:=[.Y53]/[.Z53]-1" office:value-type="percentage" office:value="0.0193996421080076" calcext:value-type="percentage">
            <text:p>1.94%</text:p>
          </table:table-cell>
          <table:table-cell table:style-name="ce86"/>
          <table:table-cell table:style-name="ce89" table:number-columns-repeated="3"/>
          <table:table-cell table:style-name="ce86" table:number-columns-repeated="7"/>
          <table:table-cell table:style-name="ce110" office:value-type="string" calcext:value-type="string">
            <text:p>Diff</text:p>
          </table:table-cell>
          <table:table-cell table:style-name="ce156" table:formula="of:=+[.AM59]/[$Main.E2]-1" office:value-type="percentage" office:value="0.925896558507821" calcext:value-type="percentage">
            <text:p>93%</text:p>
          </table:table-cell>
          <table:table-cell table:style-name="ce86" table:number-columns-repeated="16345"/>
        </table:table-row>
        <table:table-row table:style-name="ro3">
          <table:table-cell table:style-name="ce70" office:value-type="string" calcext:value-type="string">
            <text:p>Incremental Margin</text:p>
          </table:table-cell>
          <table:table-cell table:style-name="ce86"/>
          <table:table-cell table:style-name="ce92" table:number-columns-repeated="3"/>
          <table:table-cell table:style-name="ce92" table:formula="of:=([.F42]-[.B42])/([.F34]-[.B34])" office:value-type="percentage" office:value="0.331804281345566" calcext:value-type="percentage">
            <text:p>33.18%</text:p>
          </table:table-cell>
          <table:table-cell table:style-name="ce92" table:formula="of:=([.G42]-[.C42])/([.G34]-[.C34])" office:value-type="percentage" office:value="0.319727891156463" calcext:value-type="percentage">
            <text:p>31.97%</text:p>
          </table:table-cell>
          <table:table-cell table:style-name="ce92" table:formula="of:=([.H42]-[.D42])/([.H34]-[.D34])" office:value-type="percentage" office:value="0.351793248945148" calcext:value-type="percentage">
            <text:p>35.18%</text:p>
          </table:table-cell>
          <table:table-cell table:style-name="ce92" table:formula="of:=([.I42]-[.E42])/([.I34]-[.E34])" office:value-type="percentage" office:value="0.0583292140385566" calcext:value-type="percentage">
            <text:p>5.83%</text:p>
          </table:table-cell>
          <table:table-cell table:style-name="ce92" table:formula="of:=([.J42]-[.F42])/([.J34]-[.F34])" office:value-type="percentage" office:value="0.75320970042796" calcext:value-type="percentage">
            <text:p>75.32%</text:p>
          </table:table-cell>
          <table:table-cell table:style-name="ce92" table:formula="of:=([.K42]-[.G42])/([.K34]-[.G34])" office:value-type="percentage" office:value="0.335212711430036" calcext:value-type="percentage">
            <text:p>33.52%</text:p>
          </table:table-cell>
          <table:table-cell table:style-name="ce92" table:formula="of:=([.L42]-[.H42])/([.L34]-[.H34])" office:value-type="percentage" office:value="0.0228170250109697" calcext:value-type="percentage">
            <text:p>2.28%</text:p>
          </table:table-cell>
          <table:table-cell table:style-name="ce92" table:formula="of:=([.M42]-[.I42])/([.M34]-[.I34])" office:value-type="percentage" office:value="0.417116742833403" calcext:value-type="percentage">
            <text:p>41.71%</text:p>
          </table:table-cell>
          <table:table-cell table:style-name="ce86" table:number-columns-repeated="4"/>
          <table:table-cell table:style-name="ce89" table:number-columns-repeated="3"/>
          <table:table-cell table:style-name="ce92"/>
          <table:table-cell table:style-name="ce92" table:formula="of:=([.V42]-[.U42])/([.V34]-[.U34])" office:value-type="percentage" office:value="0.162919569347688" calcext:value-type="percentage">
            <text:p>16.29%</text:p>
          </table:table-cell>
          <table:table-cell table:style-name="ce92" table:formula="of:=([.W42]-[.V42])/([.W34]-[.V34])" office:value-type="percentage" office:value="0.138815698238802" calcext:value-type="percentage">
            <text:p>13.88%</text:p>
          </table:table-cell>
          <table:table-cell table:style-name="ce92" table:formula="of:=([.X42]-[.W42])/([.X34]-[.W34])" office:value-type="percentage" office:value="0.544411547002221" calcext:value-type="percentage">
            <text:p>54.44%</text:p>
          </table:table-cell>
          <table:table-cell table:style-name="ce92" table:formula="of:=([.Y42]-[.X42])/([.Y34]-[.X34])" office:value-type="percentage" office:value="0.252202478721816" calcext:value-type="percentage">
            <text:p>25.22%</text:p>
          </table:table-cell>
          <table:table-cell table:style-name="ce92" table:formula="of:=([.Z42]-[.Y42])/([.Z34]-[.Y34])" office:value-type="percentage" office:value="0.344072645851474" calcext:value-type="percentage">
            <text:p>34.41%</text:p>
          </table:table-cell>
          <table:table-cell table:style-name="ce86"/>
          <table:table-cell table:style-name="ce89" table:number-columns-repeated="3"/>
          <table:table-cell table:style-name="ce86" table:number-columns-repeated="6"/>
          <table:table-cell table:style-name="ce23" table:number-columns-repeated="6"/>
          <table:table-cell table:style-name="ce24" table:number-columns-repeated="2"/>
          <table:table-cell table:style-name="ce23" table:number-columns-repeated="102"/>
          <table:table-cell table:style-name="ce86" table:number-columns-repeated="16238"/>
        </table:table-row>
        <table:table-row table:style-name="ro3">
          <table:table-cell table:style-name="ce10"/>
          <table:table-cell table:style-name="ce18" table:number-columns-repeated="16"/>
          <table:table-cell table:style-name="ce65" table:number-columns-repeated="3"/>
          <table:table-cell table:style-name="ce18" table:number-columns-repeated="7"/>
          <table:table-cell table:number-columns-repeated="3"/>
          <table:table-cell table:style-name="ce23" table:number-columns-repeated="6"/>
          <table:table-cell table:style-name="ce24" table:number-columns-repeated="110"/>
          <table:table-cell table:style-name="ce23" table:number-columns-repeated="16238"/>
        </table:table-row>
        <table:table-row table:style-name="ro3">
          <table:table-cell table:style-name="ce10"/>
          <table:table-cell table:style-name="ce18" table:number-columns-repeated="16"/>
          <table:table-cell table:style-name="ce65" table:number-columns-repeated="3"/>
          <table:table-cell table:style-name="ce18" table:number-columns-repeated="7"/>
          <table:table-cell table:number-columns-repeated="3"/>
          <table:table-cell table:style-name="ce24" table:number-columns-repeated="6"/>
          <table:table-cell table:style-name="ce136" table:number-columns-repeated="110"/>
          <table:table-cell table:style-name="ce24" table:number-columns-repeated="16238"/>
        </table:table-row>
        <table:table-row table:style-name="ro3">
          <table:table-cell table:style-name="ce118" office:value-type="string" calcext:value-type="string">
            <text:p>EBITDA</text:p>
          </table:table-cell>
          <table:table-cell table:style-name="ce136" table:formula="of:=[.B42]+[.B104]" office:value-type="float" office:value="-55" calcext:value-type="float">
            <text:p>(55)</text:p>
          </table:table-cell>
          <table:table-cell table:style-name="ce136" table:formula="of:=[.C42]+[.C104]" office:value-type="float" office:value="534" calcext:value-type="float">
            <text:p>534</text:p>
          </table:table-cell>
          <table:table-cell table:style-name="ce136" table:formula="of:=[.D42]+[.D104]" office:value-type="float" office:value="599" calcext:value-type="float">
            <text:p>599</text:p>
          </table:table-cell>
          <table:table-cell table:style-name="ce136" table:formula="of:=[.E42]+[.E104]" office:value-type="float" office:value="855" calcext:value-type="float">
            <text:p>855</text:p>
          </table:table-cell>
          <table:table-cell table:style-name="ce136" table:formula="of:=[.F42]+[.F104]" office:value-type="float" office:value="366" calcext:value-type="float">
            <text:p>366</text:p>
          </table:table-cell>
          <table:table-cell table:style-name="ce136" table:formula="of:=[.G42]+[.G104]" office:value-type="float" office:value="977" calcext:value-type="float">
            <text:p>977</text:p>
          </table:table-cell>
          <table:table-cell table:style-name="ce136" table:formula="of:=[.H42]+[.H104]" office:value-type="float" office:value="1247" calcext:value-type="float">
            <text:p>1,247</text:p>
          </table:table-cell>
          <table:table-cell table:style-name="ce136" table:formula="of:=[.I42]+[.H104]" office:value-type="float" office:value="956" calcext:value-type="float">
            <text:p>956</text:p>
          </table:table-cell>
          <table:table-cell table:style-name="ce136" table:formula="of:=[.J42]+[.J104]" office:value-type="float" office:value="1406" calcext:value-type="float">
            <text:p>1,406</text:p>
          </table:table-cell>
          <table:table-cell table:style-name="ce136" table:formula="of:=[.K42]+[.K104]" office:value-type="float" office:value="1631" calcext:value-type="float">
            <text:p>1,631</text:p>
          </table:table-cell>
          <table:table-cell table:style-name="ce136" table:formula="of:=[.L42]+[.L104]" office:value-type="float" office:value="1308" calcext:value-type="float">
            <text:p>1,308</text:p>
          </table:table-cell>
          <table:table-cell table:style-name="ce136" table:formula="of:=[.M42]+[.M104]" office:value-type="float" office:value="1967" calcext:value-type="float">
            <text:p>1,967</text:p>
          </table:table-cell>
          <table:table-cell table:style-name="ce129" table:number-columns-repeated="4"/>
          <table:table-cell table:style-name="ce149" table:number-columns-repeated="3"/>
          <table:table-cell table:style-name="ce136" table:formula="of:=[.U42]+[.U104]" office:value-type="float" office:value="-4288" calcext:value-type="float">
            <text:p>(4,288)</text:p>
          </table:table-cell>
          <table:table-cell table:style-name="ce136" table:formula="of:=[.V42]+[.V104]" office:value-type="float" office:value="-2932" calcext:value-type="float">
            <text:p>(2,932)</text:p>
          </table:table-cell>
          <table:table-cell table:style-name="ce136" table:formula="of:=[.W42]+[.W104]" office:value-type="float" office:value="-885" calcext:value-type="float">
            <text:p>(885)</text:p>
          </table:table-cell>
          <table:table-cell table:style-name="ce136" table:formula="of:=[.X42]+[.X104]" office:value-type="float" office:value="1933" calcext:value-type="float">
            <text:p>1,933</text:p>
          </table:table-cell>
          <table:table-cell table:style-name="ce136" table:formula="of:=[.Y42]+[.Y104]" office:value-type="float" office:value="3536" calcext:value-type="float">
            <text:p>3,536</text:p>
          </table:table-cell>
          <table:table-cell table:style-name="ce136" table:formula="of:=[.Z42]+[.Z104]" office:value-type="float" office:value="6312" calcext:value-type="float">
            <text:p>6,312</text:p>
          </table:table-cell>
          <table:table-cell table:style-name="ce136"/>
          <table:table-cell table:style-name="ce149" table:number-columns-repeated="3"/>
          <table:table-cell table:style-name="ce136" table:number-columns-repeated="16354"/>
        </table:table-row>
        <table:table-row table:style-name="ro3">
          <table:table-cell table:style-name="ce118" office:value-type="string" calcext:value-type="string">
            <text:p>Adj. EBITDA</text:p>
          </table:table-cell>
          <table:table-cell table:style-name="ce136" office:value-type="float" office:value="761" calcext:value-type="float">
            <text:p>761</text:p>
          </table:table-cell>
          <table:table-cell table:style-name="ce136" office:value-type="float" office:value="916" calcext:value-type="float">
            <text:p>916</text:p>
          </table:table-cell>
          <table:table-cell table:style-name="ce136" office:value-type="float" office:value="1092" calcext:value-type="float">
            <text:p>1,092</text:p>
          </table:table-cell>
          <table:table-cell table:style-name="ce136" office:value-type="float" office:value="1283" calcext:value-type="float">
            <text:p>1,283</text:p>
          </table:table-cell>
          <table:table-cell table:style-name="ce136" office:value-type="float" office:value="1382" calcext:value-type="float">
            <text:p>1,382</text:p>
          </table:table-cell>
          <table:table-cell table:style-name="ce136" office:value-type="float" office:value="1570" calcext:value-type="float">
            <text:p>1,570</text:p>
          </table:table-cell>
          <table:table-cell table:style-name="ce136" office:value-type="float" office:value="1690" calcext:value-type="float">
            <text:p>1,690</text:p>
          </table:table-cell>
          <table:table-cell table:style-name="ce136" office:value-type="float" office:value="1842" calcext:value-type="float">
            <text:p>1,842</text:p>
          </table:table-cell>
          <table:table-cell table:style-name="ce136" office:value-type="float" office:value="1868" calcext:value-type="float">
            <text:p>1,868</text:p>
          </table:table-cell>
          <table:table-cell table:style-name="ce136" office:value-type="float" office:value="2119" calcext:value-type="float">
            <text:p>2,119</text:p>
          </table:table-cell>
          <table:table-cell table:style-name="ce136" office:value-type="float" office:value="2256" calcext:value-type="float">
            <text:p>2,256</text:p>
          </table:table-cell>
          <table:table-cell table:style-name="ce136" office:value-type="float" office:value="2487" calcext:value-type="float">
            <text:p>2,487</text:p>
          </table:table-cell>
          <table:table-cell table:style-name="ce129" table:number-columns-repeated="4"/>
          <table:table-cell table:style-name="ce149" table:number-columns-repeated="3"/>
          <table:table-cell table:style-name="ce136" office:value-type="float" office:value="-2528" calcext:value-type="float">
            <text:p>(2,528)</text:p>
          </table:table-cell>
          <table:table-cell table:style-name="ce136" office:value-type="float" office:value="-774" calcext:value-type="float">
            <text:p>(774)</text:p>
          </table:table-cell>
          <table:table-cell table:style-name="ce136" office:value-type="float" office:value="1713" calcext:value-type="float">
            <text:p>1,713</text:p>
          </table:table-cell>
          <table:table-cell table:style-name="ce136" office:value-type="float" office:value="4052" calcext:value-type="float">
            <text:p>4,052</text:p>
          </table:table-cell>
          <table:table-cell table:style-name="ce136" office:value-type="float" office:value="6484" calcext:value-type="float">
            <text:p>6,484</text:p>
          </table:table-cell>
          <table:table-cell table:style-name="ce136" office:value-type="float" office:value="8730" calcext:value-type="float">
            <text:p>8,730</text:p>
          </table:table-cell>
          <table:table-cell table:style-name="ce136"/>
          <table:table-cell table:style-name="ce149" table:number-columns-repeated="3"/>
          <table:table-cell table:style-name="ce136" table:number-columns-repeated="16354"/>
        </table:table-row>
        <table:table-row table:style-name="ro3">
          <table:table-cell table:style-name="ce113" office:value-type="string" calcext:value-type="string">
            <text:p>Book Value</text:p>
          </table:table-cell>
          <table:table-cell table:style-name="ce129" table:formula="of:=[.B84]-[.B91]-[.B97]" office:value-type="float" office:value="8253" calcext:value-type="float">
            <text:p>8,253</text:p>
          </table:table-cell>
          <table:table-cell table:style-name="ce129" table:formula="of:=[.C84]-[.C91]-[.C97]" office:value-type="float" office:value="9420" calcext:value-type="float">
            <text:p>9,420</text:p>
          </table:table-cell>
          <table:table-cell table:style-name="ce129" table:formula="of:=[.D84]-[.D91]-[.D97]" office:value-type="float" office:value="10125" calcext:value-type="float">
            <text:p>10,125</text:p>
          </table:table-cell>
          <table:table-cell table:style-name="ce129" table:formula="of:=[.E84]-[.E91]-[.E97]" office:value-type="float" office:value="12028" calcext:value-type="float">
            <text:p>12,028</text:p>
          </table:table-cell>
          <table:table-cell table:style-name="ce129" table:formula="of:=[.F84]-[.F91]-[.F97]" office:value-type="float" office:value="11848" calcext:value-type="float">
            <text:p>11,848</text:p>
          </table:table-cell>
          <table:table-cell table:style-name="ce129" table:formula="of:=[.G84]-[.G91]-[.G97]" office:value-type="float" office:value="13152" calcext:value-type="float">
            <text:p>13,152</text:p>
          </table:table-cell>
          <table:table-cell table:style-name="ce129" table:formula="of:=[.H84]-[.H91]-[.H97]" office:value-type="float" office:value="15593" calcext:value-type="float">
            <text:p>15,593</text:p>
          </table:table-cell>
          <table:table-cell table:style-name="ce129" table:formula="of:=[.I84]-[.I91]-[.I97]" office:value-type="float" office:value="22383" calcext:value-type="float">
            <text:p>22,383</text:p>
          </table:table-cell>
          <table:table-cell table:style-name="ce129" table:formula="of:=[.J84]-[.J91]-[.J97]" office:value-type="float" office:value="22812" calcext:value-type="float">
            <text:p>22,812</text:p>
          </table:table-cell>
          <table:table-cell table:style-name="ce129" table:formula="of:=[.K84]-[.K91]-[.K97]" office:value-type="float" office:value="23447" calcext:value-type="float">
            <text:p>23,447</text:p>
          </table:table-cell>
          <table:table-cell table:style-name="ce129" table:formula="of:=[.L84]-[.L91]-[.L97]" office:value-type="float" office:value="28997" calcext:value-type="float">
            <text:p>28,997</text:p>
          </table:table-cell>
          <table:table-cell table:style-name="ce129" table:formula="of:=[.M84]-[.M91]-[.M97]" office:value-type="float" office:value="27918" calcext:value-type="float">
            <text:p>27,918</text:p>
          </table:table-cell>
          <table:table-cell table:style-name="ce129" table:number-columns-repeated="4"/>
          <table:table-cell table:style-name="ce149" table:number-columns-repeated="3"/>
          <table:table-cell table:style-name="ce129" table:formula="of:=[.U84]-[.U91]-[.U97]" office:value-type="float" office:value="12967" calcext:value-type="float">
            <text:p>12,967</text:p>
          </table:table-cell>
          <table:table-cell table:style-name="ce129" table:formula="of:=[.V84]-[.V91]-[.V97]" office:value-type="float" office:value="15145" calcext:value-type="float">
            <text:p>15,145</text:p>
          </table:table-cell>
          <table:table-cell table:style-name="ce129" table:formula="of:=[.W84]-[.W91]-[.W97]" office:value-type="float" office:value="8074" calcext:value-type="float">
            <text:p>8,074</text:p>
          </table:table-cell>
          <table:table-cell table:style-name="ce129" table:formula="of:=[.X84]-[.X91]-[.X97]" office:value-type="float" office:value="12028" calcext:value-type="float">
            <text:p>12,028</text:p>
          </table:table-cell>
          <table:table-cell table:style-name="ce129" table:formula="of:=[.Y84]-[.Y91]-[.Y97]" office:value-type="float" office:value="22383" calcext:value-type="float">
            <text:p>22,383</text:p>
          </table:table-cell>
          <table:table-cell table:style-name="ce129" table:formula="of:=[.Z84]-[.Z91]-[.Z97]" office:value-type="float" office:value="27918" calcext:value-type="float">
            <text:p>27,918</text:p>
          </table:table-cell>
          <table:table-cell table:style-name="ce129"/>
          <table:table-cell table:style-name="ce149" table:number-columns-repeated="3"/>
          <table:table-cell table:style-name="ce136" table:number-columns-repeated="6"/>
          <table:table-cell table:style-name="ce18" table:number-columns-repeated="110"/>
          <table:table-cell table:style-name="ce136" table:number-columns-repeated="16238"/>
        </table:table-row>
        <table:table-row table:style-name="ro3">
          <table:table-cell table:style-name="ce10"/>
          <table:table-cell table:style-name="ce18" table:number-columns-repeated="16"/>
          <table:table-cell table:style-name="ce65" table:number-columns-repeated="3"/>
          <table:table-cell table:style-name="ce18" table:number-columns-repeated="7"/>
          <table:table-cell table:number-columns-repeated="3"/>
          <table:table-cell table:style-name="ce18" table:number-columns-repeated="6"/>
          <table:table-cell table:style-name="ce86" table:number-columns-repeated="110"/>
          <table:table-cell table:style-name="ce18" table:number-columns-repeated="16238"/>
        </table:table-row>
        <table:table-row table:style-name="ro3">
          <table:table-cell table:style-name="ce70" office:value-type="string" calcext:value-type="string">
            <text:p>Mobility %</text:p>
          </table:table-cell>
          <table:table-cell table:style-name="ce86" table:number-columns-repeated="4"/>
          <table:table-cell table:style-name="ce86" table:formula="of:=[.F27]/[.B27]-1" office:value-type="percentage" office:value="0.300923787528868" calcext:value-type="percentage">
            <text:p>30.09%</text:p>
          </table:table-cell>
          <table:table-cell table:style-name="ce86" table:formula="of:=[.G27]/[.C27]-1" office:value-type="percentage" office:value="0.253371475275848" calcext:value-type="percentage">
            <text:p>25.34%</text:p>
          </table:table-cell>
          <table:table-cell table:style-name="ce86" table:formula="of:=[.H27]/[.D27]-1" office:value-type="percentage" office:value="0.26385328337606" calcext:value-type="percentage">
            <text:p>26.39%</text:p>
          </table:table-cell>
          <table:table-cell table:style-name="ce86" table:formula="of:=[.I27]/[.E27]-1" office:value-type="percentage" office:value="0.248148817048943" calcext:value-type="percentage">
            <text:p>24.81%</text:p>
          </table:table-cell>
          <table:table-cell table:style-name="ce86" table:formula="of:=[.J27]/[.F27]-1" office:value-type="percentage" office:value="0.153204331617256" calcext:value-type="percentage">
            <text:p>15.32%</text:p>
          </table:table-cell>
          <table:table-cell table:style-name="ce86" table:formula="of:=[.K27]/[.G27]-1" office:value-type="percentage" office:value="0.18813172481252" calcext:value-type="percentage">
            <text:p>18.81%</text:p>
          </table:table-cell>
          <table:table-cell table:style-name="ce86" table:formula="of:=[.L27]/[.H27]-1" office:value-type="percentage" office:value="0.198626930878452" calcext:value-type="percentage">
            <text:p>19.86%</text:p>
          </table:table-cell>
          <table:table-cell table:style-name="ce86" table:formula="of:=[.M27]/[.I27]-1" office:value-type="percentage" office:value="0.18709304008103" calcext:value-type="percentage">
            <text:p>18.71%</text:p>
          </table:table-cell>
          <table:table-cell table:style-name="ce86" table:number-columns-repeated="4"/>
          <table:table-cell table:style-name="ce89" table:number-columns-repeated="3"/>
          <table:table-cell table:style-name="ce86"/>
          <table:table-cell table:style-name="ce86" table:formula="of:=[.V27]/[.U27]-1" office:value-type="percentage" office:value="0.14189522089013" calcext:value-type="percentage">
            <text:p>14.19%</text:p>
          </table:table-cell>
          <table:table-cell table:style-name="ce86" table:formula="of:=[.W27]/[.V27]-1" office:value-type="percentage" office:value="1.01769020566662" calcext:value-type="percentage">
            <text:p>101.77%</text:p>
          </table:table-cell>
          <table:table-cell table:style-name="ce86" table:formula="of:=[.X27]/[.W27]-1" office:value-type="percentage" office:value="0.413643167724" calcext:value-type="percentage">
            <text:p>41.36%</text:p>
          </table:table-cell>
          <table:table-cell table:style-name="ce86" table:formula="of:=[.Y27]/[.X27]-1" office:value-type="percentage" office:value="0.264975796692215" calcext:value-type="percentage">
            <text:p>26.50%</text:p>
          </table:table-cell>
          <table:table-cell table:style-name="ce86" table:formula="of:=[.Z27]/[.Y27]-1" office:value-type="percentage" office:value="0.182684258779448" calcext:value-type="percentage">
            <text:p>18.27%</text:p>
          </table:table-cell>
          <table:table-cell table:style-name="ce86"/>
          <table:table-cell table:style-name="ce89" table:number-columns-repeated="3"/>
          <table:table-cell table:style-name="ce86" table:number-columns-repeated="16354"/>
        </table:table-row>
        <table:table-row table:style-name="ro3">
          <table:table-cell table:style-name="ce70" office:value-type="string" calcext:value-type="string">
            <text:p>Delivery %</text:p>
          </table:table-cell>
          <table:table-cell table:style-name="ce86" table:number-columns-repeated="4"/>
          <table:table-cell table:style-name="ce86" table:formula="of:=[.F28]/[.B28]-1" office:value-type="percentage" office:value="0.0391205948916908" calcext:value-type="percentage">
            <text:p>3.91%</text:p>
          </table:table-cell>
          <table:table-cell table:style-name="ce86" table:formula="of:=[.G28]/[.C28]-1" office:value-type="percentage" office:value="0.0771998691527642" calcext:value-type="percentage">
            <text:p>7.72%</text:p>
          </table:table-cell>
          <table:table-cell table:style-name="ce86" table:formula="of:=[.H28]/[.D28]-1" office:value-type="percentage" office:value="0.182282793867121" calcext:value-type="percentage">
            <text:p>18.23%</text:p>
          </table:table-cell>
          <table:table-cell table:style-name="ce86" table:formula="of:=[.I28]/[.E28]-1" office:value-type="percentage" office:value="0.209682590573902" calcext:value-type="percentage">
            <text:p>20.97%</text:p>
          </table:table-cell>
          <table:table-cell table:style-name="ce86" table:formula="of:=[.J28]/[.F28]-1" office:value-type="percentage" office:value="0.17517112632234" calcext:value-type="percentage">
            <text:p>17.52%</text:p>
          </table:table-cell>
          <table:table-cell table:style-name="ce86" table:formula="of:=[.K28]/[.G28]-1" office:value-type="percentage" office:value="0.245672638931066" calcext:value-type="percentage">
            <text:p>24.57%</text:p>
          </table:table-cell>
          <table:table-cell table:style-name="ce86" table:formula="of:=[.L28]/[.H28]-1" office:value-type="percentage" office:value="0.290201729106628" calcext:value-type="percentage">
            <text:p>29.02%</text:p>
          </table:table-cell>
          <table:table-cell table:style-name="ce86" table:formula="of:=[.M28]/[.I28]-1" office:value-type="percentage" office:value="0.296580970050358" calcext:value-type="percentage">
            <text:p>29.66%</text:p>
          </table:table-cell>
          <table:table-cell table:style-name="ce86" table:number-columns-repeated="4"/>
          <table:table-cell table:style-name="ce89" table:number-columns-repeated="3"/>
          <table:table-cell table:style-name="ce86"/>
          <table:table-cell table:style-name="ce86" table:formula="of:=[.V28]/[.U28]-1" office:value-type="percentage" office:value="1.14190573770492" calcext:value-type="percentage">
            <text:p>114.19%</text:p>
          </table:table-cell>
          <table:table-cell table:style-name="ce86" table:formula="of:=[.W28]/[.V28]-1" office:value-type="percentage" office:value="0.303635493900981" calcext:value-type="percentage">
            <text:p>30.36%</text:p>
          </table:table-cell>
          <table:table-cell table:style-name="ce86" table:formula="of:=[.X28]/[.W28]-1" office:value-type="percentage" office:value="0.11953031831942" calcext:value-type="percentage">
            <text:p>11.95%</text:p>
          </table:table-cell>
          <table:table-cell table:style-name="ce86" table:formula="of:=[.Y28]/[.X28]-1" office:value-type="percentage" office:value="0.126679777122255" calcext:value-type="percentage">
            <text:p>12.67%</text:p>
          </table:table-cell>
          <table:table-cell table:style-name="ce86" table:formula="of:=[.Z28]/[.Y28]-1" office:value-type="percentage" office:value="0.2544" calcext:value-type="percentage">
            <text:p>25.44%</text:p>
          </table:table-cell>
          <table:table-cell table:style-name="ce86"/>
          <table:table-cell table:style-name="ce89" table:number-columns-repeated="3"/>
          <table:table-cell table:style-name="ce86" table:number-columns-repeated="16354"/>
        </table:table-row>
        <table:table-row table:style-name="ro3">
          <table:table-cell table:style-name="ce70" office:value-type="string" calcext:value-type="string">
            <text:p>Freight %</text:p>
          </table:table-cell>
          <table:table-cell table:style-name="ce89" table:number-columns-repeated="4"/>
          <table:table-cell table:style-name="ce86" table:formula="of:=[.F29]/[.B29]-1" office:value-type="percentage" office:value="-0.0828571428571429" calcext:value-type="percentage">
            <text:p>(8.29%)</text:p>
          </table:table-cell>
          <table:table-cell table:style-name="ce86" table:formula="of:=[.G29]/[.C29]-1" office:value-type="percentage" office:value="-0.00469116497263489" calcext:value-type="percentage">
            <text:p>(0.47%)</text:p>
          </table:table-cell>
          <table:table-cell table:style-name="ce86" table:formula="of:=[.H29]/[.D29]-1" office:value-type="percentage" office:value="0.0178849144634525" calcext:value-type="percentage">
            <text:p>1.79%</text:p>
          </table:table-cell>
          <table:table-cell table:style-name="ce86" table:formula="of:=[.I29]/[.E29]-1" office:value-type="percentage" office:value="-0.00390625" calcext:value-type="percentage">
            <text:p>(0.39%)</text:p>
          </table:table-cell>
          <table:table-cell table:style-name="ce86" table:formula="of:=[.J29]/[.F29]-1" office:value-type="percentage" office:value="-0.0186915887850467" calcext:value-type="percentage">
            <text:p>(1.87%)</text:p>
          </table:table-cell>
          <table:table-cell table:style-name="ce86" table:formula="of:=[.K29]/[.G29]-1" office:value-type="percentage" office:value="-0.00942655145325999" calcext:value-type="percentage">
            <text:p>(0.94%)</text:p>
          </table:table-cell>
          <table:table-cell table:style-name="ce86" table:formula="of:=[.L29]/[.H29]-1" office:value-type="percentage" office:value="-0.000763941940412516" calcext:value-type="percentage">
            <text:p>(0.08%)</text:p>
          </table:table-cell>
          <table:table-cell table:style-name="ce86" table:formula="of:=[.M29]/[.I29]-1" office:value-type="percentage" office:value="-0.00392156862745097" calcext:value-type="percentage">
            <text:p>(0.39%)</text:p>
          </table:table-cell>
          <table:table-cell table:style-name="ce86" table:number-columns-repeated="4"/>
          <table:table-cell table:style-name="ce89" table:number-columns-repeated="3"/>
          <table:table-cell table:style-name="ce86"/>
          <table:table-cell table:style-name="ce86" table:formula="of:=[.V29]/[.U29]-1" office:value-type="percentage" office:value="1.10880316518299" calcext:value-type="percentage">
            <text:p>110.88%</text:p>
          </table:table-cell>
          <table:table-cell table:style-name="ce86" table:formula="of:=[.W29]/[.V29]-1" office:value-type="percentage" office:value="2.25844277673546" calcext:value-type="percentage">
            <text:p>225.84%</text:p>
          </table:table-cell>
          <table:table-cell table:style-name="ce86" table:formula="of:=[.X29]/[.W29]-1" office:value-type="percentage" office:value="-0.244997840794588" calcext:value-type="percentage">
            <text:p>(24.50%)</text:p>
          </table:table-cell>
          <table:table-cell table:style-name="ce86" table:formula="of:=[.Y29]/[.X29]-1" office:value-type="percentage" office:value="-0.0198284080076263" calcext:value-type="percentage">
            <text:p>(1.98%)</text:p>
          </table:table-cell>
          <table:table-cell table:style-name="ce86" table:formula="of:=[.Z29]/[.Y29]-1" office:value-type="percentage" office:value="-0.00816961680606887" calcext:value-type="percentage">
            <text:p>(0.82%)</text:p>
          </table:table-cell>
          <table:table-cell table:style-name="ce89" table:number-columns-repeated="4"/>
          <table:table-cell table:style-name="ce86" table:number-columns-repeated="6"/>
          <table:table-cell table:style-name="ce18" table:number-columns-repeated="110"/>
          <table:table-cell table:style-name="ce86" table:number-columns-repeated="16238"/>
        </table:table-row>
        <table:table-row table:style-name="ro3">
          <table:table-cell table:style-name="ce10"/>
          <table:table-cell table:style-name="ce18" table:number-columns-repeated="16"/>
          <table:table-cell table:style-name="ce65" table:number-columns-repeated="3"/>
          <table:table-cell table:style-name="ce18" table:number-columns-repeated="7"/>
          <table:table-cell table:number-columns-repeated="3"/>
          <table:table-cell table:style-name="ce18" table:number-columns-repeated="6"/>
          <table:table-cell table:style-name="ce129" table:number-columns-repeated="110"/>
          <table:table-cell table:style-name="ce18" table:number-columns-repeated="16238"/>
        </table:table-row>
        <table:table-row table:style-name="ro3">
          <table:table-cell table:style-name="ce113" office:value-type="string" calcext:value-type="string">
            <text:p>Net Cash</text:p>
          </table:table-cell>
          <table:table-cell table:style-name="ce129" table:number-columns-repeated="16"/>
          <table:table-cell table:style-name="ce149" table:number-columns-repeated="3"/>
          <table:table-cell table:style-name="ce129" table:formula="of:=[.U74]-[.U90]" office:value-type="float" office:value="-169" calcext:value-type="float">
            <text:p>(169)</text:p>
          </table:table-cell>
          <table:table-cell table:style-name="ce149" table:formula="of:=[.V74]-[.V90]" office:value-type="float" office:value="-1471" calcext:value-type="float">
            <text:p>(1,471)</text:p>
          </table:table-cell>
          <table:table-cell table:style-name="ce149" table:formula="of:=[.W74]-[.W90]" office:value-type="float" office:value="-2588" calcext:value-type="float">
            <text:p>(2,588)</text:p>
          </table:table-cell>
          <table:table-cell table:style-name="ce149" table:formula="of:=[.X74]-[.X90]" office:value-type="float" office:value="-2455" calcext:value-type="float">
            <text:p>(2,455)</text:p>
          </table:table-cell>
          <table:table-cell table:style-name="ce149" table:formula="of:=[.Y74]-[.Y90]" office:value-type="float" office:value="263" calcext:value-type="float">
            <text:p>263</text:p>
          </table:table-cell>
          <table:table-cell table:style-name="ce149" table:formula="of:=[.Z74]-[.Z90]" office:value-type="float" office:value="-874" calcext:value-type="float">
            <text:p>(874)</text:p>
          </table:table-cell>
          <table:table-cell table:style-name="ce129" table:formula="of:=[.Z72]+[.AA50]" office:value-type="float" office:value="11697.025" calcext:value-type="float">
            <text:p>11,697</text:p>
          </table:table-cell>
          <table:table-cell table:style-name="ce129" table:formula="of:=[.AA72]+[.AB50]" office:value-type="float" office:value="19611.438" calcext:value-type="float">
            <text:p>19,611</text:p>
          </table:table-cell>
          <table:table-cell table:style-name="ce129" table:formula="of:=[.AB72]+[.AC50]" office:value-type="float" office:value="28733.349572" calcext:value-type="float">
            <text:p>28,733</text:p>
          </table:table-cell>
          <table:table-cell table:style-name="ce129" table:formula="of:=[.AC72]+[.AD50]" office:value-type="float" office:value="39244.372580728" calcext:value-type="float">
            <text:p>39,244</text:p>
          </table:table-cell>
          <table:table-cell table:style-name="ce129" table:formula="of:=[.AD72]+[.AE50]" office:value-type="float" office:value="51353.3735345154" calcext:value-type="float">
            <text:p>51,353</text:p>
          </table:table-cell>
          <table:table-cell table:style-name="ce129" table:formula="of:=[.AE72]+[.AF50]" office:value-type="float" office:value="65300.5609129713" calcext:value-type="float">
            <text:p>65,301</text:p>
          </table:table-cell>
          <table:table-cell table:style-name="ce129" table:formula="of:=[.AF72]+[.AG50]" office:value-type="float" office:value="81362.1867505543" calcext:value-type="float">
            <text:p>81,362</text:p>
          </table:table-cell>
          <table:table-cell table:style-name="ce129" table:formula="of:=[.AG72]+[.AH50]" office:value-type="float" office:value="99855.95346459" calcext:value-type="float">
            <text:p>99,856</text:p>
          </table:table-cell>
          <table:table-cell table:style-name="ce129" table:formula="of:=[.AH72]+[.AI50]" office:value-type="float" office:value="121147.231714566" calcext:value-type="float">
            <text:p>121,147</text:p>
          </table:table-cell>
          <table:table-cell table:style-name="ce129" table:formula="of:=[.AI72]+[.AJ50]" office:value-type="float" office:value="145656.210947565" calcext:value-type="float">
            <text:p>145,656</text:p>
          </table:table-cell>
          <table:table-cell table:style-name="ce129" table:number-columns-repeated="16348"/>
        </table:table-row>
        <table:table-row table:style-name="ro3">
          <table:table-cell table:style-name="ce113"/>
          <table:table-cell table:style-name="ce129" table:number-columns-repeated="16"/>
          <table:table-cell table:style-name="ce149" table:number-columns-repeated="3"/>
          <table:table-cell table:style-name="ce129" table:number-columns-repeated="7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Cash</text:p>
          </table:table-cell>
          <table:table-cell table:style-name="ce129" table:formula="of:=+4045+897+1851" office:value-type="float" office:value="6793" calcext:value-type="float">
            <text:p>6,793</text:p>
          </table:table-cell>
          <table:table-cell table:style-name="ce129" table:formula="of:=+4995+909+2556" office:value-type="float" office:value="8460" calcext:value-type="float">
            <text:p>8,460</text:p>
          </table:table-cell>
          <table:table-cell table:style-name="ce129" table:formula="of:=+4448+833+1584" office:value-type="float" office:value="6865" calcext:value-type="float">
            <text:p>6,865</text:p>
          </table:table-cell>
          <table:table-cell table:style-name="ce129" table:formula="of:=+4680+805+1519" office:value-type="float" office:value="7004" calcext:value-type="float">
            <text:p>7,004</text:p>
          </table:table-cell>
          <table:table-cell table:style-name="ce129" table:formula="of:=+5019+808+2157" office:value-type="float" office:value="7984" calcext:value-type="float">
            <text:p>7,984</text:p>
          </table:table-cell>
          <table:table-cell table:style-name="ce129" table:formula="of:=+4497+776+2608" office:value-type="float" office:value="7881" calcext:value-type="float">
            <text:p>7,881</text:p>
          </table:table-cell>
          <table:table-cell table:style-name="ce129" table:formula="of:=+6150+933+1920" office:value-type="float" office:value="9003" calcext:value-type="float">
            <text:p>9,003</text:p>
          </table:table-cell>
          <table:table-cell table:style-name="ce129" table:formula="of:=+5893+545+2172" office:value-type="float" office:value="8610" calcext:value-type="float">
            <text:p>8,610</text:p>
          </table:table-cell>
          <table:table-cell table:style-name="ce129" table:formula="of:=+5132+1253+2215" office:value-type="float" office:value="8600" calcext:value-type="float">
            <text:p>8,600</text:p>
          </table:table-cell>
          <table:table-cell table:style-name="ce129" table:formula="of:=+6438+1191+2038" office:value-type="float" office:value="9667" calcext:value-type="float">
            <text:p>9,667</text:p>
          </table:table-cell>
          <table:table-cell table:style-name="ce129" table:formula="of:=+8432+477+2574" office:value-type="float" office:value="11483" calcext:value-type="float">
            <text:p>11,483</text:p>
          </table:table-cell>
          <table:table-cell table:style-name="ce129" table:formula="of:=+7105+631+1911" office:value-type="float" office:value="9647" calcext:value-type="float">
            <text:p>9,647</text:p>
          </table:table-cell>
          <table:table-cell table:style-name="ce129" table:number-columns-repeated="4"/>
          <table:table-cell table:style-name="ce149" table:number-columns-repeated="3"/>
          <table:table-cell table:style-name="ce129" table:formula="of:=+5647+250+1494" office:value-type="float" office:value="7391" calcext:value-type="float">
            <text:p>7,391</text:p>
          </table:table-cell>
          <table:table-cell table:style-name="ce129" table:formula="of:=+4295+631+2879" office:value-type="float" office:value="7805" calcext:value-type="float">
            <text:p>7,805</text:p>
          </table:table-cell>
          <table:table-cell table:style-name="ce129" table:formula="of:=+4208+680+1789" office:value-type="float" office:value="6677" calcext:value-type="float">
            <text:p>6,677</text:p>
          </table:table-cell>
          <table:table-cell table:style-name="ce129" table:formula="of:=+4680+805+1519" office:value-type="float" office:value="7004" calcext:value-type="float">
            <text:p>7,004</text:p>
          </table:table-cell>
          <table:table-cell table:style-name="ce129" table:formula="of:=+5893+545+2172" office:value-type="float" office:value="8610" calcext:value-type="float">
            <text:p>8,610</text:p>
          </table:table-cell>
          <table:table-cell table:style-name="ce129" table:formula="of:=+7105+631+1911" office:value-type="float" office:value="9647" calcext:value-type="float">
            <text:p>9,647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Investments</text:p>
          </table:table-cell>
          <table:table-cell table:style-name="ce129" table:formula="of:=+121+1964+4718+740" office:value-type="float" office:value="7543" calcext:value-type="float">
            <text:p>7,543</text:p>
          </table:table-cell>
          <table:table-cell table:style-name="ce129" table:formula="of:=+538+1808+5108+59" office:value-type="float" office:value="7513" calcext:value-type="float">
            <text:p>7,513</text:p>
          </table:table-cell>
          <table:table-cell table:style-name="ce129" table:formula="of:=+725+3944+5091+50" office:value-type="float" office:value="9810" calcext:value-type="float">
            <text:p>9,810</text:p>
          </table:table-cell>
          <table:table-cell table:style-name="ce129" table:formula="of:=+727+4779+6101+353" office:value-type="float" office:value="11960" calcext:value-type="float">
            <text:p>11,960</text:p>
          </table:table-cell>
          <table:table-cell table:style-name="ce129" table:formula="of:=+744+4812+5587+354" office:value-type="float" office:value="11497" calcext:value-type="float">
            <text:p>11,497</text:p>
          </table:table-cell>
          <table:table-cell table:style-name="ce129" table:formula="of:=+1795+5061+6203+342" office:value-type="float" office:value="13401" calcext:value-type="float">
            <text:p>13,401</text:p>
          </table:table-cell>
          <table:table-cell table:style-name="ce129" table:formula="of:=+2913+6552+7921+314" office:value-type="float" office:value="17700" calcext:value-type="float">
            <text:p>17,700</text:p>
          </table:table-cell>
          <table:table-cell table:style-name="ce129" table:formula="of:=+1084+7019+8460+302" office:value-type="float" office:value="16865" calcext:value-type="float">
            <text:p>16,865</text:p>
          </table:table-cell>
          <table:table-cell table:style-name="ce129" table:formula="of:=+894+7371+8746+338" office:value-type="float" office:value="17349" calcext:value-type="float">
            <text:p>17,349</text:p>
          </table:table-cell>
          <table:table-cell table:style-name="ce129" table:formula="of:=+932+7864+8660+331" office:value-type="float" office:value="17787" calcext:value-type="float">
            <text:p>17,787</text:p>
          </table:table-cell>
          <table:table-cell table:style-name="ce129" table:formula="of:=+654+7882+10330+315" office:value-type="float" office:value="19181" calcext:value-type="float">
            <text:p>19,181</text:p>
          </table:table-cell>
          <table:table-cell table:style-name="ce129" table:formula="of:=+528+8874+9178+287" office:value-type="float" office:value="18867" calcext:value-type="float">
            <text:p>18,867</text:p>
          </table:table-cell>
          <table:table-cell table:style-name="ce129" table:number-columns-repeated="4"/>
          <table:table-cell table:style-name="ce149" table:number-columns-repeated="3"/>
          <table:table-cell table:style-name="ce129" table:formula="of:=+1180+9052+1079" office:value-type="float" office:value="11311" calcext:value-type="float">
            <text:p>11,311</text:p>
          </table:table-cell>
          <table:table-cell table:style-name="ce129" table:formula="of:=+11806+800" office:value-type="float" office:value="12606" calcext:value-type="float">
            <text:p>12,606</text:p>
          </table:table-cell>
          <table:table-cell table:style-name="ce129" table:formula="of:=+103+1614+4401+870" office:value-type="float" office:value="6988" calcext:value-type="float">
            <text:p>6,988</text:p>
          </table:table-cell>
          <table:table-cell table:style-name="ce129" table:formula="of:=+727+4779+6101+353" office:value-type="float" office:value="11960" calcext:value-type="float">
            <text:p>11,960</text:p>
          </table:table-cell>
          <table:table-cell table:style-name="ce129" table:formula="of:=+1084+7019+8460+302" office:value-type="float" office:value="16865" calcext:value-type="float">
            <text:p>16,865</text:p>
          </table:table-cell>
          <table:table-cell table:style-name="ce129" table:formula="of:=+528+8874+9178+287" office:value-type="float" office:value="18867" calcext:value-type="float">
            <text:p>18,867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A/R</text:p>
          </table:table-cell>
          <table:table-cell table:style-name="ce129" office:value-type="float" office:value="2571" calcext:value-type="float">
            <text:p>2,571</text:p>
          </table:table-cell>
          <table:table-cell table:style-name="ce129" office:value-type="float" office:value="2576" calcext:value-type="float">
            <text:p>2,576</text:p>
          </table:table-cell>
          <table:table-cell table:style-name="ce129" office:value-type="float" office:value="3000" calcext:value-type="float">
            <text:p>3,000</text:p>
          </table:table-cell>
          <table:table-cell table:style-name="ce129" office:value-type="float" office:value="3404" calcext:value-type="float">
            <text:p>3,404</text:p>
          </table:table-cell>
          <table:table-cell table:style-name="ce129" office:value-type="float" office:value="3708" calcext:value-type="float">
            <text:p>3,708</text:p>
          </table:table-cell>
          <table:table-cell table:style-name="ce129" office:value-type="float" office:value="3783" calcext:value-type="float">
            <text:p>3,783</text:p>
          </table:table-cell>
          <table:table-cell table:style-name="ce129" office:value-type="float" office:value="3719" calcext:value-type="float">
            <text:p>3,719</text:p>
          </table:table-cell>
          <table:table-cell table:style-name="ce129" office:value-type="float" office:value="3333" calcext:value-type="float">
            <text:p>3,333</text:p>
          </table:table-cell>
          <table:table-cell table:style-name="ce129" office:value-type="float" office:value="3489" calcext:value-type="float">
            <text:p>3,489</text:p>
          </table:table-cell>
          <table:table-cell table:style-name="ce129" office:value-type="float" office:value="3769" calcext:value-type="float">
            <text:p>3,769</text:p>
          </table:table-cell>
          <table:table-cell table:style-name="ce129" office:value-type="float" office:value="3773" calcext:value-type="float">
            <text:p>3,773</text:p>
          </table:table-cell>
          <table:table-cell table:style-name="ce129" office:value-type="float" office:value="3827" calcext:value-type="float">
            <text:p>3,827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1073" calcext:value-type="float">
            <text:p>1,073</text:p>
          </table:table-cell>
          <table:table-cell table:style-name="ce129" office:value-type="float" office:value="2439" calcext:value-type="float">
            <text:p>2,439</text:p>
          </table:table-cell>
          <table:table-cell table:style-name="ce129" office:value-type="float" office:value="2779" calcext:value-type="float">
            <text:p>2,779</text:p>
          </table:table-cell>
          <table:table-cell table:style-name="ce129" office:value-type="float" office:value="3404" calcext:value-type="float">
            <text:p>3,404</text:p>
          </table:table-cell>
          <table:table-cell table:style-name="ce129" office:value-type="float" office:value="3333" calcext:value-type="float">
            <text:p>3,333</text:p>
          </table:table-cell>
          <table:table-cell table:style-name="ce129" office:value-type="float" office:value="3827" calcext:value-type="float">
            <text:p>3,827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Prepaid</text:p>
          </table:table-cell>
          <table:table-cell table:style-name="ce129" office:value-type="float" office:value="1562" calcext:value-type="float">
            <text:p>1,562</text:p>
          </table:table-cell>
          <table:table-cell table:style-name="ce129" office:value-type="float" office:value="1646" calcext:value-type="float">
            <text:p>1,646</text:p>
          </table:table-cell>
          <table:table-cell table:style-name="ce129" office:value-type="float" office:value="1673" calcext:value-type="float">
            <text:p>1,673</text:p>
          </table:table-cell>
          <table:table-cell table:style-name="ce129" office:value-type="float" office:value="1681" calcext:value-type="float">
            <text:p>1,681</text:p>
          </table:table-cell>
          <table:table-cell table:style-name="ce129" office:value-type="float" office:value="1795" calcext:value-type="float">
            <text:p>1,795</text:p>
          </table:table-cell>
          <table:table-cell table:style-name="ce129" office:value-type="float" office:value="1632" calcext:value-type="float">
            <text:p>1,632</text:p>
          </table:table-cell>
          <table:table-cell table:style-name="ce129" office:value-type="float" office:value="1616" calcext:value-type="float">
            <text:p>1,616</text:p>
          </table:table-cell>
          <table:table-cell table:style-name="ce129" office:value-type="float" office:value="1390" calcext:value-type="float">
            <text:p>1,390</text:p>
          </table:table-cell>
          <table:table-cell table:style-name="ce129" office:value-type="float" office:value="1582" calcext:value-type="float">
            <text:p>1,582</text:p>
          </table:table-cell>
          <table:table-cell table:style-name="ce129" office:value-type="float" office:value="1777" calcext:value-type="float">
            <text:p>1,777</text:p>
          </table:table-cell>
          <table:table-cell table:style-name="ce129" office:value-type="float" office:value="1803" calcext:value-type="float">
            <text:p>1,803</text:p>
          </table:table-cell>
          <table:table-cell table:style-name="ce129" office:value-type="float" office:value="1902" calcext:value-type="float">
            <text:p>1,902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1215" calcext:value-type="float">
            <text:p>1,215</text:p>
          </table:table-cell>
          <table:table-cell table:style-name="ce129" office:value-type="float" office:value="1454" calcext:value-type="float">
            <text:p>1,454</text:p>
          </table:table-cell>
          <table:table-cell table:style-name="ce129" office:value-type="float" office:value="1479" calcext:value-type="float">
            <text:p>1,479</text:p>
          </table:table-cell>
          <table:table-cell table:style-name="ce129" office:value-type="float" office:value="1681" calcext:value-type="float">
            <text:p>1,681</text:p>
          </table:table-cell>
          <table:table-cell table:style-name="ce129" office:value-type="float" office:value="1390" calcext:value-type="float">
            <text:p>1,390</text:p>
          </table:table-cell>
          <table:table-cell table:style-name="ce129" office:value-type="float" office:value="1902" calcext:value-type="float">
            <text:p>1,902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PP&amp;E</text:p>
          </table:table-cell>
          <table:table-cell table:style-name="ce129" office:value-type="float" office:value="2142" calcext:value-type="float">
            <text:p>2,142</text:p>
          </table:table-cell>
          <table:table-cell table:style-name="ce129" office:value-type="float" office:value="2116" calcext:value-type="float">
            <text:p>2,116</text:p>
          </table:table-cell>
          <table:table-cell table:style-name="ce129" office:value-type="float" office:value="2100" calcext:value-type="float">
            <text:p>2,100</text:p>
          </table:table-cell>
          <table:table-cell table:style-name="ce129" office:value-type="float" office:value="2073" calcext:value-type="float">
            <text:p>2,073</text:p>
          </table:table-cell>
          <table:table-cell table:style-name="ce129" office:value-type="float" office:value="2033" calcext:value-type="float">
            <text:p>2,033</text:p>
          </table:table-cell>
          <table:table-cell table:style-name="ce129" office:value-type="float" office:value="2034" calcext:value-type="float">
            <text:p>2,034</text:p>
          </table:table-cell>
          <table:table-cell table:style-name="ce129" office:value-type="float" office:value="1982" calcext:value-type="float">
            <text:p>1,982</text:p>
          </table:table-cell>
          <table:table-cell table:style-name="ce129" office:value-type="float" office:value="1952" calcext:value-type="float">
            <text:p>1,952</text:p>
          </table:table-cell>
          <table:table-cell table:style-name="ce129" office:value-type="float" office:value="1941" calcext:value-type="float">
            <text:p>1,941</text:p>
          </table:table-cell>
          <table:table-cell table:style-name="ce129" office:value-type="float" office:value="1948" calcext:value-type="float">
            <text:p>1,948</text:p>
          </table:table-cell>
          <table:table-cell table:style-name="ce129" office:value-type="float" office:value="1930" calcext:value-type="float">
            <text:p>1,930</text:p>
          </table:table-cell>
          <table:table-cell table:style-name="ce129" office:value-type="float" office:value="1897" calcext:value-type="float">
            <text:p>1,897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1814" calcext:value-type="float">
            <text:p>1,814</text:p>
          </table:table-cell>
          <table:table-cell table:style-name="ce129" office:value-type="float" office:value="1853" calcext:value-type="float">
            <text:p>1,853</text:p>
          </table:table-cell>
          <table:table-cell table:style-name="ce129" office:value-type="float" office:value="2082" calcext:value-type="float">
            <text:p>2,082</text:p>
          </table:table-cell>
          <table:table-cell table:style-name="ce129" office:value-type="float" office:value="2073" calcext:value-type="float">
            <text:p>2,073</text:p>
          </table:table-cell>
          <table:table-cell table:style-name="ce129" office:value-type="float" office:value="1952" calcext:value-type="float">
            <text:p>1,952</text:p>
          </table:table-cell>
          <table:table-cell table:style-name="ce129" office:value-type="float" office:value="1897" calcext:value-type="float">
            <text:p>1,897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Lease</text:p>
          </table:table-cell>
          <table:table-cell table:style-name="ce129" office:value-type="float" office:value="1335" calcext:value-type="float">
            <text:p>1,335</text:p>
          </table:table-cell>
          <table:table-cell table:style-name="ce129" office:value-type="float" office:value="1295" calcext:value-type="float">
            <text:p>1,295</text:p>
          </table:table-cell>
          <table:table-cell table:style-name="ce129" office:value-type="float" office:value="1259" calcext:value-type="float">
            <text:p>1,259</text:p>
          </table:table-cell>
          <table:table-cell table:style-name="ce129" office:value-type="float" office:value="1241" calcext:value-type="float">
            <text:p>1,241</text:p>
          </table:table-cell>
          <table:table-cell table:style-name="ce129" office:value-type="float" office:value="1216" calcext:value-type="float">
            <text:p>1,216</text:p>
          </table:table-cell>
          <table:table-cell table:style-name="ce129" office:value-type="float" office:value="1181" calcext:value-type="float">
            <text:p>1,181</text:p>
          </table:table-cell>
          <table:table-cell table:style-name="ce129" office:value-type="float" office:value="1190" calcext:value-type="float">
            <text:p>1,190</text:p>
          </table:table-cell>
          <table:table-cell table:style-name="ce129" office:value-type="float" office:value="1158" calcext:value-type="float">
            <text:p>1,158</text:p>
          </table:table-cell>
          <table:table-cell table:style-name="ce129" office:value-type="float" office:value="1162" calcext:value-type="float">
            <text:p>1,162</text:p>
          </table:table-cell>
          <table:table-cell table:style-name="ce129" office:value-type="float" office:value="1153" calcext:value-type="float">
            <text:p>1,153</text:p>
          </table:table-cell>
          <table:table-cell table:style-name="ce129" office:value-type="float" office:value="1126" calcext:value-type="float">
            <text:p>1,126</text:p>
          </table:table-cell>
          <table:table-cell table:style-name="ce129" office:value-type="float" office:value="1114" calcext:value-type="float">
            <text:p>1,114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1274" calcext:value-type="float">
            <text:p>1,274</text:p>
          </table:table-cell>
          <table:table-cell table:style-name="ce129" office:value-type="float" office:value="1388" calcext:value-type="float">
            <text:p>1,388</text:p>
          </table:table-cell>
          <table:table-cell table:style-name="ce129" office:value-type="float" office:value="1449" calcext:value-type="float">
            <text:p>1,449</text:p>
          </table:table-cell>
          <table:table-cell table:style-name="ce129" office:value-type="float" office:value="1241" calcext:value-type="float">
            <text:p>1,241</text:p>
          </table:table-cell>
          <table:table-cell table:style-name="ce129" office:value-type="float" office:value="1158" calcext:value-type="float">
            <text:p>1,158</text:p>
          </table:table-cell>
          <table:table-cell table:style-name="ce129" office:value-type="float" office:value="1114" calcext:value-type="float">
            <text:p>1,114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Intangible</text:p>
          </table:table-cell>
          <table:table-cell table:style-name="ce129" office:value-type="float" office:value="1766" calcext:value-type="float">
            <text:p>1,766</text:p>
          </table:table-cell>
          <table:table-cell table:style-name="ce129" office:value-type="float" office:value="1607" calcext:value-type="float">
            <text:p>1,607</text:p>
          </table:table-cell>
          <table:table-cell table:style-name="ce129" office:value-type="float" office:value="1511" calcext:value-type="float">
            <text:p>1,511</text:p>
          </table:table-cell>
          <table:table-cell table:style-name="ce129" office:value-type="float" office:value="1425" calcext:value-type="float">
            <text:p>1,425</text:p>
          </table:table-cell>
          <table:table-cell table:style-name="ce129" office:value-type="float" office:value="1335" calcext:value-type="float">
            <text:p>1,335</text:p>
          </table:table-cell>
          <table:table-cell table:style-name="ce129" office:value-type="float" office:value="1265" calcext:value-type="float">
            <text:p>1,265</text:p>
          </table:table-cell>
          <table:table-cell table:style-name="ce129" office:value-type="float" office:value="1192" calcext:value-type="float">
            <text:p>1,192</text:p>
          </table:table-cell>
          <table:table-cell table:style-name="ce129" office:value-type="float" office:value="1125" calcext:value-type="float">
            <text:p>1,125</text:p>
          </table:table-cell>
          <table:table-cell table:style-name="ce129" office:value-type="float" office:value="1065" calcext:value-type="float">
            <text:p>1,065</text:p>
          </table:table-cell>
          <table:table-cell table:style-name="ce129" office:value-type="float" office:value="1187" calcext:value-type="float">
            <text:p>1,187</text:p>
          </table:table-cell>
          <table:table-cell table:style-name="ce129" office:value-type="float" office:value="1104" calcext:value-type="float">
            <text:p>1,104</text:p>
          </table:table-cell>
          <table:table-cell table:style-name="ce129" office:value-type="float" office:value="1048" calcext:value-type="float">
            <text:p>1,048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1564" calcext:value-type="float">
            <text:p>1,564</text:p>
          </table:table-cell>
          <table:table-cell table:style-name="ce129" office:value-type="float" office:value="2412" calcext:value-type="float">
            <text:p>2,412</text:p>
          </table:table-cell>
          <table:table-cell table:style-name="ce129" office:value-type="float" office:value="1874" calcext:value-type="float">
            <text:p>1,874</text:p>
          </table:table-cell>
          <table:table-cell table:style-name="ce129" office:value-type="float" office:value="1425" calcext:value-type="float">
            <text:p>1,425</text:p>
          </table:table-cell>
          <table:table-cell table:style-name="ce129" office:value-type="float" office:value="1125" calcext:value-type="float">
            <text:p>1,125</text:p>
          </table:table-cell>
          <table:table-cell table:style-name="ce129" office:value-type="float" office:value="1048" calcext:value-type="float">
            <text:p>1,048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Goodwill</text:p>
          </table:table-cell>
          <table:table-cell table:style-name="ce129" office:value-type="float" office:value="8185" calcext:value-type="float">
            <text:p>8,185</text:p>
          </table:table-cell>
          <table:table-cell table:style-name="ce129" office:value-type="float" office:value="8151" calcext:value-type="float">
            <text:p>8,151</text:p>
          </table:table-cell>
          <table:table-cell table:style-name="ce129" office:value-type="float" office:value="8140" calcext:value-type="float">
            <text:p>8,140</text:p>
          </table:table-cell>
          <table:table-cell table:style-name="ce129" office:value-type="float" office:value="8151" calcext:value-type="float">
            <text:p>8,151</text:p>
          </table:table-cell>
          <table:table-cell table:style-name="ce129" office:value-type="float" office:value="8089" calcext:value-type="float">
            <text:p>8,089</text:p>
          </table:table-cell>
          <table:table-cell table:style-name="ce129" office:value-type="float" office:value="8083" calcext:value-type="float">
            <text:p>8,083</text:p>
          </table:table-cell>
          <table:table-cell table:style-name="ce129" office:value-type="float" office:value="8086" calcext:value-type="float">
            <text:p>8,086</text:p>
          </table:table-cell>
          <table:table-cell table:style-name="ce129" office:value-type="float" office:value="8066" calcext:value-type="float">
            <text:p>8,066</text:p>
          </table:table-cell>
          <table:table-cell table:style-name="ce129" office:value-type="float" office:value="8069" calcext:value-type="float">
            <text:p>8,069</text:p>
          </table:table-cell>
          <table:table-cell table:style-name="ce129" office:value-type="float" office:value="8907" calcext:value-type="float">
            <text:p>8,907</text:p>
          </table:table-cell>
          <table:table-cell table:style-name="ce129" office:value-type="float" office:value="8917" calcext:value-type="float">
            <text:p>8,917</text:p>
          </table:table-cell>
          <table:table-cell table:style-name="ce129" office:value-type="float" office:value="8931" calcext:value-type="float">
            <text:p>8,931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6109" calcext:value-type="float">
            <text:p>6,109</text:p>
          </table:table-cell>
          <table:table-cell table:style-name="ce129" office:value-type="float" office:value="8420" calcext:value-type="float">
            <text:p>8,420</text:p>
          </table:table-cell>
          <table:table-cell table:style-name="ce129" office:value-type="float" office:value="8263" calcext:value-type="float">
            <text:p>8,263</text:p>
          </table:table-cell>
          <table:table-cell table:style-name="ce129" office:value-type="float" office:value="8151" calcext:value-type="float">
            <text:p>8,151</text:p>
          </table:table-cell>
          <table:table-cell table:style-name="ce129" office:value-type="float" office:value="8066" calcext:value-type="float">
            <text:p>8,066</text:p>
          </table:table-cell>
          <table:table-cell table:style-name="ce129" office:value-type="float" office:value="8931" calcext:value-type="float">
            <text:p>8,931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D/T</text:p>
          </table:table-cell>
          <table:table-cell table:number-columns-repeated="3" table:style-name="ce129" office:value-type="float" office:value="0" calcext:value-type="float">
            <text:p>-</text:p>
          </table:table-cell>
          <table:table-cell table:style-name="ce129" office:value-type="float" office:value="170" calcext:value-type="float">
            <text:p>170</text:p>
          </table:table-cell>
          <table:table-cell table:number-columns-repeated="3" table:style-name="ce129" office:value-type="float" office:value="0" calcext:value-type="float">
            <text:p>-</text:p>
          </table:table-cell>
          <table:table-cell table:style-name="ce129" office:value-type="float" office:value="6171" calcext:value-type="float">
            <text:p>6,171</text:p>
          </table:table-cell>
          <table:table-cell table:style-name="ce129" office:value-type="float" office:value="6592" calcext:value-type="float">
            <text:p>6,592</text:p>
          </table:table-cell>
          <table:table-cell table:style-name="ce129" office:value-type="float" office:value="6524" calcext:value-type="float">
            <text:p>6,524</text:p>
          </table:table-cell>
          <table:table-cell table:style-name="ce129" office:value-type="float" office:value="10710" calcext:value-type="float">
            <text:p>10,710</text:p>
          </table:table-cell>
          <table:table-cell table:style-name="ce129" office:value-type="float" office:value="10951" calcext:value-type="float">
            <text:p>10,951</text:p>
          </table:table-cell>
          <table:table-cell table:style-name="ce129" table:number-columns-repeated="4"/>
          <table:table-cell table:style-name="ce149" table:number-columns-repeated="3"/>
          <table:table-cell table:number-columns-repeated="3" table:style-name="ce129" office:value-type="float" office:value="0" calcext:value-type="float">
            <text:p>-</text:p>
          </table:table-cell>
          <table:table-cell table:style-name="ce129" office:value-type="float" office:value="170" calcext:value-type="float">
            <text:p>170</text:p>
          </table:table-cell>
          <table:table-cell table:style-name="ce129" office:value-type="float" office:value="6171" calcext:value-type="float">
            <text:p>6,171</text:p>
          </table:table-cell>
          <table:table-cell table:style-name="ce129" office:value-type="float" office:value="10951" calcext:value-type="float">
            <text:p>10,951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Other</text:p>
          </table:table-cell>
          <table:table-cell table:style-name="ce129" office:value-type="float" office:value="554" calcext:value-type="float">
            <text:p>554</text:p>
          </table:table-cell>
          <table:table-cell table:style-name="ce129" office:value-type="float" office:value="704" calcext:value-type="float">
            <text:p>704</text:p>
          </table:table-cell>
          <table:table-cell table:style-name="ce129" office:value-type="float" office:value="1591" calcext:value-type="float">
            <text:p>1,591</text:p>
          </table:table-cell>
          <table:table-cell table:style-name="ce129" office:value-type="float" office:value="1590" calcext:value-type="float">
            <text:p>1,590</text:p>
          </table:table-cell>
          <table:table-cell table:style-name="ce129" office:value-type="float" office:value="1942" calcext:value-type="float">
            <text:p>1,942</text:p>
          </table:table-cell>
          <table:table-cell table:style-name="ce129" office:value-type="float" office:value="2254" calcext:value-type="float">
            <text:p>2,254</text:p>
          </table:table-cell>
          <table:table-cell table:style-name="ce129" office:value-type="float" office:value="2629" calcext:value-type="float">
            <text:p>2,629</text:p>
          </table:table-cell>
          <table:table-cell table:style-name="ce129" office:value-type="float" office:value="2574" calcext:value-type="float">
            <text:p>2,574</text:p>
          </table:table-cell>
          <table:table-cell table:style-name="ce129" office:value-type="float" office:value="2973" calcext:value-type="float">
            <text:p>2,973</text:p>
          </table:table-cell>
          <table:table-cell table:style-name="ce129" office:value-type="float" office:value="3263" calcext:value-type="float">
            <text:p>3,263</text:p>
          </table:table-cell>
          <table:table-cell table:style-name="ce129" office:value-type="float" office:value="3317" calcext:value-type="float">
            <text:p>3,317</text:p>
          </table:table-cell>
          <table:table-cell table:style-name="ce129" office:value-type="float" office:value="3618" calcext:value-type="float">
            <text:p>3,618</text:p>
          </table:table-cell>
          <table:table-cell table:style-name="ce129" table:number-columns-repeated="4"/>
          <table:table-cell table:style-name="ce149" table:number-columns-repeated="3"/>
          <table:table-cell table:style-name="ce129" table:formula="of:=+124+517+860" office:value-type="float" office:value="1501" calcext:value-type="float">
            <text:p>1,501</text:p>
          </table:table-cell>
          <table:table-cell table:style-name="ce129" office:value-type="float" office:value="397" calcext:value-type="float">
            <text:p>397</text:p>
          </table:table-cell>
          <table:table-cell table:style-name="ce129" office:value-type="float" office:value="518" calcext:value-type="float">
            <text:p>518</text:p>
          </table:table-cell>
          <table:table-cell table:style-name="ce129" office:value-type="float" office:value="1590" calcext:value-type="float">
            <text:p>1,590</text:p>
          </table:table-cell>
          <table:table-cell table:style-name="ce129" office:value-type="float" office:value="2574" calcext:value-type="float">
            <text:p>2,574</text:p>
          </table:table-cell>
          <table:table-cell table:style-name="ce129" office:value-type="float" office:value="3618" calcext:value-type="float">
            <text:p>3,618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A</text:p>
          </table:table-cell>
          <table:table-cell table:style-name="ce129" table:formula="of:=SUM([.B74:.B83])" office:value-type="float" office:value="32451" calcext:value-type="float">
            <text:p>32,451</text:p>
          </table:table-cell>
          <table:table-cell table:style-name="ce129" table:formula="of:=SUM([.C74:.C83])" office:value-type="float" office:value="34068" calcext:value-type="float">
            <text:p>34,068</text:p>
          </table:table-cell>
          <table:table-cell table:style-name="ce129" table:formula="of:=SUM([.D74:.D83])" office:value-type="float" office:value="35949" calcext:value-type="float">
            <text:p>35,949</text:p>
          </table:table-cell>
          <table:table-cell table:style-name="ce129" table:formula="of:=SUM([.E74:.E83])" office:value-type="float" office:value="38699" calcext:value-type="float">
            <text:p>38,699</text:p>
          </table:table-cell>
          <table:table-cell table:style-name="ce129" table:formula="of:=SUM([.F74:.F83])" office:value-type="float" office:value="39599" calcext:value-type="float">
            <text:p>39,599</text:p>
          </table:table-cell>
          <table:table-cell table:style-name="ce129" table:formula="of:=SUM([.G74:.G83])" office:value-type="float" office:value="41514" calcext:value-type="float">
            <text:p>41,514</text:p>
          </table:table-cell>
          <table:table-cell table:style-name="ce129" table:formula="of:=SUM([.H74:.H83])" office:value-type="float" office:value="47117" calcext:value-type="float">
            <text:p>47,117</text:p>
          </table:table-cell>
          <table:table-cell table:style-name="ce129" table:formula="of:=SUM([.I74:.I83])" office:value-type="float" office:value="51244" calcext:value-type="float">
            <text:p>51,244</text:p>
          </table:table-cell>
          <table:table-cell table:style-name="ce129" table:formula="of:=SUM([.J74:.J83])" office:value-type="float" office:value="52822" calcext:value-type="float">
            <text:p>52,822</text:p>
          </table:table-cell>
          <table:table-cell table:style-name="ce129" table:formula="of:=SUM([.K74:.K83])" office:value-type="float" office:value="55982" calcext:value-type="float">
            <text:p>55,982</text:p>
          </table:table-cell>
          <table:table-cell table:style-name="ce129" table:formula="of:=SUM([.L74:.L83])" office:value-type="float" office:value="63344" calcext:value-type="float">
            <text:p>63,344</text:p>
          </table:table-cell>
          <table:table-cell table:style-name="ce129" table:formula="of:=SUM([.M74:.M83])" office:value-type="float" office:value="61802" calcext:value-type="float">
            <text:p>61,802</text:p>
          </table:table-cell>
          <table:table-cell table:style-name="ce129" table:number-columns-repeated="4"/>
          <table:table-cell table:style-name="ce149" table:number-columns-repeated="3"/>
          <table:table-cell table:style-name="ce129" table:formula="of:=SUM([.U74:.U83])" office:value-type="float" office:value="33252" calcext:value-type="float">
            <text:p>33,252</text:p>
          </table:table-cell>
          <table:table-cell table:style-name="ce129" table:formula="of:=SUM([.V74:.V83])" office:value-type="float" office:value="38774" calcext:value-type="float">
            <text:p>38,774</text:p>
          </table:table-cell>
          <table:table-cell table:style-name="ce129" table:formula="of:=SUM([.W74:.W83])" office:value-type="float" office:value="32109" calcext:value-type="float">
            <text:p>32,109</text:p>
          </table:table-cell>
          <table:table-cell table:style-name="ce129" table:formula="of:=SUM([.X74:.X83])" office:value-type="float" office:value="38699" calcext:value-type="float">
            <text:p>38,699</text:p>
          </table:table-cell>
          <table:table-cell table:style-name="ce129" table:formula="of:=SUM([.Y74:.Y83])" office:value-type="float" office:value="51244" calcext:value-type="float">
            <text:p>51,244</text:p>
          </table:table-cell>
          <table:table-cell table:style-name="ce129" table:formula="of:=SUM([.Z74:.Z83])" office:value-type="float" office:value="61802" calcext:value-type="float">
            <text:p>61,802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/>
          <table:table-cell table:style-name="ce129" table:number-columns-repeated="16"/>
          <table:table-cell table:style-name="ce149" table:number-columns-repeated="3"/>
          <table:table-cell table:style-name="ce129" table:number-columns-repeated="7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A/P</text:p>
          </table:table-cell>
          <table:table-cell table:style-name="ce129" office:value-type="float" office:value="712" calcext:value-type="float">
            <text:p>712</text:p>
          </table:table-cell>
          <table:table-cell table:style-name="ce129" office:value-type="float" office:value="694" calcext:value-type="float">
            <text:p>694</text:p>
          </table:table-cell>
          <table:table-cell table:style-name="ce129" office:value-type="float" office:value="799" calcext:value-type="float">
            <text:p>799</text:p>
          </table:table-cell>
          <table:table-cell table:style-name="ce129" office:value-type="float" office:value="790" calcext:value-type="float">
            <text:p>790</text:p>
          </table:table-cell>
          <table:table-cell table:style-name="ce129" office:value-type="float" office:value="833" calcext:value-type="float">
            <text:p>833</text:p>
          </table:table-cell>
          <table:table-cell table:style-name="ce129" office:value-type="float" office:value="752" calcext:value-type="float">
            <text:p>752</text:p>
          </table:table-cell>
          <table:table-cell table:style-name="ce129" office:value-type="float" office:value="802" calcext:value-type="float">
            <text:p>802</text:p>
          </table:table-cell>
          <table:table-cell table:style-name="ce129" office:value-type="float" office:value="858" calcext:value-type="float">
            <text:p>858</text:p>
          </table:table-cell>
          <table:table-cell table:style-name="ce129" office:value-type="float" office:value="873" calcext:value-type="float">
            <text:p>873</text:p>
          </table:table-cell>
          <table:table-cell table:style-name="ce129" office:value-type="float" office:value="1022" calcext:value-type="float">
            <text:p>1,022</text:p>
          </table:table-cell>
          <table:table-cell table:style-name="ce129" office:value-type="float" office:value="1119" calcext:value-type="float">
            <text:p>1,119</text:p>
          </table:table-cell>
          <table:table-cell table:style-name="ce129" office:value-type="float" office:value="1013" calcext:value-type="float">
            <text:p>1,013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235" calcext:value-type="float">
            <text:p>235</text:p>
          </table:table-cell>
          <table:table-cell table:style-name="ce129" office:value-type="float" office:value="860" calcext:value-type="float">
            <text:p>860</text:p>
          </table:table-cell>
          <table:table-cell table:style-name="ce129" office:value-type="float" office:value="728" calcext:value-type="float">
            <text:p>728</text:p>
          </table:table-cell>
          <table:table-cell table:style-name="ce129" office:value-type="float" office:value="790" calcext:value-type="float">
            <text:p>790</text:p>
          </table:table-cell>
          <table:table-cell table:style-name="ce129" office:value-type="float" office:value="858" calcext:value-type="float">
            <text:p>858</text:p>
          </table:table-cell>
          <table:table-cell table:style-name="ce129" office:value-type="float" office:value="1013" calcext:value-type="float">
            <text:p>1,013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Insurance</text:p>
          </table:table-cell>
          <table:table-cell table:style-name="ce129" table:formula="of:=+3412+1658" office:value-type="float" office:value="5070" calcext:value-type="float">
            <text:p>5,070</text:p>
          </table:table-cell>
          <table:table-cell table:style-name="ce129" table:formula="of:=+1729+3931" office:value-type="float" office:value="5660" calcext:value-type="float">
            <text:p>5,660</text:p>
          </table:table-cell>
          <table:table-cell table:style-name="ce129" table:formula="of:=+1823+4337" office:value-type="float" office:value="6160" calcext:value-type="float">
            <text:p>6,160</text:p>
          </table:table-cell>
          <table:table-cell table:style-name="ce129" table:formula="of:=+2077+4909" office:value-type="float" office:value="6986" calcext:value-type="float">
            <text:p>6,986</text:p>
          </table:table-cell>
          <table:table-cell table:style-name="ce129" table:formula="of:=+2082+5346" office:value-type="float" office:value="7428" calcext:value-type="float">
            <text:p>7,428</text:p>
          </table:table-cell>
          <table:table-cell table:style-name="ce129" table:formula="of:=+2387+5733" office:value-type="float" office:value="8120" calcext:value-type="float">
            <text:p>8,120</text:p>
          </table:table-cell>
          <table:table-cell table:style-name="ce129" table:formula="of:=+2523+6623" office:value-type="float" office:value="9146" calcext:value-type="float">
            <text:p>9,146</text:p>
          </table:table-cell>
          <table:table-cell table:style-name="ce129" table:formula="of:=+2754+7042" office:value-type="float" office:value="9796" calcext:value-type="float">
            <text:p>9,796</text:p>
          </table:table-cell>
          <table:table-cell table:style-name="ce129" table:formula="of:=+2873+7599" office:value-type="float" office:value="10472" calcext:value-type="float">
            <text:p>10,472</text:p>
          </table:table-cell>
          <table:table-cell table:style-name="ce129" table:formula="of:=+8183+3107" office:value-type="float" office:value="11290" calcext:value-type="float">
            <text:p>11,290</text:p>
          </table:table-cell>
          <table:table-cell table:style-name="ce129" table:formula="of:=+3268+8611" office:value-type="float" office:value="11879" calcext:value-type="float">
            <text:p>11,879</text:p>
          </table:table-cell>
          <table:table-cell table:style-name="ce129" table:formula="of:=+9076+3387" office:value-type="float" office:value="12463" calcext:value-type="float">
            <text:p>12,463</text:p>
          </table:table-cell>
          <table:table-cell table:style-name="ce129" table:number-columns-repeated="4"/>
          <table:table-cell table:style-name="ce149" table:number-columns-repeated="3"/>
          <table:table-cell table:style-name="ce129" table:formula="of:=+1243+2223" office:value-type="float" office:value="3466" calcext:value-type="float">
            <text:p>3,466</text:p>
          </table:table-cell>
          <table:table-cell table:style-name="ce129" table:formula="of:=+1442+2546" office:value-type="float" office:value="3988" calcext:value-type="float">
            <text:p>3,988</text:p>
          </table:table-cell>
          <table:table-cell table:style-name="ce129" table:formula="of:=+3028+1692" office:value-type="float" office:value="4720" calcext:value-type="float">
            <text:p>4,720</text:p>
          </table:table-cell>
          <table:table-cell table:style-name="ce129" table:formula="of:=+2077+4909" office:value-type="float" office:value="6986" calcext:value-type="float">
            <text:p>6,986</text:p>
          </table:table-cell>
          <table:table-cell table:style-name="ce129" table:formula="of:=+2754+7042" office:value-type="float" office:value="9796" calcext:value-type="float">
            <text:p>9,796</text:p>
          </table:table-cell>
          <table:table-cell table:style-name="ce129" table:formula="of:=+9076+3387" office:value-type="float" office:value="12463" calcext:value-type="float">
            <text:p>12,463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Lease</text:p>
          </table:table-cell>
          <table:table-cell table:style-name="ce129" table:formula="of:=+1629+193" office:value-type="float" office:value="1822" calcext:value-type="float">
            <text:p>1,822</text:p>
          </table:table-cell>
          <table:table-cell table:style-name="ce129" table:formula="of:=+179+1597" office:value-type="float" office:value="1776" calcext:value-type="float">
            <text:p>1,776</text:p>
          </table:table-cell>
          <table:table-cell table:style-name="ce129" table:formula="of:=+174+1565" office:value-type="float" office:value="1739" calcext:value-type="float">
            <text:p>1,739</text:p>
          </table:table-cell>
          <table:table-cell table:style-name="ce129" table:formula="of:=+190+1550" office:value-type="float" office:value="1740" calcext:value-type="float">
            <text:p>1,740</text:p>
          </table:table-cell>
          <table:table-cell table:style-name="ce129" table:formula="of:=+184+1520" office:value-type="float" office:value="1704" calcext:value-type="float">
            <text:p>1,704</text:p>
          </table:table-cell>
          <table:table-cell table:style-name="ce129" table:formula="of:=+198+1492" office:value-type="float" office:value="1690" calcext:value-type="float">
            <text:p>1,690</text:p>
          </table:table-cell>
          <table:table-cell table:style-name="ce129" table:formula="of:=+178+1496" office:value-type="float" office:value="1674" calcext:value-type="float">
            <text:p>1,674</text:p>
          </table:table-cell>
          <table:table-cell table:style-name="ce129" table:formula="of:=+175+1454" office:value-type="float" office:value="1629" calcext:value-type="float">
            <text:p>1,629</text:p>
          </table:table-cell>
          <table:table-cell table:style-name="ce129" table:formula="of:=+177+1447" office:value-type="float" office:value="1624" calcext:value-type="float">
            <text:p>1,624</text:p>
          </table:table-cell>
          <table:table-cell table:style-name="ce129" table:formula="of:=+1438+176" office:value-type="float" office:value="1614" calcext:value-type="float">
            <text:p>1,614</text:p>
          </table:table-cell>
          <table:table-cell table:style-name="ce129" table:formula="of:=+163+1412" office:value-type="float" office:value="1575" calcext:value-type="float">
            <text:p>1,575</text:p>
          </table:table-cell>
          <table:table-cell table:style-name="ce129" table:formula="of:=+1390+169" office:value-type="float" office:value="1559" calcext:value-type="float">
            <text:p>1,559</text:p>
          </table:table-cell>
          <table:table-cell table:style-name="ce129" table:number-columns-repeated="4"/>
          <table:table-cell table:style-name="ce149" table:number-columns-repeated="3"/>
          <table:table-cell table:style-name="ce129" table:formula="of:=+175+1544" office:value-type="float" office:value="1719" calcext:value-type="float">
            <text:p>1,719</text:p>
          </table:table-cell>
          <table:table-cell table:style-name="ce129" table:formula="of:=+185+1644" office:value-type="float" office:value="1829" calcext:value-type="float">
            <text:p>1,829</text:p>
          </table:table-cell>
          <table:table-cell table:style-name="ce129" table:formula="of:=+1673+201" office:value-type="float" office:value="1874" calcext:value-type="float">
            <text:p>1,874</text:p>
          </table:table-cell>
          <table:table-cell table:style-name="ce129" table:formula="of:=+190+1550" office:value-type="float" office:value="1740" calcext:value-type="float">
            <text:p>1,740</text:p>
          </table:table-cell>
          <table:table-cell table:style-name="ce129" table:formula="of:=+175+1454" office:value-type="float" office:value="1629" calcext:value-type="float">
            <text:p>1,629</text:p>
          </table:table-cell>
          <table:table-cell table:style-name="ce129" table:formula="of:=+1390+169" office:value-type="float" office:value="1559" calcext:value-type="float">
            <text:p>1,559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Other</text:p>
          </table:table-cell>
          <table:table-cell table:style-name="ce129" table:formula="of:=+6120+798" office:value-type="float" office:value="6918" calcext:value-type="float">
            <text:p>6,918</text:p>
          </table:table-cell>
          <table:table-cell table:style-name="ce129" table:formula="of:=+6033+822" office:value-type="float" office:value="6855" calcext:value-type="float">
            <text:p>6,855</text:p>
          </table:table-cell>
          <table:table-cell table:style-name="ce129" table:formula="of:=+6609+871" office:value-type="float" office:value="7480" calcext:value-type="float">
            <text:p>7,480</text:p>
          </table:table-cell>
          <table:table-cell table:style-name="ce129" table:formula="of:=+645+6397" office:value-type="float" office:value="7042" calcext:value-type="float">
            <text:p>7,042</text:p>
          </table:table-cell>
          <table:table-cell table:style-name="ce129" table:formula="of:=+6894+784" office:value-type="float" office:value="7678" calcext:value-type="float">
            <text:p>7,678</text:p>
          </table:table-cell>
          <table:table-cell table:style-name="ce129" table:formula="of:=+6981+734" office:value-type="float" office:value="7715" calcext:value-type="float">
            <text:p>7,715</text:p>
          </table:table-cell>
          <table:table-cell table:style-name="ce129" table:formula="of:=+7332+638" office:value-type="float" office:value="7970" calcext:value-type="float">
            <text:p>7,970</text:p>
          </table:table-cell>
          <table:table-cell table:style-name="ce129" table:formula="of:=+7689+449" office:value-type="float" office:value="8138" calcext:value-type="float">
            <text:p>8,138</text:p>
          </table:table-cell>
          <table:table-cell table:style-name="ce129" table:formula="of:=+408+8190" office:value-type="float" office:value="8598" calcext:value-type="float">
            <text:p>8,598</text:p>
          </table:table-cell>
          <table:table-cell table:style-name="ce129" table:formula="of:=+467+8381" office:value-type="float" office:value="8848" calcext:value-type="float">
            <text:p>8,848</text:p>
          </table:table-cell>
          <table:table-cell table:style-name="ce129" table:formula="of:=+8571+430" office:value-type="float" office:value="9001" calcext:value-type="float">
            <text:p>9,001</text:p>
          </table:table-cell>
          <table:table-cell table:style-name="ce129" table:formula="of:=+412+7751" office:value-type="float" office:value="8163" calcext:value-type="float">
            <text:p>8,163</text:p>
          </table:table-cell>
          <table:table-cell table:style-name="ce129" table:number-columns-repeated="4"/>
          <table:table-cell table:style-name="ce149" table:number-columns-repeated="3"/>
          <table:table-cell table:style-name="ce129" table:formula="of:=+5112+100+1306" office:value-type="float" office:value="6518" calcext:value-type="float">
            <text:p>6,518</text:p>
          </table:table-cell>
          <table:table-cell table:style-name="ce129" table:formula="of:=+6537+935" office:value-type="float" office:value="7472" calcext:value-type="float">
            <text:p>7,472</text:p>
          </table:table-cell>
          <table:table-cell table:style-name="ce129" table:formula="of:=+786+6232" office:value-type="float" office:value="7018" calcext:value-type="float">
            <text:p>7,018</text:p>
          </table:table-cell>
          <table:table-cell table:style-name="ce129" table:formula="of:=+645+6397" office:value-type="float" office:value="7042" calcext:value-type="float">
            <text:p>7,042</text:p>
          </table:table-cell>
          <table:table-cell table:style-name="ce129" table:formula="of:=+7689+449" office:value-type="float" office:value="8138" calcext:value-type="float">
            <text:p>8,138</text:p>
          </table:table-cell>
          <table:table-cell table:style-name="ce129" table:formula="of:=+412+7751" office:value-type="float" office:value="8163" calcext:value-type="float">
            <text:p>8,163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Debt</text:p>
          </table:table-cell>
          <table:table-cell table:style-name="ce129" office:value-type="float" office:value="9257" calcext:value-type="float">
            <text:p>9,257</text:p>
          </table:table-cell>
          <table:table-cell table:style-name="ce129" office:value-type="float" office:value="9255" calcext:value-type="float">
            <text:p>9,255</text:p>
          </table:table-cell>
          <table:table-cell table:style-name="ce129" office:value-type="float" office:value="9252" calcext:value-type="float">
            <text:p>9,252</text:p>
          </table:table-cell>
          <table:table-cell table:style-name="ce129" office:value-type="float" office:value="9459" calcext:value-type="float">
            <text:p>9,459</text:p>
          </table:table-cell>
          <table:table-cell table:style-name="ce129" office:value-type="float" office:value="9457" calcext:value-type="float">
            <text:p>9,457</text:p>
          </table:table-cell>
          <table:table-cell table:style-name="ce129" office:value-type="float" office:value="9454" calcext:value-type="float">
            <text:p>9,454</text:p>
          </table:table-cell>
          <table:table-cell table:style-name="ce129" office:value-type="float" office:value="10986" calcext:value-type="float">
            <text:p>10,986</text:p>
          </table:table-cell>
          <table:table-cell table:style-name="ce129" office:value-type="float" office:value="8347" calcext:value-type="float">
            <text:p>8,347</text:p>
          </table:table-cell>
          <table:table-cell table:style-name="ce129" office:value-type="float" office:value="8350" calcext:value-type="float">
            <text:p>8,350</text:p>
          </table:table-cell>
          <table:table-cell table:style-name="ce129" office:value-type="float" office:value="9578" calcext:value-type="float">
            <text:p>9,578</text:p>
          </table:table-cell>
          <table:table-cell table:style-name="ce129" office:value-type="float" office:value="10615" calcext:value-type="float">
            <text:p>10,615</text:p>
          </table:table-cell>
          <table:table-cell table:style-name="ce129" office:value-type="float" office:value="10521" calcext:value-type="float">
            <text:p>10,521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7560" calcext:value-type="float">
            <text:p>7,560</text:p>
          </table:table-cell>
          <table:table-cell table:style-name="ce129" office:value-type="float" office:value="9276" calcext:value-type="float">
            <text:p>9,276</text:p>
          </table:table-cell>
          <table:table-cell table:style-name="ce129" office:value-type="float" office:value="9265" calcext:value-type="float">
            <text:p>9,265</text:p>
          </table:table-cell>
          <table:table-cell table:style-name="ce129" office:value-type="float" office:value="9459" calcext:value-type="float">
            <text:p>9,459</text:p>
          </table:table-cell>
          <table:table-cell table:style-name="ce129" office:value-type="float" office:value="8347" calcext:value-type="float">
            <text:p>8,347</text:p>
          </table:table-cell>
          <table:table-cell table:style-name="ce129" office:value-type="float" office:value="10521" calcext:value-type="float">
            <text:p>10,521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L</text:p>
          </table:table-cell>
          <table:table-cell table:style-name="ce129" table:formula="of:=SUM([.B86:.B90])" office:value-type="float" office:value="23779" calcext:value-type="float">
            <text:p>23,779</text:p>
          </table:table-cell>
          <table:table-cell table:style-name="ce129" table:formula="of:=SUM([.C86:.C90])" office:value-type="float" office:value="24240" calcext:value-type="float">
            <text:p>24,240</text:p>
          </table:table-cell>
          <table:table-cell table:style-name="ce129" table:formula="of:=SUM([.D86:.D90])" office:value-type="float" office:value="25430" calcext:value-type="float">
            <text:p>25,430</text:p>
          </table:table-cell>
          <table:table-cell table:style-name="ce129" table:formula="of:=SUM([.E86:.E90])" office:value-type="float" office:value="26017" calcext:value-type="float">
            <text:p>26,017</text:p>
          </table:table-cell>
          <table:table-cell table:style-name="ce129" table:formula="of:=SUM([.F86:.F90])" office:value-type="float" office:value="27100" calcext:value-type="float">
            <text:p>27,100</text:p>
          </table:table-cell>
          <table:table-cell table:style-name="ce129" table:formula="of:=SUM([.G86:.G90])" office:value-type="float" office:value="27731" calcext:value-type="float">
            <text:p>27,731</text:p>
          </table:table-cell>
          <table:table-cell table:style-name="ce129" table:formula="of:=SUM([.H86:.H90])" office:value-type="float" office:value="30578" calcext:value-type="float">
            <text:p>30,578</text:p>
          </table:table-cell>
          <table:table-cell table:style-name="ce129" table:formula="of:=SUM([.I86:.I90])" office:value-type="float" office:value="28768" calcext:value-type="float">
            <text:p>28,768</text:p>
          </table:table-cell>
          <table:table-cell table:style-name="ce129" table:formula="of:=SUM([.J86:.J90])" office:value-type="float" office:value="29917" calcext:value-type="float">
            <text:p>29,917</text:p>
          </table:table-cell>
          <table:table-cell table:style-name="ce129" table:formula="of:=SUM([.K86:.K90])" office:value-type="float" office:value="32352" calcext:value-type="float">
            <text:p>32,352</text:p>
          </table:table-cell>
          <table:table-cell table:style-name="ce129" table:formula="of:=SUM([.L86:.L90])" office:value-type="float" office:value="34189" calcext:value-type="float">
            <text:p>34,189</text:p>
          </table:table-cell>
          <table:table-cell table:style-name="ce129" table:formula="of:=SUM([.M86:.M90])" office:value-type="float" office:value="33719" calcext:value-type="float">
            <text:p>33,719</text:p>
          </table:table-cell>
          <table:table-cell table:style-name="ce129" table:number-columns-repeated="4"/>
          <table:table-cell table:style-name="ce149" table:number-columns-repeated="3"/>
          <table:table-cell table:style-name="ce129" table:formula="of:=SUM([.U86:.U90])" office:value-type="float" office:value="19498" calcext:value-type="float">
            <text:p>19,498</text:p>
          </table:table-cell>
          <table:table-cell table:style-name="ce129" table:formula="of:=SUM([.V86:.V90])" office:value-type="float" office:value="23425" calcext:value-type="float">
            <text:p>23,425</text:p>
          </table:table-cell>
          <table:table-cell table:style-name="ce129" table:formula="of:=SUM([.W86:.W90])" office:value-type="float" office:value="23605" calcext:value-type="float">
            <text:p>23,605</text:p>
          </table:table-cell>
          <table:table-cell table:style-name="ce129" table:formula="of:=SUM([.X86:.X90])" office:value-type="float" office:value="26017" calcext:value-type="float">
            <text:p>26,017</text:p>
          </table:table-cell>
          <table:table-cell table:style-name="ce129" table:formula="of:=SUM([.Y86:.Y90])" office:value-type="float" office:value="28768" calcext:value-type="float">
            <text:p>28,768</text:p>
          </table:table-cell>
          <table:table-cell table:style-name="ce129" table:formula="of:=SUM([.Z86:.Z90])" office:value-type="float" office:value="33719" calcext:value-type="float">
            <text:p>33,719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Stock</text:p>
          </table:table-cell>
          <table:table-cell table:number-columns-repeated="12" table:style-name="ce129" office:value-type="float" office:value="0" calcext:value-type="float">
            <text:p>-</text:p>
          </table:table-cell>
          <table:table-cell table:style-name="ce129" table:number-columns-repeated="4"/>
          <table:table-cell table:style-name="ce149" table:number-columns-repeated="3"/>
          <table:table-cell table:number-columns-repeated="6" table:style-name="ce129" office:value-type="float" office:value="0" calcext:value-type="float">
            <text:p>-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Paid in capital</text:p>
          </table:table-cell>
          <table:table-cell table:style-name="ce129" office:value-type="float" office:value="41030" calcext:value-type="float">
            <text:p>41,030</text:p>
          </table:table-cell>
          <table:table-cell table:style-name="ce129" office:value-type="float" office:value="41637" calcext:value-type="float">
            <text:p>41,637</text:p>
          </table:table-cell>
          <table:table-cell table:style-name="ce129" office:value-type="float" office:value="42147" calcext:value-type="float">
            <text:p>42,147</text:p>
          </table:table-cell>
          <table:table-cell table:style-name="ce129" office:value-type="float" office:value="42264" calcext:value-type="float">
            <text:p>42,264</text:p>
          </table:table-cell>
          <table:table-cell table:style-name="ce129" office:value-type="float" office:value="42743" calcext:value-type="float">
            <text:p>42,743</text:p>
          </table:table-cell>
          <table:table-cell table:style-name="ce129" office:value-type="float" office:value="43062" calcext:value-type="float">
            <text:p>43,062</text:p>
          </table:table-cell>
          <table:table-cell table:style-name="ce129" office:value-type="float" office:value="42825" calcext:value-type="float">
            <text:p>42,825</text:p>
          </table:table-cell>
          <table:table-cell table:style-name="ce129" office:value-type="float" office:value="42801" calcext:value-type="float">
            <text:p>42,801</text:p>
          </table:table-cell>
          <table:table-cell table:style-name="ce129" office:value-type="float" office:value="41406" calcext:value-type="float">
            <text:p>41,406</text:p>
          </table:table-cell>
          <table:table-cell table:style-name="ce129" office:value-type="float" office:value="40625" calcext:value-type="float">
            <text:p>40,625</text:p>
          </table:table-cell>
          <table:table-cell table:style-name="ce129" office:value-type="float" office:value="39499" calcext:value-type="float">
            <text:p>39,499</text:p>
          </table:table-cell>
          <table:table-cell table:style-name="ce129" office:value-type="float" office:value="38101" calcext:value-type="float">
            <text:p>38,101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35931" calcext:value-type="float">
            <text:p>35,931</text:p>
          </table:table-cell>
          <table:table-cell table:style-name="ce129" office:value-type="float" office:value="38608" calcext:value-type="float">
            <text:p>38,608</text:p>
          </table:table-cell>
          <table:table-cell table:style-name="ce129" office:value-type="float" office:value="40550" calcext:value-type="float">
            <text:p>40,550</text:p>
          </table:table-cell>
          <table:table-cell table:style-name="ce129" office:value-type="float" office:value="42264" calcext:value-type="float">
            <text:p>42,264</text:p>
          </table:table-cell>
          <table:table-cell table:style-name="ce129" office:value-type="float" office:value="42801" calcext:value-type="float">
            <text:p>42,801</text:p>
          </table:table-cell>
          <table:table-cell table:style-name="ce129" office:value-type="float" office:value="38101" calcext:value-type="float">
            <text:p>38,101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Other loss</text:p>
          </table:table-cell>
          <table:table-cell table:style-name="ce129" office:value-type="float" office:value="-598" calcext:value-type="float">
            <text:p>(598)</text:p>
          </table:table-cell>
          <table:table-cell table:style-name="ce129" office:value-type="float" office:value="-443" calcext:value-type="float">
            <text:p>(443)</text:p>
          </table:table-cell>
          <table:table-cell table:style-name="ce129" office:value-type="float" office:value="-480" calcext:value-type="float">
            <text:p>(480)</text:p>
          </table:table-cell>
          <table:table-cell table:style-name="ce129" office:value-type="float" office:value="-421" calcext:value-type="float">
            <text:p>(421)</text:p>
          </table:table-cell>
          <table:table-cell table:style-name="ce129" office:value-type="float" office:value="-437" calcext:value-type="float">
            <text:p>(437)</text:p>
          </table:table-cell>
          <table:table-cell table:style-name="ce129" office:value-type="float" office:value="-479" calcext:value-type="float">
            <text:p>(479)</text:p>
          </table:table-cell>
          <table:table-cell table:style-name="ce129" office:value-type="float" office:value="-424" calcext:value-type="float">
            <text:p>(424)</text:p>
          </table:table-cell>
          <table:table-cell table:style-name="ce129" office:value-type="float" office:value="-517" calcext:value-type="float">
            <text:p>(517)</text:p>
          </table:table-cell>
          <table:table-cell table:style-name="ce129" office:value-type="float" office:value="-485" calcext:value-type="float">
            <text:p>(485)</text:p>
          </table:table-cell>
          <table:table-cell table:style-name="ce129" office:value-type="float" office:value="-435" calcext:value-type="float">
            <text:p>(435)</text:p>
          </table:table-cell>
          <table:table-cell table:style-name="ce129" office:value-type="float" office:value="-430" calcext:value-type="float">
            <text:p>(430)</text:p>
          </table:table-cell>
          <table:table-cell table:style-name="ce129" office:value-type="float" office:value="-432" calcext:value-type="float">
            <text:p>(432)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-535" calcext:value-type="float">
            <text:p>(535)</text:p>
          </table:table-cell>
          <table:table-cell table:style-name="ce129" office:value-type="float" office:value="-524" calcext:value-type="float">
            <text:p>(524)</text:p>
          </table:table-cell>
          <table:table-cell table:style-name="ce129" office:value-type="float" office:value="-443" calcext:value-type="float">
            <text:p>(443)</text:p>
          </table:table-cell>
          <table:table-cell table:style-name="ce129" office:value-type="float" office:value="-421" calcext:value-type="float">
            <text:p>(421)</text:p>
          </table:table-cell>
          <table:table-cell table:style-name="ce129" office:value-type="float" office:value="-517" calcext:value-type="float">
            <text:p>(517)</text:p>
          </table:table-cell>
          <table:table-cell table:style-name="ce129" office:value-type="float" office:value="-432" calcext:value-type="float">
            <text:p>(432)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Deficit</text:p>
          </table:table-cell>
          <table:table-cell table:style-name="ce129" office:value-type="float" office:value="-32924" calcext:value-type="float">
            <text:p>(32,924)</text:p>
          </table:table-cell>
          <table:table-cell table:style-name="ce129" office:value-type="float" office:value="-32530" calcext:value-type="float">
            <text:p>(32,530)</text:p>
          </table:table-cell>
          <table:table-cell table:style-name="ce129" office:value-type="float" office:value="-32309" calcext:value-type="float">
            <text:p>(32,309)</text:p>
          </table:table-cell>
          <table:table-cell table:style-name="ce129" office:value-type="float" office:value="-30594" calcext:value-type="float">
            <text:p>(30,594)</text:p>
          </table:table-cell>
          <table:table-cell table:style-name="ce129" office:value-type="float" office:value="-31248" calcext:value-type="float">
            <text:p>(31,248)</text:p>
          </table:table-cell>
          <table:table-cell table:style-name="ce129" office:value-type="float" office:value="-30233" calcext:value-type="float">
            <text:p>(30,233)</text:p>
          </table:table-cell>
          <table:table-cell table:style-name="ce129" office:value-type="float" office:value="-27621" calcext:value-type="float">
            <text:p>(27,621)</text:p>
          </table:table-cell>
          <table:table-cell table:style-name="ce129" office:value-type="float" office:value="-20726" calcext:value-type="float">
            <text:p>(20,726)</text:p>
          </table:table-cell>
          <table:table-cell table:style-name="ce129" office:value-type="float" office:value="-18946" calcext:value-type="float">
            <text:p>(18,946)</text:p>
          </table:table-cell>
          <table:table-cell table:style-name="ce129" office:value-type="float" office:value="-17592" calcext:value-type="float">
            <text:p>(17,592)</text:p>
          </table:table-cell>
          <table:table-cell table:style-name="ce129" office:value-type="float" office:value="-10935" calcext:value-type="float">
            <text:p>(10,935)</text:p>
          </table:table-cell>
          <table:table-cell table:style-name="ce129" office:value-type="float" office:value="-10628" calcext:value-type="float">
            <text:p>(10,628)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-23130" calcext:value-type="float">
            <text:p>(23,130)</text:p>
          </table:table-cell>
          <table:table-cell table:style-name="ce129" office:value-type="float" office:value="-23626" calcext:value-type="float">
            <text:p>(23,626)</text:p>
          </table:table-cell>
          <table:table-cell table:style-name="ce129" office:value-type="float" office:value="-32767" calcext:value-type="float">
            <text:p>(32,767)</text:p>
          </table:table-cell>
          <table:table-cell table:style-name="ce129" office:value-type="float" office:value="-30594" calcext:value-type="float">
            <text:p>(30,594)</text:p>
          </table:table-cell>
          <table:table-cell table:style-name="ce129" office:value-type="float" office:value="-20726" calcext:value-type="float">
            <text:p>(20,726)</text:p>
          </table:table-cell>
          <table:table-cell table:style-name="ce129" office:value-type="float" office:value="-10628" calcext:value-type="float">
            <text:p>(10,628)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NRNCI</text:p>
          </table:table-cell>
          <table:table-cell table:style-name="ce129" office:value-type="float" office:value="745" calcext:value-type="float">
            <text:p>745</text:p>
          </table:table-cell>
          <table:table-cell table:style-name="ce129" office:value-type="float" office:value="756" calcext:value-type="float">
            <text:p>756</text:p>
          </table:table-cell>
          <table:table-cell table:style-name="ce129" office:value-type="float" office:value="767" calcext:value-type="float">
            <text:p>767</text:p>
          </table:table-cell>
          <table:table-cell table:style-name="ce129" office:value-type="float" office:value="779" calcext:value-type="float">
            <text:p>779</text:p>
          </table:table-cell>
          <table:table-cell table:style-name="ce129" office:value-type="float" office:value="790" calcext:value-type="float">
            <text:p>790</text:p>
          </table:table-cell>
          <table:table-cell table:style-name="ce129" office:value-type="float" office:value="802" calcext:value-type="float">
            <text:p>802</text:p>
          </table:table-cell>
          <table:table-cell table:style-name="ce129" office:value-type="float" office:value="813" calcext:value-type="float">
            <text:p>813</text:p>
          </table:table-cell>
          <table:table-cell table:style-name="ce129" office:value-type="float" office:value="825" calcext:value-type="float">
            <text:p>825</text:p>
          </table:table-cell>
          <table:table-cell table:style-name="ce129" office:value-type="float" office:value="837" calcext:value-type="float">
            <text:p>837</text:p>
          </table:table-cell>
          <table:table-cell table:style-name="ce129" office:value-type="float" office:value="849" calcext:value-type="float">
            <text:p>849</text:p>
          </table:table-cell>
          <table:table-cell table:style-name="ce129" office:value-type="float" office:value="863" calcext:value-type="float">
            <text:p>863</text:p>
          </table:table-cell>
          <table:table-cell table:style-name="ce129" office:value-type="float" office:value="877" calcext:value-type="float">
            <text:p>877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701" calcext:value-type="float">
            <text:p>701</text:p>
          </table:table-cell>
          <table:table-cell table:style-name="ce129" office:value-type="float" office:value="687" calcext:value-type="float">
            <text:p>687</text:p>
          </table:table-cell>
          <table:table-cell table:style-name="ce129" office:value-type="float" office:value="734" calcext:value-type="float">
            <text:p>734</text:p>
          </table:table-cell>
          <table:table-cell table:style-name="ce129" office:value-type="float" office:value="779" calcext:value-type="float">
            <text:p>779</text:p>
          </table:table-cell>
          <table:table-cell table:style-name="ce129" office:value-type="float" office:value="825" calcext:value-type="float">
            <text:p>825</text:p>
          </table:table-cell>
          <table:table-cell table:style-name="ce129" office:value-type="float" office:value="877" calcext:value-type="float">
            <text:p>877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RNCI</text:p>
          </table:table-cell>
          <table:table-cell table:style-name="ce129" office:value-type="float" office:value="419" calcext:value-type="float">
            <text:p>419</text:p>
          </table:table-cell>
          <table:table-cell table:style-name="ce129" office:value-type="float" office:value="408" calcext:value-type="float">
            <text:p>408</text:p>
          </table:table-cell>
          <table:table-cell table:style-name="ce129" office:value-type="float" office:value="394" calcext:value-type="float">
            <text:p>394</text:p>
          </table:table-cell>
          <table:table-cell table:style-name="ce129" office:value-type="float" office:value="654" calcext:value-type="float">
            <text:p>654</text:p>
          </table:table-cell>
          <table:table-cell table:style-name="ce129" office:value-type="float" office:value="651" calcext:value-type="float">
            <text:p>651</text:p>
          </table:table-cell>
          <table:table-cell table:style-name="ce129" office:value-type="float" office:value="631" calcext:value-type="float">
            <text:p>631</text:p>
          </table:table-cell>
          <table:table-cell table:style-name="ce129" office:value-type="float" office:value="946" calcext:value-type="float">
            <text:p>946</text:p>
          </table:table-cell>
          <table:table-cell table:number-columns-repeated="2" table:style-name="ce129" office:value-type="float" office:value="93" calcext:value-type="float">
            <text:p>93</text:p>
          </table:table-cell>
          <table:table-cell table:style-name="ce129" office:value-type="float" office:value="183" calcext:value-type="float">
            <text:p>183</text:p>
          </table:table-cell>
          <table:table-cell table:style-name="ce129" office:value-type="float" office:value="158" calcext:value-type="float">
            <text:p>158</text:p>
          </table:table-cell>
          <table:table-cell table:style-name="ce129" office:value-type="float" office:value="165" calcext:value-type="float">
            <text:p>165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787" calcext:value-type="float">
            <text:p>787</text:p>
          </table:table-cell>
          <table:table-cell table:style-name="ce129" office:value-type="float" office:value="204" calcext:value-type="float">
            <text:p>204</text:p>
          </table:table-cell>
          <table:table-cell table:style-name="ce129" office:value-type="float" office:value="430" calcext:value-type="float">
            <text:p>430</text:p>
          </table:table-cell>
          <table:table-cell table:style-name="ce129" office:value-type="float" office:value="654" calcext:value-type="float">
            <text:p>654</text:p>
          </table:table-cell>
          <table:table-cell table:style-name="ce129" office:value-type="float" office:value="93" calcext:value-type="float">
            <text:p>93</text:p>
          </table:table-cell>
          <table:table-cell table:style-name="ce129" office:value-type="float" office:value="165" calcext:value-type="float">
            <text:p>165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SE</text:p>
          </table:table-cell>
          <table:table-cell table:style-name="ce129" table:formula="of:=SUM([.B93:.B96])" office:value-type="float" office:value="8253" calcext:value-type="float">
            <text:p>8,253</text:p>
          </table:table-cell>
          <table:table-cell table:style-name="ce129" table:formula="of:=SUM([.C93:.C96])" office:value-type="float" office:value="9420" calcext:value-type="float">
            <text:p>9,420</text:p>
          </table:table-cell>
          <table:table-cell table:style-name="ce129" table:formula="of:=SUM([.D93:.D96])" office:value-type="float" office:value="10125" calcext:value-type="float">
            <text:p>10,125</text:p>
          </table:table-cell>
          <table:table-cell table:style-name="ce129" table:formula="of:=SUM([.E93:.E96])" office:value-type="float" office:value="12028" calcext:value-type="float">
            <text:p>12,028</text:p>
          </table:table-cell>
          <table:table-cell table:style-name="ce129" table:formula="of:=SUM([.F93:.F96])" office:value-type="float" office:value="11848" calcext:value-type="float">
            <text:p>11,848</text:p>
          </table:table-cell>
          <table:table-cell table:style-name="ce129" table:formula="of:=SUM([.G93:.G96])" office:value-type="float" office:value="13152" calcext:value-type="float">
            <text:p>13,152</text:p>
          </table:table-cell>
          <table:table-cell table:style-name="ce129" table:formula="of:=SUM([.H93:.H96])" office:value-type="float" office:value="15593" calcext:value-type="float">
            <text:p>15,593</text:p>
          </table:table-cell>
          <table:table-cell table:style-name="ce129" table:formula="of:=SUM([.I93:.I96])" office:value-type="float" office:value="22383" calcext:value-type="float">
            <text:p>22,383</text:p>
          </table:table-cell>
          <table:table-cell table:style-name="ce129" table:formula="of:=SUM([.J93:.J96])" office:value-type="float" office:value="22812" calcext:value-type="float">
            <text:p>22,812</text:p>
          </table:table-cell>
          <table:table-cell table:style-name="ce129" table:formula="of:=SUM([.K93:.K96])" office:value-type="float" office:value="23447" calcext:value-type="float">
            <text:p>23,447</text:p>
          </table:table-cell>
          <table:table-cell table:style-name="ce129" table:formula="of:=SUM([.L93:.L96])" office:value-type="float" office:value="28997" calcext:value-type="float">
            <text:p>28,997</text:p>
          </table:table-cell>
          <table:table-cell table:style-name="ce129" table:formula="of:=SUM([.M93:.M96])" office:value-type="float" office:value="27918" calcext:value-type="float">
            <text:p>27,918</text:p>
          </table:table-cell>
          <table:table-cell table:style-name="ce129" table:number-columns-repeated="4"/>
          <table:table-cell table:style-name="ce149" table:number-columns-repeated="3"/>
          <table:table-cell table:style-name="ce129" table:formula="of:=SUM([.U92:.U97])" office:value-type="float" office:value="13754" calcext:value-type="float">
            <text:p>13,754</text:p>
          </table:table-cell>
          <table:table-cell table:style-name="ce129" table:formula="of:=SUM([.V92:.V97])" office:value-type="float" office:value="15349" calcext:value-type="float">
            <text:p>15,349</text:p>
          </table:table-cell>
          <table:table-cell table:style-name="ce129" table:formula="of:=SUM([.W92:.W97])" office:value-type="float" office:value="8504" calcext:value-type="float">
            <text:p>8,504</text:p>
          </table:table-cell>
          <table:table-cell table:style-name="ce129" table:formula="of:=SUM([.X93:.X96])" office:value-type="float" office:value="12028" calcext:value-type="float">
            <text:p>12,028</text:p>
          </table:table-cell>
          <table:table-cell table:style-name="ce129" table:formula="of:=SUM([.Y93:.Y96])" office:value-type="float" office:value="22383" calcext:value-type="float">
            <text:p>22,383</text:p>
          </table:table-cell>
          <table:table-cell table:style-name="ce129" table:formula="of:=SUM([.Z93:.Z96])" office:value-type="float" office:value="27918" calcext:value-type="float">
            <text:p>27,918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L+SE</text:p>
          </table:table-cell>
          <table:table-cell table:style-name="ce129" table:formula="of:=[.B98]+[.B91]+[.B97]" office:value-type="float" office:value="32451" calcext:value-type="float">
            <text:p>32,451</text:p>
          </table:table-cell>
          <table:table-cell table:style-name="ce129" table:formula="of:=[.C98]+[.C91]+[.C97]" office:value-type="float" office:value="34068" calcext:value-type="float">
            <text:p>34,068</text:p>
          </table:table-cell>
          <table:table-cell table:style-name="ce129" table:formula="of:=[.D98]+[.D91]+[.D97]" office:value-type="float" office:value="35949" calcext:value-type="float">
            <text:p>35,949</text:p>
          </table:table-cell>
          <table:table-cell table:style-name="ce129" table:formula="of:=[.E98]+[.E91]+[.E97]" office:value-type="float" office:value="38699" calcext:value-type="float">
            <text:p>38,699</text:p>
          </table:table-cell>
          <table:table-cell table:style-name="ce129" table:formula="of:=[.F98]+[.F91]+[.F97]" office:value-type="float" office:value="39599" calcext:value-type="float">
            <text:p>39,599</text:p>
          </table:table-cell>
          <table:table-cell table:style-name="ce129" table:formula="of:=[.G98]+[.G91]+[.G97]" office:value-type="float" office:value="41514" calcext:value-type="float">
            <text:p>41,514</text:p>
          </table:table-cell>
          <table:table-cell table:style-name="ce129" table:formula="of:=[.H98]+[.H91]+[.H97]" office:value-type="float" office:value="47117" calcext:value-type="float">
            <text:p>47,117</text:p>
          </table:table-cell>
          <table:table-cell table:style-name="ce129" table:formula="of:=[.I98]+[.I91]+[.I97]" office:value-type="float" office:value="51244" calcext:value-type="float">
            <text:p>51,244</text:p>
          </table:table-cell>
          <table:table-cell table:style-name="ce129" table:formula="of:=[.J98]+[.J91]+[.J97]" office:value-type="float" office:value="52822" calcext:value-type="float">
            <text:p>52,822</text:p>
          </table:table-cell>
          <table:table-cell table:style-name="ce129" table:formula="of:=[.K98]+[.K91]+[.K97]" office:value-type="float" office:value="55982" calcext:value-type="float">
            <text:p>55,982</text:p>
          </table:table-cell>
          <table:table-cell table:style-name="ce129" table:formula="of:=[.L98]+[.L91]+[.L97]" office:value-type="float" office:value="63344" calcext:value-type="float">
            <text:p>63,344</text:p>
          </table:table-cell>
          <table:table-cell table:style-name="ce129" table:formula="of:=[.M98]+[.M91]+[.M97]" office:value-type="float" office:value="61802" calcext:value-type="float">
            <text:p>61,802</text:p>
          </table:table-cell>
          <table:table-cell table:style-name="ce129" table:number-columns-repeated="4"/>
          <table:table-cell table:style-name="ce149" table:number-columns-repeated="3"/>
          <table:table-cell table:style-name="ce129" table:formula="of:=[.U98]+[.U91]" office:value-type="float" office:value="33252" calcext:value-type="float">
            <text:p>33,252</text:p>
          </table:table-cell>
          <table:table-cell table:style-name="ce129" table:formula="of:=[.V98]+[.V91]" office:value-type="float" office:value="38774" calcext:value-type="float">
            <text:p>38,774</text:p>
          </table:table-cell>
          <table:table-cell table:style-name="ce129" table:formula="of:=[.W98]+[.W91]" office:value-type="float" office:value="32109" calcext:value-type="float">
            <text:p>32,109</text:p>
          </table:table-cell>
          <table:table-cell table:style-name="ce129" table:formula="of:=[.X98]+[.X91]+[.X97]" office:value-type="float" office:value="38699" calcext:value-type="float">
            <text:p>38,699</text:p>
          </table:table-cell>
          <table:table-cell table:style-name="ce129" table:formula="of:=[.Y98]+[.Y91]+[.Y97]" office:value-type="float" office:value="51244" calcext:value-type="float">
            <text:p>51,244</text:p>
          </table:table-cell>
          <table:table-cell table:style-name="ce129" table:formula="of:=[.Z98]+[.Z91]+[.Z97]" office:value-type="float" office:value="61802" calcext:value-type="float">
            <text:p>61,802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 table:number-rows-repeated="2">
          <table:table-cell table:style-name="ce113"/>
          <table:table-cell table:style-name="ce129" table:number-columns-repeated="16"/>
          <table:table-cell table:style-name="ce149" table:number-columns-repeated="3"/>
          <table:table-cell table:style-name="ce129" table:number-columns-repeated="7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Model NI</text:p>
          </table:table-cell>
          <table:table-cell table:style-name="ce129" table:formula="of:=[.B48]" office:value-type="float" office:value="-157" calcext:value-type="float">
            <text:p>(157)</text:p>
          </table:table-cell>
          <table:table-cell table:style-name="ce129" table:formula="of:=[.C48]" office:value-type="float" office:value="394" calcext:value-type="float">
            <text:p>394</text:p>
          </table:table-cell>
          <table:table-cell table:style-name="ce129" table:formula="of:=[.D48]" office:value-type="float" office:value="219" calcext:value-type="float">
            <text:p>219</text:p>
          </table:table-cell>
          <table:table-cell table:style-name="ce129" table:formula="of:=[.E48]" office:value-type="float" office:value="1700" calcext:value-type="float">
            <text:p>1,700</text:p>
          </table:table-cell>
          <table:table-cell table:style-name="ce129" table:formula="of:=[.F48]" office:value-type="float" office:value="-663" calcext:value-type="float">
            <text:p>(663)</text:p>
          </table:table-cell>
          <table:table-cell table:style-name="ce129" table:formula="of:=[.G48]" office:value-type="float" office:value="1008" calcext:value-type="float">
            <text:p>1,008</text:p>
          </table:table-cell>
          <table:table-cell table:style-name="ce129" table:formula="of:=[.H48]" office:value-type="float" office:value="2599" calcext:value-type="float">
            <text:p>2,599</text:p>
          </table:table-cell>
          <table:table-cell table:style-name="ce129" table:formula="of:=[.I48]" office:value-type="float" office:value="6901" calcext:value-type="float">
            <text:p>6,901</text:p>
          </table:table-cell>
          <table:table-cell table:style-name="ce129" table:formula="of:=[.J48]" office:value-type="float" office:value="1774" calcext:value-type="float">
            <text:p>1,774</text:p>
          </table:table-cell>
          <table:table-cell table:style-name="ce129" table:formula="of:=[.K48]" office:value-type="float" office:value="1350" calcext:value-type="float">
            <text:p>1,350</text:p>
          </table:table-cell>
          <table:table-cell table:style-name="ce129" table:formula="of:=[.L48]" office:value-type="float" office:value="6652" calcext:value-type="float">
            <text:p>6,652</text:p>
          </table:table-cell>
          <table:table-cell table:style-name="ce129" table:formula="of:=[.M48]" office:value-type="float" office:value="317" calcext:value-type="float">
            <text:p>317</text:p>
          </table:table-cell>
          <table:table-cell table:style-name="ce129" table:number-columns-repeated="4"/>
          <table:table-cell table:style-name="ce149" table:number-columns-repeated="3"/>
          <table:table-cell table:style-name="ce129" table:formula="of:=[.U48]" office:value-type="float" office:value="-6788" calcext:value-type="float">
            <text:p>(6,788)</text:p>
          </table:table-cell>
          <table:table-cell table:style-name="ce129" table:formula="of:=[.V48]" office:value-type="float" office:value="-570" calcext:value-type="float">
            <text:p>(570)</text:p>
          </table:table-cell>
          <table:table-cell table:style-name="ce129" table:formula="of:=[.W48]" office:value-type="float" office:value="-9138" calcext:value-type="float">
            <text:p>(9,138)</text:p>
          </table:table-cell>
          <table:table-cell table:style-name="ce129" table:formula="of:=SUM([.B102:.E102])" office:value-type="float" office:value="2156" calcext:value-type="float">
            <text:p>2,156</text:p>
          </table:table-cell>
          <table:table-cell table:style-name="ce129" table:formula="of:=[.Y48]" office:value-type="float" office:value="9845" calcext:value-type="float">
            <text:p>9,845</text:p>
          </table:table-cell>
          <table:table-cell table:style-name="ce129" table:formula="of:=[.Z48]" office:value-type="float" office:value="10093" calcext:value-type="float">
            <text:p>10,093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Net Inc</text:p>
          </table:table-cell>
          <table:table-cell table:style-name="ce129" office:value-type="float" office:value="-157" calcext:value-type="float">
            <text:p>(157)</text:p>
          </table:table-cell>
          <table:table-cell table:style-name="ce129" office:value-type="float" office:value="394" calcext:value-type="float">
            <text:p>394</text:p>
          </table:table-cell>
          <table:table-cell table:style-name="ce129" office:value-type="float" office:value="219" calcext:value-type="float">
            <text:p>219</text:p>
          </table:table-cell>
          <table:table-cell table:style-name="ce129" office:value-type="float" office:value="1700" calcext:value-type="float">
            <text:p>1,700</text:p>
          </table:table-cell>
          <table:table-cell table:style-name="ce129" office:value-type="float" office:value="-663" calcext:value-type="float">
            <text:p>(663)</text:p>
          </table:table-cell>
          <table:table-cell table:style-name="ce129" office:value-type="float" office:value="1008" calcext:value-type="float">
            <text:p>1,008</text:p>
          </table:table-cell>
          <table:table-cell table:style-name="ce129" office:value-type="float" office:value="2599" calcext:value-type="float">
            <text:p>2,599</text:p>
          </table:table-cell>
          <table:table-cell table:style-name="ce129" office:value-type="float" office:value="6901" calcext:value-type="float">
            <text:p>6,901</text:p>
          </table:table-cell>
          <table:table-cell table:style-name="ce129" office:value-type="float" office:value="1774" calcext:value-type="float">
            <text:p>1,774</text:p>
          </table:table-cell>
          <table:table-cell table:style-name="ce129" office:value-type="float" office:value="1350" calcext:value-type="float">
            <text:p>1,350</text:p>
          </table:table-cell>
          <table:table-cell table:style-name="ce129" office:value-type="float" office:value="6652" calcext:value-type="float">
            <text:p>6,652</text:p>
          </table:table-cell>
          <table:table-cell table:style-name="ce129" office:value-type="float" office:value="317" calcext:value-type="float">
            <text:p>317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-6788" calcext:value-type="float">
            <text:p>(6,788)</text:p>
          </table:table-cell>
          <table:table-cell table:style-name="ce129" office:value-type="float" office:value="-570" calcext:value-type="float">
            <text:p>(570)</text:p>
          </table:table-cell>
          <table:table-cell table:style-name="ce129" office:value-type="float" office:value="-9138" calcext:value-type="float">
            <text:p>(9,138)</text:p>
          </table:table-cell>
          <table:table-cell table:style-name="ce129" table:formula="of:=SUM([.B103:.E103])" office:value-type="float" office:value="2156" calcext:value-type="float">
            <text:p>2,156</text:p>
          </table:table-cell>
          <table:table-cell table:style-name="ce129" table:formula="of:=SUM([.F103:.I103])" office:value-type="float" office:value="9845" calcext:value-type="float">
            <text:p>9,845</text:p>
          </table:table-cell>
          <table:table-cell table:style-name="ce164" table:formula="of:=SUM([.J103:.M103])" office:value-type="float" office:value="10093" calcext:value-type="float">
            <text:p>10,093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D&amp;A</text:p>
          </table:table-cell>
          <table:table-cell table:style-name="ce129" office:value-type="float" office:value="207" calcext:value-type="float">
            <text:p>207</text:p>
          </table:table-cell>
          <table:table-cell table:style-name="ce129" office:value-type="float" office:value="208" calcext:value-type="float">
            <text:p>208</text:p>
          </table:table-cell>
          <table:table-cell table:style-name="ce129" office:value-type="float" office:value="205" calcext:value-type="float">
            <text:p>205</text:p>
          </table:table-cell>
          <table:table-cell table:style-name="ce129" office:value-type="float" office:value="203" calcext:value-type="float">
            <text:p>203</text:p>
          </table:table-cell>
          <table:table-cell table:style-name="ce129" office:value-type="float" office:value="194" calcext:value-type="float">
            <text:p>194</text:p>
          </table:table-cell>
          <table:table-cell table:style-name="ce129" office:value-type="float" office:value="181" calcext:value-type="float">
            <text:p>181</text:p>
          </table:table-cell>
          <table:table-cell table:style-name="ce129" office:value-type="float" office:value="186" calcext:value-type="float">
            <text:p>186</text:p>
          </table:table-cell>
          <table:table-cell table:style-name="ce129" office:value-type="float" office:value="176" calcext:value-type="float">
            <text:p>176</text:p>
          </table:table-cell>
          <table:table-cell table:style-name="ce129" office:value-type="float" office:value="178" calcext:value-type="float">
            <text:p>178</text:p>
          </table:table-cell>
          <table:table-cell table:style-name="ce129" office:value-type="float" office:value="181" calcext:value-type="float">
            <text:p>181</text:p>
          </table:table-cell>
          <table:table-cell table:style-name="ce129" office:value-type="float" office:value="195" calcext:value-type="float">
            <text:p>195</text:p>
          </table:table-cell>
          <table:table-cell table:style-name="ce129" office:value-type="float" office:value="193" calcext:value-type="float">
            <text:p>193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575" calcext:value-type="float">
            <text:p>575</text:p>
          </table:table-cell>
          <table:table-cell table:style-name="ce129" office:value-type="float" office:value="902" calcext:value-type="float">
            <text:p>902</text:p>
          </table:table-cell>
          <table:table-cell table:style-name="ce129" office:value-type="float" office:value="947" calcext:value-type="float">
            <text:p>947</text:p>
          </table:table-cell>
          <table:table-cell table:style-name="ce129" table:formula="of:=SUM([.B104:.E104])" office:value-type="float" office:value="823" calcext:value-type="float">
            <text:p>823</text:p>
          </table:table-cell>
          <table:table-cell table:style-name="ce129" table:formula="of:=SUM([.F104:.I104])" office:value-type="float" office:value="737" calcext:value-type="float">
            <text:p>737</text:p>
          </table:table-cell>
          <table:table-cell table:style-name="ce164" table:formula="of:=SUM([.J104:.M104])" office:value-type="float" office:value="747" calcext:value-type="float">
            <text:p>747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Stock compens</text:p>
          </table:table-cell>
          <table:table-cell table:style-name="ce129" office:value-type="float" office:value="470" calcext:value-type="float">
            <text:p>470</text:p>
          </table:table-cell>
          <table:table-cell table:style-name="ce129" office:value-type="float" office:value="504" calcext:value-type="float">
            <text:p>504</text:p>
          </table:table-cell>
          <table:table-cell table:style-name="ce129" office:value-type="float" office:value="492" calcext:value-type="float">
            <text:p>492</text:p>
          </table:table-cell>
          <table:table-cell table:style-name="ce129" office:value-type="float" office:value="29" calcext:value-type="float">
            <text:p>29</text:p>
          </table:table-cell>
          <table:table-cell table:style-name="ce129" office:value-type="float" office:value="484" calcext:value-type="float">
            <text:p>484</text:p>
          </table:table-cell>
          <table:table-cell table:style-name="ce129" office:value-type="float" office:value="455" calcext:value-type="float">
            <text:p>455</text:p>
          </table:table-cell>
          <table:table-cell table:style-name="ce129" office:value-type="float" office:value="438" calcext:value-type="float">
            <text:p>438</text:p>
          </table:table-cell>
          <table:table-cell table:style-name="ce129" office:value-type="float" office:value="14" calcext:value-type="float">
            <text:p>14</text:p>
          </table:table-cell>
          <table:table-cell table:style-name="ce129" office:value-type="float" office:value="435" calcext:value-type="float">
            <text:p>435</text:p>
          </table:table-cell>
          <table:table-cell table:style-name="ce129" office:value-type="float" office:value="475" calcext:value-type="float">
            <text:p>475</text:p>
          </table:table-cell>
          <table:table-cell table:style-name="ce129" office:value-type="float" office:value="465" calcext:value-type="float">
            <text:p>465</text:p>
          </table:table-cell>
          <table:table-cell table:style-name="ce129" office:value-type="float" office:value="415" calcext:value-type="float">
            <text:p>415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827" calcext:value-type="float">
            <text:p>827</text:p>
          </table:table-cell>
          <table:table-cell table:style-name="ce129" office:value-type="float" office:value="1168" calcext:value-type="float">
            <text:p>1,168</text:p>
          </table:table-cell>
          <table:table-cell table:style-name="ce129" office:value-type="float" office:value="1793" calcext:value-type="float">
            <text:p>1,793</text:p>
          </table:table-cell>
          <table:table-cell table:style-name="ce129" table:formula="of:=SUM([.B105:.E105])" office:value-type="float" office:value="1495" calcext:value-type="float">
            <text:p>1,495</text:p>
          </table:table-cell>
          <table:table-cell table:style-name="ce129" table:formula="of:=SUM([.F105:.I105])" office:value-type="float" office:value="1391" calcext:value-type="float">
            <text:p>1,391</text:p>
          </table:table-cell>
          <table:table-cell table:style-name="ce164" table:formula="of:=SUM([.J105:.M105])" office:value-type="float" office:value="1790" calcext:value-type="float">
            <text:p>1,790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D/T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16" calcext:value-type="float">
            <text:p>16</text:p>
          </table:table-cell>
          <table:table-cell table:style-name="ce129" office:value-type="float" office:value="469" calcext:value-type="float">
            <text:p>469</text:p>
          </table:table-cell>
          <table:table-cell table:style-name="ce129" office:value-type="float" office:value="-16" calcext:value-type="float">
            <text:p>(16)</text:p>
          </table:table-cell>
          <table:table-cell table:style-name="ce129" office:value-type="float" office:value="-7" calcext:value-type="float">
            <text:p>(7)</text:p>
          </table:table-cell>
          <table:table-cell table:style-name="ce129" office:value-type="float" office:value="124" calcext:value-type="float">
            <text:p>124</text:p>
          </table:table-cell>
          <table:table-cell table:style-name="ce129" office:value-type="float" office:value="419" calcext:value-type="float">
            <text:p>419</text:p>
          </table:table-cell>
          <table:table-cell table:style-name="ce129" office:value-type="float" office:value="-412" calcext:value-type="float">
            <text:p>(412)</text:p>
          </table:table-cell>
          <table:table-cell table:style-name="ce129" office:value-type="float" office:value="87" calcext:value-type="float">
            <text:p>87</text:p>
          </table:table-cell>
          <table:table-cell table:style-name="ce129" office:value-type="float" office:value="-4167" calcext:value-type="float">
            <text:p>(4,167)</text:p>
          </table:table-cell>
          <table:table-cell table:style-name="ce129" office:value-type="float" office:value="-287" calcext:value-type="float">
            <text:p>(287)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-266" calcext:value-type="float">
            <text:p>(266)</text:p>
          </table:table-cell>
          <table:table-cell table:style-name="ce129" office:value-type="float" office:value="-692" calcext:value-type="float">
            <text:p>(692)</text:p>
          </table:table-cell>
          <table:table-cell table:style-name="ce129" office:value-type="float" office:value="-441" calcext:value-type="float">
            <text:p>(441)</text:p>
          </table:table-cell>
          <table:table-cell table:style-name="ce129" table:formula="of:=SUM([.B106:.E106])" office:value-type="float" office:value="501" calcext:value-type="float">
            <text:p>501</text:p>
          </table:table-cell>
          <table:table-cell table:style-name="ce129" table:formula="of:=SUM([.F106:.I106])" office:value-type="float" office:value="520" calcext:value-type="float">
            <text:p>520</text:p>
          </table:table-cell>
          <table:table-cell table:style-name="ce164" table:formula="of:=SUM([.J106:.M106])" office:value-type="float" office:value="-4779" calcext:value-type="float">
            <text:p>(4,779)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Url. Loss</text:p>
          </table:table-cell>
          <table:table-cell table:style-name="ce129" office:value-type="float" office:value="-320" calcext:value-type="float">
            <text:p>(320)</text:p>
          </table:table-cell>
          <table:table-cell table:style-name="ce129" office:value-type="float" office:value="-386" calcext:value-type="float">
            <text:p>(386)</text:p>
          </table:table-cell>
          <table:table-cell table:style-name="ce129" office:value-type="float" office:value="96" calcext:value-type="float">
            <text:p>96</text:p>
          </table:table-cell>
          <table:table-cell table:style-name="ce129" office:value-type="float" office:value="-1000" calcext:value-type="float">
            <text:p>(1,000)</text:p>
          </table:table-cell>
          <table:table-cell table:style-name="ce129" office:value-type="float" office:value="721" calcext:value-type="float">
            <text:p>721</text:p>
          </table:table-cell>
          <table:table-cell table:style-name="ce129" office:value-type="float" office:value="-333" calcext:value-type="float">
            <text:p>(333)</text:p>
          </table:table-cell>
          <table:table-cell table:style-name="ce129" office:value-type="float" office:value="-1664" calcext:value-type="float">
            <text:p>(1,664)</text:p>
          </table:table-cell>
          <table:table-cell table:style-name="ce129" office:value-type="float" office:value="-556" calcext:value-type="float">
            <text:p>(556)</text:p>
          </table:table-cell>
          <table:table-cell table:style-name="ce129" office:value-type="float" office:value="-51" calcext:value-type="float">
            <text:p>(51)</text:p>
          </table:table-cell>
          <table:table-cell table:style-name="ce129" office:value-type="float" office:value="17" calcext:value-type="float">
            <text:p>17</text:p>
          </table:table-cell>
          <table:table-cell table:style-name="ce129" office:value-type="float" office:value="-1471" calcext:value-type="float">
            <text:p>(1,471)</text:p>
          </table:table-cell>
          <table:table-cell table:style-name="ce129" office:value-type="float" office:value="1602" calcext:value-type="float">
            <text:p>1,602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125" calcext:value-type="float">
            <text:p>125</text:p>
          </table:table-cell>
          <table:table-cell table:style-name="ce129" office:value-type="float" office:value="-1142" calcext:value-type="float">
            <text:p>(1,142)</text:p>
          </table:table-cell>
          <table:table-cell table:style-name="ce129" office:value-type="float" office:value="7045" calcext:value-type="float">
            <text:p>7,045</text:p>
          </table:table-cell>
          <table:table-cell table:style-name="ce129" table:formula="of:=SUM([.B107:.E107])" office:value-type="float" office:value="-1610" calcext:value-type="float">
            <text:p>(1,610)</text:p>
          </table:table-cell>
          <table:table-cell table:style-name="ce129" table:formula="of:=SUM([.F107:.I107])" office:value-type="float" office:value="-1832" calcext:value-type="float">
            <text:p>(1,832)</text:p>
          </table:table-cell>
          <table:table-cell table:style-name="ce164" table:formula="of:=SUM([.J107:.M107])" office:value-type="float" office:value="97" calcext:value-type="float">
            <text:p>97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Unrl. FX transaction</text:p>
          </table:table-cell>
          <table:table-cell table:style-name="ce129" office:value-type="float" office:value="83" calcext:value-type="float">
            <text:p>83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71" calcext:value-type="float">
            <text:p>71</text:p>
          </table:table-cell>
          <table:table-cell table:style-name="ce129" office:value-type="float" office:value="-18" calcext:value-type="float">
            <text:p>(18)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float" office:value="59" calcext:value-type="float">
            <text:p>59</text:p>
          </table:table-cell>
          <table:table-cell table:style-name="ce129" office:value-type="float" office:value="-36" calcext:value-type="float">
            <text:p>(36)</text:p>
          </table:table-cell>
          <table:table-cell table:style-name="ce129" office:value-type="float" office:value="135" calcext:value-type="float">
            <text:p>135</text:p>
          </table:table-cell>
          <table:table-cell table:style-name="ce129" office:value-type="float" office:value="-51" calcext:value-type="float">
            <text:p>(51)</text:p>
          </table:table-cell>
          <table:table-cell table:style-name="ce129" office:value-type="float" office:value="-101" calcext:value-type="float">
            <text:p>(101)</text:p>
          </table:table-cell>
          <table:table-cell table:style-name="ce129" office:value-type="float" office:value="22" calcext:value-type="float">
            <text:p>22</text:p>
          </table:table-cell>
          <table:table-cell table:style-name="ce129" table:formula="of:=-35+10" office:value-type="float" office:value="-25" calcext:value-type="float">
            <text:p>(25)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48" calcext:value-type="float">
            <text:p>48</text:p>
          </table:table-cell>
          <table:table-cell table:style-name="ce129" office:value-type="float" office:value="38" calcext:value-type="float">
            <text:p>38</text:p>
          </table:table-cell>
          <table:table-cell table:style-name="ce129" office:value-type="float" office:value="96" calcext:value-type="float">
            <text:p>96</text:p>
          </table:table-cell>
          <table:table-cell table:style-name="ce129" table:formula="of:=SUM([.B108:.E108])" office:value-type="float" office:value="138" calcext:value-type="float">
            <text:p>138</text:p>
          </table:table-cell>
          <table:table-cell table:style-name="ce129" table:formula="of:=SUM([.F108:.I108])" office:value-type="float" office:value="308" calcext:value-type="float">
            <text:p>308</text:p>
          </table:table-cell>
          <table:table-cell table:style-name="ce164" table:formula="of:=SUM([.J108:.M108])" office:value-type="float" office:value="-155" calcext:value-type="float">
            <text:p>(155)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Other</text:p>
          </table:table-cell>
          <table:table-cell table:style-name="ce129" table:formula="of:=+20+-36+67+4" office:value-type="float" office:value="55" calcext:value-type="float">
            <text:p>55</text:p>
          </table:table-cell>
          <table:table-cell table:style-name="ce129" table:formula="of:=+6+24-4+74+11" office:value-type="float" office:value="111" calcext:value-type="float">
            <text:p>111</text:p>
          </table:table-cell>
          <table:table-cell table:style-name="ce129" table:formula="of:=-36-3" office:value-type="float" office:value="-39" calcext:value-type="float">
            <text:p>(39)</text:p>
          </table:table-cell>
          <table:table-cell table:style-name="ce129" table:formula="of:=+39-5+9-62-6-204" office:value-type="float" office:value="-229" calcext:value-type="float">
            <text:p>(229)</text:p>
          </table:table-cell>
          <table:table-cell table:style-name="ce129" office:value-type="float" office:value="-29" calcext:value-type="float">
            <text:p>(29)</text:p>
          </table:table-cell>
          <table:table-cell table:style-name="ce129" office:value-type="float" office:value="-58" calcext:value-type="float">
            <text:p>(58)</text:p>
          </table:table-cell>
          <table:table-cell table:style-name="ce129" office:value-type="float" office:value="-7" calcext:value-type="float">
            <text:p>(7)</text:p>
          </table:table-cell>
          <table:table-cell table:style-name="ce129" table:formula="of:=+68-6128-62+10" office:value-type="float" office:value="-6112" calcext:value-type="float">
            <text:p>(6,112)</text:p>
          </table:table-cell>
          <table:table-cell table:style-name="ce129" office:value-type="float" office:value="-27" calcext:value-type="float">
            <text:p>(27)</text:p>
          </table:table-cell>
          <table:table-cell table:style-name="ce129" office:value-type="float" office:value="106" calcext:value-type="float">
            <text:p>106</text:p>
          </table:table-cell>
          <table:table-cell table:style-name="ce129" office:value-type="float" office:value="-16" calcext:value-type="float">
            <text:p>(16)</text:p>
          </table:table-cell>
          <table:table-cell table:style-name="ce129" office:value-type="float" office:value="-20" calcext:value-type="float">
            <text:p>(20)</text:p>
          </table:table-cell>
          <table:table-cell table:style-name="ce129" table:number-columns-repeated="4"/>
          <table:table-cell table:style-name="ce149" table:number-columns-repeated="3"/>
          <table:table-cell table:style-name="ce129" table:formula="of:=+2+404+1690-204+76+339+34" office:value-type="float" office:value="2341" calcext:value-type="float">
            <text:p>2,341</text:p>
          </table:table-cell>
          <table:table-cell table:style-name="ce129" table:formula="of:=+4+109-413-1684+116+37+860" office:value-type="float" office:value="-971" calcext:value-type="float">
            <text:p>(971)</text:p>
          </table:table-cell>
          <table:table-cell table:style-name="ce129" table:formula="of:=+-7+114-14+28+182-107-191" office:value-type="float" office:value="5" calcext:value-type="float">
            <text:p>5</text:p>
          </table:table-cell>
          <table:table-cell table:style-name="ce129" table:formula="of:=SUM([.B109:.E109])" office:value-type="float" office:value="-102" calcext:value-type="float">
            <text:p>(102)</text:p>
          </table:table-cell>
          <table:table-cell table:style-name="ce129" table:formula="of:=SUM([.F109:.I109])" office:value-type="float" office:value="-6206" calcext:value-type="float">
            <text:p>(6,206)</text:p>
          </table:table-cell>
          <table:table-cell table:style-name="ce164" table:formula="of:=SUM([.J109:.M109])" office:value-type="float" office:value="43" calcext:value-type="float">
            <text:p>43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A/R</text:p>
          </table:table-cell>
          <table:table-cell table:style-name="ce129" office:value-type="float" office:value="168" calcext:value-type="float">
            <text:p>168</text:p>
          </table:table-cell>
          <table:table-cell table:style-name="ce129" office:value-type="float" office:value="-13" calcext:value-type="float">
            <text:p>(13)</text:p>
          </table:table-cell>
          <table:table-cell table:style-name="ce129" office:value-type="float" office:value="-518" calcext:value-type="float">
            <text:p>(518)</text:p>
          </table:table-cell>
          <table:table-cell table:style-name="ce129" office:value-type="float" office:value="-395" calcext:value-type="float">
            <text:p>(395)</text:p>
          </table:table-cell>
          <table:table-cell table:style-name="ce129" office:value-type="float" office:value="-422" calcext:value-type="float">
            <text:p>(422)</text:p>
          </table:table-cell>
          <table:table-cell table:style-name="ce129" office:value-type="float" office:value="-162" calcext:value-type="float">
            <text:p>(162)</text:p>
          </table:table-cell>
          <table:table-cell table:style-name="ce129" office:value-type="float" office:value="196" calcext:value-type="float">
            <text:p>196</text:p>
          </table:table-cell>
          <table:table-cell table:style-name="ce129" office:value-type="float" office:value="246" calcext:value-type="float">
            <text:p>246</text:p>
          </table:table-cell>
          <table:table-cell table:style-name="ce129" office:value-type="float" office:value="-123" calcext:value-type="float">
            <text:p>(123)</text:p>
          </table:table-cell>
          <table:table-cell table:style-name="ce129" office:value-type="float" office:value="-212" calcext:value-type="float">
            <text:p>(212)</text:p>
          </table:table-cell>
          <table:table-cell table:style-name="ce129" office:value-type="float" office:value="-22" calcext:value-type="float">
            <text:p>(22)</text:p>
          </table:table-cell>
          <table:table-cell table:style-name="ce129" office:value-type="float" office:value="-109" calcext:value-type="float">
            <text:p>(109)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142" calcext:value-type="float">
            <text:p>142</text:p>
          </table:table-cell>
          <table:table-cell table:style-name="ce129" office:value-type="float" office:value="-597" calcext:value-type="float">
            <text:p>(597)</text:p>
          </table:table-cell>
          <table:table-cell table:style-name="ce129" office:value-type="float" office:value="-542" calcext:value-type="float">
            <text:p>(542)</text:p>
          </table:table-cell>
          <table:table-cell table:style-name="ce129" table:formula="of:=SUM([.B110:.E110])" office:value-type="float" office:value="-758" calcext:value-type="float">
            <text:p>(758)</text:p>
          </table:table-cell>
          <table:table-cell table:style-name="ce129" table:formula="of:=SUM([.F110:.I110])" office:value-type="float" office:value="-142" calcext:value-type="float">
            <text:p>(142)</text:p>
          </table:table-cell>
          <table:table-cell table:style-name="ce164" table:formula="of:=SUM([.J110:.M110])" office:value-type="float" office:value="-466" calcext:value-type="float">
            <text:p>(466)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Prepaid</text:p>
          </table:table-cell>
          <table:table-cell table:style-name="ce129" office:value-type="float" office:value="-119" calcext:value-type="float">
            <text:p>(119)</text:p>
          </table:table-cell>
          <table:table-cell table:style-name="ce129" office:value-type="float" office:value="-114" calcext:value-type="float">
            <text:p>(114)</text:p>
          </table:table-cell>
          <table:table-cell table:style-name="ce129" office:value-type="float" office:value="-948" calcext:value-type="float">
            <text:p>(948)</text:p>
          </table:table-cell>
          <table:table-cell table:style-name="ce129" office:value-type="float" office:value="-281" calcext:value-type="float">
            <text:p>(281)</text:p>
          </table:table-cell>
          <table:table-cell table:style-name="ce129" office:value-type="float" office:value="-322" calcext:value-type="float">
            <text:p>(322)</text:p>
          </table:table-cell>
          <table:table-cell table:style-name="ce129" office:value-type="float" office:value="-108" calcext:value-type="float">
            <text:p>(108)</text:p>
          </table:table-cell>
          <table:table-cell table:style-name="ce129" office:value-type="float" office:value="-234" calcext:value-type="float">
            <text:p>(234)</text:p>
          </table:table-cell>
          <table:table-cell table:style-name="ce129" office:value-type="float" office:value="-30" calcext:value-type="float">
            <text:p>(30)</text:p>
          </table:table-cell>
          <table:table-cell table:style-name="ce129" office:value-type="float" office:value="-497" calcext:value-type="float">
            <text:p>(497)</text:p>
          </table:table-cell>
          <table:table-cell table:style-name="ce129" office:value-type="float" office:value="-251" calcext:value-type="float">
            <text:p>(251)</text:p>
          </table:table-cell>
          <table:table-cell table:style-name="ce129" office:value-type="float" office:value="-126" calcext:value-type="float">
            <text:p>(126)</text:p>
          </table:table-cell>
          <table:table-cell table:style-name="ce129" office:value-type="float" office:value="-154" calcext:value-type="float">
            <text:p>(154)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94" calcext:value-type="float">
            <text:p>94</text:p>
          </table:table-cell>
          <table:table-cell table:style-name="ce129" office:value-type="float" office:value="-236" calcext:value-type="float">
            <text:p>(236)</text:p>
          </table:table-cell>
          <table:table-cell table:style-name="ce129" office:value-type="float" office:value="-196" calcext:value-type="float">
            <text:p>(196)</text:p>
          </table:table-cell>
          <table:table-cell table:style-name="ce129" table:formula="of:=SUM([.B111:.E111])" office:value-type="float" office:value="-1462" calcext:value-type="float">
            <text:p>(1,462)</text:p>
          </table:table-cell>
          <table:table-cell table:style-name="ce129" table:formula="of:=SUM([.F111:.I111])" office:value-type="float" office:value="-694" calcext:value-type="float">
            <text:p>(694)</text:p>
          </table:table-cell>
          <table:table-cell table:style-name="ce164" table:formula="of:=SUM([.J111:.M111])" office:value-type="float" office:value="-1028" calcext:value-type="float">
            <text:p>(1,028)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Op Lease right of use</text:p>
          </table:table-cell>
          <table:table-cell table:style-name="ce129" office:value-type="float" office:value="52" calcext:value-type="float">
            <text:p>52</text:p>
          </table:table-cell>
          <table:table-cell table:style-name="ce129" office:value-type="float" office:value="42" calcext:value-type="float">
            <text:p>42</text:p>
          </table:table-cell>
          <table:table-cell table:style-name="ce129" office:value-type="float" office:value="47" calcext:value-type="float">
            <text:p>47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46" calcext:value-type="float">
            <text:p>46</text:p>
          </table:table-cell>
          <table:table-cell table:style-name="ce129" office:value-type="float" office:value="47" calcext:value-type="float">
            <text:p>47</text:p>
          </table:table-cell>
          <table:table-cell table:style-name="ce129" office:value-type="float" office:value="44" calcext:value-type="float">
            <text:p>44</text:p>
          </table:table-cell>
          <table:table-cell table:style-name="ce129" office:value-type="float" office:value="59" calcext:value-type="float">
            <text:p>59</text:p>
          </table:table-cell>
          <table:table-cell table:style-name="ce129" office:value-type="float" office:value="43" calcext:value-type="float">
            <text:p>43</text:p>
          </table:table-cell>
          <table:table-cell table:number-columns-repeated="2" table:style-name="ce129" office:value-type="float" office:value="46" calcext:value-type="float">
            <text:p>46</text:p>
          </table:table-cell>
          <table:table-cell table:style-name="ce129" office:value-type="float" office:value="42" calcext:value-type="float">
            <text:p>42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341" calcext:value-type="float">
            <text:p>341</text:p>
          </table:table-cell>
          <table:table-cell table:style-name="ce129" office:value-type="float" office:value="165" calcext:value-type="float">
            <text:p>165</text:p>
          </table:table-cell>
          <table:table-cell table:style-name="ce129" office:value-type="float" office:value="193" calcext:value-type="float">
            <text:p>193</text:p>
          </table:table-cell>
          <table:table-cell table:style-name="ce129" table:formula="of:=SUM([.B112:.E112])" office:value-type="float" office:value="191" calcext:value-type="float">
            <text:p>191</text:p>
          </table:table-cell>
          <table:table-cell table:style-name="ce129" table:formula="of:=SUM([.F112:.I112])" office:value-type="float" office:value="196" calcext:value-type="float">
            <text:p>196</text:p>
          </table:table-cell>
          <table:table-cell table:style-name="ce164" table:formula="of:=SUM([.J112:.M112])" office:value-type="float" office:value="177" calcext:value-type="float">
            <text:p>177</text:p>
          </table:table-cell>
          <table:table-cell table:style-name="ce129"/>
          <table:table-cell table:style-name="ce149" table:number-columns-repeated="3"/>
          <table:table-cell table:style-name="ce129" table:number-columns-repeated="6"/>
          <table:table-cell table:style-name="ce130" table:number-columns-repeated="110"/>
          <table:table-cell table:style-name="ce129" table:number-columns-repeated="16238"/>
        </table:table-row>
        <table:table-row table:style-name="ro3">
          <table:table-cell table:style-name="ce113" office:value-type="string" calcext:value-type="string">
            <text:p>A/P</text:p>
          </table:table-cell>
          <table:table-cell table:style-name="ce129" office:value-type="float" office:value="-7" calcext:value-type="float">
            <text:p>(7)</text:p>
          </table:table-cell>
          <table:table-cell table:style-name="ce129" office:value-type="float" office:value="-19" calcext:value-type="float">
            <text:p>(19)</text:p>
          </table:table-cell>
          <table:table-cell table:style-name="ce129" office:value-type="float" office:value="112" calcext:value-type="float">
            <text:p>112</text:p>
          </table:table-cell>
          <table:table-cell table:style-name="ce129" office:value-type="float" office:value="-22" calcext:value-type="float">
            <text:p>(22)</text:p>
          </table:table-cell>
          <table:table-cell table:style-name="ce129" office:value-type="float" office:value="46" calcext:value-type="float">
            <text:p>46</text:p>
          </table:table-cell>
          <table:table-cell table:style-name="ce129" office:value-type="float" office:value="-70" calcext:value-type="float">
            <text:p>(70)</text:p>
          </table:table-cell>
          <table:table-cell table:style-name="ce129" office:value-type="float" office:value="48" calcext:value-type="float">
            <text:p>48</text:p>
          </table:table-cell>
          <table:table-cell table:style-name="ce129" office:value-type="float" office:value="62" calcext:value-type="float">
            <text:p>62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125" calcext:value-type="float">
            <text:p>125</text:p>
          </table:table-cell>
          <table:table-cell table:style-name="ce129" office:value-type="float" office:value="101" calcext:value-type="float">
            <text:p>101</text:p>
          </table:table-cell>
          <table:table-cell table:style-name="ce129" office:value-type="float" office:value="-106" calcext:value-type="float">
            <text:p>(106)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-133" calcext:value-type="float">
            <text:p>(133)</text:p>
          </table:table-cell>
          <table:table-cell table:style-name="ce129" office:value-type="float" office:value="90" calcext:value-type="float">
            <text:p>90</text:p>
          </table:table-cell>
          <table:table-cell table:style-name="ce129" office:value-type="float" office:value="-133" calcext:value-type="float">
            <text:p>(133)</text:p>
          </table:table-cell>
          <table:table-cell table:style-name="ce129" table:formula="of:=SUM([.B113:.E113])" office:value-type="float" office:value="64" calcext:value-type="float">
            <text:p>64</text:p>
          </table:table-cell>
          <table:table-cell table:style-name="ce129" table:formula="of:=SUM([.F113:.I113])" office:value-type="float" office:value="86" calcext:value-type="float">
            <text:p>86</text:p>
          </table:table-cell>
          <table:table-cell table:style-name="ce164" table:formula="of:=SUM([.J113:.M113])" office:value-type="float" office:value="126" calcext:value-type="float">
            <text:p>126</text:p>
          </table:table-cell>
          <table:table-cell table:style-name="ce129"/>
          <table:table-cell table:style-name="ce149" table:number-columns-repeated="3"/>
          <table:table-cell table:style-name="ce130" table:number-columns-repeated="6"/>
          <table:table-cell table:style-name="ce129" table:number-columns-repeated="110"/>
          <table:table-cell table:style-name="ce130" table:number-columns-repeated="16238"/>
        </table:table-row>
        <table:table-row table:style-name="ro3">
          <table:table-cell table:style-name="ce113" office:value-type="string" calcext:value-type="string">
            <text:p>Accr. Insurance</text:p>
          </table:table-cell>
          <table:table-cell table:style-name="ce129" office:value-type="float" office:value="350" calcext:value-type="float">
            <text:p>350</text:p>
          </table:table-cell>
          <table:table-cell table:style-name="ce129" office:value-type="float" office:value="588" calcext:value-type="float">
            <text:p>588</text:p>
          </table:table-cell>
          <table:table-cell table:style-name="ce129" office:value-type="float" office:value="501" calcext:value-type="float">
            <text:p>501</text:p>
          </table:table-cell>
          <table:table-cell table:style-name="ce129" office:value-type="float" office:value="614" calcext:value-type="float">
            <text:p>614</text:p>
          </table:table-cell>
          <table:table-cell table:style-name="ce129" office:value-type="float" office:value="696" calcext:value-type="float">
            <text:p>696</text:p>
          </table:table-cell>
          <table:table-cell table:style-name="ce129" office:value-type="float" office:value="675" calcext:value-type="float">
            <text:p>675</text:p>
          </table:table-cell>
          <table:table-cell table:style-name="ce129" office:value-type="float" office:value="789" calcext:value-type="float">
            <text:p>789</text:p>
          </table:table-cell>
          <table:table-cell table:style-name="ce129" office:value-type="float" office:value="658" calcext:value-type="float">
            <text:p>658</text:p>
          </table:table-cell>
          <table:table-cell table:style-name="ce129" office:value-type="float" office:value="675" calcext:value-type="float">
            <text:p>675</text:p>
          </table:table-cell>
          <table:table-cell table:style-name="ce129" office:value-type="float" office:value="812" calcext:value-type="float">
            <text:p>812</text:p>
          </table:table-cell>
          <table:table-cell table:style-name="ce129" office:value-type="float" office:value="592" calcext:value-type="float">
            <text:p>592</text:p>
          </table:table-cell>
          <table:table-cell table:style-name="ce129" office:value-type="float" office:value="581" calcext:value-type="float">
            <text:p>581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-3" calcext:value-type="float">
            <text:p>(3)</text:p>
          </table:table-cell>
          <table:table-cell table:style-name="ce129" office:value-type="float" office:value="516" calcext:value-type="float">
            <text:p>516</text:p>
          </table:table-cell>
          <table:table-cell table:style-name="ce129" office:value-type="float" office:value="736" calcext:value-type="float">
            <text:p>736</text:p>
          </table:table-cell>
          <table:table-cell table:style-name="ce129" table:formula="of:=SUM([.B114:.E114])" office:value-type="float" office:value="2053" calcext:value-type="float">
            <text:p>2,053</text:p>
          </table:table-cell>
          <table:table-cell table:style-name="ce129" table:formula="of:=SUM([.F114:.I114])" office:value-type="float" office:value="2818" calcext:value-type="float">
            <text:p>2,818</text:p>
          </table:table-cell>
          <table:table-cell table:style-name="ce164" table:formula="of:=SUM([.J114:.M114])" office:value-type="float" office:value="2660" calcext:value-type="float">
            <text:p>2,660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Accr. Exp</text:p>
          </table:table-cell>
          <table:table-cell table:style-name="ce129" office:value-type="float" office:value="-142" calcext:value-type="float">
            <text:p>(142)</text:p>
          </table:table-cell>
          <table:table-cell table:style-name="ce129" office:value-type="float" office:value="-87" calcext:value-type="float">
            <text:p>(87)</text:p>
          </table:table-cell>
          <table:table-cell table:style-name="ce129" office:value-type="float" office:value="740" calcext:value-type="float">
            <text:p>740</text:p>
          </table:table-cell>
          <table:table-cell table:style-name="ce129" office:value-type="float" office:value="-254" calcext:value-type="float">
            <text:p>(254)</text:p>
          </table:table-cell>
          <table:table-cell table:style-name="ce129" office:value-type="float" office:value="587" calcext:value-type="float">
            <text:p>587</text:p>
          </table:table-cell>
          <table:table-cell table:style-name="ce129" office:value-type="float" office:value="158" calcext:value-type="float">
            <text:p>158</text:p>
          </table:table-cell>
          <table:table-cell table:style-name="ce129" office:value-type="float" office:value="-256" calcext:value-type="float">
            <text:p>(256)</text:p>
          </table:table-cell>
          <table:table-cell table:style-name="ce129" office:value-type="float" office:value="-158" calcext:value-type="float">
            <text:p>(158)</text:p>
          </table:table-cell>
          <table:table-cell table:style-name="ce129" office:value-type="float" office:value="430" calcext:value-type="float">
            <text:p>430</text:p>
          </table:table-cell>
          <table:table-cell table:style-name="ce129" office:value-type="float" office:value="-20" calcext:value-type="float">
            <text:p>(20)</text:p>
          </table:table-cell>
          <table:table-cell table:style-name="ce129" office:value-type="float" office:value="111" calcext:value-type="float">
            <text:p>111</text:p>
          </table:table-cell>
          <table:table-cell table:style-name="ce129" office:value-type="float" office:value="446" calcext:value-type="float">
            <text:p>446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83" calcext:value-type="float">
            <text:p>83</text:p>
          </table:table-cell>
          <table:table-cell table:style-name="ce129" office:value-type="float" office:value="1068" calcext:value-type="float">
            <text:p>1,068</text:p>
          </table:table-cell>
          <table:table-cell table:style-name="ce129" office:value-type="float" office:value="492" calcext:value-type="float">
            <text:p>492</text:p>
          </table:table-cell>
          <table:table-cell table:style-name="ce129" table:formula="of:=SUM([.B115:.E115])" office:value-type="float" office:value="257" calcext:value-type="float">
            <text:p>257</text:p>
          </table:table-cell>
          <table:table-cell table:style-name="ce129" table:formula="of:=SUM([.F115:.I115])" office:value-type="float" office:value="331" calcext:value-type="float">
            <text:p>331</text:p>
          </table:table-cell>
          <table:table-cell table:style-name="ce164" table:formula="of:=SUM([.J115:.M115])" office:value-type="float" office:value="967" calcext:value-type="float">
            <text:p>967</text:p>
          </table:table-cell>
          <table:table-cell table:style-name="ce129"/>
          <table:table-cell table:style-name="ce149" table:number-columns-repeated="3"/>
          <table:table-cell table:style-name="ce129" table:number-columns-repeated="6"/>
          <table:table-cell table:style-name="ce149" table:number-columns-repeated="110"/>
          <table:table-cell table:style-name="ce129" table:number-columns-repeated="16238"/>
        </table:table-row>
        <table:table-row table:style-name="ro3">
          <table:table-cell table:style-name="ce113" office:value-type="string" calcext:value-type="string">
            <text:p>Op. Lease</text:p>
          </table:table-cell>
          <table:table-cell table:style-name="ce129" office:value-type="float" office:value="-44" calcext:value-type="float">
            <text:p>(44)</text:p>
          </table:table-cell>
          <table:table-cell table:style-name="ce129" office:value-type="float" office:value="-46" calcext:value-type="float">
            <text:p>(46)</text:p>
          </table:table-cell>
          <table:table-cell table:style-name="ce129" office:value-type="float" office:value="-47" calcext:value-type="float">
            <text:p>(47)</text:p>
          </table:table-cell>
          <table:table-cell table:style-name="ce129" office:value-type="float" office:value="-43" calcext:value-type="float">
            <text:p>(43)</text:p>
          </table:table-cell>
          <table:table-cell table:style-name="ce129" office:value-type="float" office:value="-56" calcext:value-type="float">
            <text:p>(56)</text:p>
          </table:table-cell>
          <table:table-cell table:style-name="ce129" office:value-type="float" office:value="-25" calcext:value-type="float">
            <text:p>(25)</text:p>
          </table:table-cell>
          <table:table-cell table:style-name="ce129" office:value-type="float" office:value="-76" calcext:value-type="float">
            <text:p>(76)</text:p>
          </table:table-cell>
          <table:table-cell table:style-name="ce129" office:value-type="float" office:value="-64" calcext:value-type="float">
            <text:p>(64)</text:p>
          </table:table-cell>
          <table:table-cell table:style-name="ce129" office:value-type="float" office:value="-56" calcext:value-type="float">
            <text:p>(56)</text:p>
          </table:table-cell>
          <table:table-cell table:style-name="ce129" office:value-type="float" office:value="-51" calcext:value-type="float">
            <text:p>(51)</text:p>
          </table:table-cell>
          <table:table-cell table:style-name="ce129" office:value-type="float" office:value="-54" calcext:value-type="float">
            <text:p>(54)</text:p>
          </table:table-cell>
          <table:table-cell table:style-name="ce129" office:value-type="float" office:value="-48" calcext:value-type="float">
            <text:p>(48)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-131" calcext:value-type="float">
            <text:p>(131)</text:p>
          </table:table-cell>
          <table:table-cell table:style-name="ce149" office:value-type="float" office:value="-184" calcext:value-type="float">
            <text:p>(184)</text:p>
          </table:table-cell>
          <table:table-cell table:style-name="ce149" office:value-type="float" office:value="-215" calcext:value-type="float">
            <text:p>(215)</text:p>
          </table:table-cell>
          <table:table-cell table:style-name="ce129" table:formula="of:=SUM([.B116:.E116])" office:value-type="float" office:value="-180" calcext:value-type="float">
            <text:p>(180)</text:p>
          </table:table-cell>
          <table:table-cell table:style-name="ce129" table:formula="of:=SUM([.F116:.I116])" office:value-type="float" office:value="-221" calcext:value-type="float">
            <text:p>(221)</text:p>
          </table:table-cell>
          <table:table-cell table:style-name="ce164" table:formula="of:=SUM([.J116:.M116])" office:value-type="float" office:value="-209" calcext:value-type="float">
            <text:p>(209)</text:p>
          </table:table-cell>
          <table:table-cell table:style-name="ce129"/>
          <table:table-cell table:style-name="ce149" table:number-columns-repeated="9"/>
          <table:table-cell table:style-name="ce129" table:number-columns-repeated="110"/>
          <table:table-cell table:style-name="ce149" table:number-columns-repeated="16238"/>
        </table:table-row>
        <table:table-row table:style-name="ro5">
          <table:table-cell table:style-name="ce113" office:value-type="string" calcext:value-type="string">
            <text:p>CFFO</text:p>
          </table:table-cell>
          <table:table-cell table:style-name="ce129" table:formula="of:=SUM([.B103:.B116])" office:value-type="float" office:value="606" calcext:value-type="float">
            <text:p>606</text:p>
          </table:table-cell>
          <table:table-cell table:style-name="ce129" table:formula="of:=SUM([.C103:.C116])" office:value-type="float" office:value="1190" calcext:value-type="float">
            <text:p>1,190</text:p>
          </table:table-cell>
          <table:table-cell table:style-name="ce129" table:formula="of:=SUM([.D103:.D116])" office:value-type="float" office:value="947" calcext:value-type="float">
            <text:p>947</text:p>
          </table:table-cell>
          <table:table-cell table:style-name="ce129" table:formula="of:=SUM([.E103:.E116])" office:value-type="float" office:value="823" calcext:value-type="float">
            <text:p>823</text:p>
          </table:table-cell>
          <table:table-cell table:style-name="ce129" table:formula="of:=SUM([.F103:.F116])" office:value-type="float" office:value="1416" calcext:value-type="float">
            <text:p>1,416</text:p>
          </table:table-cell>
          <table:table-cell table:style-name="ce129" table:formula="of:=SUM([.G103:.G116])" office:value-type="float" office:value="1820" calcext:value-type="float">
            <text:p>1,820</text:p>
          </table:table-cell>
          <table:table-cell table:style-name="ce129" table:formula="of:=SUM([.H103:.H116])" office:value-type="float" office:value="2151" calcext:value-type="float">
            <text:p>2,151</text:p>
          </table:table-cell>
          <table:table-cell table:style-name="ce129" table:formula="of:=SUM([.I103:.I116])" office:value-type="float" office:value="1750" calcext:value-type="float">
            <text:p>1,750</text:p>
          </table:table-cell>
          <table:table-cell table:style-name="ce129" table:formula="of:=SUM([.J103:.J116])" office:value-type="float" office:value="2324" calcext:value-type="float">
            <text:p>2,324</text:p>
          </table:table-cell>
          <table:table-cell table:style-name="ce129" table:formula="of:=SUM([.K103:.K116])" office:value-type="float" office:value="2564" calcext:value-type="float">
            <text:p>2,564</text:p>
          </table:table-cell>
          <table:table-cell table:style-name="ce129" table:formula="of:=SUM([.L103:.L116])" office:value-type="float" office:value="2328" calcext:value-type="float">
            <text:p>2,328</text:p>
          </table:table-cell>
          <table:table-cell table:style-name="ce129" table:formula="of:=SUM([.M103:.M116])" office:value-type="float" office:value="2847" calcext:value-type="float">
            <text:p>2,847</text:p>
          </table:table-cell>
          <table:table-cell table:style-name="ce129" table:number-columns-repeated="4"/>
          <table:table-cell table:style-name="ce149" table:number-columns-repeated="3"/>
          <table:table-cell table:style-name="ce129" table:formula="of:=SUM([.U103:.U116])" office:value-type="float" office:value="-2745" calcext:value-type="float">
            <text:p>(2,745)</text:p>
          </table:table-cell>
          <table:table-cell table:style-name="ce129" table:formula="of:=SUM([.V103:.V116])" office:value-type="float" office:value="-445" calcext:value-type="float">
            <text:p>(445)</text:p>
          </table:table-cell>
          <table:table-cell table:style-name="ce129" table:formula="of:=SUM([.W103:.W116])" office:value-type="float" office:value="642" calcext:value-type="float">
            <text:p>642</text:p>
          </table:table-cell>
          <table:table-cell table:style-name="ce129" table:formula="of:=SUM([.X103:.X116])" office:value-type="float" office:value="3566" calcext:value-type="float">
            <text:p>3,566</text:p>
          </table:table-cell>
          <table:table-cell table:style-name="ce129" table:formula="of:=SUM([.Y103:.Y116])" office:value-type="float" office:value="7137" calcext:value-type="float">
            <text:p>7,137</text:p>
          </table:table-cell>
          <table:table-cell table:style-name="ce129" table:formula="of:=SUM([.Z103:.Z116])" office:value-type="float" office:value="10063" calcext:value-type="float">
            <text:p>10,063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5">
          <table:table-cell table:style-name="ce113"/>
          <table:table-cell table:style-name="ce129" table:number-columns-repeated="16"/>
          <table:table-cell table:style-name="ce149" table:number-columns-repeated="3"/>
          <table:table-cell table:style-name="ce129" table:number-columns-repeated="7"/>
          <table:table-cell table:style-name="ce149" table:number-columns-repeated="3"/>
          <table:table-cell table:style-name="ce129" table:number-columns-repeated="16354"/>
        </table:table-row>
        <table:table-row table:style-name="ro5">
          <table:table-cell table:style-name="ce113" office:value-type="string" calcext:value-type="string">
            <text:p>CapEx</text:p>
          </table:table-cell>
          <table:table-cell table:style-name="ce129" office:value-type="float" office:value="57" calcext:value-type="float">
            <text:p>57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61" calcext:value-type="float">
            <text:p>61</text:p>
          </table:table-cell>
          <table:table-cell table:style-name="ce129" office:value-type="float" office:value="55" calcext:value-type="float">
            <text:p>55</text:p>
          </table:table-cell>
          <table:table-cell table:style-name="ce129" office:value-type="float" office:value="57" calcext:value-type="float">
            <text:p>57</text:p>
          </table:table-cell>
          <table:table-cell table:style-name="ce129" office:value-type="float" office:value="99" calcext:value-type="float">
            <text:p>99</text:p>
          </table:table-cell>
          <table:table-cell table:style-name="ce129" office:value-type="float" office:value="42" calcext:value-type="float">
            <text:p>42</text:p>
          </table:table-cell>
          <table:table-cell table:style-name="ce129" office:value-type="float" office:value="44" calcext:value-type="float">
            <text:p>44</text:p>
          </table:table-cell>
          <table:table-cell table:style-name="ce129" office:value-type="float" office:value="74" calcext:value-type="float">
            <text:p>74</text:p>
          </table:table-cell>
          <table:table-cell table:style-name="ce129" office:value-type="float" office:value="89" calcext:value-type="float">
            <text:p>89</text:p>
          </table:table-cell>
          <table:table-cell table:style-name="ce129" office:value-type="float" office:value="98" calcext:value-type="float">
            <text:p>98</text:p>
          </table:table-cell>
          <table:table-cell table:style-name="ce129" office:value-type="float" office:value="75" calcext:value-type="float">
            <text:p>75</text:p>
          </table:table-cell>
          <table:table-cell table:style-name="ce129" table:number-columns-repeated="4"/>
          <table:table-cell table:style-name="ce149" table:number-columns-repeated="3"/>
          <table:table-cell table:style-name="ce129" office:value-type="float" office:value="616" calcext:value-type="float">
            <text:p>616</text:p>
          </table:table-cell>
          <table:table-cell table:style-name="ce129" office:value-type="float" office:value="298" calcext:value-type="float">
            <text:p>298</text:p>
          </table:table-cell>
          <table:table-cell table:style-name="ce129" office:value-type="float" office:value="252" calcext:value-type="float">
            <text:p>252</text:p>
          </table:table-cell>
          <table:table-cell table:style-name="ce129" table:formula="of:=SUM([.B119:.E119])" office:value-type="float" office:value="223" calcext:value-type="float">
            <text:p>223</text:p>
          </table:table-cell>
          <table:table-cell table:style-name="ce129" table:formula="of:=SUM([.F119:.I119])" office:value-type="float" office:value="242" calcext:value-type="float">
            <text:p>242</text:p>
          </table:table-cell>
          <table:table-cell table:style-name="ce164" table:formula="of:=SUM([.J119:.M119])" office:value-type="float" office:value="336" calcext:value-type="float">
            <text:p>336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5">
          <table:table-cell table:style-name="ce114" office:value-type="string" calcext:value-type="string">
            <text:p>FCF</text:p>
          </table:table-cell>
          <table:table-cell table:style-name="ce130" table:formula="of:=[.B117]-[.B119]" office:value-type="float" office:value="549" calcext:value-type="float">
            <text:p>549</text:p>
          </table:table-cell>
          <table:table-cell table:style-name="ce130" table:formula="of:=[.C117]-[.C119]" office:value-type="float" office:value="1140" calcext:value-type="float">
            <text:p>1,140</text:p>
          </table:table-cell>
          <table:table-cell table:style-name="ce130" table:formula="of:=[.D117]-[.D119]" office:value-type="float" office:value="886" calcext:value-type="float">
            <text:p>886</text:p>
          </table:table-cell>
          <table:table-cell table:style-name="ce130" table:formula="of:=[.E117]-[.E119]" office:value-type="float" office:value="768" calcext:value-type="float">
            <text:p>768</text:p>
          </table:table-cell>
          <table:table-cell table:style-name="ce130" table:formula="of:=[.F117]-[.F119]" office:value-type="float" office:value="1359" calcext:value-type="float">
            <text:p>1,359</text:p>
          </table:table-cell>
          <table:table-cell table:style-name="ce130" table:formula="of:=[.G117]-[.G119]" office:value-type="float" office:value="1721" calcext:value-type="float">
            <text:p>1,721</text:p>
          </table:table-cell>
          <table:table-cell table:style-name="ce130" table:formula="of:=[.H117]-[.H119]" office:value-type="float" office:value="2109" calcext:value-type="float">
            <text:p>2,109</text:p>
          </table:table-cell>
          <table:table-cell table:style-name="ce130" table:formula="of:=[.I117]-[.I119]" office:value-type="float" office:value="1706" calcext:value-type="float">
            <text:p>1,706</text:p>
          </table:table-cell>
          <table:table-cell table:style-name="ce130" table:formula="of:=[.J117]-[.J119]" office:value-type="float" office:value="2250" calcext:value-type="float">
            <text:p>2,250</text:p>
          </table:table-cell>
          <table:table-cell table:style-name="ce130" table:formula="of:=[.K117]-[.K119]" office:value-type="float" office:value="2475" calcext:value-type="float">
            <text:p>2,475</text:p>
          </table:table-cell>
          <table:table-cell table:style-name="ce130" table:formula="of:=[.L117]-[.L119]" office:value-type="float" office:value="2230" calcext:value-type="float">
            <text:p>2,230</text:p>
          </table:table-cell>
          <table:table-cell table:style-name="ce130" table:formula="of:=[.M117]-[.M119]" office:value-type="float" office:value="2772" calcext:value-type="float">
            <text:p>2,772</text:p>
          </table:table-cell>
          <table:table-cell table:style-name="ce129" table:number-columns-repeated="4"/>
          <table:table-cell table:style-name="ce149" table:number-columns-repeated="3"/>
          <table:table-cell table:style-name="ce130" table:formula="of:=[.U117]-[.U119]" office:value-type="float" office:value="-3361" calcext:value-type="float">
            <text:p>(3,361)</text:p>
          </table:table-cell>
          <table:table-cell table:style-name="ce130" table:formula="of:=[.V117]-[.V119]" office:value-type="float" office:value="-743" calcext:value-type="float">
            <text:p>(743)</text:p>
          </table:table-cell>
          <table:table-cell table:style-name="ce130" table:formula="of:=[.W117]-[.W119]" office:value-type="float" office:value="390" calcext:value-type="float">
            <text:p>390</text:p>
          </table:table-cell>
          <table:table-cell table:style-name="ce130" table:formula="of:=[.X117]-[.X119]" office:value-type="float" office:value="3343" calcext:value-type="float">
            <text:p>3,343</text:p>
          </table:table-cell>
          <table:table-cell table:style-name="ce130" table:formula="of:=[.Y117]-[.Y119]" office:value-type="float" office:value="6895" calcext:value-type="float">
            <text:p>6,895</text:p>
          </table:table-cell>
          <table:table-cell table:style-name="ce130" table:formula="of:=[.Z117]-[.Z119]" office:value-type="float" office:value="9727" calcext:value-type="float">
            <text:p>9,727</text:p>
          </table:table-cell>
          <table:table-cell table:style-name="ce130"/>
          <table:table-cell table:style-name="ce149" table:number-columns-repeated="3"/>
          <table:table-cell table:style-name="ce129" table:number-columns-repeated="6"/>
          <table:table-cell table:style-name="ce86" table:number-columns-repeated="110"/>
          <table:table-cell table:style-name="ce129" table:number-columns-repeated="16238"/>
        </table:table-row>
        <table:table-row table:style-name="ro3">
          <table:table-cell table:style-name="ce70" office:value-type="string" calcext:value-type="string">
            <text:p>FCF %</text:p>
          </table:table-cell>
          <table:table-cell table:style-name="ce86" table:number-columns-repeated="4"/>
          <table:table-cell table:style-name="ce86" table:formula="of:=[.F120]/[.B120]-1" office:value-type="percentage" office:value="1.47540983606557" calcext:value-type="percentage">
            <text:p>147.54%</text:p>
          </table:table-cell>
          <table:table-cell table:style-name="ce86" table:formula="of:=[.G120]/[.C120]-1" office:value-type="percentage" office:value="0.509649122807018" calcext:value-type="percentage">
            <text:p>50.96%</text:p>
          </table:table-cell>
          <table:table-cell table:style-name="ce86" table:formula="of:=[.H120]/[.D120]-1" office:value-type="percentage" office:value="1.3803611738149" calcext:value-type="percentage">
            <text:p>138.04%</text:p>
          </table:table-cell>
          <table:table-cell table:style-name="ce86" table:formula="of:=[.I120]/[.E120]-1" office:value-type="percentage" office:value="1.22135416666667" calcext:value-type="percentage">
            <text:p>122.14%</text:p>
          </table:table-cell>
          <table:table-cell table:style-name="ce86" table:formula="of:=[.J120]/[.F120]-1" office:value-type="percentage" office:value="0.655629139072848" calcext:value-type="percentage">
            <text:p>65.56%</text:p>
          </table:table-cell>
          <table:table-cell table:style-name="ce86" table:formula="of:=[.K120]/[.G120]-1" office:value-type="percentage" office:value="0.438117373619988" calcext:value-type="percentage">
            <text:p>43.81%</text:p>
          </table:table-cell>
          <table:table-cell table:style-name="ce86" table:formula="of:=[.L120]/[.H120]-1" office:value-type="percentage" office:value="0.0573731626363205" calcext:value-type="percentage">
            <text:p>5.74%</text:p>
          </table:table-cell>
          <table:table-cell table:style-name="ce86" table:formula="of:=[.M120]/[.I120]-1" office:value-type="percentage" office:value="0.624853458382181" calcext:value-type="percentage">
            <text:p>62.49%</text:p>
          </table:table-cell>
          <table:table-cell table:style-name="ce86" table:number-columns-repeated="4"/>
          <table:table-cell table:style-name="ce89" table:number-columns-repeated="3"/>
          <table:table-cell table:style-name="ce86"/>
          <table:table-cell table:style-name="ce86" table:formula="of:=[.V120]/[.U120]-1" office:value-type="percentage" office:value="-0.778934840821184" calcext:value-type="percentage">
            <text:p>(77.89%)</text:p>
          </table:table-cell>
          <table:table-cell table:style-name="ce86" table:formula="of:=[.W120]/[.V120]-1" office:value-type="percentage" office:value="-1.52489905787349" calcext:value-type="percentage">
            <text:p>(152.49%)</text:p>
          </table:table-cell>
          <table:table-cell table:style-name="ce86" table:formula="of:=[.X120]/[.W120]-1" office:value-type="percentage" office:value="7.57179487179487" calcext:value-type="percentage">
            <text:p>757.18%</text:p>
          </table:table-cell>
          <table:table-cell table:style-name="ce86" table:formula="of:=[.Y120]/[.X120]-1" office:value-type="percentage" office:value="1.06251869578223" calcext:value-type="percentage">
            <text:p>106.25%</text:p>
          </table:table-cell>
          <table:table-cell table:style-name="ce86" table:formula="of:=[.Z120]/[.Y120]-1" office:value-type="percentage" office:value="0.410732414793328" calcext:value-type="percentage">
            <text:p>41.07%</text:p>
          </table:table-cell>
          <table:table-cell table:style-name="ce86"/>
          <table:table-cell table:style-name="ce89" table:number-columns-repeated="3"/>
          <table:table-cell table:style-name="ce86" table:number-columns-repeated="6"/>
          <table:table-cell table:style-name="ce90" table:number-columns-repeated="110"/>
          <table:table-cell table:style-name="ce86" table:number-columns-repeated="16238"/>
        </table:table-row>
        <table:table-row table:style-name="ro3">
          <table:table-cell table:style-name="ce73" office:value-type="string" calcext:value-type="string">
            <text:p>FCF/share</text:p>
          </table:table-cell>
          <table:table-cell table:style-name="ce90" table:formula="of:=[.B120]/[.B53]" office:value-type="float" office:value="0.273202289126648" calcext:value-type="float">
            <text:p>0.27</text:p>
          </table:table-cell>
          <table:table-cell table:style-name="ce90" table:formula="of:=[.C120]/[.C53]" office:value-type="float" office:value="0.548287803001154" calcext:value-type="float">
            <text:p>0.55</text:p>
          </table:table-cell>
          <table:table-cell table:style-name="ce90" table:formula="of:=[.D120]/[.D53]" office:value-type="float" office:value="0.420223866439006" calcext:value-type="float">
            <text:p>0.42</text:p>
          </table:table-cell>
          <table:table-cell table:style-name="ce90" table:formula="of:=[.E120]/[.E53]" office:value-type="float" office:value="0.361939770959989" calcext:value-type="float">
            <text:p>0.36</text:p>
          </table:table-cell>
          <table:table-cell table:style-name="ce90" table:formula="of:=[.F120]/[.F53]" office:value-type="float" office:value="0.653333974328157" calcext:value-type="float">
            <text:p>0.65</text:p>
          </table:table-cell>
          <table:table-cell table:style-name="ce90" table:formula="of:=[.G120]/[.G53]" office:value-type="float" office:value="0.80046511627907" calcext:value-type="float">
            <text:p>0.80</text:p>
          </table:table-cell>
          <table:table-cell table:style-name="ce90" table:formula="of:=[.H120]/[.H53]" office:value-type="float" office:value="0.978899585046833" calcext:value-type="float">
            <text:p>0.98</text:p>
          </table:table-cell>
          <table:table-cell table:style-name="ce90" table:formula="of:=[.I120]/[.I53]" office:value-type="float" office:value="0.796675072382553" calcext:value-type="float">
            <text:p>0.80</text:p>
          </table:table-cell>
          <table:table-cell table:style-name="ce90" table:formula="of:=[.J120]/[.J53]" office:value-type="float" office:value="1.06002072929426" calcext:value-type="float">
            <text:p>1.06</text:p>
          </table:table-cell>
          <table:table-cell table:style-name="ce90" table:formula="of:=[.K120]/[.K53]" office:value-type="float" office:value="1.18682267190947" calcext:value-type="float">
            <text:p>1.19</text:p>
          </table:table-cell>
          <table:table-cell table:style-name="ce90" table:formula="of:=[.L120]/[.L53]" office:value-type="float" office:value="1.04975756719861" calcext:value-type="float">
            <text:p>1.05</text:p>
          </table:table-cell>
          <table:table-cell table:style-name="ce90" table:formula="of:=[.M120]/[.M53]" office:value-type="float" office:value="1.31623931623932" calcext:value-type="float">
            <text:p>1.32</text:p>
          </table:table-cell>
          <table:table-cell table:style-name="ce90" table:number-columns-repeated="4"/>
          <table:table-cell table:style-name="ce99" table:number-columns-repeated="3"/>
          <table:table-cell table:style-name="ce90" table:formula="of:=[.U120]/[.U53]" office:value-type="float" office:value="-1.91739403274574" calcext:value-type="float">
            <text:p>(1.92)</text:p>
          </table:table-cell>
          <table:table-cell table:style-name="ce90" table:formula="of:=[.V120]/[.V53]" office:value-type="float" office:value="-0.391981007649697" calcext:value-type="float">
            <text:p>(0.39)</text:p>
          </table:table-cell>
          <table:table-cell table:style-name="ce90" table:formula="of:=[.W120]/[.W53]" office:value-type="float" office:value="0.197478353334346" calcext:value-type="float">
            <text:p>0.20</text:p>
          </table:table-cell>
          <table:table-cell table:style-name="ce90" table:formula="of:=[.X120]/[.X53]" office:value-type="float" office:value="1.59822154228618" calcext:value-type="float">
            <text:p>1.60</text:p>
          </table:table-cell>
          <table:table-cell table:style-name="ce90" table:formula="of:=[.Y120]/[.Y53]" office:value-type="float" office:value="3.20623110904441" calcext:value-type="float">
            <text:p>3.21</text:p>
          </table:table-cell>
          <table:table-cell table:style-name="ce90" table:formula="of:=[.Z120]/[.Z53]" office:value-type="float" office:value="4.61088133865826" calcext:value-type="float">
            <text:p>4.61</text:p>
          </table:table-cell>
          <table:table-cell table:style-name="ce90"/>
          <table:table-cell table:style-name="ce99" table:number-columns-repeated="3"/>
          <table:table-cell table:style-name="ce90" table:number-columns-repeated="6"/>
          <table:table-cell table:number-columns-repeated="110"/>
          <table:table-cell table:style-name="ce90" table:number-columns-repeated="16238"/>
        </table:table-row>
        <table:table-row table:style-name="ro3">
          <table:table-cell table:number-columns-repeated="146"/>
          <table:table-cell table:style-name="ce26" table:number-columns-repeated="16238"/>
        </table:table-row>
        <table:table-row table:style-name="ro3">
          <table:table-cell table:number-columns-repeated="21"/>
          <table:table-cell table:style-name="ce162"/>
          <table:table-cell table:number-columns-repeated="124"/>
          <table:table-cell table:style-name="ce26" table:number-columns-repeated="16238"/>
        </table:table-row>
        <table:table-row table:style-name="ro3">
          <table:table-cell office:value-type="string" calcext:value-type="string">
            <text:p>Marketable Securities</text:p>
          </table:table-cell>
          <table:table-cell table:number-columns-repeated="35"/>
          <table:table-cell table:style-name="ce129" table:number-columns-repeated="110"/>
          <table:table-cell table:style-name="ce26" table:number-columns-repeated="16238"/>
        </table:table-row>
        <table:table-row table:style-name="ro3">
          <table:table-cell table:style-name="ce113" office:value-type="string" calcext:value-type="string">
            <text:p><text:s/>Didi</text:p>
          </table:table-cell>
          <table:table-cell table:style-name="ce129" table:number-columns-repeated="12"/>
          <table:table-cell table:style-name="ce149" table:number-columns-repeated="7"/>
          <table:table-cell table:style-name="ce129" office:value-type="float" office:value="0" calcext:value-type="float">
            <text:p>-</text:p>
          </table:table-cell>
          <table:table-cell table:style-name="ce129" office:value-type="float" office:value="2838" calcext:value-type="float">
            <text:p>2,838</text:p>
          </table:table-cell>
          <table:table-cell table:number-columns-repeated="4" table:style-name="ce129" office:value-type="float" office:value="0" calcext:value-type="float">
            <text:p>-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<text:s/>Grab</text:p>
          </table:table-cell>
          <table:table-cell table:style-name="ce129" table:number-columns-repeated="12"/>
          <table:table-cell table:style-name="ce149" table:number-columns-repeated="7"/>
          <table:table-cell table:style-name="ce129" office:value-type="float" office:value="0" calcext:value-type="float">
            <text:p>-</text:p>
          </table:table-cell>
          <table:table-cell table:style-name="ce129" office:value-type="float" office:value="3821" calcext:value-type="float">
            <text:p>3,821</text:p>
          </table:table-cell>
          <table:table-cell table:style-name="ce129" office:value-type="float" office:value="1726" calcext:value-type="float">
            <text:p>1,726</text:p>
          </table:table-cell>
          <table:table-cell table:style-name="ce129" office:value-type="float" office:value="1806" calcext:value-type="float">
            <text:p>1,806</text:p>
          </table:table-cell>
          <table:table-cell table:style-name="ce129" office:value-type="float" office:value="2602" calcext:value-type="float">
            <text:p>2,602</text:p>
          </table:table-cell>
          <table:table-cell table:style-name="ce129" office:value-type="float" office:value="2674" calcext:value-type="float">
            <text:p>2,674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<text:s/>Aurora</text:p>
          </table:table-cell>
          <table:table-cell table:style-name="ce129" table:number-columns-repeated="12"/>
          <table:table-cell table:style-name="ce149" table:number-columns-repeated="7"/>
          <table:table-cell table:style-name="ce129" office:value-type="float" office:value="0" calcext:value-type="float">
            <text:p>-</text:p>
          </table:table-cell>
          <table:table-cell table:style-name="ce129" office:value-type="float" office:value="3388" calcext:value-type="float">
            <text:p>3,388</text:p>
          </table:table-cell>
          <table:table-cell table:style-name="ce129" office:value-type="float" office:value="364" calcext:value-type="float">
            <text:p>364</text:p>
          </table:table-cell>
          <table:table-cell table:style-name="ce129" office:value-type="float" office:value="1425" calcext:value-type="float">
            <text:p>1,425</text:p>
          </table:table-cell>
          <table:table-cell table:style-name="ce129" office:value-type="float" office:value="2054" calcext:value-type="float">
            <text:p>2,054</text:p>
          </table:table-cell>
          <table:table-cell table:style-name="ce129" office:value-type="float" office:value="1252" calcext:value-type="float">
            <text:p>1,252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<text:s/>Other</text:p>
          </table:table-cell>
          <table:table-cell table:style-name="ce129" table:number-columns-repeated="12"/>
          <table:table-cell table:style-name="ce149" table:number-columns-repeated="7"/>
          <table:table-cell table:style-name="ce129" office:value-type="float" office:value="83" calcext:value-type="float">
            <text:p>83</text:p>
          </table:table-cell>
          <table:table-cell table:style-name="ce129" office:value-type="float" office:value="1312" calcext:value-type="float">
            <text:p>1,312</text:p>
          </table:table-cell>
          <table:table-cell table:style-name="ce129" office:value-type="float" office:value="110" calcext:value-type="float">
            <text:p>110</text:p>
          </table:table-cell>
          <table:table-cell table:style-name="ce129" office:value-type="float" office:value="170" calcext:value-type="float">
            <text:p>170</text:p>
          </table:table-cell>
          <table:table-cell table:style-name="ce129" office:value-type="float" office:value="523" calcext:value-type="float">
            <text:p>523</text:p>
          </table:table-cell>
          <table:table-cell table:style-name="ce129" office:value-type="float" office:value="667" calcext:value-type="float">
            <text:p>667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/>
          <table:table-cell table:style-name="ce129" table:number-columns-repeated="12"/>
          <table:table-cell table:style-name="ce149" table:number-columns-repeated="7"/>
          <table:table-cell table:style-name="ce129" table:number-columns-repeated="7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Non Mark. Securities</text:p>
          </table:table-cell>
          <table:table-cell table:style-name="ce129" table:number-columns-repeated="12"/>
          <table:table-cell table:style-name="ce149" table:number-columns-repeated="7"/>
          <table:table-cell table:style-name="ce129" table:number-columns-repeated="3"/>
          <table:table-cell table:style-name="ce149" table:number-columns-repeated="2"/>
          <table:table-cell table:style-name="ce129" table:number-columns-repeated="2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Didi</text:p>
          </table:table-cell>
          <table:table-cell table:style-name="ce129" table:number-columns-repeated="12"/>
          <table:table-cell table:style-name="ce149" table:number-columns-repeated="7"/>
          <table:table-cell table:style-name="ce129" office:value-type="float" office:value="6299" calcext:value-type="float">
            <text:p>6,299</text:p>
          </table:table-cell>
          <table:table-cell table:style-name="ce129" office:value-type="float" office:value="0" calcext:value-type="float">
            <text:p>-</text:p>
          </table:table-cell>
          <table:table-cell table:style-name="ce129" office:value-type="float" office:value="1802" calcext:value-type="float">
            <text:p>1,802</text:p>
          </table:table-cell>
          <table:table-cell table:style-name="ce129" office:value-type="float" office:value="2245" calcext:value-type="float">
            <text:p>2,245</text:p>
          </table:table-cell>
          <table:table-cell table:style-name="ce129" office:value-type="float" office:value="2602" calcext:value-type="float">
            <text:p>2,602</text:p>
          </table:table-cell>
          <table:table-cell table:style-name="ce129" office:value-type="float" office:value="3011" calcext:value-type="float">
            <text:p>3,011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Other</text:p>
          </table:table-cell>
          <table:table-cell table:style-name="ce129" table:number-columns-repeated="12"/>
          <table:table-cell table:style-name="ce149" table:number-columns-repeated="7"/>
          <table:table-cell table:style-name="ce129" office:value-type="float" office:value="329" calcext:value-type="float">
            <text:p>329</text:p>
          </table:table-cell>
          <table:table-cell table:style-name="ce129" office:value-type="float" office:value="315" calcext:value-type="float">
            <text:p>315</text:p>
          </table:table-cell>
          <table:table-cell table:style-name="ce129" office:value-type="float" office:value="312" calcext:value-type="float">
            <text:p>312</text:p>
          </table:table-cell>
          <table:table-cell table:style-name="ce129" office:value-type="float" office:value="329" calcext:value-type="float">
            <text:p>329</text:p>
          </table:table-cell>
          <table:table-cell table:style-name="ce129" office:value-type="float" office:value="608" calcext:value-type="float">
            <text:p>608</text:p>
          </table:table-cell>
          <table:table-cell table:style-name="ce129" office:value-type="float" office:value="1455" calcext:value-type="float">
            <text:p>1,455</text:p>
          </table:table-cell>
          <table:table-cell table:style-name="ce129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/>
          <table:table-cell table:style-name="ce129" table:number-columns-repeated="12"/>
          <table:table-cell table:style-name="ce149" table:number-columns-repeated="7"/>
          <table:table-cell table:style-name="ce129" table:number-columns-repeated="7"/>
          <table:table-cell table:style-name="ce149" table:number-columns-repeated="3"/>
          <table:table-cell table:style-name="ce129" table:number-columns-repeated="16354"/>
        </table:table-row>
        <table:table-row table:style-name="ro3">
          <table:table-cell table:style-name="ce113" office:value-type="string" calcext:value-type="string">
            <text:p>Notes</text:p>
          </table:table-cell>
          <table:table-cell table:style-name="ce129" table:number-columns-repeated="12"/>
          <table:table-cell table:style-name="ce149" table:number-columns-repeated="7"/>
          <table:table-cell table:style-name="ce129" office:value-type="float" office:value="83" calcext:value-type="float">
            <text:p>83</text:p>
          </table:table-cell>
          <table:table-cell table:style-name="ce129" office:value-type="float" office:value="132" calcext:value-type="float">
            <text:p>132</text:p>
          </table:table-cell>
          <table:table-cell table:style-name="ce129" office:value-type="float" office:value="110" calcext:value-type="float">
            <text:p>110</text:p>
          </table:table-cell>
          <table:table-cell table:style-name="ce129" office:value-type="float" office:value="126" calcext:value-type="float">
            <text:p>126</text:p>
          </table:table-cell>
          <table:table-cell table:style-name="ce129" office:value-type="float" office:value="144" calcext:value-type="float">
            <text:p>144</text:p>
          </table:table-cell>
          <table:table-cell table:style-name="ce129" office:value-type="float" office:value="119" calcext:value-type="float">
            <text:p>119</text:p>
          </table:table-cell>
          <table:table-cell table:style-name="ce129"/>
          <table:table-cell table:style-name="ce149" table:number-columns-repeated="3"/>
          <table:table-cell table:style-name="ce129" table:number-columns-repeated="6"/>
          <table:table-cell table:number-columns-repeated="110"/>
          <table:table-cell table:style-name="ce129" table:number-columns-repeated="16238"/>
        </table:table-row>
        <table:table-row table:style-name="ro3" table:number-rows-repeated="1048440">
          <table:table-cell table:number-columns-repeated="146"/>
          <table:table-cell table:style-name="ce26" table:number-columns-repeated="16238"/>
        </table:table-row>
        <table:table-row table:style-name="ro3">
          <table:table-cell table:number-columns-repeated="146"/>
          <table:table-cell table:style-name="ce26" table:number-columns-repeated="16238"/>
        </table:table-row>
      </table:table>
      <table:table table:name="Bond" table:style-name="ta1">
        <table:table-column table:style-name="co2" table:number-columns-repeated="2" table:default-cell-style-name="Default"/>
        <table:table-column table:style-name="co2" table:default-cell-style-name="ce106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<text:a xlink:href="../Uber.ods#Main" xlink:type="simple">Main</text:a>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oupon</text:p>
          </table:table-cell>
          <table:table-cell table:number-columns-repeated="13"/>
        </table:table-row>
        <table:table-row table:style-name="ro2">
          <table:table-cell/>
          <table:table-cell office:value-type="float" office:value="7.5" calcext:value-type="float">
            <text:p>7.5</text:p>
          </table:table-cell>
          <table:table-cell office:value-type="string" calcext:value-type="string">
            <text:p>01.11.2023</text:p>
          </table:table-cell>
          <table:table-cell table:number-columns-repeated="2"/>
          <table:table-cell table:style-name="ce237" table:number-columns-repeated="3"/>
          <table:table-cell table:style-name="ce239"/>
          <table:table-cell table:style-name="ce237" table:number-columns-repeated="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1.11.2026</text:p>
          </table:table-cell>
          <table:table-cell table:number-columns-repeated="2"/>
          <table:table-cell table:style-name="ce238" office:value-type="string" calcext:value-type="string">
            <text:p>US90353TAR14</text:p>
          </table:table-cell>
          <table:table-cell table:style-name="ce238" office:value-type="string" calcext:value-type="string">
            <text:p>—</text:p>
          </table:table-cell>
          <table:table-cell table:style-name="ce238" office:value-type="string" calcext:value-type="string">
            <text:p>Uber Technologies, Inc.</text:p>
          </table:table-cell>
          <table:table-cell table:style-name="ce240" office:value-type="float" office:value="0" calcext:value-type="float">
            <text:p>0.00</text:p>
          </table:table-cell>
          <table:table-cell table:style-name="ce238" office:value-type="string" calcext:value-type="string">
            <text:p>Non-Interest-Bearing</text:p>
          </table:table-cell>
          <table:table-cell table:style-name="ce238" office:value-type="string" calcext:value-type="string">
            <text:p>15/05/2028</text:p>
          </table:table-cell>
          <table:table-cell table:style-name="ce241" office:value-type="float" office:value="0" calcext:value-type="float">
            <text:p>0.00</text:p>
          </table:table-cell>
          <table:table-cell table:style-name="ce238" office:value-type="string" calcext:value-type="string">
            <text:p>USD</text:p>
          </table:table-cell>
          <table:table-cell table:style-name="ce238" office:value-type="string" calcext:value-type="string">
            <text:p>Senior</text:p>
          </table:table-cell>
          <table:table-cell table:style-name="ce238" office:value-type="string" calcext:value-type="string">
            <text:p>—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1.11.2026</text:p>
          </table:table-cell>
          <table:table-cell table:number-columns-repeated="2"/>
          <table:table-cell table:style-name="ce238" office:value-type="string" calcext:value-type="string">
            <text:p>US90353TAM27</text:p>
          </table:table-cell>
          <table:table-cell table:style-name="ce238" office:value-type="string" calcext:value-type="string">
            <text:p>—</text:p>
          </table:table-cell>
          <table:table-cell table:style-name="ce238" office:value-type="string" calcext:value-type="string">
            <text:p>Uber Technologies, Inc.</text:p>
          </table:table-cell>
          <table:table-cell table:style-name="ce240" office:value-type="float" office:value="875" calcext:value-type="float">
            <text:p>875.00</text:p>
          </table:table-cell>
          <table:table-cell table:style-name="ce238" office:value-type="string" calcext:value-type="string">
            <text:p>Fixed Listing</text:p>
          </table:table-cell>
          <table:table-cell table:style-name="ce238" office:value-type="string" calcext:value-type="string">
            <text:p>01/12/2028</text:p>
          </table:table-cell>
          <table:table-cell table:style-name="ce241" office:value-type="float" office:value="0" calcext:value-type="float">
            <text:p>0.00</text:p>
          </table:table-cell>
          <table:table-cell table:style-name="ce238" office:value-type="string" calcext:value-type="string">
            <text:p>USD</text:p>
          </table:table-cell>
          <table:table-cell table:style-name="ce238" office:value-type="string" calcext:value-type="string">
            <text:p>Senior</text:p>
          </table:table-cell>
          <table:table-cell table:style-name="ce238" office:value-type="string" calcext:value-type="string">
            <text:p>—</text:p>
          </table:table-cell>
        </table:table-row>
        <table:table-row table:style-name="ro2">
          <table:table-cell/>
          <table:table-cell office:value-type="float" office:value="7.5" calcext:value-type="float">
            <text:p>7.5</text:p>
          </table:table-cell>
          <table:table-cell office:value-type="string" calcext:value-type="string">
            <text:p>15.09.2027</text:p>
          </table:table-cell>
          <table:table-cell table:number-columns-repeated="2"/>
          <table:table-cell table:style-name="ce238" office:value-type="string" calcext:value-type="string">
            <text:p>US90353TAK60</text:p>
          </table:table-cell>
          <table:table-cell table:style-name="ce238" office:value-type="string" calcext:value-type="string">
            <text:p>—</text:p>
          </table:table-cell>
          <table:table-cell table:style-name="ce238" office:value-type="string" calcext:value-type="string">
            <text:p>Uber Technologies, Inc.</text:p>
          </table:table-cell>
          <table:table-cell table:style-name="ce240" office:value-type="float" office:value="4500" calcext:value-type="float">
            <text:p>4,500.00</text:p>
          </table:table-cell>
          <table:table-cell table:style-name="ce238" office:value-type="string" calcext:value-type="string">
            <text:p>Fixed Listing</text:p>
          </table:table-cell>
          <table:table-cell table:style-name="ce238" office:value-type="string" calcext:value-type="string">
            <text:p>15/08/2029</text:p>
          </table:table-cell>
          <table:table-cell table:style-name="ce241" office:value-type="float" office:value="1" calcext:value-type="float">
            <text:p>1.00</text:p>
          </table:table-cell>
          <table:table-cell table:style-name="ce238" office:value-type="string" calcext:value-type="string">
            <text:p>USD</text:p>
          </table:table-cell>
          <table:table-cell table:style-name="ce238" office:value-type="string" calcext:value-type="string">
            <text:p>Senior</text:p>
          </table:table-cell>
          <table:table-cell table:style-name="ce238" office:value-type="string" calcext:value-type="string">
            <text:p>—</text:p>
          </table:table-cell>
        </table:table-row>
        <table:table-row table:style-name="ro2">
          <table:table-cell/>
          <table:table-cell office:value-type="float" office:value="7.5" calcext:value-type="float">
            <text:p>7.5</text:p>
          </table:table-cell>
          <table:table-cell office:value-type="string" calcext:value-type="string">
            <text:p>15.09.2027</text:p>
          </table:table-cell>
          <table:table-cell table:number-columns-repeated="2"/>
          <table:table-cell table:style-name="ce238" office:value-type="string" calcext:value-type="string">
            <text:p>USU9029YAG53</text:p>
          </table:table-cell>
          <table:table-cell table:style-name="ce238" office:value-type="string" calcext:value-type="string">
            <text:p>—</text:p>
          </table:table-cell>
          <table:table-cell table:style-name="ce238" office:value-type="string" calcext:value-type="string">
            <text:p>Uber Technologies, Inc.</text:p>
          </table:table-cell>
          <table:table-cell table:style-name="ce240" office:value-type="float" office:value="4500" calcext:value-type="float">
            <text:p>4,500.00</text:p>
          </table:table-cell>
          <table:table-cell table:style-name="ce238" office:value-type="string" calcext:value-type="string">
            <text:p>Fixed Listing</text:p>
          </table:table-cell>
          <table:table-cell table:style-name="ce238" office:value-type="string" calcext:value-type="string">
            <text:p>15/08/2029</text:p>
          </table:table-cell>
          <table:table-cell table:style-name="ce241" office:value-type="float" office:value="1" calcext:value-type="float">
            <text:p>1.00</text:p>
          </table:table-cell>
          <table:table-cell table:style-name="ce238" office:value-type="string" calcext:value-type="string">
            <text:p>USD</text:p>
          </table:table-cell>
          <table:table-cell table:style-name="ce238" office:value-type="string" calcext:value-type="string">
            <text:p>Senior</text:p>
          </table:table-cell>
          <table:table-cell table:style-name="ce238" office:value-type="string" calcext:value-type="string">
            <text:p>—</text:p>
          </table:table-cell>
        </table:table-row>
        <table:table-row table:style-name="ro2">
          <table:table-cell/>
          <table:table-cell office:value-type="float" office:value="7.5" calcext:value-type="float">
            <text:p>7.5</text:p>
          </table:table-cell>
          <table:table-cell office:value-type="string" calcext:value-type="string">
            <text:p>15.05.2025</text:p>
          </table:table-cell>
          <table:table-cell table:number-columns-repeated="2"/>
          <table:table-cell table:style-name="ce238" office:value-type="string" calcext:value-type="string">
            <text:p>US90353TAN00</text:p>
          </table:table-cell>
          <table:table-cell table:style-name="ce238" office:value-type="string" calcext:value-type="string">
            <text:p>—</text:p>
          </table:table-cell>
          <table:table-cell table:style-name="ce238" office:value-type="string" calcext:value-type="string">
            <text:p>Uber Technologies, Inc.</text:p>
          </table:table-cell>
          <table:table-cell table:style-name="ce240" office:value-type="float" office:value="4300" calcext:value-type="float">
            <text:p>4,300.00</text:p>
          </table:table-cell>
          <table:table-cell table:style-name="ce238" office:value-type="string" calcext:value-type="string">
            <text:p>Fixed Listing</text:p>
          </table:table-cell>
          <table:table-cell table:style-name="ce238" office:value-type="string" calcext:value-type="string">
            <text:p>15/01/2030</text:p>
          </table:table-cell>
          <table:table-cell table:style-name="ce241" office:value-type="float" office:value="1" calcext:value-type="float">
            <text:p>1.00</text:p>
          </table:table-cell>
          <table:table-cell table:style-name="ce238" office:value-type="string" calcext:value-type="string">
            <text:p>USD</text:p>
          </table:table-cell>
          <table:table-cell table:style-name="ce238" office:value-type="string" calcext:value-type="string">
            <text:p>Senior</text:p>
          </table:table-cell>
          <table:table-cell table:style-name="ce238" office:value-type="string" calcext:value-type="string">
            <text:p>—</text:p>
          </table:table-cell>
        </table:table-row>
        <table:table-row table:style-name="ro2">
          <table:table-cell/>
          <table:table-cell office:value-type="float" office:value="6.25" calcext:value-type="float">
            <text:p>6.25</text:p>
          </table:table-cell>
          <table:table-cell office:value-type="string" calcext:value-type="string">
            <text:p>01.15.2028</text:p>
          </table:table-cell>
          <table:table-cell table:number-columns-repeated="2"/>
          <table:table-cell table:style-name="ce238" office:value-type="string" calcext:value-type="string">
            <text:p>US90353TAT79</text:p>
          </table:table-cell>
          <table:table-cell table:style-name="ce238" office:value-type="string" calcext:value-type="string">
            <text:p>—</text:p>
          </table:table-cell>
          <table:table-cell table:style-name="ce238" office:value-type="string" calcext:value-type="string">
            <text:p>Uber Technologies, Inc.</text:p>
          </table:table-cell>
          <table:table-cell table:style-name="ce240" office:value-type="float" office:value="4150" calcext:value-type="float">
            <text:p>4,150.00</text:p>
          </table:table-cell>
          <table:table-cell table:style-name="ce238" office:value-type="string" calcext:value-type="string">
            <text:p>Fixed Listing</text:p>
          </table:table-cell>
          <table:table-cell table:style-name="ce238" office:value-type="string" calcext:value-type="string">
            <text:p>15/01/2031</text:p>
          </table:table-cell>
          <table:table-cell table:style-name="ce241" office:value-type="float" office:value="1" calcext:value-type="float">
            <text:p>1.00</text:p>
          </table:table-cell>
          <table:table-cell table:style-name="ce238" office:value-type="string" calcext:value-type="string">
            <text:p>USD</text:p>
          </table:table-cell>
          <table:table-cell table:style-name="ce238" office:value-type="string" calcext:value-type="string">
            <text:p>Senior</text:p>
          </table:table-cell>
          <table:table-cell table:style-name="ce238" office:value-type="string" calcext:value-type="string">
            <text:p>—</text:p>
          </table:table-cell>
        </table:table-row>
        <table:table-row table:style-name="ro2">
          <table:table-cell/>
          <table:table-cell office:value-type="float" office:value="6.25" calcext:value-type="float">
            <text:p>6.25</text:p>
          </table:table-cell>
          <table:table-cell office:value-type="string" calcext:value-type="string">
            <text:p>01.15.2028</text:p>
          </table:table-cell>
          <table:table-cell table:number-columns-repeated="2"/>
          <table:table-cell table:style-name="ce238" office:value-type="string" calcext:value-type="string">
            <text:p>US90353TAP57</text:p>
          </table:table-cell>
          <table:table-cell table:style-name="ce238" office:value-type="string" calcext:value-type="string">
            <text:p>—</text:p>
          </table:table-cell>
          <table:table-cell table:style-name="ce238" office:value-type="string" calcext:value-type="string">
            <text:p>Uber Technologies, Inc.</text:p>
          </table:table-cell>
          <table:table-cell table:style-name="ce240" office:value-type="float" office:value="4800" calcext:value-type="float">
            <text:p>4,800.00</text:p>
          </table:table-cell>
          <table:table-cell table:style-name="ce238" office:value-type="string" calcext:value-type="string">
            <text:p>Fixed Listing</text:p>
          </table:table-cell>
          <table:table-cell table:style-name="ce238" office:value-type="string" calcext:value-type="string">
            <text:p>15/09/2034</text:p>
          </table:table-cell>
          <table:table-cell table:style-name="ce241" office:value-type="float" office:value="1" calcext:value-type="float">
            <text:p>1.00</text:p>
          </table:table-cell>
          <table:table-cell table:style-name="ce238" office:value-type="string" calcext:value-type="string">
            <text:p>USD</text:p>
          </table:table-cell>
          <table:table-cell table:style-name="ce238" office:value-type="string" calcext:value-type="string">
            <text:p>Senior</text:p>
          </table:table-cell>
          <table:table-cell table:style-name="ce238" office:value-type="string" calcext:value-type="string">
            <text:p>—</text:p>
          </table:table-cell>
        </table:table-row>
        <table:table-row table:style-name="ro2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15.08.2029</text:p>
          </table:table-cell>
          <table:table-cell table:number-columns-repeated="2"/>
          <table:table-cell table:style-name="ce238" office:value-type="string" calcext:value-type="string">
            <text:p>US90353TAU43</text:p>
          </table:table-cell>
          <table:table-cell table:style-name="ce238" office:value-type="string" calcext:value-type="string">
            <text:p>—</text:p>
          </table:table-cell>
          <table:table-cell table:style-name="ce238" office:value-type="string" calcext:value-type="string">
            <text:p>Uber Technologies, Inc.</text:p>
          </table:table-cell>
          <table:table-cell table:style-name="ce240" office:value-type="float" office:value="4800" calcext:value-type="float">
            <text:p>4,800.00</text:p>
          </table:table-cell>
          <table:table-cell table:style-name="ce238" office:value-type="string" calcext:value-type="string">
            <text:p>Fixed Listing</text:p>
          </table:table-cell>
          <table:table-cell table:style-name="ce238" office:value-type="string" calcext:value-type="string">
            <text:p>15/09/2035</text:p>
          </table:table-cell>
          <table:table-cell table:style-name="ce241" office:value-type="float" office:value="1" calcext:value-type="float">
            <text:p>1.00</text:p>
          </table:table-cell>
          <table:table-cell table:style-name="ce238" office:value-type="string" calcext:value-type="string">
            <text:p>USD</text:p>
          </table:table-cell>
          <table:table-cell table:style-name="ce238" office:value-type="string" calcext:value-type="string">
            <text:p>Senior</text:p>
          </table:table-cell>
          <table:table-cell table:style-name="ce238" office:value-type="string" calcext:value-type="string">
            <text:p>—</text:p>
          </table:table-cell>
        </table:table-row>
        <table:table-row table:style-name="ro2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08.15.2029</text:p>
          </table:table-cell>
          <table:table-cell table:number-columns-repeated="2"/>
          <table:table-cell table:style-name="ce238" office:value-type="string" calcext:value-type="string">
            <text:p>US90353TAQ31</text:p>
          </table:table-cell>
          <table:table-cell table:style-name="ce238" office:value-type="string" calcext:value-type="string">
            <text:p>—</text:p>
          </table:table-cell>
          <table:table-cell table:style-name="ce238" office:value-type="string" calcext:value-type="string">
            <text:p>Uber Technologies, Inc.</text:p>
          </table:table-cell>
          <table:table-cell table:style-name="ce240" office:value-type="float" office:value="5350" calcext:value-type="float">
            <text:p>5,350.00</text:p>
          </table:table-cell>
          <table:table-cell table:style-name="ce238" office:value-type="string" calcext:value-type="string">
            <text:p>Fixed Listing</text:p>
          </table:table-cell>
          <table:table-cell table:style-name="ce238" office:value-type="string" calcext:value-type="string">
            <text:p>15/09/2054</text:p>
          </table:table-cell>
          <table:table-cell table:style-name="ce241" office:value-type="float" office:value="1" calcext:value-type="float">
            <text:p>1.00</text:p>
          </table:table-cell>
          <table:table-cell table:style-name="ce238" office:value-type="string" calcext:value-type="string">
            <text:p>USD</text:p>
          </table:table-cell>
          <table:table-cell table:style-name="ce238" office:value-type="string" calcext:value-type="string">
            <text:p>Senior</text:p>
          </table:table-cell>
          <table:table-cell table:style-name="ce238" office:value-type="string" calcext:value-type="string">
            <text:p>—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5.12.20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875" calcext:value-type="float">
            <text:p>0.875</text:p>
          </table:table-cell>
          <table:table-cell office:value-type="string" calcext:value-type="string">
            <text:p>01.12.2028</text:p>
          </table:table-cell>
          <table:table-cell table:number-columns-repeated="5"/>
          <table:table-cell table:style-name="ce65" table:formula="of:=AVERAGE([.I4:.I12])" office:value-type="float" office:value="3697.22222222222" calcext:value-type="float">
            <text:p>3,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75" calcext:value-type="float">
            <text:p>0.875</text:p>
          </table:table-cell>
          <table:table-cell office:value-type="string" calcext:value-type="string">
            <text:p>01.12.20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office:value-type="string" calcext:value-type="string">
            <text:p>15.09.20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.3" calcext:value-type="float">
            <text:p>4.3</text:p>
          </table:table-cell>
          <table:table-cell office:value-type="string" calcext:value-type="string">
            <text:p>15.01.203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.35" calcext:value-type="float">
            <text:p>5.35</text:p>
          </table:table-cell>
          <table:table-cell office:value-type="string" calcext:value-type="string">
            <text:p>15.09.20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5.05.20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.15" calcext:value-type="float">
            <text:p>4.15</text:p>
          </table:table-cell>
          <table:table-cell office:value-type="string" calcext:value-type="string">
            <text:p>15.01.20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office:value-type="string" calcext:value-type="string">
            <text:p>15.09.20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VG</text:p>
          </table:table-cell>
          <table:table-cell table:style-name="ce236" table:formula="of:=AVERAGE([.B3:.B21])" office:value-type="float" office:value="4.87631578947369" calcext:value-type="float">
            <text:p>4.88</text:p>
          </table:table-cell>
          <table:table-cell table:number-columns-repeated="13"/>
        </table:table-row>
        <table:table-row table:style-name="ro1" table:number-rows-repeated="104855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0">
      <number:text>-</number:text>
      <style:map style:condition="value()&gt;0" style:apply-style-name="N130P0"/>
      <style:map style:condition="value()&lt;0" style:apply-style-name="N130P1"/>
    </number:number-style>
    <number:percentage-style style:name="N132P0" style:volatile="true">
      <number:number number:decimal-places="2" number:min-decimal-places="2" number:min-integer-digits="1"/>
      <number:text>%</number:text>
    </number:percentage-style>
    <number:percentage-style style:name="N132P1" style:volatile="true">
      <number:text>(</number:text>
      <number:number number:decimal-places="2" number:min-decimal-places="2" number:min-integer-digits="1"/>
      <number:text>%)</number:text>
    </number:percentage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3">
      <number:number number:decimal-places="1" number:min-decimal-places="1" number:min-integer-digits="1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 _-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0">
      <number:currency-symbol>$</number:currency-symbol>
      <number:number number:decimal-places="2" number:min-decimal-places="2" number:min-integer-digits="1" number:grouping="true"/>
    </number:currency-style>
    <number:number-style style:name="N151">
      <number:number number:decimal-places="1" number:min-decimal-places="1" number:min-integer-digits="1" number:grouping="true"/>
    </number:number-style>
    <number:percentage-style style:name="N152">
      <number:number number:decimal-places="0" number:min-decimal-places="0" number:min-integer-digits="0"/>
      <number:text>%</number:text>
    </number:percentage-style>
    <number:number-style style:name="N153">
      <number:number number:decimal-places="0" number:min-decimal-places="0" number:min-integer-digits="0"/>
      <number:text>x</number:text>
    </number:number-style>
    <number:percentage-style style:name="N154">
      <number:number number:decimal-places="1" number:min-decimal-places="1" number:min-integer-digits="1"/>
      <number:text>%</number:text>
    </number:percentage-style>
    <number:number-style style:name="N155">
      <number:number number:decimal-places="0" number:min-decimal-places="0" number:min-integer-digits="0" number:grouping="true"/>
    </number:number-style>
    <number:number-style style:name="N156">
      <number:number number:decimal-places="2" number:min-decimal-places="2" number:min-integer-digits="1"/>
      <number:text>x</number:text>
    </number:number-style>
    <number:percentage-style style:name="N157">
      <number:number number:decimal-places="3" number:min-decimal-places="3" number:min-integer-digits="1"/>
      <number:text>%</number:text>
    </number:percentage-style>
    <number:number-style style:name="N158">
      <number:number number:decimal-places="0" number:min-decimal-places="0" number:min-integer-digits="1"/>
      <number:text>x</number:text>
    </number:number-style>
    <number:number-style style:name="N159">
      <number:number number:decimal-places="2" number:min-decimal-places="0" number:decimal-replacement="" number:min-integer-digits="0"/>
      <number:text>x</number:text>
    </number:number-style>
    <number:number-style style:name="N160">
      <number:number number:decimal-places="0" number:min-decimal-places="0" number:min-integer-digits="0"/>
      <number:text>.x</number:text>
    </number:number-style>
    <number:number-style style:name="N161">
      <number:number number:decimal-places="3" number:min-decimal-places="0" number:decimal-replacement="" number:min-integer-digits="0"/>
      <number:text>x</number:text>
    </number:number-style>
    <number:number-style style:name="N162">
      <number:number number:decimal-places="2" number:min-decimal-places="0" number:decimal-replacement="" number:min-integer-digits="0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">
      <number:text>(</number:text>
      <number:number number:decimal-places="0" number:min-decimal-places="0" number:min-integer-digits="0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</number:number-style>
    <number:number-style style:name="N164">
      <number:text>(</number:text>
      <number:number number:decimal-places="0" number:min-decimal-places="0" number:min-integer-digits="2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</number:number-style>
    <number:number-style style:name="N16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</number:number-style>
    <number:number-style style:name="N16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percentage-style style:name="N167P0" style:volatile="true">
      <number:number number:decimal-places="2" number:min-decimal-places="2" number:min-integer-digits="1"/>
      <number:text>%</number:text>
    </number:percentage-style>
    <number:percentage-style style:name="N167">
      <number:text>(</number:text>
      <number:number number:decimal-places="2" number:min-decimal-places="2" number:min-integer-digits="1"/>
      <number:text>%)</number:text>
      <style:map style:condition="value()&gt;=0" style:apply-style-name="N167P0"/>
    </number:percentage-style>
    <number:number-style style:name="N168P0" style:volatile="true">
      <number:number number:decimal-places="0" number:min-decimal-places="0" number:min-integer-digits="1" number:grouping="true"/>
    </number:number-style>
    <number:number-style style:name="N16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1" number:min-decimal-places="1" number:min-integer-digits="0" number:grouping="true"/>
    </number:number-style>
    <number:number-style style:name="N170">
      <number:number number:decimal-places="0" number:min-decimal-places="0" number:min-integer-digits="1" number:grouping="true"/>
      <number:text>x</number:text>
    </number:number-style>
    <number:number-style style:name="N171P0" style:volatile="true">
      <number:number number:decimal-places="2" number:min-decimal-places="2" number:min-integer-digits="1" number:grouping="true"/>
    </number:number-style>
    <number:number-style style:name="N17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1">
      <number:text>-</number:text>
      <style:map style:condition="value()&gt;0" style:apply-style-name="N171P0"/>
      <style:map style:condition="value()&lt;0" style:apply-style-name="N171P1"/>
    </number:number-style>
    <number:date-style style:name="N172">
      <number:month number:style="long"/>
      <number:text>/</number:text>
      <number:day number:style="long"/>
    </number:date-style>
    <number:number-style style:name="N173P0" style:volatile="true">
      <number:number number:decimal-places="2" number:min-decimal-places="2" number:min-integer-digits="1"/>
      <number:text>%</number:text>
    </number:number-style>
    <number:number-style style:name="N173P1" style:volatile="true">
      <number:text>(</number:text>
      <number:number number:decimal-places="2" number:min-decimal-places="2" number:min-integer-digits="1"/>
      <number:text>%)</number:text>
    </number:number-style>
    <number:number-style style:name="N173">
      <number:text>-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number:min-decimal-places="0" number:min-integer-digits="1"/>
      <number:text>%</number:text>
    </number:number-style>
    <number:number-style style:name="N174P1" style:volatile="true">
      <number:text>(</number:text>
      <number:number number:decimal-places="0" number:min-decimal-places="0" number:min-integer-digits="1"/>
      <number:text>%)</number:text>
    </number:number-style>
    <number:number-style style:name="N174">
      <number:text>-</number:text>
      <style:map style:condition="value()&gt;0" style:apply-style-name="N174P0"/>
      <style:map style:condition="value()&lt;0" style:apply-style-name="N174P1"/>
    </number:number-style>
    <number:percentage-style style:name="N175P0" style:volatile="true">
      <number:number number:decimal-places="0" number:min-decimal-places="0" number:min-integer-digits="1"/>
      <number:text>%</number:text>
    </number:percentage-style>
    <number:percentage-style style:name="N175P1" style:volatile="true">
      <number:text>(</number:text>
      <number:number number:decimal-places="0" number:min-decimal-places="0" number:min-integer-digits="1"/>
      <number:text>%)</number:text>
    </number:percentage-style>
    <number:number-style style:name="N175">
      <number:text>-</number:text>
      <style:map style:condition="value()&gt;0" style:apply-style-name="N175P0"/>
      <style:map style:condition="value()&lt;0" style:apply-style-name="N175P1"/>
    </number:number-style>
    <number:number-style style:name="N176">
      <number:fraction number:min-numerator-digits="2" loext:max-numerator-digits="2" loext:zeros-numerator-digits="2" number:min-denominator-digits="2" number:max-denominator-value="99" loext:zeros-denominator-digits="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 style:data-style-name="N130"/>
    <style:style style:name="Untitled2" style:family="table-cell" style:parent-style-name="Default" style:data-style-name="N13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/00/0000</text:date>, <text:time style:data-style-name="N2" text:time-value="10:13:06.26605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1T00:26:24.396986000</meta:creation-date>
    <meta:generator>LibreOffice/25.8.4.2$MacOSX_AARCH64 LibreOffice_project/290daaa01b999472f0c7a3890eb6a550fd74c6df</meta:generator>
    <dc:date>2026-03-07T10:15:46.788530000</dc:date>
    <meta:editing-duration>P2DT21H11M54S</meta:editing-duration>
    <meta:editing-cycles>85</meta:editing-cycles>
    <meta:document-statistic meta:table-count="3" meta:cell-count="2706" meta:object-count="4"/>
  </office:meta>
</office:document-meta>
</file>